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1" svg:font-family="Calibri"/>
    <style:font-face style:name="Courier New" svg:font-family="'Courier New'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7.223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4.747cm"/>
    </style:style>
    <style:style style:name="co15" style:family="table-column">
      <style:table-column-properties fo:break-before="auto" style:column-width="3.113cm"/>
    </style:style>
    <style:style style:name="co16" style:family="table-column">
      <style:table-column-properties fo:break-before="auto" style:column-width="4.528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2.623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0.904cm"/>
    </style:style>
    <style:style style:name="co21" style:family="table-column">
      <style:table-column-properties fo:break-before="auto" style:column-width="3.974cm"/>
    </style:style>
    <style:style style:name="co22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4.249cm"/>
    </style:style>
    <style:style style:name="co24" style:family="table-column">
      <style:table-column-properties fo:break-before="auto" style:column-width="0.586cm"/>
    </style:style>
    <style:style style:name="co25" style:family="table-column">
      <style:table-column-properties fo:break-before="auto" style:column-width="3.032cm"/>
    </style:style>
    <style:style style:name="co26" style:family="table-column">
      <style:table-column-properties fo:break-before="auto" style:column-width="3.108cm"/>
    </style:style>
    <style:style style:name="co27" style:family="table-column">
      <style:table-column-properties fo:break-before="auto" style:column-width="0.483cm"/>
    </style:style>
    <style:style style:name="co28" style:family="table-column">
      <style:table-column-properties fo:break-before="auto" style:column-width="2.955cm"/>
    </style:style>
    <style:style style:name="co29" style:family="table-column">
      <style:table-column-properties fo:break-before="auto" style:column-width="3.1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993cm" fo:break-before="auto" style:use-optimal-row-height="false"/>
    </style:style>
    <style:style style:name="ro6" style:family="table-row">
      <style:table-row-properties style:row-height="0.642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51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8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1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0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c9211e"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c9211e"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5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7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6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7" style:family="table-cell" style:parent-style-name="Default" style:data-style-name="N0">
      <style:table-cell-properties fo:background-color="#ffffff" style:vertical-align="middle"/>
    </style:style>
    <style:style style:name="ce3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3" style:family="table-cell" style:parent-style-name="Default" style:data-style-name="N0">
      <style:table-cell-properties fo:background-color="transparent"/>
    </style:style>
    <style:style style:name="ce39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395" style:family="table-cell" style:parent-style-name="Default" style:data-style-name="N0"/>
    <style:style style:name="ce3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97" style:family="table-cell" style:parent-style-name="Default" style:data-style-name="N0">
      <style:table-cell-properties fo:background-color="transparent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98" style:family="table-cell" style:parent-style-name="Default" style:data-style-name="N118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9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402" style:family="table-cell" style:parent-style-name="Default" style:data-style-name="N11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40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40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405" style:family="table-cell" style:parent-style-name="Default" style:data-style-name="N0">
      <style:text-properties fo:font-size="14pt" style:font-size-asian="14pt" style:font-size-complex="14pt"/>
    </style:style>
    <style:style style:name="ce40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0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11" style:family="table-cell" style:parent-style-name="Default" style:data-style-name="N11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2" style:family="table-cell" style:parent-style-name="Default" style:data-style-name="N11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3" style:family="table-cell" style:parent-style-name="Default" style:data-style-name="N11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14" style:family="table-cell" style:parent-style-name="Default" style:data-style-name="N118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5" style:family="table-cell" style:parent-style-name="Default" style:data-style-name="N118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69" style:family="table-cell" style:parent-style-name="Default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center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7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22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4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2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2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7" style:family="table-cell" style:parent-style-name="Default">
      <style:table-cell-properties fo:background-color="transparent"/>
    </style:style>
    <style:style style:name="ce428" style:family="table-cell" style:parent-style-name="Default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9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1.76pt double-thin #000000" style:border-line-width-top="0.018cm 0.026cm 0.018cm"/>
    </style:style>
    <style:style style:name="ce430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431" style:family="table-cell" style:parent-style-name="Default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</style:style>
    <style:style style:name="ce432" style:family="table-cell" style:parent-style-name="Default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</style:style>
    <style:style style:name="ce4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35" style:family="table-cell" style:parent-style-name="Default">
      <style:table-cell-properties fo:border-bottom="none" fo:background-color="transparent" fo:border-left="0.06pt solid #000000" fo:border-right="0.06pt solid #000000" style:rotation-align="none" fo:border-top="none"/>
    </style:style>
    <style:style style:name="ce4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7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ackground-color="transparent" fo:border-left="0.06pt solid #000000" fo:border-right="0.06pt solid #00000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Default" style:data-style-name="N3">
      <style:table-cell-properties fo:border-bottom="none" fo:background-color="transparent" fo:border-left="0.06pt solid #000000" fo:border-right="0.06pt solid #000000" fo:border-top="none"/>
    </style:style>
    <style:style style:name="ce439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</style:style>
    <style:style style:name="ce440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1" style:family="table-cell" style:parent-style-name="Default" style:data-style-name="N3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4" style:family="table-cell" style:parent-style-name="Default" style:data-style-name="N4">
      <style:table-cell-properties fo:border-bottom="none" fo:background-color="transparent" fo:border-left="0.06pt solid #000000" fo:border-right="0.06pt solid #000000" style:rotation-align="none" fo:border-top="none"/>
    </style:style>
    <style:style style:name="ce445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</style:style>
    <style:style style:name="ce446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7" style:family="table-cell" style:parent-style-name="Default" style:data-style-name="N4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</style:style>
    <style:style style:name="ce448" style:family="table-cell" style:parent-style-name="Default" style:data-style-name="N3">
      <style:table-cell-properties fo:border-bottom="none" fo:background-color="transparent" fo:border-left="0.06pt solid #000000" fo:border-right="0.06pt solid #000000" style:rotation-align="none" fo:border-top="none"/>
    </style:style>
    <style:style style:name="ce449" style:family="table-cell" style:parent-style-name="Default" style:data-style-name="N4">
      <style:table-cell-properties fo:border-bottom="none" fo:background-color="transparent" fo:border-left="0.06pt solid #000000" fo:border-right="0.06pt solid #000000" style:rotation-align="none" fo:border-top="none"/>
      <style:text-properties style:use-window-font-color="true"/>
    </style:style>
    <style:style style:name="ce450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  <style:text-properties style:use-window-font-color="true"/>
    </style:style>
    <style:style style:name="ce451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fo:background-color="transparent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2" style:family="table-cell" style:parent-style-name="Default" style:data-style-name="N4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style:use-window-font-color="true"/>
    </style:style>
    <style:style style:name="ce453" style:family="table-cell" style:parent-style-name="Default" style:data-style-name="N2">
      <style:table-cell-properties fo:border-bottom="none" fo:background-color="transparent" fo:border-left="0.06pt solid #000000" fo:border-right="0.06pt solid #000000" style:rotation-align="none" fo:border-top="none"/>
    </style:style>
    <style:style style:name="ce454" style:family="table-cell" style:parent-style-name="Default" style:data-style-name="N2">
      <style:table-cell-properties fo:border-bottom="0.06pt solid #000000" fo:background-color="transparent" fo:border-left="0.06pt solid #000000" fo:border-right="0.06pt solid #000000" style:rotation-align="none" fo:border-top="none"/>
    </style:style>
    <style:style style:name="ce455" style:family="table-cell" style:parent-style-name="Default" style:data-style-name="N2">
      <style:table-cell-properties fo:border-bottom="none" fo:background-color="transparent" fo:border-left="0.06pt solid #000000" fo:border-right="0.06pt solid #000000" style:rotation-align="none" fo:border-top="0.06pt solid #000000"/>
    </style:style>
    <style:style style:name="ce456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457" style:family="table-cell" style:parent-style-name="Default" style:data-style-name="N4">
      <style:table-cell-properties fo:border-bottom="none" fo:background-color="transparent" fo:border-left="0.06pt solid #000000" fo:border-right="0.06pt solid #000000" fo:border-top="none"/>
    </style:style>
    <style:style style:name="ce458" style:family="table-cell" style:parent-style-name="Default" style:data-style-name="N4">
      <style:table-cell-properties fo:border-bottom="0.06pt solid #000000" fo:background-color="transparent" fo:border-left="0.06pt solid #000000" fo:border-right="0.06pt solid #000000" fo:border-top="none"/>
    </style:style>
    <style:style style:name="ce459" style:family="table-cell" style:parent-style-name="Default" style:data-style-name="N4">
      <style:table-cell-properties fo:background-color="transparent"/>
    </style:style>
    <style:style style:name="ce460" style:family="table-cell" style:parent-style-name="Pivot_20_Table_20_Category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461" style:family="table-cell" style:parent-style-name="Pivot_20_Table_20_Category" style:data-style-name="N0">
      <style:table-cell-properties fo:border-bottom="none" fo:background-color="transparent" fo:border-left="0.06pt solid #000000" fo:border-right="0.06pt solid #000000" fo:border-top="none"/>
    </style:style>
    <style:style style:name="ce462" style:family="table-cell" style:parent-style-name="Pivot_20_Table_20_Category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463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</style:style>
    <style:style style:name="ce464" style:family="table-cell" style:parent-style-name="Default" style:data-style-name="N2">
      <style:table-cell-properties fo:border-bottom="none" fo:background-color="transparent" fo:border-left="0.06pt solid #000000" fo:border-right="0.06pt solid #000000" fo:border-top="none"/>
    </style:style>
    <style:style style:name="ce465" style:family="table-cell" style:parent-style-name="Default" style:data-style-name="N2">
      <style:table-cell-properties fo:border-bottom="0.06pt solid #000000" fo:background-color="transparent" fo:border-left="0.06pt solid #000000" fo:border-right="0.06pt solid #000000" fo:border-top="none"/>
    </style:style>
    <style:style style:name="ce466" style:family="table-cell" style:parent-style-name="Default" style:data-style-name="N2">
      <style:table-cell-properties fo:background-color="transparent" fo:border="0.06pt solid #000000"/>
      <style:text-properties fo:font-weight="bold" style:font-weight-asian="bold" style:font-weight-complex="bold"/>
    </style:style>
    <style:style style:name="ce467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0.06pt solid #000000"/>
    </style:style>
    <style:style style:name="ce468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none"/>
    </style:style>
    <style:style style:name="ce469" style:family="table-cell" style:parent-style-name="Pivot_20_Table_20_Value" style:data-style-name="N4">
      <style:table-cell-properties fo:border-bottom="0.06pt solid #000000" fo:background-color="transparent" fo:border-left="0.06pt solid #000000" fo:border-right="0.06pt solid #000000" fo:border-top="none"/>
    </style:style>
    <style:style style:name="ce47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47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47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7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7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78" style:family="table-cell" style:parent-style-name="Default" style:data-style-name="N11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79" style:family="table-cell" style:parent-style-name="Default" style:data-style-name="N115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80" style:family="table-cell" style:parent-style-name="Default" style:data-style-name="N115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81" style:family="table-cell" style:parent-style-name="Default" style:data-style-name="N11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82" style:family="table-cell" style:parent-style-name="Default" style:data-style-name="N11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8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86" style:family="table-cell" style:parent-style-name="Default">
      <style:table-cell-properties fo:background-color="#ffff00"/>
    </style:style>
    <style:style style:name="ce487" style:family="table-cell" style:parent-style-name="Default" style:data-style-name="N11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88" style:family="table-cell" style:parent-style-name="Default" style:data-style-name="N119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489" style:family="table-cell" style:parent-style-name="Default" style:data-style-name="N119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90" style:family="table-cell" style:parent-style-name="Default" style:data-style-name="N11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4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492" style:family="table-cell" style:parent-style-name="Default" style:data-style-name="N2">
      <style:table-cell-properties fo:background-color="transparent"/>
    </style:style>
    <style:style style:name="ce493" style:family="table-cell" style:parent-style-name="Default" style:data-style-name="N119">
      <style:table-cell-properties fo:background-color="transparent"/>
    </style:style>
    <style:style style:name="ce4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9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9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0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0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04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50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5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</style:style>
    <style:style style:name="ce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</style:style>
    <style:style style:name="ce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6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271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2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3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4" style:family="table-cell" style:parent-style-name="Default" style:data-style-name="N16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5" style:family="table-cell" style:parent-style-name="Default" style:data-style-name="N119">
      <style:table-cell-properties style:glyph-orientation-vertical="0" fo:background-color="#ff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6" style:family="table-cell" style:parent-style-name="Default">
      <style:table-cell-properties fo:background-color="#ff8000"/>
    </style:style>
    <style:style style:name="ce277" style:family="table-cell" style:parent-style-name="Default" style:data-style-name="N119">
      <style:table-cell-properties style:glyph-orientation-vertical="0" fo:background-color="#ff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27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1011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68" office:value-type="string" calcext:value-type="string" table:number-columns-spanned="7" table:number-rows-spanned="1">
            <text:p>LINKOTEL S.A.</text:p>
          </table:table-cell>
          <table:covered-table-cell table:number-columns-repeated="6" table:style-name="ce8"/>
          <table:table-cell table:style-name="ce3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68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8"/>
          <table:table-cell table:style-name="ce3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68" office:value-type="string" calcext:value-type="string" table:number-columns-spanned="7" table:number-rows-spanned="1">
            <text:p>Costo de Venta y Producción</text:p>
          </table:table-cell>
          <table:covered-table-cell table:number-columns-repeated="6" table:style-name="ce8"/>
          <table:table-cell table:style-name="ce3" office:value-type="string" calcext:value-type="string">
            <text:p>Fecha:</text:p>
          </table:table-cell>
          <table:table-cell table:style-name="ce69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68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8"/>
          <table:table-cell table:style-name="ce3" office:value-type="string" calcext:value-type="string">
            <text:p>Revisado por:</text:p>
          </table:table-cell>
          <table:table-cell table:style-name="ce69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68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8"/>
          <table:table-cell table:style-name="ce3" office:value-type="string" calcext:value-type="string">
            <text:p>Fecha:</text:p>
          </table:table-cell>
          <table:table-cell table:style-name="ce69" table:number-columns-spanned="2" table:number-rows-spanned="1"/>
          <table:covered-table-cell table:style-name="ce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8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2">
          <table:table-cell table:style-name="ce72" office:value-type="string" calcext:value-type="string" table:number-columns-spanned="1" table:number-rows-spanned="2">
            <text:p>Código</text:p>
          </table:table-cell>
          <table:table-cell table:style-name="ce73" office:value-type="string" calcext:value-type="string" table:number-columns-spanned="1" table:number-rows-spanned="2">
            <text:p>Cuenta</text:p>
          </table:table-cell>
          <table:table-cell table:style-name="ce73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4" office:value-type="string" calcext:value-type="string" table:number-columns-spanned="2" table:number-rows-spanned="1">
            <text:p>Movimientos</text:p>
          </table:table-cell>
          <table:covered-table-cell table:style-name="ce8"/>
          <table:table-cell table:style-name="ce7" office:value-type="string" calcext:value-type="string">
            <text:p>Saldos auditados al</text:p>
          </table:table-cell>
          <table:table-cell table:style-name="ce72" office:value-type="string" calcext:value-type="string" table:number-columns-spanned="1" table:number-rows-spanned="2">
            <text:p>Código</text:p>
          </table:table-cell>
          <table:table-cell table:style-name="ce73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38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47" table:number-columns-repeated="963"/>
        </table:table-row>
        <table:table-row table:style-name="ro1">
          <table:covered-table-cell table:number-columns-repeated="3" table:style-name="ce8"/>
          <table:table-cell table:style-name="ce9" office:value-type="date" office:date-value="2021-08-31" calcext:value-type="date">
            <text:p>31-ago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8"/>
          <table:table-cell table:style-name="ce9" office:value-type="date" office:date-value="2020-12-31" calcext:value-type="date">
            <text:p>31-dic-20</text:p>
          </table:table-cell>
          <table:covered-table-cell table:style-name="ce8"/>
          <table:table-cell table:style-name="ce4" table:number-columns-repeated="50"/>
          <table:table-cell table:style-name="ce147" table:number-columns-repeated="963"/>
        </table:table-row>
        <table:table-row table:style-name="ro1">
          <table:table-cell table:style-name="ce78"/>
          <table:table-cell table:style-name="ce88"/>
          <table:table-cell table:style-name="ce102"/>
          <table:table-cell table:style-name="ce110"/>
          <table:table-cell table:style-name="ce121"/>
          <table:table-cell table:style-name="ce110"/>
          <table:table-cell table:style-name="ce15"/>
          <table:table-cell table:style-name="ce20"/>
          <table:table-cell table:style-name="ce131"/>
          <table:table-cell table:style-name="ce135"/>
          <table:table-cell table:style-name="ce139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/>
          <table:table-cell table:style-name="ce21" office:value-type="string" office:string-value="COSTOS OPERACIONALES" calcext:value-type="string">
            <text:p><text:s/>COSTOS OPERACIONALES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COSTOS OPERACIONALES" calcext:value-type="string">
            <text:p><text:s/>COSTOS OPERACIONALES </text:p>
          </table:table-cell>
          <table:table-cell table:style-name="ce27"/>
          <table:table-cell table:style-name="ce2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01" calcext:value-type="string">
            <text:p><text:s/>5.1.03.01.01 </text:p>
          </table:table-cell>
          <table:table-cell table:style-name="ce31" office:value-type="string" office:string-value="    Movilizaciones" calcext:value-type="string">
            <text:p><text:s text:c="5"/>Movilizaciones </text:p>
          </table:table-cell>
          <table:table-cell table:style-name="ce22"/>
          <table:table-cell table:style-name="ce23" office:value-type="float" office:value="1717" calcext:value-type="float">
            <text:p>1,717</text:p>
          </table:table-cell>
          <table:table-cell table:style-name="ce24" office:value-type="float" office:value="2113.86" calcext:value-type="float">
            <text:p>2,114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1]+[.E11]-[.F11]" office:value-type="float" office:value="3830.86" calcext:value-type="float">
            <text:p>3,831</text:p>
          </table:table-cell>
          <table:table-cell table:style-name="ce20"/>
          <table:table-cell table:style-name="ce21"/>
          <table:table-cell table:style-name="ce27"/>
          <table:table-cell table:style-name="ce2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04" calcext:value-type="string">
            <text:p><text:s/>5.1.03.01.04 </text:p>
          </table:table-cell>
          <table:table-cell table:style-name="ce29" office:value-type="string" office:string-value="Enlace de Datos / Servicio Internet" calcext:value-type="string">
            <text:p><text:s/>Enlace de Datos / Servicio Internet </text:p>
          </table:table-cell>
          <table:table-cell table:style-name="ce104" office:value-type="string" calcext:value-type="string">
            <text:p>Enalces Telconet</text:p>
          </table:table-cell>
          <table:table-cell table:style-name="ce25" office:value-type="float" office:value="53129.31" calcext:value-type="float">
            <text:p>53,129</text:p>
          </table:table-cell>
          <table:table-cell table:style-name="ce24" office:value-type="float" office:value="27242.8" calcext:value-type="float">
            <text:p>27,243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2]+[.E12]-[.F12]" office:value-type="float" office:value="80372.11" calcext:value-type="float">
            <text:p>80,372</text:p>
          </table:table-cell>
          <table:table-cell table:style-name="ce20" office:value-type="string" office:string-value="5.1.03.01.04" calcext:value-type="string">
            <text:p><text:s/>5.1.03.01.04 </text:p>
          </table:table-cell>
          <table:table-cell table:style-name="ce29" office:value-type="string" office:string-value="Enlace de Datos / Servicio Internet" calcext:value-type="string">
            <text:p><text:s/>Enlace de Datos / Servicio Internet </text:p>
          </table:table-cell>
          <table:table-cell table:style-name="ce25" office:value-type="float" office:value="71316.04" calcext:value-type="float">
            <text:p>71,316</text:p>
          </table:table-cell>
          <table:table-cell table:style-name="ce28" table:formula="of:=+[.G12]-[.J12]" office:value-type="float" office:value="9056.07000000001" calcext:value-type="float">
            <text:p>9,05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06" calcext:value-type="string">
            <text:p><text:s/>5.1.03.01.06 </text:p>
          </table:table-cell>
          <table:table-cell table:style-name="ce29" office:value-type="string" office:string-value="Mantenimiento de Equipos" calcext:value-type="string">
            <text:p><text:s/>Mantenimiento de Equipos </text:p>
          </table:table-cell>
          <table:table-cell table:style-name="ce104" office:value-type="string" calcext:value-type="string">
            <text:p>Mantenimiento</text:p>
          </table:table-cell>
          <table:table-cell table:style-name="ce25" office:value-type="float" office:value="52779.2" calcext:value-type="float">
            <text:p>52,779</text:p>
          </table:table-cell>
          <table:table-cell table:style-name="ce24" office:value-type="float" office:value="25711.76" calcext:value-type="float">
            <text:p>25,712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3]+[.E13]-[.F13]" office:value-type="float" office:value="78490.96" calcext:value-type="float">
            <text:p>78,491</text:p>
          </table:table-cell>
          <table:table-cell table:style-name="ce20" office:value-type="string" office:string-value="5.1.03.01.08" calcext:value-type="string">
            <text:p><text:s/>5.1.03.01.08 </text:p>
          </table:table-cell>
          <table:table-cell table:style-name="ce29" office:value-type="string" office:string-value="Mantenimiento de Equipos" calcext:value-type="string">
            <text:p><text:s/>Mantenimiento de Equipos </text:p>
          </table:table-cell>
          <table:table-cell table:style-name="ce25" office:value-type="float" office:value="77224.48" calcext:value-type="float">
            <text:p>77,224</text:p>
          </table:table-cell>
          <table:table-cell table:style-name="ce28" table:formula="of:=+[.G13]-[.J13]" office:value-type="float" office:value="1266.48" calcext:value-type="float">
            <text:p>1,26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08" calcext:value-type="string">
            <text:p><text:s/>5.1.03.01.08 </text:p>
          </table:table-cell>
          <table:table-cell table:style-name="ce29" office:value-type="string" office:string-value="Luz" calcext:value-type="string">
            <text:p><text:s/>Luz </text:p>
          </table:table-cell>
          <table:table-cell table:style-name="ce86"/>
          <table:table-cell table:style-name="ce25" office:value-type="float" office:value="1550.69" calcext:value-type="float">
            <text:p>1,551</text:p>
          </table:table-cell>
          <table:table-cell table:style-name="ce24" office:value-type="float" office:value="575.79" calcext:value-type="float">
            <text:p>576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4]+[.E14]-[.F14]" office:value-type="float" office:value="2126.48" calcext:value-type="float">
            <text:p>2,126</text:p>
          </table:table-cell>
          <table:table-cell table:style-name="ce20" office:value-type="string" office:string-value="5.1.03.01.08" calcext:value-type="string">
            <text:p><text:s/>5.1.03.01.08 </text:p>
          </table:table-cell>
          <table:table-cell table:style-name="ce29" office:value-type="string" office:string-value="Luz" calcext:value-type="string">
            <text:p><text:s/>Luz 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14]-[.J14]" office:value-type="float" office:value="2126.48" calcext:value-type="float">
            <text:p>2,12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09" calcext:value-type="string">
            <text:p><text:s/>5.1.03.01.09 </text:p>
          </table:table-cell>
          <table:table-cell table:style-name="ce29" office:value-type="string" office:string-value="Teléfono" calcext:value-type="string">
            <text:p><text:s/>Teléfono </text:p>
          </table:table-cell>
          <table:table-cell table:style-name="ce86"/>
          <table:table-cell table:style-name="ce25" office:value-type="float" office:value="99.72" calcext:value-type="float">
            <text:p>100</text:p>
          </table:table-cell>
          <table:table-cell table:style-name="ce24" office:value-type="float" office:value="48.06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5]+[.E15]-[.F15]" office:value-type="float" office:value="147.78" calcext:value-type="float">
            <text:p>148</text:p>
          </table:table-cell>
          <table:table-cell table:style-name="ce20" office:value-type="string" office:string-value="5.1.03.01.09" calcext:value-type="string">
            <text:p><text:s/>5.1.03.01.09 </text:p>
          </table:table-cell>
          <table:table-cell table:style-name="ce29" office:value-type="string" office:string-value="Teléfono" calcext:value-type="string">
            <text:p><text:s/>Teléfono 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15]-[.J15]" office:value-type="float" office:value="147.78" calcext:value-type="float">
            <text:p>14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10" calcext:value-type="string">
            <text:p><text:s/>5.1.03.01.10 </text:p>
          </table:table-cell>
          <table:table-cell table:style-name="ce29" office:value-type="string" office:string-value="Donaciones" calcext:value-type="string">
            <text:p><text:s/>Donaciones </text:p>
          </table:table-cell>
          <table:table-cell table:style-name="ce86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6]+[.E16]-[.F16]" office:value-type="float" office:value="200" calcext:value-type="float">
            <text:p>200</text:p>
          </table:table-cell>
          <table:table-cell table:style-name="ce20" office:value-type="string" office:string-value="5.1.03.01.10" calcext:value-type="string">
            <text:p><text:s/>5.1.03.01.10 </text:p>
          </table:table-cell>
          <table:table-cell table:style-name="ce29" office:value-type="string" office:string-value="Donaciones" calcext:value-type="string">
            <text:p><text:s/>Donaciones 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16]-[.J16]" office:value-type="float" office:value="200" calcext:value-type="float">
            <text:p>20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11" calcext:value-type="string">
            <text:p><text:s/>5.1.03.01.11 </text:p>
          </table:table-cell>
          <table:table-cell table:style-name="ce29" office:value-type="string" office:string-value="Página web" calcext:value-type="string">
            <text:p><text:s/>Página web </text:p>
          </table:table-cell>
          <table:table-cell table:style-name="ce86"/>
          <table:table-cell table:style-name="ce25" office:value-type="float" office:value="4393" calcext:value-type="float">
            <text:p>4,393</text:p>
          </table:table-cell>
          <table:table-cell table:style-name="ce24" office:value-type="float" office:value="3258.55" calcext:value-type="float">
            <text:p>3,259</text:p>
          </table:table-cell>
          <table:table-cell table:style-name="ce25" office:value-type="float" office:value="64" calcext:value-type="float">
            <text:p>64</text:p>
          </table:table-cell>
          <table:table-cell table:style-name="ce26" table:formula="of:=[.D17]+[.E17]-[.F17]" office:value-type="float" office:value="7587.55" calcext:value-type="float">
            <text:p>7,588</text:p>
          </table:table-cell>
          <table:table-cell table:style-name="ce20" office:value-type="string" office:string-value="5.1.03.01.11" calcext:value-type="string">
            <text:p><text:s/>5.1.03.01.11 </text:p>
          </table:table-cell>
          <table:table-cell table:style-name="ce29" office:value-type="string" office:string-value="Página web" calcext:value-type="string">
            <text:p><text:s/>Página web 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17]-[.J17]" office:value-type="float" office:value="7587.55" calcext:value-type="float">
            <text:p>7,58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12" calcext:value-type="string">
            <text:p><text:s/>5.1.03.01.12 </text:p>
          </table:table-cell>
          <table:table-cell table:style-name="ce29" office:value-type="string" office:string-value="Varios" calcext:value-type="string">
            <text:p><text:s/>Varios </text:p>
          </table:table-cell>
          <table:table-cell table:style-name="ce86"/>
          <table:table-cell table:style-name="ce25" office:value-type="float" office:value="6067.56" calcext:value-type="float">
            <text:p>6,068</text:p>
          </table:table-cell>
          <table:table-cell table:style-name="ce24" office:value-type="float" office:value="6450.51" calcext:value-type="float">
            <text:p>6,451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8]+[.E18]-[.F18]" office:value-type="float" office:value="12518.07" calcext:value-type="float">
            <text:p>12,518</text:p>
          </table:table-cell>
          <table:table-cell table:style-name="ce20" office:value-type="string" office:string-value="5.1.03.01.12" calcext:value-type="string">
            <text:p><text:s/>5.1.03.01.12 </text:p>
          </table:table-cell>
          <table:table-cell table:style-name="ce29" office:value-type="string" office:string-value="Varios" calcext:value-type="string">
            <text:p><text:s/>Varios 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18]-[.J18]" office:value-type="float" office:value="12518.07" calcext:value-type="float">
            <text:p>12,51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1.20" calcext:value-type="string">
            <text:p><text:s/>5.1.03.01.20 </text:p>
          </table:table-cell>
          <table:table-cell table:style-name="ce29" office:value-type="string" office:string-value="Comisiones " calcext:value-type="string">
            <text:p><text:s/>Comisiones <text:s/></text:p>
          </table:table-cell>
          <table:table-cell table:style-name="ce86"/>
          <table:table-cell table:style-name="ce25" office:value-type="float" office:value="462.42" calcext:value-type="float">
            <text:p>462</text:p>
          </table:table-cell>
          <table:table-cell table:style-name="ce24" office:value-type="float" office:value="232.43" calcext:value-type="float">
            <text:p>232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9]+[.E19]-[.F19]" office:value-type="float" office:value="694.85" calcext:value-type="float">
            <text:p>695</text:p>
          </table:table-cell>
          <table:table-cell table:style-name="ce20" office:value-type="string" office:string-value="5.1.03.01.20" calcext:value-type="string">
            <text:p><text:s/>5.1.03.01.20 </text:p>
          </table:table-cell>
          <table:table-cell table:style-name="ce29" office:value-type="string" office:string-value="Comisiones " calcext:value-type="string">
            <text:p><text:s/>Comisiones <text:s/>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19]-[.J19]" office:value-type="float" office:value="694.85" calcext:value-type="float">
            <text:p>69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3.04" calcext:value-type="string">
            <text:p><text:s/>5.1.03.03.04 </text:p>
          </table:table-cell>
          <table:table-cell table:style-name="ce29" office:value-type="string" office:string-value="Centrales Telefónicas" calcext:value-type="string">
            <text:p><text:s/>Centrales Telefónicas </text:p>
          </table:table-cell>
          <table:table-cell table:style-name="ce86"/>
          <table:table-cell table:style-name="ce25" office:value-type="float" office:value="443.2" calcext:value-type="float">
            <text:p>443</text:p>
          </table:table-cell>
          <table:table-cell table:style-name="ce24" office:value-type="float" office:value="250.68" calcext:value-type="float">
            <text:p>251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0]+[.E20]-[.F20]" office:value-type="float" office:value="693.88" calcext:value-type="float">
            <text:p>694</text:p>
          </table:table-cell>
          <table:table-cell table:style-name="ce20" office:value-type="string" office:string-value="5.1.03.03.04" calcext:value-type="string">
            <text:p><text:s/>5.1.03.03.04 </text:p>
          </table:table-cell>
          <table:table-cell table:style-name="ce29" office:value-type="string" office:string-value="Centrales Telefonicas" calcext:value-type="string">
            <text:p><text:s/>Centrales Telefonicas 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formula="of:=+[.G20]-[.J20]" office:value-type="float" office:value="693.88" calcext:value-type="float">
            <text:p>69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/>
          <table:table-cell table:style-name="ce31"/>
          <table:table-cell table:style-name="ce86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31"/>
          <table:table-cell table:style-name="ce25"/>
          <table:table-cell table:style-name="ce2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/>
          <table:table-cell table:style-name="ce21" office:value-type="string" office:string-value="COSTOS DE INTERCONEXIÓN" calcext:value-type="string">
            <text:p><text:s/>COSTOS DE INTERCONEXIÓN </text:p>
          </table:table-cell>
          <table:table-cell table:style-name="ce86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COSTOS DE INTERCONEXIÓN" calcext:value-type="string">
            <text:p><text:s/>COSTOS DE INTERCONEXIÓN </text:p>
          </table:table-cell>
          <table:table-cell table:style-name="ce25"/>
          <table:table-cell table:style-name="ce2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01" calcext:value-type="string">
            <text:p><text:s/>5.1.03.02.01 </text:p>
          </table:table-cell>
          <table:table-cell table:style-name="ce29" office:value-type="string" office:string-value="Otecel S.A. “Movistar”" calcext:value-type="string">
            <text:p><text:s/>Otecel S.A. “Movistar” </text:p>
          </table:table-cell>
          <table:table-cell table:style-name="ce106" office:value-type="string" calcext:value-type="string" table:number-columns-spanned="1" table:number-rows-spanned="8">
            <text:p>Interconexion</text:p>
          </table:table-cell>
          <table:table-cell table:style-name="ce25" office:value-type="float" office:value="13080.22" calcext:value-type="float">
            <text:p>13,080</text:p>
          </table:table-cell>
          <table:table-cell table:style-name="ce24" office:value-type="float" office:value="6322.62" calcext:value-type="float">
            <text:p>6,323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3]+[.E23]-[.F23]" office:value-type="float" office:value="19402.84" calcext:value-type="float">
            <text:p>19,403</text:p>
          </table:table-cell>
          <table:table-cell table:style-name="ce20" office:value-type="string" office:string-value="5.1.03.02.01" calcext:value-type="string">
            <text:p><text:s/>5.1.03.02.01 </text:p>
          </table:table-cell>
          <table:table-cell table:style-name="ce29" office:value-type="string" office:string-value="Otecel S.A. “Movistar”" calcext:value-type="string">
            <text:p><text:s/>Otecel S.A. “Movistar” </text:p>
          </table:table-cell>
          <table:table-cell table:style-name="ce25" office:value-type="float" office:value="11287.61" calcext:value-type="float">
            <text:p>11,288</text:p>
          </table:table-cell>
          <table:table-cell table:style-name="ce28" table:formula="of:=+[.G23]-[.J23]" office:value-type="float" office:value="8115.23" calcext:value-type="float">
            <text:p>8,11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02" calcext:value-type="string">
            <text:p><text:s/>5.1.03.02.02 </text:p>
          </table:table-cell>
          <table:table-cell table:style-name="ce29" office:value-type="string" office:string-value="Global Think Technologu S.A." calcext:value-type="string">
            <text:p><text:s/>Global Think Technologu S.A. </text:p>
          </table:table-cell>
          <table:covered-table-cell table:style-name="ce86"/>
          <table:table-cell table:style-name="ce25" office:value-type="float" office:value="22500" calcext:value-type="float">
            <text:p>22,500</text:p>
          </table:table-cell>
          <table:table-cell table:style-name="ce24" office:value-type="float" office:value="12000" calcext:value-type="float">
            <text:p>12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4]+[.E24]-[.F24]" office:value-type="float" office:value="34500" calcext:value-type="float">
            <text:p>34,500</text:p>
          </table:table-cell>
          <table:table-cell table:style-name="ce20" office:value-type="string" office:string-value="5.1.03.02.02" calcext:value-type="string">
            <text:p><text:s/>5.1.03.02.02 </text:p>
          </table:table-cell>
          <table:table-cell table:style-name="ce29" office:value-type="string" office:string-value="Global Think Technologu S.A." calcext:value-type="string">
            <text:p><text:s/>Global Think Technologu S.A. </text:p>
          </table:table-cell>
          <table:table-cell table:style-name="ce25" office:value-type="float" office:value="30832.74" calcext:value-type="float">
            <text:p>30,833</text:p>
          </table:table-cell>
          <table:table-cell table:style-name="ce28" table:formula="of:=+[.G24]-[.J24]" office:value-type="float" office:value="3667.26" calcext:value-type="float">
            <text:p>3,66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04" calcext:value-type="string">
            <text:p><text:s/>5.1.03.02.04 </text:p>
          </table:table-cell>
          <table:table-cell table:style-name="ce29" office:value-type="string" office:string-value="CNT EP – Telecsa S.A. “Alegro PCS”" calcext:value-type="string">
            <text:p><text:s/>CNT EP – Telecsa S.A. “Alegro PCS” </text:p>
          </table:table-cell>
          <table:covered-table-cell table:style-name="ce86"/>
          <table:table-cell table:style-name="ce25" office:value-type="float" office:value="13169.53" calcext:value-type="float">
            <text:p>13,170</text:p>
          </table:table-cell>
          <table:table-cell table:style-name="ce24" office:value-type="float" office:value="6424.81" calcext:value-type="float">
            <text:p>6,425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5]+[.E25]-[.F25]" office:value-type="float" office:value="19594.34" calcext:value-type="float">
            <text:p>19,594</text:p>
          </table:table-cell>
          <table:table-cell table:style-name="ce20" office:value-type="string" office:string-value="5.1.03.02.04" calcext:value-type="string">
            <text:p><text:s/>5.1.03.02.04 </text:p>
          </table:table-cell>
          <table:table-cell table:style-name="ce29" office:value-type="string" office:string-value="CNT EP – Telecsa S.A. “Alegro PCS”" calcext:value-type="string">
            <text:p><text:s/>CNT EP – Telecsa S.A. “Alegro PCS” </text:p>
          </table:table-cell>
          <table:table-cell table:style-name="ce25" office:value-type="float" office:value="15431.58" calcext:value-type="float">
            <text:p>15,432</text:p>
          </table:table-cell>
          <table:table-cell table:style-name="ce28" table:formula="of:=+[.G25]-[.J25]" office:value-type="float" office:value="4162.76" calcext:value-type="float">
            <text:p>4,16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05" calcext:value-type="string">
            <text:p><text:s/>5.1.03.02.05 </text:p>
          </table:table-cell>
          <table:table-cell table:style-name="ce29" office:value-type="string" office:string-value="Conecel “Porta”" calcext:value-type="string">
            <text:p><text:s/>Conecel “Porta” </text:p>
          </table:table-cell>
          <table:covered-table-cell table:style-name="ce86"/>
          <table:table-cell table:style-name="ce25" office:value-type="float" office:value="29489.97" calcext:value-type="float">
            <text:p>29,490</text:p>
          </table:table-cell>
          <table:table-cell table:style-name="ce24" office:value-type="float" office:value="8996.21" calcext:value-type="float">
            <text:p>8,996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6]+[.E26]-[.F26]" office:value-type="float" office:value="38486.18" calcext:value-type="float">
            <text:p>38,486</text:p>
          </table:table-cell>
          <table:table-cell table:style-name="ce20" office:value-type="string" office:string-value="5.1.03.02.05" calcext:value-type="string">
            <text:p><text:s/>5.1.03.02.05 </text:p>
          </table:table-cell>
          <table:table-cell table:style-name="ce29" office:value-type="string" office:string-value="Conecel “Porta”" calcext:value-type="string">
            <text:p><text:s/>Conecel “Porta” </text:p>
          </table:table-cell>
          <table:table-cell table:style-name="ce25" office:value-type="float" office:value="20123.38" calcext:value-type="float">
            <text:p>20,123</text:p>
          </table:table-cell>
          <table:table-cell table:style-name="ce28" table:formula="of:=+[.G26]-[.J26]" office:value-type="float" office:value="18362.8" calcext:value-type="float">
            <text:p>18,36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07" calcext:value-type="string">
            <text:p><text:s/>5.1.03.02.07 </text:p>
          </table:table-cell>
          <table:table-cell table:style-name="ce29" office:value-type="string" office:string-value="CNT EP – Ex-Pacifictel" calcext:value-type="string">
            <text:p><text:s/>CNT EP – Ex-Pacifictel </text:p>
          </table:table-cell>
          <table:covered-table-cell table:style-name="ce86"/>
          <table:table-cell table:style-name="ce25" office:value-type="float" office:value="15083.57" calcext:value-type="float">
            <text:p>15,084</text:p>
          </table:table-cell>
          <table:table-cell table:style-name="ce24" office:value-type="float" office:value="5791.37" calcext:value-type="float">
            <text:p>5,791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7]+[.E27]-[.F27]" office:value-type="float" office:value="20874.94" calcext:value-type="float">
            <text:p>20,875</text:p>
          </table:table-cell>
          <table:table-cell table:style-name="ce20" office:value-type="string" office:string-value="5.1.03.02.07" calcext:value-type="string">
            <text:p><text:s/>5.1.03.02.07 </text:p>
          </table:table-cell>
          <table:table-cell table:style-name="ce29" office:value-type="string" office:string-value="CNT EP – Ex-Pacifictel" calcext:value-type="string">
            <text:p><text:s/>CNT EP – Ex-Pacifictel </text:p>
          </table:table-cell>
          <table:table-cell table:style-name="ce25" office:value-type="float" office:value="31421.36" calcext:value-type="float">
            <text:p>31,421</text:p>
          </table:table-cell>
          <table:table-cell table:style-name="ce28" table:formula="of:=+[.G27]-[.J27]" office:value-type="float" office:value="-10546.42" calcext:value-type="float">
            <text:p>-10,54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08" calcext:value-type="string">
            <text:p><text:s/>5.1.03.02.08 </text:p>
          </table:table-cell>
          <table:table-cell table:style-name="ce29" office:value-type="string" office:string-value="Setel “TV Cable”" calcext:value-type="string">
            <text:p><text:s/>Setel “TV Cable” </text:p>
          </table:table-cell>
          <table:covered-table-cell table:style-name="ce86"/>
          <table:table-cell table:style-name="ce25" office:value-type="float" office:value="2202.14" calcext:value-type="float">
            <text:p>2,202</text:p>
          </table:table-cell>
          <table:table-cell table:style-name="ce24" office:value-type="float" office:value="981.11" calcext:value-type="float">
            <text:p>981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8]+[.E28]-[.F28]" office:value-type="float" office:value="3183.25" calcext:value-type="float">
            <text:p>3,183</text:p>
          </table:table-cell>
          <table:table-cell table:style-name="ce20" office:value-type="string" office:string-value="5.1.03.02.08" calcext:value-type="string">
            <text:p><text:s/>5.1.03.02.08 </text:p>
          </table:table-cell>
          <table:table-cell table:style-name="ce29" office:value-type="string" office:string-value="Setel “TV Cable”" calcext:value-type="string">
            <text:p><text:s/>Setel “TV Cable” </text:p>
          </table:table-cell>
          <table:table-cell table:style-name="ce25" office:value-type="float" office:value="3686.13" calcext:value-type="float">
            <text:p>3,686</text:p>
          </table:table-cell>
          <table:table-cell table:style-name="ce28" table:formula="of:=+[.G28]-[.J28]" office:value-type="float" office:value="-502.88" calcext:value-type="float">
            <text:p>-50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15" calcext:value-type="string">
            <text:p><text:s/>5.1.03.02.15 </text:p>
          </table:table-cell>
          <table:table-cell table:style-name="ce29" office:value-type="string" office:string-value="ETAPA EP" calcext:value-type="string">
            <text:p><text:s/>ETAPA EP </text:p>
          </table:table-cell>
          <table:covered-table-cell table:style-name="ce86"/>
          <table:table-cell table:style-name="ce25" office:value-type="float" office:value="2463.47" calcext:value-type="float">
            <text:p>2,463</text:p>
          </table:table-cell>
          <table:table-cell table:style-name="ce24" office:value-type="float" office:value="1226.75" calcext:value-type="float">
            <text:p>1,227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9]+[.E29]-[.F29]" office:value-type="float" office:value="3690.22" calcext:value-type="float">
            <text:p>3,690</text:p>
          </table:table-cell>
          <table:table-cell table:style-name="ce20" office:value-type="string" office:string-value="5.1.03.02.15" calcext:value-type="string">
            <text:p><text:s/>5.1.03.02.15 </text:p>
          </table:table-cell>
          <table:table-cell table:style-name="ce29" office:value-type="string" office:string-value="ETAPA EP" calcext:value-type="string">
            <text:p><text:s/>ETAPA EP </text:p>
          </table:table-cell>
          <table:table-cell table:style-name="ce25" office:value-type="float" office:value="3307.26" calcext:value-type="float">
            <text:p>3,307</text:p>
          </table:table-cell>
          <table:table-cell table:style-name="ce28" table:formula="of:=+[.G29]-[.J29]" office:value-type="float" office:value="382.96" calcext:value-type="float">
            <text:p>38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0" office:value-type="string" office:string-value="5.1.03.02.21" calcext:value-type="string">
            <text:p><text:s/>5.1.03.02.21 </text:p>
          </table:table-cell>
          <table:table-cell table:style-name="ce29" office:value-type="string" office:string-value="Denwa Technology Corp" calcext:value-type="string">
            <text:p><text:s/>Denwa Technology Corp </text:p>
          </table:table-cell>
          <table:covered-table-cell table:style-name="ce86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2205.9" calcext:value-type="float">
            <text:p>2,206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30]+[.E30]-[.F30]" office:value-type="float" office:value="2205.9" calcext:value-type="float">
            <text:p>2,206</text:p>
          </table:table-cell>
          <table:table-cell table:style-name="ce20"/>
          <table:table-cell table:style-name="ce29"/>
          <table:table-cell table:style-name="ce25"/>
          <table:table-cell table:style-name="ce2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80"/>
          <table:table-cell table:style-name="ce92" table:number-columns-repeated="2"/>
          <table:table-cell table:style-name="ce35" table:number-columns-repeated="4"/>
          <table:table-cell table:style-name="ce128"/>
          <table:table-cell table:style-name="ce132"/>
          <table:table-cell table:style-name="ce137"/>
          <table:table-cell table:style-name="ce141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40"/>
          <table:table-cell table:style-name="ce41" office:value-type="string" office:string-value="Total" calcext:value-type="string">
            <text:p><text:s/>Total </text:p>
          </table:table-cell>
          <table:table-cell table:style-name="ce41"/>
          <table:table-cell table:style-name="ce42" table:formula="of:=SUM([.D9:.D31])" office:value-type="float" office:value="218631" calcext:value-type="float">
            <text:p>218,631</text:p>
          </table:table-cell>
          <table:table-cell table:style-name="ce42" table:formula="of:=SUM([.E9:.E31])" office:value-type="float" office:value="110033.21" calcext:value-type="float">
            <text:p>110,033</text:p>
          </table:table-cell>
          <table:table-cell table:style-name="ce42" table:formula="of:=SUM([.F9:.F31])" office:value-type="float" office:value="64" calcext:value-type="float">
            <text:p>64</text:p>
          </table:table-cell>
          <table:table-cell table:style-name="ce42" table:formula="of:=SUM([.G9:.G31])" office:value-type="float" office:value="328600.21" calcext:value-type="float">
            <text:p>328,600</text:p>
          </table:table-cell>
          <table:table-cell table:style-name="ce43" table:formula="of:=SUM([.H9:.H31])" office:value-type="float" office:value="0" calcext:value-type="float">
            <text:p>- </text:p>
          </table:table-cell>
          <table:table-cell table:style-name="ce43" table:formula="of:=SUM([.I9:.I31])" office:value-type="float" office:value="0" calcext:value-type="float">
            <text:p>- </text:p>
          </table:table-cell>
          <table:table-cell table:style-name="ce42" table:formula="of:=SUM([.J9:.J31])" office:value-type="float" office:value="264630.58" calcext:value-type="float">
            <text:p>264,631</text:p>
          </table:table-cell>
          <table:table-cell table:style-name="ce44" table:formula="of:=SUM([.K9:.K12])" office:value-type="float" office:value="9056.07000000001" calcext:value-type="float">
            <text:p>9,056</text:p>
          </table:table-cell>
          <table:table-cell table:style-name="ce4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>
            <text:p>Saldo al</text:p>
          </table:table-cell>
          <table:table-cell table:style-name="ce49" office:value-type="string" office:string-value="Saldo al" calcext:value-type="string">
            <text:p><text:s/>Saldo al </text:p>
          </table:table-cell>
          <table:table-cell table:number-columns-repeated="4"/>
          <table:table-cell table:formula="of:=[.J32]-264630" office:value-type="float" office:value="0.580000000016298" calcext:value-type="float">
            <text:p>0.580000000016298</text:p>
          </table:table-cell>
          <table:table-cell table:number-columns-repeated="1014"/>
        </table:table-row>
        <table:table-row table:style-name="ro1">
          <table:table-cell/>
          <table:table-cell table:style-name="ce50" office:value-type="string" calcext:value-type="string">
            <text:p>Nota a los estados financieros:</text:p>
          </table:table-cell>
          <table:table-cell table:style-name="ce50"/>
          <table:table-cell table:style-name="ce51" office:value-type="date" office:date-value="2021-12-31" calcext:value-type="date">
            <text:p>31/12/2021</text:p>
          </table:table-cell>
          <table:table-cell table:style-name="ce52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53" table:number-columns-repeated="2"/>
          <table:table-cell table:style-name="ce54" table:number-columns-repeated="2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Mantenimiento de Equipos</text:p>
          </table:table-cell>
          <table:table-cell table:style-name="ce55"/>
          <table:table-cell table:style-name="ce56" table:formula="of:=[.G13]" office:value-type="float" office:value="78490.96" calcext:value-type="float">
            <text:p>78,491</text:p>
          </table:table-cell>
          <table:table-cell table:style-name="ce56" table:formula="of:=[.J13]" office:value-type="float" office:value="77224.48" calcext:value-type="float">
            <text:p>77,224</text:p>
          </table:table-cell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Centrales Telefónicas</text:p>
          </table:table-cell>
          <table:table-cell table:style-name="ce55"/>
          <table:table-cell table:style-name="ce56" table:formula="of:=[.G20]" office:value-type="float" office:value="693.88" calcext:value-type="float">
            <text:p>694</text:p>
          </table:table-cell>
          <table:table-cell table:style-name="ce56" table:formula="of:=[.J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5" table:number-columns-repeated="2"/>
          <table:table-cell table:style-name="ce56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Costos de Interconexión</text:p>
          </table:table-cell>
          <table:table-cell table:style-name="ce55"/>
          <table:table-cell table:style-name="ce56" table:number-columns-repeated="2"/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Enlace de Datos y Servicio Internet</text:p>
          </table:table-cell>
          <table:table-cell table:style-name="ce55"/>
          <table:table-cell table:style-name="ce56" table:formula="of:=[.G12]" office:value-type="float" office:value="80372.11" calcext:value-type="float">
            <text:p>80,372</text:p>
          </table:table-cell>
          <table:table-cell table:style-name="ce56" table:formula="of:=[.J12]" office:value-type="float" office:value="71316.04" calcext:value-type="float">
            <text:p>71,316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Global Think Technologu S.A.</text:p>
          </table:table-cell>
          <table:table-cell table:style-name="ce55"/>
          <table:table-cell table:style-name="ce56" table:formula="of:=[.G24]" office:value-type="float" office:value="34500" calcext:value-type="float">
            <text:p>34,500</text:p>
          </table:table-cell>
          <table:table-cell table:style-name="ce56" table:formula="of:=[.J24]" office:value-type="float" office:value="30832.74" calcext:value-type="float">
            <text:p>30,833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CNT EP – ex Pacifictel</text:p>
          </table:table-cell>
          <table:table-cell table:style-name="ce55"/>
          <table:table-cell table:style-name="ce56" table:formula="of:=[.G27]" office:value-type="float" office:value="20874.94" calcext:value-type="float">
            <text:p>20,875</text:p>
          </table:table-cell>
          <table:table-cell table:style-name="ce56" table:formula="of:=[.J27]" office:value-type="float" office:value="31421.36" calcext:value-type="float">
            <text:p>31,421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CNT – Telecsa S.A.</text:p>
          </table:table-cell>
          <table:table-cell table:style-name="ce55"/>
          <table:table-cell table:style-name="ce56" table:formula="of:=[.G25]" office:value-type="float" office:value="19594.34" calcext:value-type="float">
            <text:p>19,594</text:p>
          </table:table-cell>
          <table:table-cell table:style-name="ce56" table:formula="of:=[.J25]" office:value-type="float" office:value="15431.58" calcext:value-type="float">
            <text:p>15,432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Conecel S.A.</text:p>
          </table:table-cell>
          <table:table-cell table:style-name="ce55"/>
          <table:table-cell table:style-name="ce56" table:formula="of:=[.G26]" office:value-type="float" office:value="38486.18" calcext:value-type="float">
            <text:p>38,486</text:p>
          </table:table-cell>
          <table:table-cell table:style-name="ce56" table:formula="of:=[.J26]" office:value-type="float" office:value="20123.38" calcext:value-type="float">
            <text:p>20,123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Otecel S.A.</text:p>
          </table:table-cell>
          <table:table-cell table:style-name="ce55"/>
          <table:table-cell table:style-name="ce56" table:formula="of:=[.G23]" office:value-type="float" office:value="19402.84" calcext:value-type="float">
            <text:p>19,403</text:p>
          </table:table-cell>
          <table:table-cell table:style-name="ce56" table:formula="of:=[.J23]" office:value-type="float" office:value="11287.61" calcext:value-type="float">
            <text:p>11,288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ETAPA EP</text:p>
          </table:table-cell>
          <table:table-cell table:style-name="ce55"/>
          <table:table-cell table:style-name="ce56" table:formula="of:=[.G29]" office:value-type="float" office:value="3690.22" calcext:value-type="float">
            <text:p>3,690</text:p>
          </table:table-cell>
          <table:table-cell table:style-name="ce56" table:formula="of:=[.J29]" office:value-type="float" office:value="3307.26" calcext:value-type="float">
            <text:p>3,307</text:p>
          </table:table-cell>
          <table:table-cell table:number-columns-repeated="1019"/>
        </table:table-row>
        <table:table-row table:style-name="ro1">
          <table:table-cell/>
          <table:table-cell table:style-name="ce58" office:value-type="string" calcext:value-type="string">
            <text:p>Setel S.A.</text:p>
          </table:table-cell>
          <table:table-cell table:style-name="ce55"/>
          <table:table-cell table:style-name="ce56" table:formula="of:=[.G28]" office:value-type="float" office:value="3183.25" calcext:value-type="float">
            <text:p>3,183</text:p>
          </table:table-cell>
          <table:table-cell table:style-name="ce56" table:formula="of:=[.J28]" office:value-type="float" office:value="3686.13" calcext:value-type="float">
            <text:p>3,686</text:p>
          </table:table-cell>
          <table:table-cell table:number-columns-repeated="1019"/>
        </table:table-row>
        <table:table-row table:style-name="ro1">
          <table:table-cell/>
          <table:table-cell table:style-name="ce55" table:number-columns-repeated="2"/>
          <table:table-cell table:style-name="ce59" table:number-columns-repeated="2"/>
          <table:table-cell table:number-columns-repeated="1019"/>
        </table:table-row>
        <table:table-row table:style-name="ro1">
          <table:table-cell/>
          <table:table-cell table:style-name="ce60" office:value-type="string" calcext:value-type="string">
            <text:p>Total</text:p>
          </table:table-cell>
          <table:table-cell table:style-name="ce61"/>
          <table:table-cell table:style-name="ce42" table:formula="of:=+SUM([.D37:.D49])" office:value-type="float" office:value="299288.72" calcext:value-type="float">
            <text:p>299,289</text:p>
          </table:table-cell>
          <table:table-cell table:style-name="ce42" table:formula="of:=+SUM([.E37:.E49])" office:value-type="float" office:value="264630.58" calcext:value-type="float">
            <text:p>264,63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Fuente:</text:p>
          </table:table-cell>
          <table:table-cell table:style-name="ce63" table:number-columns-repeated="9"/>
          <table:table-cell table:style-name="ce64"/>
          <table:table-cell table:number-columns-repeated="1013"/>
        </table:table-row>
        <table:table-row table:style-name="ro1">
          <table:table-cell table:style-name="ce65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65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65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67" office:value-type="string" calcext:value-type="string">
            <text:p>Trabajo realizado: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1" table:number-rows-repeated="3">
          <table:table-cell table:style-name="ce65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67" office:value-type="string" calcext:value-type="string">
            <text:p>Conclusiones:</text:p>
          </table:table-cell>
          <table:table-cell table:number-columns-repeated="9"/>
          <table:table-cell table:style-name="ce66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6"/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conexion" table:style-name="ta2">
        <table:table-column table:style-name="co9" table:default-cell-style-name="ce395"/>
        <table:table-column table:style-name="co10" table:default-cell-style-name="ce395"/>
        <table:table-column table:style-name="co11" table:default-cell-style-name="ce395"/>
        <table:table-column table:style-name="co4" table:default-cell-style-name="ce395"/>
        <table:table-column table:style-name="co6" table:default-cell-style-name="ce395"/>
        <table:table-column table:style-name="co12" table:default-cell-style-name="ce395"/>
        <table:table-column table:style-name="co6" table:number-columns-repeated="2" table:default-cell-style-name="ce395"/>
        <table:table-column table:style-name="co12" table:default-cell-style-name="ce395"/>
        <table:table-column table:style-name="co13" table:default-cell-style-name="ce395"/>
        <table:table-column table:style-name="co6" table:number-columns-repeated="1013" table:default-cell-style-name="ce395"/>
        <table:table-column table:style-name="co7" table:default-cell-style-name="ce395"/>
        <table:table-row table:style-name="ro1">
          <table:table-cell table:style-name="ce392" office:value-type="string" calcext:value-type="string">
            <text:p>LINKOTEL S.A.</text:p>
          </table:table-cell>
          <table:table-cell table:style-name="ce397" table:number-columns-repeated="3"/>
          <table:table-cell table:style-name="ce393"/>
          <table:table-cell table:number-columns-repeated="1019"/>
        </table:table-row>
        <table:table-row table:style-name="ro1">
          <table:table-cell table:style-name="ce392" office:value-type="string" calcext:value-type="string">
            <text:p>Prueba de Costos de Interconexión</text:p>
          </table:table-cell>
          <table:table-cell table:style-name="ce397" table:number-columns-repeated="3"/>
          <table:table-cell table:style-name="ce393"/>
          <table:table-cell table:number-columns-repeated="1019"/>
        </table:table-row>
        <table:table-row table:style-name="ro1">
          <table:table-cell table:style-name="ce392" office:value-type="string" calcext:value-type="string">
            <text:p>Estados Financieros Auditados al 31 de Diciembre del 2021</text:p>
          </table:table-cell>
          <table:table-cell table:style-name="ce397" table:number-columns-repeated="3"/>
          <table:table-cell table:style-name="ce393"/>
          <table:table-cell table:number-columns-repeated="1019"/>
        </table:table-row>
        <table:table-row table:style-name="ro1">
          <table:table-cell table:style-name="ce393" table:number-columns-repeated="5"/>
          <table:table-cell table:number-columns-repeated="1019"/>
        </table:table-row>
        <table:table-row table:style-name="ro4">
          <table:table-cell table:style-name="ce394" office:value-type="string" calcext:value-type="string">
            <text:p>COSTOS DE INTERCONEXIÓN <text:s/></text:p>
          </table:table-cell>
          <table:table-cell table:style-name="ce398"/>
          <table:table-cell table:style-name="ce410" table:number-columns-repeated="2"/>
          <table:table-cell table:style-name="ce393"/>
          <table:table-cell table:number-columns-repeated="1019"/>
        </table:table-row>
        <table:table-row table:style-name="ro1">
          <table:table-cell table:style-name="ce393"/>
          <table:table-cell table:style-name="ce399" office:value-type="string" calcext:value-type="string" table:number-columns-spanned="2" table:number-rows-spanned="1">
            <text:p>Según Contabilidad</text:p>
          </table:table-cell>
          <table:covered-table-cell/>
          <table:table-cell table:style-name="ce169" office:value-type="string" calcext:value-type="string" table:number-columns-spanned="2" table:number-rows-spanned="1">
            <text:p>Septiembre</text:p>
          </table:table-cell>
          <table:covered-table-cell table:style-name="ce169"/>
          <table:table-cell/>
          <table:table-cell table:style-name="ce169" office:value-type="string" calcext:value-type="string" table:number-columns-spanned="2" table:number-rows-spanned="1">
            <text:p>Diciembre</text:p>
          </table:table-cell>
          <table:covered-table-cell table:style-name="ce169"/>
          <table:table-cell/>
          <table:table-cell table:style-name="ce169" office:value-type="string" calcext:value-type="string" table:number-columns-spanned="2" table:number-rows-spanned="1">
            <text:p>Diciembre</text:p>
          </table:table-cell>
          <table:covered-table-cell table:style-name="ce169"/>
          <table:table-cell table:number-columns-repeated="1013"/>
        </table:table-row>
        <table:table-row table:style-name="ro1">
          <table:table-cell table:style-name="ce393"/>
          <table:table-cell table:style-name="ce400" office:value-type="string" calcext:value-type="string">
            <text:p>Cuenta</text:p>
          </table:table-cell>
          <table:table-cell table:style-name="ce411" office:value-type="string" office:string-value="Proveedor" calcext:value-type="string">
            <text:p><text:s/>Proveedor </text:p>
          </table:table-cell>
          <table:table-cell table:style-name="ce169" office:value-type="string" calcext:value-type="string">
            <text:p>Facturas</text:p>
          </table:table-cell>
          <table:table-cell table:style-name="ce169" office:value-type="string" calcext:value-type="string">
            <text:p>Valor</text:p>
          </table:table-cell>
          <table:table-cell/>
          <table:table-cell table:style-name="ce169" office:value-type="string" calcext:value-type="string">
            <text:p>Facturas</text:p>
          </table:table-cell>
          <table:table-cell table:style-name="ce169" office:value-type="string" calcext:value-type="string">
            <text:p>Valor</text:p>
          </table:table-cell>
          <table:table-cell/>
          <table:table-cell table:style-name="ce169" office:value-type="string" calcext:value-type="string">
            <text:p>Facturas</text:p>
          </table:table-cell>
          <table:table-cell table:style-name="ce169" office:value-type="string" calcext:value-type="string">
            <text:p>Valor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1"/>
          <table:table-cell table:style-name="ce412"/>
          <table:table-cell table:style-name="ce417"/>
          <table:table-cell table:style-name="ce403"/>
          <table:table-cell/>
          <table:table-cell table:style-name="ce425" table:number-columns-repeated="2"/>
          <table:table-cell/>
          <table:table-cell table:style-name="ce425" table:number-columns-repeated="2"/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01" calcext:value-type="string">
            <text:p><text:s/>5.1.03.02.01 </text:p>
          </table:table-cell>
          <table:table-cell table:style-name="ce413" office:value-type="string" office:string-value="Otecel S.A. “Movistar”" calcext:value-type="string">
            <text:p><text:s/>Otecel S.A. “Movistar” 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13080.22" calcext:value-type="float">
            <text:p>13,080</text:p>
          </table:table-cell>
          <table:table-cell/>
          <table:table-cell table:style-name="ce408" office:value-type="float" office:value="4" calcext:value-type="float">
            <text:p>4</text:p>
          </table:table-cell>
          <table:table-cell table:style-name="ce408" office:value-type="float" office:value="6322.62" calcext:value-type="float">
            <text:p>6322.62</text:p>
          </table:table-cell>
          <table:table-cell/>
          <table:table-cell table:style-name="ce408" table:formula="of:=[.D9]+[.G9]" office:value-type="float" office:value="12" calcext:value-type="float">
            <text:p>12</text:p>
          </table:table-cell>
          <table:table-cell table:style-name="ce408" table:formula="of:=[.E9]+[.H9]" office:value-type="float" office:value="19402.84" calcext:value-type="float">
            <text:p>19402.84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02" calcext:value-type="string">
            <text:p><text:s/>5.1.03.02.02 </text:p>
          </table:table-cell>
          <table:table-cell table:style-name="ce413" office:value-type="string" office:string-value="Global Think Technologu S.A." calcext:value-type="string">
            <text:p><text:s/>Global Think Technologu S.A. 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22500" calcext:value-type="float">
            <text:p>22,500</text:p>
          </table:table-cell>
          <table:table-cell/>
          <table:table-cell table:style-name="ce408" office:value-type="float" office:value="4" calcext:value-type="float">
            <text:p>4</text:p>
          </table:table-cell>
          <table:table-cell table:style-name="ce408" office:value-type="float" office:value="12000" calcext:value-type="float">
            <text:p>12000</text:p>
          </table:table-cell>
          <table:table-cell/>
          <table:table-cell table:style-name="ce408" table:formula="of:=[.D10]+[.G10]" office:value-type="float" office:value="12" calcext:value-type="float">
            <text:p>12</text:p>
          </table:table-cell>
          <table:table-cell table:style-name="ce408" table:formula="of:=[.E10]+[.H10]" office:value-type="float" office:value="34500" calcext:value-type="float">
            <text:p>34500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04" calcext:value-type="string">
            <text:p><text:s/>5.1.03.02.04 </text:p>
          </table:table-cell>
          <table:table-cell table:style-name="ce413" office:value-type="string" office:string-value="CNT EP – Telecsa S.A. “Alegro PCS”" calcext:value-type="string">
            <text:p><text:s/>CNT EP – Telecsa S.A. “Alegro PCS” </text:p>
          </table:table-cell>
          <table:table-cell table:style-name="ce417" office:value-type="float" office:value="41" calcext:value-type="float">
            <text:p>41</text:p>
          </table:table-cell>
          <table:table-cell table:style-name="ce417" office:value-type="float" office:value="13169.53" calcext:value-type="float">
            <text:p>13,170</text:p>
          </table:table-cell>
          <table:table-cell/>
          <table:table-cell table:style-name="ce408" office:value-type="float" office:value="19" calcext:value-type="float">
            <text:p>19</text:p>
          </table:table-cell>
          <table:table-cell table:style-name="ce408" office:value-type="float" office:value="6424.81" calcext:value-type="float">
            <text:p>6424.81</text:p>
          </table:table-cell>
          <table:table-cell/>
          <table:table-cell table:style-name="ce408" table:formula="of:=[.D11]+[.G11]" office:value-type="float" office:value="60" calcext:value-type="float">
            <text:p>60</text:p>
          </table:table-cell>
          <table:table-cell table:style-name="ce408" table:formula="of:=[.E11]+[.H11]" office:value-type="float" office:value="19594.34" calcext:value-type="float">
            <text:p>19594.34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05" calcext:value-type="string">
            <text:p><text:s/>5.1.03.02.05 </text:p>
          </table:table-cell>
          <table:table-cell table:style-name="ce413" office:value-type="string" office:string-value="Conecel “Porta”" calcext:value-type="string">
            <text:p><text:s/>Conecel “Porta” </text:p>
          </table:table-cell>
          <table:table-cell table:style-name="ce417" office:value-type="float" office:value="18" calcext:value-type="float">
            <text:p>18</text:p>
          </table:table-cell>
          <table:table-cell table:style-name="ce417" office:value-type="float" office:value="29489.97" calcext:value-type="float">
            <text:p>29,490</text:p>
          </table:table-cell>
          <table:table-cell/>
          <table:table-cell table:style-name="ce408" office:value-type="float" office:value="6" calcext:value-type="float">
            <text:p>6</text:p>
          </table:table-cell>
          <table:table-cell table:style-name="ce408" office:value-type="float" office:value="8996.21" calcext:value-type="float">
            <text:p>8996.21</text:p>
          </table:table-cell>
          <table:table-cell/>
          <table:table-cell table:style-name="ce408" table:formula="of:=[.D12]+[.G12]" office:value-type="float" office:value="24" calcext:value-type="float">
            <text:p>24</text:p>
          </table:table-cell>
          <table:table-cell table:style-name="ce408" table:formula="of:=[.E12]+[.H12]" office:value-type="float" office:value="38486.18" calcext:value-type="float">
            <text:p>38486.18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07" calcext:value-type="string">
            <text:p><text:s/>5.1.03.02.07 </text:p>
          </table:table-cell>
          <table:table-cell table:style-name="ce413" office:value-type="string" office:string-value="CNT EP – Ex-Pacifictel" calcext:value-type="string">
            <text:p><text:s/>CNT EP – Ex-Pacifictel </text:p>
          </table:table-cell>
          <table:table-cell table:style-name="ce417" office:value-type="float" office:value="7" calcext:value-type="float">
            <text:p>7</text:p>
          </table:table-cell>
          <table:table-cell table:style-name="ce417" office:value-type="float" office:value="15083.57" calcext:value-type="float">
            <text:p>15,084</text:p>
          </table:table-cell>
          <table:table-cell/>
          <table:table-cell table:style-name="ce408" office:value-type="float" office:value="3" calcext:value-type="float">
            <text:p>3</text:p>
          </table:table-cell>
          <table:table-cell table:style-name="ce408" office:value-type="float" office:value="5791.37" calcext:value-type="float">
            <text:p>5791.37</text:p>
          </table:table-cell>
          <table:table-cell/>
          <table:table-cell table:style-name="ce408" table:formula="of:=[.D13]+[.G13]" office:value-type="float" office:value="10" calcext:value-type="float">
            <text:p>10</text:p>
          </table:table-cell>
          <table:table-cell table:style-name="ce408" table:formula="of:=[.E13]+[.H13]" office:value-type="float" office:value="20874.94" calcext:value-type="float">
            <text:p>20874.94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08" calcext:value-type="string">
            <text:p><text:s/>5.1.03.02.08 </text:p>
          </table:table-cell>
          <table:table-cell table:style-name="ce413" office:value-type="string" office:string-value="Setel “TV Cable”" calcext:value-type="string">
            <text:p><text:s/>Setel “TV Cable” </text:p>
          </table:table-cell>
          <table:table-cell table:style-name="ce417" office:value-type="float" office:value="16" calcext:value-type="float">
            <text:p>16</text:p>
          </table:table-cell>
          <table:table-cell table:style-name="ce417" office:value-type="float" office:value="2202.14" calcext:value-type="float">
            <text:p>2,202</text:p>
          </table:table-cell>
          <table:table-cell/>
          <table:table-cell table:style-name="ce408" office:value-type="float" office:value="8" calcext:value-type="float">
            <text:p>8</text:p>
          </table:table-cell>
          <table:table-cell table:style-name="ce408" office:value-type="float" office:value="981.11" calcext:value-type="float">
            <text:p>981.11</text:p>
          </table:table-cell>
          <table:table-cell/>
          <table:table-cell table:style-name="ce408" table:formula="of:=[.D14]+[.G14]" office:value-type="float" office:value="24" calcext:value-type="float">
            <text:p>24</text:p>
          </table:table-cell>
          <table:table-cell table:style-name="ce408" table:formula="of:=[.E14]+[.H14]" office:value-type="float" office:value="3183.25" calcext:value-type="float">
            <text:p>3183.25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15" calcext:value-type="string">
            <text:p><text:s/>5.1.03.02.15 </text:p>
          </table:table-cell>
          <table:table-cell table:style-name="ce413" office:value-type="string" office:string-value="ETAPA EP" calcext:value-type="string">
            <text:p><text:s/>ETAPA EP </text:p>
          </table:table-cell>
          <table:table-cell table:style-name="ce417" office:value-type="float" office:value="16" calcext:value-type="float">
            <text:p>16</text:p>
          </table:table-cell>
          <table:table-cell table:style-name="ce417" office:value-type="float" office:value="2463.47" calcext:value-type="float">
            <text:p>2,463</text:p>
          </table:table-cell>
          <table:table-cell/>
          <table:table-cell table:style-name="ce408" office:value-type="float" office:value="8" calcext:value-type="float">
            <text:p>8</text:p>
          </table:table-cell>
          <table:table-cell table:style-name="ce408" office:value-type="float" office:value="1226.75" calcext:value-type="float">
            <text:p>1226.75</text:p>
          </table:table-cell>
          <table:table-cell/>
          <table:table-cell table:style-name="ce408" table:formula="of:=[.D15]+[.G15]" office:value-type="float" office:value="24" calcext:value-type="float">
            <text:p>24</text:p>
          </table:table-cell>
          <table:table-cell table:style-name="ce408" table:formula="of:=[.E15]+[.H15]" office:value-type="float" office:value="3690.22" calcext:value-type="float">
            <text:p>3690.22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2" office:value-type="string" office:string-value="5.1.03.02.21" calcext:value-type="string">
            <text:p><text:s/>5.1.03.02.21 </text:p>
          </table:table-cell>
          <table:table-cell table:style-name="ce413" office:value-type="string" office:string-value="DENWA TECHNOLOGY CORP" calcext:value-type="string">
            <text:p><text:s/>DENWA TECHNOLOGY CORP </text:p>
          </table:table-cell>
          <table:table-cell table:number-columns-repeated="2" table:style-name="ce417" office:value-type="float" office:value="0" calcext:value-type="float">
            <text:p>0</text:p>
          </table:table-cell>
          <table:table-cell/>
          <table:table-cell table:style-name="ce408" office:value-type="float" office:value="1" calcext:value-type="float">
            <text:p>1</text:p>
          </table:table-cell>
          <table:table-cell table:style-name="ce408" office:value-type="float" office:value="2205.9" calcext:value-type="float">
            <text:p>2205.9</text:p>
          </table:table-cell>
          <table:table-cell/>
          <table:table-cell table:style-name="ce408" table:formula="of:=[.D16]+[.G16]" office:value-type="float" office:value="1" calcext:value-type="float">
            <text:p>1</text:p>
          </table:table-cell>
          <table:table-cell table:style-name="ce408" table:formula="of:=[.E16]+[.H16]" office:value-type="float" office:value="2205.9" calcext:value-type="float">
            <text:p>2205.9</text:p>
          </table:table-cell>
          <table:table-cell table:number-columns-repeated="1013"/>
        </table:table-row>
        <table:table-row table:style-name="ro1">
          <table:table-cell table:style-name="ce393"/>
          <table:table-cell table:style-name="ce403" table:number-columns-repeated="4"/>
          <table:table-cell/>
          <table:table-cell table:style-name="ce408" table:number-columns-repeated="2"/>
          <table:table-cell/>
          <table:table-cell table:style-name="ce408" table:number-columns-repeated="2"/>
          <table:table-cell table:number-columns-repeated="1013"/>
        </table:table-row>
        <table:table-row table:style-name="ro1">
          <table:table-cell table:style-name="ce393"/>
          <table:table-cell table:style-name="ce404" office:value-type="string" calcext:value-type="string">
            <text:p>Total</text:p>
          </table:table-cell>
          <table:table-cell table:style-name="ce404"/>
          <table:table-cell table:style-name="ce404" table:formula="of:=SUM([.D8:.D16])" office:value-type="float" office:value="114" calcext:value-type="float">
            <text:p>114</text:p>
          </table:table-cell>
          <table:table-cell table:style-name="ce404" table:formula="of:=SUM([.E8:.E16])" office:value-type="float" office:value="97988.9" calcext:value-type="float">
            <text:p>97988.9</text:p>
          </table:table-cell>
          <table:table-cell table:style-name="ce404"/>
          <table:table-cell table:style-name="ce404" table:formula="of:=SUM([.G8:.G16])" office:value-type="float" office:value="53" calcext:value-type="float">
            <text:p>53</text:p>
          </table:table-cell>
          <table:table-cell table:style-name="ce404" table:formula="of:=SUM([.H8:.H16])" office:value-type="float" office:value="43948.77" calcext:value-type="float">
            <text:p>43948.77</text:p>
          </table:table-cell>
          <table:table-cell/>
          <table:table-cell table:style-name="ce404" table:formula="of:=SUM([.J8:.J16])" office:value-type="float" office:value="167" calcext:value-type="float">
            <text:p>167</text:p>
          </table:table-cell>
          <table:table-cell table:style-name="ce404" table:formula="of:=SUM([.K8:.K16])" office:value-type="float" office:value="141937.67" calcext:value-type="float">
            <text:p>141937.6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396" office:value-type="string" calcext:value-type="string">
            <text:p>Revisión Física de los Gastos por Interconexión</text:p>
          </table:table-cell>
          <table:table-cell table:style-name="ce40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6" office:value-type="string" calcext:value-type="string">
            <text:p>Según Revisión Física</text:p>
          </table:table-cell>
          <table:table-cell table:style-name="ce406"/>
          <table:table-cell table:style-name="ce418" office:value-type="string" calcext:value-type="string" table:number-columns-spanned="2" table:number-rows-spanned="1">
            <text:p>Revisadas</text:p>
          </table:table-cell>
          <table:covered-table-cell table:style-name="ce421"/>
          <table:table-cell table:style-name="ce423"/>
          <table:table-cell table:style-name="ce418" office:value-type="string" calcext:value-type="string" table:number-columns-spanned="2" table:number-rows-spanned="1">
            <text:p>No revisadas</text:p>
          </table:table-cell>
          <table:covered-table-cell table:style-name="ce421"/>
          <table:table-cell table:style-name="ce425"/>
          <table:table-cell table:style-name="ce418" office:value-type="string" calcext:value-type="string" table:number-columns-spanned="2" table:number-rows-spanned="1">
            <text:p>Diferencias</text:p>
          </table:table-cell>
          <table:covered-table-cell table:style-name="ce421"/>
          <table:table-cell table:number-columns-repeated="1013"/>
        </table:table-row>
        <table:table-row table:style-name="ro1">
          <table:table-cell/>
          <table:table-cell table:style-name="ce407" office:value-type="string" calcext:value-type="string">
            <text:p>Cuenta</text:p>
          </table:table-cell>
          <table:table-cell table:style-name="ce407" office:value-type="string" calcext:value-type="string">
            <text:p>Proveedor</text:p>
          </table:table-cell>
          <table:table-cell table:style-name="ce419" office:value-type="string" calcext:value-type="string">
            <text:p>Facturas</text:p>
          </table:table-cell>
          <table:table-cell table:style-name="ce419" office:value-type="string" calcext:value-type="string">
            <text:p>Valor</text:p>
          </table:table-cell>
          <table:table-cell table:style-name="ce424"/>
          <table:table-cell table:style-name="ce419" office:value-type="string" calcext:value-type="string">
            <text:p>Facturas</text:p>
          </table:table-cell>
          <table:table-cell table:style-name="ce419" office:value-type="string" calcext:value-type="string">
            <text:p>Valor</text:p>
          </table:table-cell>
          <table:table-cell table:style-name="ce409"/>
          <table:table-cell table:style-name="ce419" office:value-type="string" calcext:value-type="string">
            <text:p>Facturas</text:p>
          </table:table-cell>
          <table:table-cell table:style-name="ce419" office:value-type="string" calcext:value-type="string">
            <text:p>Valor</text:p>
          </table:table-cell>
          <table:table-cell table:number-columns-repeated="1013"/>
        </table:table-row>
        <table:table-row table:style-name="ro1">
          <table:table-cell/>
          <table:table-cell table:style-name="ce408" table:number-columns-repeated="10"/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01" calcext:value-type="string">
            <text:p><text:s/>5.1.03.02.01 </text:p>
          </table:table-cell>
          <table:table-cell table:style-name="ce413" office:value-type="string" office:string-value="Otecel S.A. “Movistar”" calcext:value-type="string">
            <text:p><text:s/>Otecel S.A. “Movistar” </text:p>
          </table:table-cell>
          <table:table-cell table:style-name="ce408" office:value-type="float" office:value="11" calcext:value-type="float">
            <text:p>11</text:p>
          </table:table-cell>
          <table:table-cell table:style-name="ce408" office:value-type="float" office:value="18287.87" calcext:value-type="float">
            <text:p>18287.87</text:p>
          </table:table-cell>
          <table:table-cell table:style-name="ce408"/>
          <table:table-cell table:style-name="ce408" office:value-type="float" office:value="1" calcext:value-type="float">
            <text:p>1</text:p>
          </table:table-cell>
          <table:table-cell table:style-name="ce408" office:value-type="float" office:value="1114.97" calcext:value-type="float">
            <text:p>1114.97</text:p>
          </table:table-cell>
          <table:table-cell table:style-name="ce408"/>
          <table:table-cell table:style-name="ce408" table:formula="of:=[.D25]+[.G25]-[.J9]" office:value-type="float" office:value="0" calcext:value-type="float">
            <text:p>0</text:p>
          </table:table-cell>
          <table:table-cell table:style-name="ce408" table:formula="of:=[.E25]+[.H25]-[.K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02" calcext:value-type="string">
            <text:p><text:s/>5.1.03.02.02 </text:p>
          </table:table-cell>
          <table:table-cell table:style-name="ce413" office:value-type="string" office:string-value="Global Think Technologu S.A." calcext:value-type="string">
            <text:p><text:s/>Global Think Technologu S.A. </text:p>
          </table:table-cell>
          <table:table-cell table:style-name="ce408" office:value-type="float" office:value="11" calcext:value-type="float">
            <text:p>11</text:p>
          </table:table-cell>
          <table:table-cell table:style-name="ce422" office:value-type="float" office:value="31500" calcext:value-type="float">
            <text:p>31500</text:p>
          </table:table-cell>
          <table:table-cell table:style-name="ce408"/>
          <table:table-cell table:style-name="ce408" office:value-type="float" office:value="1" calcext:value-type="float">
            <text:p>1</text:p>
          </table:table-cell>
          <table:table-cell table:style-name="ce408" office:value-type="float" office:value="3000" calcext:value-type="float">
            <text:p>3000</text:p>
          </table:table-cell>
          <table:table-cell table:style-name="ce408"/>
          <table:table-cell table:style-name="ce408" table:formula="of:=[.D26]+[.G26]-[.J10]" office:value-type="float" office:value="0" calcext:value-type="float">
            <text:p>0</text:p>
          </table:table-cell>
          <table:table-cell table:style-name="ce408" table:formula="of:=[.E26]+[.H26]-[.K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04" calcext:value-type="string">
            <text:p><text:s/>5.1.03.02.04 </text:p>
          </table:table-cell>
          <table:table-cell table:style-name="ce413" office:value-type="string" office:string-value="CNT EP – Telecsa S.A. “Alegro PCS”" calcext:value-type="string">
            <text:p><text:s/>CNT EP – Telecsa S.A. “Alegro PCS” </text:p>
          </table:table-cell>
          <table:table-cell table:style-name="ce408" office:value-type="float" office:value="43" calcext:value-type="float">
            <text:p>43</text:p>
          </table:table-cell>
          <table:table-cell table:style-name="ce408" office:value-type="float" office:value="14968.89" calcext:value-type="float">
            <text:p>14968.89</text:p>
          </table:table-cell>
          <table:table-cell table:style-name="ce408"/>
          <table:table-cell table:style-name="ce408" office:value-type="float" office:value="17" calcext:value-type="float">
            <text:p>17</text:p>
          </table:table-cell>
          <table:table-cell table:style-name="ce408" office:value-type="float" office:value="4625.45" calcext:value-type="float">
            <text:p>4625.45</text:p>
          </table:table-cell>
          <table:table-cell table:style-name="ce408"/>
          <table:table-cell table:style-name="ce408" table:formula="of:=[.D27]+[.G27]-[.J11]" office:value-type="float" office:value="0" calcext:value-type="float">
            <text:p>0</text:p>
          </table:table-cell>
          <table:table-cell table:style-name="ce408" table:formula="of:=[.E27]+[.H27]-[.K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05" calcext:value-type="string">
            <text:p><text:s/>5.1.03.02.05 </text:p>
          </table:table-cell>
          <table:table-cell table:style-name="ce413" office:value-type="string" office:string-value="Conecel “Porta”" calcext:value-type="string">
            <text:p><text:s/>Conecel “Porta” </text:p>
          </table:table-cell>
          <table:table-cell table:style-name="ce408" office:value-type="float" office:value="22" calcext:value-type="float">
            <text:p>22</text:p>
          </table:table-cell>
          <table:table-cell table:style-name="ce408" office:value-type="float" office:value="34081.87" calcext:value-type="float">
            <text:p>34081.87</text:p>
          </table:table-cell>
          <table:table-cell table:style-name="ce408"/>
          <table:table-cell table:style-name="ce408" office:value-type="float" office:value="2" calcext:value-type="float">
            <text:p>2</text:p>
          </table:table-cell>
          <table:table-cell table:style-name="ce408" office:value-type="float" office:value="4404.31" calcext:value-type="float">
            <text:p>4404.31</text:p>
          </table:table-cell>
          <table:table-cell table:style-name="ce408"/>
          <table:table-cell table:style-name="ce408" table:formula="of:=[.D28]+[.G28]-[.J12]" office:value-type="float" office:value="0" calcext:value-type="float">
            <text:p>0</text:p>
          </table:table-cell>
          <table:table-cell table:style-name="ce408" table:formula="of:=[.E28]+[.H28]-[.K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07" calcext:value-type="string">
            <text:p><text:s/>5.1.03.02.07 </text:p>
          </table:table-cell>
          <table:table-cell table:style-name="ce413" office:value-type="string" office:string-value="CNT EP – Ex-Pacifictel" calcext:value-type="string">
            <text:p><text:s/>CNT EP – Ex-Pacifictel </text:p>
          </table:table-cell>
          <table:table-cell table:style-name="ce408" office:value-type="float" office:value="9" calcext:value-type="float">
            <text:p>9</text:p>
          </table:table-cell>
          <table:table-cell table:style-name="ce408" office:value-type="float" office:value="18713.48" calcext:value-type="float">
            <text:p>18713.48</text:p>
          </table:table-cell>
          <table:table-cell table:style-name="ce408"/>
          <table:table-cell table:style-name="ce408" office:value-type="float" office:value="1" calcext:value-type="float">
            <text:p>1</text:p>
          </table:table-cell>
          <table:table-cell table:style-name="ce408" office:value-type="float" office:value="2161.46" calcext:value-type="float">
            <text:p>2161.46</text:p>
          </table:table-cell>
          <table:table-cell table:style-name="ce408"/>
          <table:table-cell table:style-name="ce408" table:formula="of:=[.D29]+[.G29]-[.J13]" office:value-type="float" office:value="0" calcext:value-type="float">
            <text:p>0</text:p>
          </table:table-cell>
          <table:table-cell table:style-name="ce408" table:formula="of:=[.E29]+[.H29]-[.K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08" calcext:value-type="string">
            <text:p><text:s/>5.1.03.02.08 </text:p>
          </table:table-cell>
          <table:table-cell table:style-name="ce413" office:value-type="string" office:string-value="Setel “TV Cable”" calcext:value-type="string">
            <text:p><text:s/>Setel “TV Cable” </text:p>
          </table:table-cell>
          <table:table-cell table:style-name="ce408" office:value-type="float" office:value="22" calcext:value-type="float">
            <text:p>22</text:p>
          </table:table-cell>
          <table:table-cell table:style-name="ce408" office:value-type="float" office:value="2898.73" calcext:value-type="float">
            <text:p>2898.73</text:p>
          </table:table-cell>
          <table:table-cell table:style-name="ce408"/>
          <table:table-cell table:style-name="ce408" office:value-type="float" office:value="2" calcext:value-type="float">
            <text:p>2</text:p>
          </table:table-cell>
          <table:table-cell table:style-name="ce408" office:value-type="float" office:value="284.52" calcext:value-type="float">
            <text:p>284.52</text:p>
          </table:table-cell>
          <table:table-cell table:style-name="ce408"/>
          <table:table-cell table:style-name="ce408" table:formula="of:=[.D30]+[.G30]-[.J14]" office:value-type="float" office:value="0" calcext:value-type="float">
            <text:p>0</text:p>
          </table:table-cell>
          <table:table-cell table:style-name="ce408" table:formula="of:=[.E30]+[.H30]-[.K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15" calcext:value-type="string">
            <text:p><text:s/>5.1.03.02.15 </text:p>
          </table:table-cell>
          <table:table-cell table:style-name="ce413" office:value-type="string" office:string-value="ETAPA EP" calcext:value-type="string">
            <text:p><text:s/>ETAPA EP </text:p>
          </table:table-cell>
          <table:table-cell table:style-name="ce408" office:value-type="float" office:value="22" calcext:value-type="float">
            <text:p>22</text:p>
          </table:table-cell>
          <table:table-cell table:style-name="ce408" office:value-type="float" office:value="3390.3" calcext:value-type="float">
            <text:p>3390.3</text:p>
          </table:table-cell>
          <table:table-cell table:style-name="ce408"/>
          <table:table-cell table:style-name="ce408" office:value-type="float" office:value="2" calcext:value-type="float">
            <text:p>2</text:p>
          </table:table-cell>
          <table:table-cell table:style-name="ce408" office:value-type="float" office:value="299.92" calcext:value-type="float">
            <text:p>299.92</text:p>
          </table:table-cell>
          <table:table-cell table:style-name="ce408"/>
          <table:table-cell table:style-name="ce408" table:formula="of:=[.D31]+[.G31]-[.J15]" office:value-type="float" office:value="0" calcext:value-type="float">
            <text:p>0</text:p>
          </table:table-cell>
          <table:table-cell table:style-name="ce408" table:formula="of:=[.E31]+[.H31]-[.K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 office:value-type="string" office:string-value="5.1.03.02.21" calcext:value-type="string">
            <text:p><text:s/>5.1.03.02.21 </text:p>
          </table:table-cell>
          <table:table-cell table:style-name="ce413" office:value-type="string" office:string-value="DENWA TECHNOLOGY CORP" calcext:value-type="string">
            <text:p><text:s/>DENWA TECHNOLOGY CORP </text:p>
          </table:table-cell>
          <table:table-cell table:number-columns-repeated="2" table:style-name="ce408" office:value-type="float" office:value="0" calcext:value-type="float">
            <text:p>0</text:p>
          </table:table-cell>
          <table:table-cell table:style-name="ce408"/>
          <table:table-cell table:style-name="ce408" office:value-type="float" office:value="1" calcext:value-type="float">
            <text:p>1</text:p>
          </table:table-cell>
          <table:table-cell table:style-name="ce408" office:value-type="float" office:value="2205.9" calcext:value-type="float">
            <text:p>2205.9</text:p>
          </table:table-cell>
          <table:table-cell table:style-name="ce408"/>
          <table:table-cell table:style-name="ce408" table:formula="of:=[.D32]+[.G32]-[.J16]" office:value-type="float" office:value="0" calcext:value-type="float">
            <text:p>0</text:p>
          </table:table-cell>
          <table:table-cell table:style-name="ce408" table:formula="of:=[.E32]+[.H32]-[.K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02"/>
          <table:table-cell table:style-name="ce413"/>
          <table:table-cell table:style-name="ce408" table:number-columns-repeated="8"/>
          <table:table-cell table:number-columns-repeated="1013"/>
        </table:table-row>
        <table:table-row table:style-name="ro1">
          <table:table-cell/>
          <table:table-cell table:style-name="ce409"/>
          <table:table-cell table:style-name="ce414" office:value-type="string" office:string-value="Total" calcext:value-type="string">
            <text:p><text:s/>Total </text:p>
          </table:table-cell>
          <table:table-cell table:style-name="ce420" table:formula="of:=SUM([.D25:.D33])" office:value-type="float" office:value="140" calcext:value-type="float">
            <text:p>140</text:p>
          </table:table-cell>
          <table:table-cell table:style-name="ce420" table:formula="of:=SUM([.E25:.E33])" office:value-type="float" office:value="123841.14" calcext:value-type="float">
            <text:p>123841.14</text:p>
          </table:table-cell>
          <table:table-cell table:style-name="ce420"/>
          <table:table-cell table:style-name="ce420" table:formula="of:=SUM([.G25:.G33])" office:value-type="float" office:value="27" calcext:value-type="float">
            <text:p>27</text:p>
          </table:table-cell>
          <table:table-cell table:style-name="ce420" table:formula="of:=SUM([.H25:.H33])" office:value-type="float" office:value="18096.53" calcext:value-type="float">
            <text:p>18096.53</text:p>
          </table:table-cell>
          <table:table-cell table:style-name="ce420"/>
          <table:table-cell table:style-name="ce420" table:formula="of:=SUM([.J25:.J33])" office:value-type="float" office:value="0" calcext:value-type="float">
            <text:p>0</text:p>
          </table:table-cell>
          <table:table-cell table:style-name="ce420" table:formula="of:=SUM([.K25:.K33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15" office:value-type="string" office:string-value="Otecel S.A. “Movistar”" calcext:value-type="string">
            <text:p><text:s/>Otecel S.A. “Movistar” </text:p>
          </table:table-cell>
          <table:table-cell office:value-type="string" calcext:value-type="string">
            <text:p>la factura no revisada pertenece a una factura de Diciembre del 2020, y la factura del mes de diciebre 2021, es entregada en enero 20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15" office:value-type="string" office:string-value="Global Think Technologu S.A." calcext:value-type="string">
            <text:p><text:s/>Global Think Technologu S.A. </text:p>
          </table:table-cell>
          <table:table-cell office:value-type="string" calcext:value-type="string">
            <text:p>Factura no revisada fisicament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15" office:value-type="string" office:string-value="CNT EP – Telecsa S.A. “Alegro PCS”" calcext:value-type="string">
            <text:p><text:s/>CNT EP – Telecsa S.A. “Alegro PCS” </text:p>
          </table:table-cell>
          <table:table-cell office:value-type="string" calcext:value-type="string">
            <text:p>Facturas no encontrada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15" office:value-type="string" office:string-value="Conecel “Porta”" calcext:value-type="string">
            <text:p><text:s/>Conecel “Porta” </text:p>
          </table:table-cell>
          <table:table-cell office:value-type="string" calcext:value-type="string">
            <text:p>Claro envia facturas cada 2 meses, es decir, Nov y Dic del 2020 fueron entregadas recien en ener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15" office:value-type="string" office:string-value="CNT EP – Ex-Pacifictel" calcext:value-type="string">
            <text:p><text:s/>CNT EP – Ex-Pacifictel </text:p>
          </table:table-cell>
          <table:table-cell office:value-type="string" calcext:value-type="string">
            <text:p>Factura perteneciente a 20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15" office:value-type="string" office:string-value="Setel “TV Cable”" calcext:value-type="string">
            <text:p><text:s/>Setel “TV Cable” </text:p>
          </table:table-cell>
          <table:table-cell office:value-type="string" calcext:value-type="string">
            <text:p>se entregan 2 facturas por mes, el mes de diciembre fue entregado en ener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15" office:value-type="string" office:string-value="ETAPA EP" calcext:value-type="string">
            <text:p><text:s/>ETAPA EP </text:p>
          </table:table-cell>
          <table:table-cell office:value-type="string" calcext:value-type="string">
            <text:p>se entregan 2 facturas por mes, el mes de diciembre fue entregado en ener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13" office:value-type="string" office:string-value="DENWA TECHNOLOGY CORP" calcext:value-type="string">
            <text:p><text:s/>DENWA TECHNOLOGY CORP </text:p>
          </table:table-cell>
          <table:table-cell office:value-type="string" calcext:value-type="string">
            <text:p>Factura no revis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396" office:value-type="string" calcext:value-type="string">
            <text:p>Trabajo Realiza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ón física de cada una de las facturas registrada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sión de los asientos contables asociada a cada factur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sión de las retenciones asociada a la factura, en caso de que la hubie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uce de asiento contable con el respectivo comprobante de egres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uce de comprobante de egreso con Bancos (pago en cheque, transferencia, etc.)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as Fisicas" table:style-name="ta3">
        <table:table-column table:style-name="co14" table:default-cell-style-name="ce427"/>
        <table:table-column table:style-name="co15" table:default-cell-style-name="ce427"/>
        <table:table-column table:style-name="co16" table:default-cell-style-name="ce427"/>
        <table:table-column table:style-name="co17" table:default-cell-style-name="ce427"/>
        <table:table-column table:style-name="co18" table:default-cell-style-name="ce427"/>
        <table:table-column table:style-name="co17" table:default-cell-style-name="ce427"/>
        <table:table-column table:style-name="co18" table:default-cell-style-name="ce427"/>
        <table:table-column table:style-name="co19" table:default-cell-style-name="ce427"/>
        <table:table-column table:style-name="co20" table:default-cell-style-name="ce427"/>
        <table:table-column table:style-name="co21" table:default-cell-style-name="ce459"/>
        <table:table-column table:style-name="co22" table:default-cell-style-name="ce427"/>
        <table:table-column table:style-name="co23" table:default-cell-style-name="ce459"/>
        <table:table-column table:style-name="co24" table:default-cell-style-name="ce427"/>
        <table:table-column table:style-name="co25" table:default-cell-style-name="ce459"/>
        <table:table-column table:style-name="co19" table:number-columns-repeated="1010" table:default-cell-style-name="ce427"/>
        <table:table-row table:style-name="ro1">
          <table:table-cell table:style-name="ce426" office:value-type="string" calcext:value-type="string">
            <text:p>INTERCONEXIONES</text:p>
          </table:table-cell>
          <table:table-cell table:number-columns-repeated="1023"/>
        </table:table-row>
        <table:table-row table:style-name="ro1">
          <table:table-cell table:style-name="ce426" office:value-type="string" calcext:value-type="string">
            <text:p>AÑO 2021</text:p>
          </table:table-cell>
          <table:table-cell table:number-columns-repeated="1023"/>
        </table:table-row>
        <table:table-row table:style-name="ro1">
          <table:table-cell table:style-name="ce426"/>
          <table:table-cell table:number-columns-repeated="1023"/>
        </table:table-row>
        <table:table-row table:style-name="ro1">
          <table:table-cell table:style-name="ce426" office:value-type="string" calcext:value-type="string">
            <text:p>Resumen de Facturas emitidas y Recibidas de las Interconexiones </text:p>
          </table:table-cell>
          <table:table-cell table:number-columns-repeated="1023"/>
        </table:table-row>
        <table:table-row table:style-name="ro1">
          <table:table-cell table:style-name="ce426"/>
          <table:table-cell table:number-columns-repeated="1023"/>
        </table:table-row>
        <table:table-row table:style-name="ro1">
          <table:table-cell table:style-name="ce426"/>
          <table:table-cell table:number-columns-repeated="8"/>
          <table:table-cell office:value-type="string" calcext:value-type="string">
            <text:p>Según Contabilidad</text:p>
          </table:table-cell>
          <table:table-cell/>
          <table:table-cell office:value-type="string" calcext:value-type="string">
            <text:p>Según Auditoria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42" office:value-type="string" calcext:value-type="string">
            <text:p>VALORES SIN IMPUESTOS</text:p>
          </table:table-cell>
          <table:table-cell table:style-name="ce442"/>
          <table:table-cell table:number-columns-repeated="3"/>
          <table:table-cell table:style-name="ce456"/>
          <table:table-cell table:style-name="ce463"/>
          <table:table-cell table:style-name="ce456"/>
          <table:table-cell table:style-name="ce463"/>
          <table:table-cell table:style-name="ce456"/>
          <table:table-cell table:style-name="ce463"/>
          <table:table-cell table:number-columns-repeated="1010"/>
        </table:table-row>
        <table:table-row table:style-name="ro1">
          <table:table-cell table:number-columns-repeated="2"/>
          <table:table-cell table:style-name="ce436" office:value-type="string" calcext:value-type="string" table:number-columns-spanned="2" table:number-rows-spanned="1">
            <text:p>Proveedores</text:p>
          </table:table-cell>
          <table:covered-table-cell table:style-name="ce443"/>
          <table:table-cell table:style-name="ce436" office:value-type="string" calcext:value-type="string" table:number-columns-spanned="2" table:number-rows-spanned="1">
            <text:p>LINKOTEL</text:p>
          </table:table-cell>
          <table:covered-table-cell table:style-name="ce443"/>
          <table:table-cell table:number-columns-repeated="2"/>
          <table:table-cell table:style-name="ce457" office:value-type="string" calcext:value-type="string">
            <text:p>Otecel S.A. “Movistar”</text:p>
          </table:table-cell>
          <table:table-cell table:style-name="ce464" office:value-type="float" office:value="19402.84" calcext:value-type="float">
            <text:p>19402.84</text:p>
          </table:table-cell>
          <table:table-cell table:style-name="ce464"/>
          <table:table-cell table:style-name="ce464" table:formula="of:=[.J26]" office:value-type="float" office:value="20071.6737876667" calcext:value-type="float">
            <text:p>20071.67</text:p>
          </table:table-cell>
          <table:table-cell table:style-name="ce464"/>
          <table:table-cell table:style-name="ce464" table:formula="of:=[.J8]-[.L8]" office:value-type="float" office:value="-668.833787666699" calcext:value-type="float">
            <text:p>-668.83</text:p>
          </table:table-cell>
          <table:table-cell table:number-columns-repeated="1010"/>
        </table:table-row>
        <table:table-row table:style-name="ro1">
          <table:table-cell table:style-name="ce428" office:value-type="string" calcext:value-type="string">
            <text:p>Mes</text:p>
          </table:table-cell>
          <table:table-cell table:style-name="ce428" office:value-type="string" calcext:value-type="string">
            <text:p>operadora</text:p>
          </table:table-cell>
          <table:table-cell table:style-name="ce437" office:value-type="string" calcext:value-type="string">
            <text:p>minutos </text:p>
          </table:table-cell>
          <table:table-cell table:style-name="ce437" office:value-type="string" calcext:value-type="string">
            <text:p>valor</text:p>
          </table:table-cell>
          <table:table-cell table:style-name="ce437" office:value-type="string" calcext:value-type="string">
            <text:p>minutos </text:p>
          </table:table-cell>
          <table:table-cell table:style-name="ce437" office:value-type="string" calcext:value-type="string">
            <text:p>valor</text:p>
          </table:table-cell>
          <table:table-cell table:style-name="ce428" office:value-type="string" calcext:value-type="string">
            <text:p>diferencia</text:p>
          </table:table-cell>
          <table:table-cell/>
          <table:table-cell table:style-name="ce457" office:value-type="string" calcext:value-type="string">
            <text:p>Global Think Technologu S.A.</text:p>
          </table:table-cell>
          <table:table-cell table:style-name="ce464" office:value-type="float" office:value="34500" calcext:value-type="float">
            <text:p>34500.00</text:p>
          </table:table-cell>
          <table:table-cell table:style-name="ce464"/>
          <table:table-cell table:style-name="ce464" office:value-type="float" office:value="0" calcext:value-type="float">
            <text:p>0.00</text:p>
          </table:table-cell>
          <table:table-cell table:style-name="ce464"/>
          <table:table-cell table:style-name="ce464" table:formula="of:=[.J9]-[.L9]" office:value-type="float" office:value="34500" calcext:value-type="float">
            <text:p>34500.00</text:p>
          </table:table-cell>
          <table:table-cell table:number-columns-repeated="1010"/>
        </table:table-row>
        <table:table-row table:style-name="ro1">
          <table:table-cell table:style-name="ce429" office:value-type="string" calcext:value-type="string">
            <text:p>Ener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32234.47" calcext:value-type="float">
            <text:p>32,234</text:p>
          </table:table-cell>
          <table:table-cell table:style-name="ce444" office:value-type="float" office:value="434.1983109" calcext:value-type="float">
            <text:p>434.20</text:p>
          </table:table-cell>
          <table:table-cell table:style-name="ce448" office:value-type="float" office:value="87743.1166666667" calcext:value-type="float">
            <text:p>87,743</text:p>
          </table:table-cell>
          <table:table-cell table:style-name="ce449" office:value-type="float" office:value="781.352453916667" calcext:value-type="float">
            <text:p>781.35</text:p>
          </table:table-cell>
          <table:table-cell table:style-name="ce453" table:formula="of:=[.F10]-[.D10]" office:value-type="float" office:value="347.154143016667" calcext:value-type="float">
            <text:p>347.15</text:p>
          </table:table-cell>
          <table:table-cell/>
          <table:table-cell table:style-name="ce457" office:value-type="string" calcext:value-type="string">
            <text:p>CNT EP – Telecsa S.A. “Alegro PCS”</text:p>
          </table:table-cell>
          <table:table-cell table:style-name="ce464" office:value-type="float" office:value="19594.34" calcext:value-type="float">
            <text:p>19594.34</text:p>
          </table:table-cell>
          <table:table-cell table:style-name="ce464"/>
          <table:table-cell table:style-name="ce464" table:formula="of:=[.J20]" office:value-type="float" office:value="4552.2608544" calcext:value-type="float">
            <text:p>4552.26</text:p>
          </table:table-cell>
          <table:table-cell table:style-name="ce464"/>
          <table:table-cell table:style-name="ce464" table:formula="of:=[.J10]-[.L10]" office:value-type="float" office:value="15042.0791456" calcext:value-type="float">
            <text:p>15042.08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449147.57" calcext:value-type="float">
            <text:p>449,148</text:p>
          </table:table-cell>
          <table:table-cell table:style-name="ce444" office:value-type="float" office:value="4558.8478355" calcext:value-type="float">
            <text:p>4,558.85</text:p>
          </table:table-cell>
          <table:table-cell table:style-name="ce448" office:value-type="float" office:value="658492.85" calcext:value-type="float">
            <text:p>658,493</text:p>
          </table:table-cell>
          <table:table-cell table:style-name="ce449" office:value-type="float" office:value="5863.87882925" calcext:value-type="float">
            <text:p>5,863.88</text:p>
          </table:table-cell>
          <table:table-cell table:style-name="ce453" table:formula="of:=[.F11]-[.D11]" office:value-type="float" office:value="1305.03099375" calcext:value-type="float">
            <text:p>1305.03</text:p>
          </table:table-cell>
          <table:table-cell/>
          <table:table-cell table:style-name="ce457" office:value-type="string" calcext:value-type="string">
            <text:p>Conecel “Porta”</text:p>
          </table:table-cell>
          <table:table-cell table:style-name="ce464" office:value-type="float" office:value="38486.18" calcext:value-type="float">
            <text:p>38486.18</text:p>
          </table:table-cell>
          <table:table-cell table:style-name="ce464"/>
          <table:table-cell table:style-name="ce464" table:formula="of:=[.J22]+[.J23]" office:value-type="float" office:value="41231.1415710833" calcext:value-type="float">
            <text:p>41231.14</text:p>
          </table:table-cell>
          <table:table-cell table:style-name="ce464"/>
          <table:table-cell table:style-name="ce464" table:formula="of:=[.J11]-[.L11]" office:value-type="float" office:value="-2744.96157108333" calcext:value-type="float">
            <text:p>-2744.96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89730.9" calcext:value-type="float">
            <text:p>189,731</text:p>
          </table:table-cell>
          <table:table-cell table:style-name="ce444" office:value-type="float" office:value="1914.58487441667" calcext:value-type="float">
            <text:p>1,914.58</text:p>
          </table:table-cell>
          <table:table-cell table:style-name="ce448" office:value-type="float" office:value="455974.133333333" calcext:value-type="float">
            <text:p>455,974</text:p>
          </table:table-cell>
          <table:table-cell table:style-name="ce449" office:value-type="float" office:value="4066.85968411667" calcext:value-type="float">
            <text:p>4,066.86</text:p>
          </table:table-cell>
          <table:table-cell table:style-name="ce453" table:formula="of:=[.F12]-[.D12]" office:value-type="float" office:value="2152.2748097" calcext:value-type="float">
            <text:p>2152.27</text:p>
          </table:table-cell>
          <table:table-cell/>
          <table:table-cell table:style-name="ce457" office:value-type="string" calcext:value-type="string">
            <text:p>CNT EP – Ex-Pacifictel</text:p>
          </table:table-cell>
          <table:table-cell table:style-name="ce464" office:value-type="float" office:value="20874.94" calcext:value-type="float">
            <text:p>20874.94</text:p>
          </table:table-cell>
          <table:table-cell table:style-name="ce464"/>
          <table:table-cell table:style-name="ce464" table:formula="of:=[.J21]" office:value-type="float" office:value="24855.047507675" calcext:value-type="float">
            <text:p>24855.05</text:p>
          </table:table-cell>
          <table:table-cell table:style-name="ce464"/>
          <table:table-cell table:style-name="ce464" table:formula="of:=[.J12]-[.L12]" office:value-type="float" office:value="-3980.107507675" calcext:value-type="float">
            <text:p>-3980.11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2694.58" calcext:value-type="float">
            <text:p>12,695</text:p>
          </table:table-cell>
          <table:table-cell table:style-name="ce444" office:value-type="float" office:value="112.73418325" calcext:value-type="float">
            <text:p>112.73</text:p>
          </table:table-cell>
          <table:table-cell table:style-name="ce448" office:value-type="float" office:value="20116.2" calcext:value-type="float">
            <text:p>20,116</text:p>
          </table:table-cell>
          <table:table-cell table:style-name="ce449" office:value-type="float" office:value="178.59912525" calcext:value-type="float">
            <text:p>178.60</text:p>
          </table:table-cell>
          <table:table-cell table:style-name="ce453" table:formula="of:=[.F13]-[.D13]" office:value-type="float" office:value="65.864942" calcext:value-type="float">
            <text:p>65.86</text:p>
          </table:table-cell>
          <table:table-cell/>
          <table:table-cell table:style-name="ce457" office:value-type="string" calcext:value-type="string">
            <text:p>Setel “TV Cable”</text:p>
          </table:table-cell>
          <table:table-cell table:style-name="ce464" office:value-type="float" office:value="3183.25" calcext:value-type="float">
            <text:p>3183.25</text:p>
          </table:table-cell>
          <table:table-cell table:style-name="ce464"/>
          <table:table-cell table:style-name="ce464" table:formula="of:=[.J27]+[.J28]" office:value-type="float" office:value="3150.6181797" calcext:value-type="float">
            <text:p>3150.62</text:p>
          </table:table-cell>
          <table:table-cell table:style-name="ce464"/>
          <table:table-cell table:style-name="ce464" table:formula="of:=[.J13]-[.L13]" office:value-type="float" office:value="32.6318203000001" calcext:value-type="float">
            <text:p>32.63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2019.35" calcext:value-type="float">
            <text:p>2,019</text:p>
          </table:table-cell>
          <table:table-cell table:style-name="ce444" office:value-type="float" office:value="17.98231175" calcext:value-type="float">
            <text:p>17.98</text:p>
          </table:table-cell>
          <table:table-cell table:style-name="ce448" office:value-type="float" office:value="6397.3" calcext:value-type="float">
            <text:p>6,397</text:p>
          </table:table-cell>
          <table:table-cell table:style-name="ce449" office:value-type="float" office:value="56.9679565" calcext:value-type="float">
            <text:p>56.97</text:p>
          </table:table-cell>
          <table:table-cell table:style-name="ce453" table:formula="of:=[.F14]-[.D14]" office:value-type="float" office:value="38.98564475" calcext:value-type="float">
            <text:p>38.99</text:p>
          </table:table-cell>
          <table:table-cell/>
          <table:table-cell table:style-name="ce457" office:value-type="string" calcext:value-type="string">
            <text:p>ETAPA EP</text:p>
          </table:table-cell>
          <table:table-cell table:style-name="ce464" office:value-type="float" office:value="3690.22" calcext:value-type="float">
            <text:p>3690.22</text:p>
          </table:table-cell>
          <table:table-cell table:style-name="ce464"/>
          <table:table-cell table:style-name="ce464" table:formula="of:=[.J24]+[.J25]" office:value-type="float" office:value="3693.53429435" calcext:value-type="float">
            <text:p>3693.53</text:p>
          </table:table-cell>
          <table:table-cell table:style-name="ce464"/>
          <table:table-cell table:style-name="ce464" table:formula="of:=[.J14]-[.L14]" office:value-type="float" office:value="-3.31429435000018" calcext:value-type="float">
            <text:p>-3.31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283.5" calcext:value-type="float">
            <text:p>284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15]-[.D15]" office:value-type="float" office:value="-283.5" calcext:value-type="float">
            <text:p>-283.50</text:p>
          </table:table-cell>
          <table:table-cell/>
          <table:table-cell table:style-name="ce457" office:value-type="string" calcext:value-type="string">
            <text:p>DENWA TECHNOLOGY CORP</text:p>
          </table:table-cell>
          <table:table-cell table:style-name="ce464" office:value-type="float" office:value="2205.9" calcext:value-type="float">
            <text:p>2205.90</text:p>
          </table:table-cell>
          <table:table-cell table:style-name="ce464" table:number-columns-repeated="3"/>
          <table:table-cell table:style-name="ce464" table:formula="of:=[.J15]-[.L15]" office:value-type="float" office:value="2205.9" calcext:value-type="float">
            <text:p>2205.90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4105.4" calcext:value-type="float">
            <text:p>14,105</text:p>
          </table:table-cell>
          <table:table-cell table:style-name="ce444" office:value-type="float" office:value="125.608587" calcext:value-type="float">
            <text:p>125.61</text:p>
          </table:table-cell>
          <table:table-cell table:style-name="ce448" office:value-type="float" office:value="29916.2" calcext:value-type="float">
            <text:p>29,916</text:p>
          </table:table-cell>
          <table:table-cell table:style-name="ce449" office:value-type="float" office:value="266.403761" calcext:value-type="float">
            <text:p>266.40</text:p>
          </table:table-cell>
          <table:table-cell table:style-name="ce453" table:formula="of:=[.F16]-[.D16]" office:value-type="float" office:value="140.795174" calcext:value-type="float">
            <text:p>140.80</text:p>
          </table:table-cell>
          <table:table-cell/>
          <table:table-cell table:style-name="ce458"/>
          <table:table-cell table:style-name="ce465" table:number-columns-repeated="4"/>
          <table:table-cell table:style-name="ce465" table:formula="of:=[.J16]-[.L1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430" office:value-type="string" calcext:value-type="string">
            <text:p>Ener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17]-[.D17]" office:value-type="float" office:value="-135.3" calcext:value-type="float">
            <text:p>-135.30</text:p>
          </table:table-cell>
          <table:table-cell/>
          <table:table-cell table:style-name="ce459"/>
          <table:table-cell table:style-name="ce466" table:formula="of:=SUM([.J7:.J15])" office:value-type="float" office:value="141937.67" calcext:value-type="float">
            <text:p>141937.67</text:p>
          </table:table-cell>
          <table:table-cell table:style-name="ce466"/>
          <table:table-cell table:style-name="ce466" table:formula="of:=SUM([.L7:.L15])" office:value-type="float" office:value="97554.276194875" calcext:value-type="float">
            <text:p>97554.28</text:p>
          </table:table-cell>
          <table:table-cell table:style-name="ce466"/>
          <table:table-cell table:style-name="ce466" table:formula="of:=SUM([.N7:.N15])" office:value-type="float" office:value="44383.393805125" calcext:value-type="float">
            <text:p>44383.39</text:p>
          </table:table-cell>
          <table:table-cell table:number-columns-repeated="1010"/>
        </table:table-row>
        <table:table-row table:style-name="ro1">
          <table:table-cell table:style-name="ce431" office:value-type="string" calcext:value-type="string">
            <text:p>Ener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78261.45" calcext:value-type="float">
            <text:p>178,261</text:p>
          </table:table-cell>
          <table:table-cell table:style-name="ce445" office:value-type="float" office:value="2122.20256225" calcext:value-type="float">
            <text:p>2,122.20</text:p>
          </table:table-cell>
          <table:table-cell table:style-name="ce439" office:value-type="float" office:value="594629.35" calcext:value-type="float">
            <text:p>594,629</text:p>
          </table:table-cell>
          <table:table-cell table:style-name="ce450" office:value-type="float" office:value="5295.17436175" calcext:value-type="float">
            <text:p>5,295.17</text:p>
          </table:table-cell>
          <table:table-cell table:style-name="ce454" table:formula="of:=[.F18]-[.D18]" office:value-type="float" office:value="3172.9717995" calcext:value-type="float">
            <text:p>3172.9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4428.48" calcext:value-type="float">
            <text:p>24,428</text:p>
          </table:table-cell>
          <table:table-cell table:style-name="ce444" office:value-type="float" office:value="329.0516256" calcext:value-type="float">
            <text:p>329.05</text:p>
          </table:table-cell>
          <table:table-cell table:style-name="ce448" office:value-type="float" office:value="73324.35" calcext:value-type="float">
            <text:p>73,324</text:p>
          </table:table-cell>
          <table:table-cell table:style-name="ce449" office:value-type="float" office:value="652.95333675" calcext:value-type="float">
            <text:p>652.95</text:p>
          </table:table-cell>
          <table:table-cell table:style-name="ce453" table:formula="of:=[.F19]-[.D19]" office:value-type="float" office:value="323.90171115" calcext:value-type="float">
            <text:p>323.90</text:p>
          </table:table-cell>
          <table:table-cell/>
          <table:table-cell office:value-type="string" calcext:value-type="string">
            <text:p>Resumen Anual de Facturas emitidas según revisión Física</text:p>
          </table:table-cell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14509.58" calcext:value-type="float">
            <text:p>214,510</text:p>
          </table:table-cell>
          <table:table-cell table:style-name="ce444" office:value-type="float" office:value="2177.272237" calcext:value-type="float">
            <text:p>2,177.27</text:p>
          </table:table-cell>
          <table:table-cell table:style-name="ce448" office:value-type="float" office:value="582471.55" calcext:value-type="float">
            <text:p>582,472</text:p>
          </table:table-cell>
          <table:table-cell table:style-name="ce449" office:value-type="float" office:value="5186.90915275" calcext:value-type="float">
            <text:p>5,186.91</text:p>
          </table:table-cell>
          <table:table-cell table:style-name="ce453" table:formula="of:=[.F20]-[.D20]" office:value-type="float" office:value="3009.63691575" calcext:value-type="float">
            <text:p>3009.64</text:p>
          </table:table-cell>
          <table:table-cell/>
          <table:table-cell table:style-name="ce460" office:value-type="string" calcext:value-type="string">
            <text:p>CNT Móvil</text:p>
          </table:table-cell>
          <table:table-cell table:style-name="ce467" office:value-type="float" office:value="4552.2608544" calcext:value-type="float">
            <text:p>4,552.26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15716.49" calcext:value-type="float">
            <text:p>115,716</text:p>
          </table:table-cell>
          <table:table-cell table:style-name="ce444" office:value-type="float" office:value="1167.6349895" calcext:value-type="float">
            <text:p>1,167.63</text:p>
          </table:table-cell>
          <table:table-cell table:style-name="ce448" office:value-type="float" office:value="409874.55" calcext:value-type="float">
            <text:p>409,875</text:p>
          </table:table-cell>
          <table:table-cell table:style-name="ce449" office:value-type="float" office:value="3655.156763375" calcext:value-type="float">
            <text:p>3,655.16</text:p>
          </table:table-cell>
          <table:table-cell table:style-name="ce453" table:formula="of:=[.F21]-[.D21]" office:value-type="float" office:value="2487.521773875" calcext:value-type="float">
            <text:p>2487.52</text:p>
          </table:table-cell>
          <table:table-cell/>
          <table:table-cell table:style-name="ce461" office:value-type="string" calcext:value-type="string">
            <text:p>CNT-EP Fijo</text:p>
          </table:table-cell>
          <table:table-cell table:style-name="ce468" office:value-type="float" office:value="24855.047507675" calcext:value-type="float">
            <text:p>24,855.05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2770.57" calcext:value-type="float">
            <text:p>12,771</text:p>
          </table:table-cell>
          <table:table-cell table:style-name="ce444" office:value-type="float" office:value="113.091570583333" calcext:value-type="float">
            <text:p>113.09</text:p>
          </table:table-cell>
          <table:table-cell table:style-name="ce448" office:value-type="float" office:value="11565.7" calcext:value-type="float">
            <text:p>11,566</text:p>
          </table:table-cell>
          <table:table-cell table:style-name="ce449" office:value-type="float" office:value="102.578476" calcext:value-type="float">
            <text:p>102.58</text:p>
          </table:table-cell>
          <table:table-cell table:style-name="ce453" table:formula="of:=[.F22]-[.D22]" office:value-type="float" office:value="-10.513094583333" calcext:value-type="float">
            <text:p>-10.51</text:p>
          </table:table-cell>
          <table:table-cell/>
          <table:table-cell table:style-name="ce461" office:value-type="string" calcext:value-type="string">
            <text:p>Conecel Fijo</text:p>
          </table:table-cell>
          <table:table-cell table:style-name="ce468" office:value-type="float" office:value="1272.35604708333" calcext:value-type="float">
            <text:p>1,272.36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1801.25" calcext:value-type="float">
            <text:p>1,801</text:p>
          </table:table-cell>
          <table:table-cell table:style-name="ce444" office:value-type="float" office:value="16.04013125" calcext:value-type="float">
            <text:p>16.04</text:p>
          </table:table-cell>
          <table:table-cell table:style-name="ce448" office:value-type="float" office:value="4904.35" calcext:value-type="float">
            <text:p>4,904</text:p>
          </table:table-cell>
          <table:table-cell table:style-name="ce449" office:value-type="float" office:value="43.67323675" calcext:value-type="float">
            <text:p>43.67</text:p>
          </table:table-cell>
          <table:table-cell table:style-name="ce453" table:formula="of:=[.F23]-[.D23]" office:value-type="float" office:value="27.6331055" calcext:value-type="float">
            <text:p>27.63</text:p>
          </table:table-cell>
          <table:table-cell/>
          <table:table-cell table:style-name="ce461" office:value-type="string" calcext:value-type="string">
            <text:p>Conecel Móvil</text:p>
          </table:table-cell>
          <table:table-cell table:style-name="ce468" office:value-type="float" office:value="39958.785524" calcext:value-type="float">
            <text:p>39,958.79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24]-[.D24]" office:value-type="float" office:value="-283.5" calcext:value-type="float">
            <text:p>-283.50</text:p>
          </table:table-cell>
          <table:table-cell/>
          <table:table-cell table:style-name="ce461" office:value-type="string" calcext:value-type="string">
            <text:p>Etapa</text:p>
          </table:table-cell>
          <table:table-cell table:style-name="ce468" office:value-type="float" office:value="291.53429435" calcext:value-type="float">
            <text:p>291.53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25]-[.D25]" office:value-type="float" office:value="-135.3" calcext:value-type="float">
            <text:p>-135.30</text:p>
          </table:table-cell>
          <table:table-cell/>
          <table:table-cell table:style-name="ce461" office:value-type="string" calcext:value-type="string">
            <text:p>Etapa – EP</text:p>
          </table:table-cell>
          <table:table-cell table:style-name="ce468" office:value-type="float" office:value="3402" calcext:value-type="float">
            <text:p>3,402.00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Febrer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3600.5" calcext:value-type="float">
            <text:p>13,601</text:p>
          </table:table-cell>
          <table:table-cell table:style-name="ce444" office:value-type="float" office:value="121.1124525" calcext:value-type="float">
            <text:p>121.11</text:p>
          </table:table-cell>
          <table:table-cell table:style-name="ce448" office:value-type="float" office:value="25856.6333333333" calcext:value-type="float">
            <text:p>25,857</text:p>
          </table:table-cell>
          <table:table-cell table:style-name="ce449" office:value-type="float" office:value="230.253319833333" calcext:value-type="float">
            <text:p>230.25</text:p>
          </table:table-cell>
          <table:table-cell table:style-name="ce453" table:formula="of:=[.F26]-[.D26]" office:value-type="float" office:value="109.140867333333" calcext:value-type="float">
            <text:p>109.14</text:p>
          </table:table-cell>
          <table:table-cell/>
          <table:table-cell table:style-name="ce461" office:value-type="string" calcext:value-type="string">
            <text:p>Otecel</text:p>
          </table:table-cell>
          <table:table-cell table:style-name="ce468" office:value-type="float" office:value="20071.6737876667" calcext:value-type="float">
            <text:p>20,071.67</text:p>
          </table:table-cell>
          <table:table-cell table:number-columns-repeated="1014"/>
        </table:table-row>
        <table:table-row table:style-name="ro1">
          <table:table-cell table:style-name="ce431" office:value-type="string" calcext:value-type="string">
            <text:p>Febrer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61291.07" calcext:value-type="float">
            <text:p>161,291</text:p>
          </table:table-cell>
          <table:table-cell table:style-name="ce445" office:value-type="float" office:value="1920.17018835" calcext:value-type="float">
            <text:p>1,920.17</text:p>
          </table:table-cell>
          <table:table-cell table:style-name="ce439" office:value-type="float" office:value="521424.43" calcext:value-type="float">
            <text:p>521,424</text:p>
          </table:table-cell>
          <table:table-cell table:style-name="ce450" office:value-type="float" office:value="4643.28454915" calcext:value-type="float">
            <text:p>4,643.28</text:p>
          </table:table-cell>
          <table:table-cell table:style-name="ce454" table:formula="of:=[.F27]-[.D27]" office:value-type="float" office:value="2723.1143608" calcext:value-type="float">
            <text:p>2723.11</text:p>
          </table:table-cell>
          <table:table-cell/>
          <table:table-cell table:style-name="ce461" office:value-type="string" calcext:value-type="string">
            <text:p>Setel</text:p>
          </table:table-cell>
          <table:table-cell table:style-name="ce468" office:value-type="float" office:value="1527.0181797" calcext:value-type="float">
            <text:p>1,527.02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36277.63" calcext:value-type="float">
            <text:p>36,278</text:p>
          </table:table-cell>
          <table:table-cell table:style-name="ce444" office:value-type="float" office:value="488.6596761" calcext:value-type="float">
            <text:p>488.66</text:p>
          </table:table-cell>
          <table:table-cell table:style-name="ce448" office:value-type="float" office:value="88738.4666666667" calcext:value-type="float">
            <text:p>88,738</text:p>
          </table:table-cell>
          <table:table-cell table:style-name="ce449" office:value-type="float" office:value="790.216045666667" calcext:value-type="float">
            <text:p>790.22</text:p>
          </table:table-cell>
          <table:table-cell table:style-name="ce453" table:formula="of:=[.F28]-[.D28]" office:value-type="float" office:value="301.556369566667" calcext:value-type="float">
            <text:p>301.56</text:p>
          </table:table-cell>
          <table:table-cell/>
          <table:table-cell table:style-name="ce462" office:value-type="string" calcext:value-type="string">
            <text:p>Setel – cou</text:p>
          </table:table-cell>
          <table:table-cell table:style-name="ce469" office:value-type="float" office:value="1623.6" calcext:value-type="float">
            <text:p>1,623.60</text:p>
          </table:table-cell>
          <table:table-cell table:number-columns-repeated="1014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434745.87" calcext:value-type="float">
            <text:p>434,746</text:p>
          </table:table-cell>
          <table:table-cell table:style-name="ce444" office:value-type="float" office:value="4412.6705805" calcext:value-type="float">
            <text:p>4,412.67</text:p>
          </table:table-cell>
          <table:table-cell table:style-name="ce448" office:value-type="float" office:value="715707.333333333" calcext:value-type="float">
            <text:p>715,707</text:p>
          </table:table-cell>
          <table:table-cell table:style-name="ce449" office:value-type="float" office:value="6373.37380333333" calcext:value-type="float">
            <text:p>6,373.37</text:p>
          </table:table-cell>
          <table:table-cell table:style-name="ce453" table:formula="of:=[.F29]-[.D29]" office:value-type="float" office:value="1960.70322283333" calcext:value-type="float">
            <text:p>1960.7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211564.87" calcext:value-type="float">
            <text:p>211,565</text:p>
          </table:table-cell>
          <table:table-cell table:style-name="ce444" office:value-type="float" office:value="2133.92860741667" calcext:value-type="float">
            <text:p>2,133.93</text:p>
          </table:table-cell>
          <table:table-cell table:style-name="ce448" office:value-type="float" office:value="516123.483333333" calcext:value-type="float">
            <text:p>516,123</text:p>
          </table:table-cell>
          <table:table-cell table:style-name="ce449" office:value-type="float" office:value="4602.78702834167" calcext:value-type="float">
            <text:p>4,602.79</text:p>
          </table:table-cell>
          <table:table-cell table:style-name="ce453" table:formula="of:=[.F30]-[.D30]" office:value-type="float" office:value="2468.858420925" calcext:value-type="float">
            <text:p>2468.86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2779.28" calcext:value-type="float">
            <text:p>12,779</text:p>
          </table:table-cell>
          <table:table-cell table:style-name="ce444" office:value-type="float" office:value="113.458901833333" calcext:value-type="float">
            <text:p>113.46</text:p>
          </table:table-cell>
          <table:table-cell table:style-name="ce448" office:value-type="float" office:value="27150.5333333333" calcext:value-type="float">
            <text:p>27,151</text:p>
          </table:table-cell>
          <table:table-cell table:style-name="ce449" office:value-type="float" office:value="241.775499333333" calcext:value-type="float">
            <text:p>241.78</text:p>
          </table:table-cell>
          <table:table-cell table:style-name="ce453" table:formula="of:=[.F31]-[.D31]" office:value-type="float" office:value="128.3165975" calcext:value-type="float">
            <text:p>128.32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3203.3" calcext:value-type="float">
            <text:p>3,203</text:p>
          </table:table-cell>
          <table:table-cell table:style-name="ce444" office:value-type="float" office:value="28.5253865" calcext:value-type="float">
            <text:p>28.53</text:p>
          </table:table-cell>
          <table:table-cell table:style-name="ce448" office:value-type="float" office:value="7558.48333333333" calcext:value-type="float">
            <text:p>7,558</text:p>
          </table:table-cell>
          <table:table-cell table:style-name="ce449" office:value-type="float" office:value="67.3082940833333" calcext:value-type="float">
            <text:p>67.31</text:p>
          </table:table-cell>
          <table:table-cell table:style-name="ce453" table:formula="of:=[.F32]-[.D32]" office:value-type="float" office:value="38.7829075833333" calcext:value-type="float">
            <text:p>38.78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33]-[.D33]" office:value-type="float" office:value="-283.5" calcext:value-type="float">
            <text:p>-283.50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34]-[.D34]" office:value-type="float" office:value="-135.3" calcext:value-type="float">
            <text:p>-135.30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Marz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8197.12" calcext:value-type="float">
            <text:p>18,197</text:p>
          </table:table-cell>
          <table:table-cell table:style-name="ce444" office:value-type="float" office:value="161.836946916667" calcext:value-type="float">
            <text:p>161.84</text:p>
          </table:table-cell>
          <table:table-cell table:style-name="ce448" office:value-type="float" office:value="31062.4166666667" calcext:value-type="float">
            <text:p>31,062</text:p>
          </table:table-cell>
          <table:table-cell table:style-name="ce449" office:value-type="float" office:value="276.610820416667" calcext:value-type="float">
            <text:p>276.61</text:p>
          </table:table-cell>
          <table:table-cell table:style-name="ce453" table:formula="of:=[.F35]-[.D35]" office:value-type="float" office:value="114.7738735" calcext:value-type="float">
            <text:p>114.77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1" office:value-type="string" calcext:value-type="string">
            <text:p>Marz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207769.35" calcext:value-type="float">
            <text:p>207,769</text:p>
          </table:table-cell>
          <table:table-cell table:style-name="ce445" office:value-type="float" office:value="2473.49411175" calcext:value-type="float">
            <text:p>2,473.49</text:p>
          </table:table-cell>
          <table:table-cell table:style-name="ce439" office:value-type="float" office:value="630872.19" calcext:value-type="float">
            <text:p>630,872</text:p>
          </table:table-cell>
          <table:table-cell table:style-name="ce450" office:value-type="float" office:value="5617.91685195" calcext:value-type="float">
            <text:p>5,617.92</text:p>
          </table:table-cell>
          <table:table-cell table:style-name="ce453" table:formula="of:=[.F36]-[.D36]" office:value-type="float" office:value="3144.4227402" calcext:value-type="float">
            <text:p>3144.42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38606.22" calcext:value-type="float">
            <text:p>38,606</text:p>
          </table:table-cell>
          <table:table-cell table:style-name="ce444" office:value-type="float" office:value="520.0257834" calcext:value-type="float">
            <text:p>520.03</text:p>
          </table:table-cell>
          <table:table-cell table:style-name="ce448" office:value-type="float" office:value="96754.9666666667" calcext:value-type="float">
            <text:p>96,755</text:p>
          </table:table-cell>
          <table:table-cell table:style-name="ce449" office:value-type="float" office:value="861.602978166667" calcext:value-type="float">
            <text:p>861.60</text:p>
          </table:table-cell>
          <table:table-cell table:style-name="ce455" table:formula="of:=[.F37]-[.D37]" office:value-type="float" office:value="341.577194766667" calcext:value-type="float">
            <text:p>341.58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535171.12" calcext:value-type="float">
            <text:p>535,171</text:p>
          </table:table-cell>
          <table:table-cell table:style-name="ce444" office:value-type="float" office:value="5431.986868" calcext:value-type="float">
            <text:p>5,431.99</text:p>
          </table:table-cell>
          <table:table-cell table:style-name="ce448" office:value-type="float" office:value="756881.983333333" calcext:value-type="float">
            <text:p>756,882</text:p>
          </table:table-cell>
          <table:table-cell table:style-name="ce449" office:value-type="float" office:value="6740.03406158333" calcext:value-type="float">
            <text:p>6,740.03</text:p>
          </table:table-cell>
          <table:table-cell table:style-name="ce453" table:formula="of:=[.F38]-[.D38]" office:value-type="float" office:value="1308.04719358333" calcext:value-type="float">
            <text:p>1308.05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244300.56" calcext:value-type="float">
            <text:p>244,301</text:p>
          </table:table-cell>
          <table:table-cell table:style-name="ce444" office:value-type="float" office:value="2464.77695858333" calcext:value-type="float">
            <text:p>2,464.78</text:p>
          </table:table-cell>
          <table:table-cell table:style-name="ce448" office:value-type="float" office:value="564021.683333333" calcext:value-type="float">
            <text:p>564,022</text:p>
          </table:table-cell>
          <table:table-cell table:style-name="ce449" office:value-type="float" office:value="5020.50058661667" calcext:value-type="float">
            <text:p>5,020.50</text:p>
          </table:table-cell>
          <table:table-cell table:style-name="ce453" table:formula="of:=[.F39]-[.D39]" office:value-type="float" office:value="2555.72362803334" calcext:value-type="float">
            <text:p>2555.72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0660.17" calcext:value-type="float">
            <text:p>10,660</text:p>
          </table:table-cell>
          <table:table-cell table:style-name="ce444" office:value-type="float" office:value="94.8063404166667" calcext:value-type="float">
            <text:p>94.81</text:p>
          </table:table-cell>
          <table:table-cell table:style-name="ce448" office:value-type="float" office:value="28937.25" calcext:value-type="float">
            <text:p>28,937</text:p>
          </table:table-cell>
          <table:table-cell table:style-name="ce449" office:value-type="float" office:value="257.0063145" calcext:value-type="float">
            <text:p>257.01</text:p>
          </table:table-cell>
          <table:table-cell table:style-name="ce453" table:formula="of:=[.F40]-[.D40]" office:value-type="float" office:value="162.199974083333" calcext:value-type="float">
            <text:p>162.20</text:p>
          </table:table-cell>
          <table:table-cell table:number-columns-repeated="2"/>
          <table:table-cell table:style-name="ce427"/>
          <table:table-cell table:number-columns-repeated="1014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2090.22" calcext:value-type="float">
            <text:p>2,090</text:p>
          </table:table-cell>
          <table:table-cell table:style-name="ce444" office:value-type="float" office:value="18.6134091" calcext:value-type="float">
            <text:p>18.61</text:p>
          </table:table-cell>
          <table:table-cell table:style-name="ce448" office:value-type="float" office:value="7678.08333333333" calcext:value-type="float">
            <text:p>7,678</text:p>
          </table:table-cell>
          <table:table-cell table:style-name="ce449" office:value-type="float" office:value="68.3733320833333" calcext:value-type="float">
            <text:p>68.37</text:p>
          </table:table-cell>
          <table:table-cell table:style-name="ce453" table:formula="of:=[.F41]-[.D41]" office:value-type="float" office:value="49.7599229833333" calcext:value-type="float">
            <text:p>49.76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42]-[.D42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43]-[.D43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bril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5771.33" calcext:value-type="float">
            <text:p>15,771</text:p>
          </table:table-cell>
          <table:table-cell table:style-name="ce444" office:value-type="float" office:value="140.44369365" calcext:value-type="float">
            <text:p>140.44</text:p>
          </table:table-cell>
          <table:table-cell table:style-name="ce448" office:value-type="float" office:value="30974.45" calcext:value-type="float">
            <text:p>30,974</text:p>
          </table:table-cell>
          <table:table-cell table:style-name="ce449" office:value-type="float" office:value="275.82747725" calcext:value-type="float">
            <text:p>275.83</text:p>
          </table:table-cell>
          <table:table-cell table:style-name="ce453" table:formula="of:=[.F44]-[.D44]" office:value-type="float" office:value="135.3837836" calcext:value-type="float">
            <text:p>135.38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Abril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79550.48" calcext:value-type="float">
            <text:p>179,550</text:p>
          </table:table-cell>
          <table:table-cell table:style-name="ce445" office:value-type="float" office:value="2137.5484644" calcext:value-type="float">
            <text:p>2,137.55</text:p>
          </table:table-cell>
          <table:table-cell table:style-name="ce439" office:value-type="float" office:value="630449.56" calcext:value-type="float">
            <text:p>630,450</text:p>
          </table:table-cell>
          <table:table-cell table:style-name="ce450" office:value-type="float" office:value="5614.1533318" calcext:value-type="float">
            <text:p>5,614.15</text:p>
          </table:table-cell>
          <table:table-cell table:style-name="ce454" table:formula="of:=[.F45]-[.D45]" office:value-type="float" office:value="3476.6048674" calcext:value-type="float">
            <text:p>3476.6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3877.44" calcext:value-type="float">
            <text:p>23,877</text:p>
          </table:table-cell>
          <table:table-cell table:style-name="ce444" office:value-type="float" office:value="321.6291168" calcext:value-type="float">
            <text:p>321.63</text:p>
          </table:table-cell>
          <table:table-cell table:style-name="ce448" office:value-type="float" office:value="104743.983333333" calcext:value-type="float">
            <text:p>104,744</text:p>
          </table:table-cell>
          <table:table-cell table:style-name="ce449" office:value-type="float" office:value="932.745171583333" calcext:value-type="float">
            <text:p>932.75</text:p>
          </table:table-cell>
          <table:table-cell table:style-name="ce453" table:formula="of:=[.F46]-[.D46]" office:value-type="float" office:value="611.116054783333" calcext:value-type="float">
            <text:p>611.1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33275.25" calcext:value-type="float">
            <text:p>233,275</text:p>
          </table:table-cell>
          <table:table-cell table:style-name="ce444" office:value-type="float" office:value="2367.7437875" calcext:value-type="float">
            <text:p>2,367.74</text:p>
          </table:table-cell>
          <table:table-cell table:style-name="ce448" office:value-type="float" office:value="844111.183333333" calcext:value-type="float">
            <text:p>844,111</text:p>
          </table:table-cell>
          <table:table-cell table:style-name="ce449" office:value-type="float" office:value="7516.81008758333" calcext:value-type="float">
            <text:p>7,516.81</text:p>
          </table:table-cell>
          <table:table-cell table:style-name="ce453" table:formula="of:=[.F47]-[.D47]" office:value-type="float" office:value="5149.06630008333" calcext:value-type="float">
            <text:p>5149.0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40799.47" calcext:value-type="float">
            <text:p>140,799</text:p>
          </table:table-cell>
          <table:table-cell table:style-name="ce444" office:value-type="float" office:value="1420.08969725" calcext:value-type="float">
            <text:p>1,420.09</text:p>
          </table:table-cell>
          <table:table-cell table:style-name="ce448" office:value-type="float" office:value="620140.8" calcext:value-type="float">
            <text:p>620,141</text:p>
          </table:table-cell>
          <table:table-cell table:style-name="ce449" office:value-type="float" office:value="5520.16274875" calcext:value-type="float">
            <text:p>5,520.16</text:p>
          </table:table-cell>
          <table:table-cell table:style-name="ce453" table:formula="of:=[.F48]-[.D48]" office:value-type="float" office:value="4100.0730515" calcext:value-type="float">
            <text:p>4100.0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0452.92" calcext:value-type="float">
            <text:p>10,453</text:p>
          </table:table-cell>
          <table:table-cell table:style-name="ce444" office:value-type="float" office:value="92.8041995833333" calcext:value-type="float">
            <text:p>92.80</text:p>
          </table:table-cell>
          <table:table-cell table:style-name="ce448" office:value-type="float" office:value="35397.8333333333" calcext:value-type="float">
            <text:p>35,398</text:p>
          </table:table-cell>
          <table:table-cell table:style-name="ce449" office:value-type="float" office:value="315.217705833333" calcext:value-type="float">
            <text:p>315.22</text:p>
          </table:table-cell>
          <table:table-cell table:style-name="ce453" table:formula="of:=[.F49]-[.D49]" office:value-type="float" office:value="222.41350625" calcext:value-type="float">
            <text:p>222.41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3429.4" calcext:value-type="float">
            <text:p>3,429</text:p>
          </table:table-cell>
          <table:table-cell table:style-name="ce444" office:value-type="float" office:value="30.538807" calcext:value-type="float">
            <text:p>30.54</text:p>
          </table:table-cell>
          <table:table-cell table:style-name="ce448" office:value-type="float" office:value="6804.4" calcext:value-type="float">
            <text:p>6,804</text:p>
          </table:table-cell>
          <table:table-cell table:style-name="ce449" office:value-type="float" office:value="60.593182" calcext:value-type="float">
            <text:p>60.59</text:p>
          </table:table-cell>
          <table:table-cell table:style-name="ce453" table:formula="of:=[.F50]-[.D50]" office:value-type="float" office:value="30.054375" calcext:value-type="float">
            <text:p>30.05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51]-[.D51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52]-[.D52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May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6407.23" calcext:value-type="float">
            <text:p>16,407</text:p>
          </table:table-cell>
          <table:table-cell table:style-name="ce444" office:value-type="float" office:value="146.10638315" calcext:value-type="float">
            <text:p>146.11</text:p>
          </table:table-cell>
          <table:table-cell table:style-name="ce448" office:value-type="float" office:value="33751.1333333333" calcext:value-type="float">
            <text:p>33,751</text:p>
          </table:table-cell>
          <table:table-cell table:style-name="ce449" office:value-type="float" office:value="300.553842333333" calcext:value-type="float">
            <text:p>300.55</text:p>
          </table:table-cell>
          <table:table-cell table:style-name="ce453" table:formula="of:=[.F53]-[.D53]" office:value-type="float" office:value="154.447459183333" calcext:value-type="float">
            <text:p>154.45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May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76588.27" calcext:value-type="float">
            <text:p>176,588</text:p>
          </table:table-cell>
          <table:table-cell table:style-name="ce445" office:value-type="float" office:value="2102.28335435" calcext:value-type="float">
            <text:p>2,102.28</text:p>
          </table:table-cell>
          <table:table-cell table:style-name="ce439" office:value-type="float" office:value="707165.75" calcext:value-type="float">
            <text:p>707,166</text:p>
          </table:table-cell>
          <table:table-cell table:style-name="ce450" office:value-type="float" office:value="6297.31100375" calcext:value-type="float">
            <text:p>6,297.31</text:p>
          </table:table-cell>
          <table:table-cell table:style-name="ce453" table:formula="of:=[.F54]-[.D54]" office:value-type="float" office:value="4195.0276494" calcext:value-type="float">
            <text:p>4195.0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3477.52" calcext:value-type="float">
            <text:p>23,478</text:p>
          </table:table-cell>
          <table:table-cell table:style-name="ce444" office:value-type="float" office:value="316.2421944" calcext:value-type="float">
            <text:p>316.24</text:p>
          </table:table-cell>
          <table:table-cell table:style-name="ce448" office:value-type="float" office:value="86452.7333333333" calcext:value-type="float">
            <text:p>86,453</text:p>
          </table:table-cell>
          <table:table-cell table:style-name="ce449" office:value-type="float" office:value="769.861590333333" calcext:value-type="float">
            <text:p>769.86</text:p>
          </table:table-cell>
          <table:table-cell table:style-name="ce455" table:formula="of:=[.F55]-[.D55]" office:value-type="float" office:value="453.619395933333" calcext:value-type="float">
            <text:p>453.6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58011.87" calcext:value-type="float">
            <text:p>258,012</text:p>
          </table:table-cell>
          <table:table-cell table:style-name="ce444" office:value-type="float" office:value="2618.8204805" calcext:value-type="float">
            <text:p>2,618.82</text:p>
          </table:table-cell>
          <table:table-cell table:style-name="ce448" office:value-type="float" office:value="731569.333333333" calcext:value-type="float">
            <text:p>731,569</text:p>
          </table:table-cell>
          <table:table-cell table:style-name="ce449" office:value-type="float" office:value="6514.62491333333" calcext:value-type="float">
            <text:p>6,514.62</text:p>
          </table:table-cell>
          <table:table-cell table:style-name="ce453" table:formula="of:=[.F56]-[.D56]" office:value-type="float" office:value="3895.80443283333" calcext:value-type="float">
            <text:p>3895.8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40963.38" calcext:value-type="float">
            <text:p>140,963</text:p>
          </table:table-cell>
          <table:table-cell table:style-name="ce444" office:value-type="float" office:value="1421.24606983333" calcext:value-type="float">
            <text:p>1,421.25</text:p>
          </table:table-cell>
          <table:table-cell table:style-name="ce448" office:value-type="float" office:value="541016.85" calcext:value-type="float">
            <text:p>541,017</text:p>
          </table:table-cell>
          <table:table-cell table:style-name="ce449" office:value-type="float" office:value="4820.87803275" calcext:value-type="float">
            <text:p>4,820.88</text:p>
          </table:table-cell>
          <table:table-cell table:style-name="ce453" table:formula="of:=[.F57]-[.D57]" office:value-type="float" office:value="3399.63196291667" calcext:value-type="float">
            <text:p>3399.6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1465.67" calcext:value-type="float">
            <text:p>11,466</text:p>
          </table:table-cell>
          <table:table-cell table:style-name="ce444" office:value-type="float" office:value="101.730126333333" calcext:value-type="float">
            <text:p>101.73</text:p>
          </table:table-cell>
          <table:table-cell table:style-name="ce448" office:value-type="float" office:value="29191.7166666667" calcext:value-type="float">
            <text:p>29,192</text:p>
          </table:table-cell>
          <table:table-cell table:style-name="ce449" office:value-type="float" office:value="259.952236916667" calcext:value-type="float">
            <text:p>259.95</text:p>
          </table:table-cell>
          <table:table-cell table:style-name="ce453" table:formula="of:=[.F58]-[.D58]" office:value-type="float" office:value="158.222110583334" calcext:value-type="float">
            <text:p>158.2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4082.9" calcext:value-type="float">
            <text:p>4,083</text:p>
          </table:table-cell>
          <table:table-cell table:style-name="ce444" office:value-type="float" office:value="36.3582245" calcext:value-type="float">
            <text:p>36.36</text:p>
          </table:table-cell>
          <table:table-cell table:style-name="ce448" office:value-type="float" office:value="7589.45" calcext:value-type="float">
            <text:p>7,589</text:p>
          </table:table-cell>
          <table:table-cell table:style-name="ce449" office:value-type="float" office:value="67.58405225" calcext:value-type="float">
            <text:p>67.58</text:p>
          </table:table-cell>
          <table:table-cell table:style-name="ce453" table:formula="of:=[.F59]-[.D59]" office:value-type="float" office:value="31.22582775" calcext:value-type="float">
            <text:p>31.2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60]-[.D60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61]-[.D61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ni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6399.45" calcext:value-type="float">
            <text:p>16,399</text:p>
          </table:table-cell>
          <table:table-cell table:style-name="ce444" office:value-type="float" office:value="145.53557265" calcext:value-type="float">
            <text:p>145.54</text:p>
          </table:table-cell>
          <table:table-cell table:style-name="ce448" office:value-type="float" office:value="31078.95" calcext:value-type="float">
            <text:p>31,079</text:p>
          </table:table-cell>
          <table:table-cell table:style-name="ce449" office:value-type="float" office:value="276.75804975" calcext:value-type="float">
            <text:p>276.76</text:p>
          </table:table-cell>
          <table:table-cell table:style-name="ce453" table:formula="of:=[.F62]-[.D62]" office:value-type="float" office:value="131.2224771" calcext:value-type="float">
            <text:p>131.22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Juni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81975.63" calcext:value-type="float">
            <text:p>181,976</text:p>
          </table:table-cell>
          <table:table-cell table:style-name="ce445" office:value-type="float" office:value="2166.41987515" calcext:value-type="float">
            <text:p>2,166.42</text:p>
          </table:table-cell>
          <table:table-cell table:style-name="ce439" office:value-type="float" office:value="612883.97" calcext:value-type="float">
            <text:p>612,884</text:p>
          </table:table-cell>
          <table:table-cell table:style-name="ce450" office:value-type="float" office:value="5457.73175285" calcext:value-type="float">
            <text:p>5,457.73</text:p>
          </table:table-cell>
          <table:table-cell table:style-name="ce454" table:formula="of:=[.F63]-[.D63]" office:value-type="float" office:value="3291.3118777" calcext:value-type="float">
            <text:p>3291.31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2437.72" calcext:value-type="float">
            <text:p>22,438</text:p>
          </table:table-cell>
          <table:table-cell table:style-name="ce444" office:value-type="float" office:value="302.2360884" calcext:value-type="float">
            <text:p>302.24</text:p>
          </table:table-cell>
          <table:table-cell table:style-name="ce448" office:value-type="float" office:value="74888.1" calcext:value-type="float">
            <text:p>74,888</text:p>
          </table:table-cell>
          <table:table-cell table:style-name="ce449" office:value-type="float" office:value="666.8785305" calcext:value-type="float">
            <text:p>666.88</text:p>
          </table:table-cell>
          <table:table-cell table:style-name="ce453" table:formula="of:=[.F64]-[.D64]" office:value-type="float" office:value="364.6424421" calcext:value-type="float">
            <text:p>364.64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54361.65" calcext:value-type="float">
            <text:p>254,362</text:p>
          </table:table-cell>
          <table:table-cell table:style-name="ce444" office:value-type="float" office:value="2581.7707475" calcext:value-type="float">
            <text:p>2,581.77</text:p>
          </table:table-cell>
          <table:table-cell table:style-name="ce448" office:value-type="float" office:value="678504.716666667" calcext:value-type="float">
            <text:p>678,505</text:p>
          </table:table-cell>
          <table:table-cell table:style-name="ce449" office:value-type="float" office:value="6042.08450191667" calcext:value-type="float">
            <text:p>6,042.08</text:p>
          </table:table-cell>
          <table:table-cell table:style-name="ce453" table:formula="of:=[.F65]-[.D65]" office:value-type="float" office:value="3460.31375441667" calcext:value-type="float">
            <text:p>3460.31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43095.77" calcext:value-type="float">
            <text:p>143,096</text:p>
          </table:table-cell>
          <table:table-cell table:style-name="ce444" office:value-type="float" office:value="1442.985103" calcext:value-type="float">
            <text:p>1,442.99</text:p>
          </table:table-cell>
          <table:table-cell table:style-name="ce448" office:value-type="float" office:value="521482.55" calcext:value-type="float">
            <text:p>521,483</text:p>
          </table:table-cell>
          <table:table-cell table:style-name="ce449" office:value-type="float" office:value="4649.3081583" calcext:value-type="float">
            <text:p>4,649.31</text:p>
          </table:table-cell>
          <table:table-cell table:style-name="ce453" table:formula="of:=[.F66]-[.D66]" office:value-type="float" office:value="3206.3230553" calcext:value-type="float">
            <text:p>3206.3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1522.37" calcext:value-type="float">
            <text:p>11,522</text:p>
          </table:table-cell>
          <table:table-cell table:style-name="ce444" office:value-type="float" office:value="102.438964333333" calcext:value-type="float">
            <text:p>102.44</text:p>
          </table:table-cell>
          <table:table-cell table:style-name="ce448" office:value-type="float" office:value="27834.3666666667" calcext:value-type="float">
            <text:p>27,834</text:p>
          </table:table-cell>
          <table:table-cell table:style-name="ce449" office:value-type="float" office:value="247.4191915" calcext:value-type="float">
            <text:p>247.42</text:p>
          </table:table-cell>
          <table:table-cell table:style-name="ce453" table:formula="of:=[.F67]-[.D67]" office:value-type="float" office:value="144.980227166667" calcext:value-type="float">
            <text:p>144.98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3480.62" calcext:value-type="float">
            <text:p>3,481</text:p>
          </table:table-cell>
          <table:table-cell table:style-name="ce444" office:value-type="float" office:value="30.9949211" calcext:value-type="float">
            <text:p>30.99</text:p>
          </table:table-cell>
          <table:table-cell table:style-name="ce448" office:value-type="float" office:value="6729.96666666667" calcext:value-type="float">
            <text:p>6,730</text:p>
          </table:table-cell>
          <table:table-cell table:style-name="ce449" office:value-type="float" office:value="59.9303531666667" calcext:value-type="float">
            <text:p>59.93</text:p>
          </table:table-cell>
          <table:table-cell table:style-name="ce453" table:formula="of:=[.F68]-[.D68]" office:value-type="float" office:value="28.9354320666667" calcext:value-type="float">
            <text:p>28.94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69]-[.D69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70]-[.D70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Juli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4609.25" calcext:value-type="float">
            <text:p>14,609</text:p>
          </table:table-cell>
          <table:table-cell table:style-name="ce444" office:value-type="float" office:value="129.870371583333" calcext:value-type="float">
            <text:p>129.87</text:p>
          </table:table-cell>
          <table:table-cell table:style-name="ce448" office:value-type="float" office:value="27552.8166666667" calcext:value-type="float">
            <text:p>27,553</text:p>
          </table:table-cell>
          <table:table-cell table:style-name="ce449" office:value-type="float" office:value="245.357832416667" calcext:value-type="float">
            <text:p>245.36</text:p>
          </table:table-cell>
          <table:table-cell table:style-name="ce453" table:formula="of:=[.F71]-[.D71]" office:value-type="float" office:value="115.487460833334" calcext:value-type="float">
            <text:p>115.49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Juli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69513.65" calcext:value-type="float">
            <text:p>169,514</text:p>
          </table:table-cell>
          <table:table-cell table:style-name="ce445" office:value-type="float" office:value="2018.06000325" calcext:value-type="float">
            <text:p>2,018.06</text:p>
          </table:table-cell>
          <table:table-cell table:style-name="ce439" office:value-type="float" office:value="520666.56" calcext:value-type="float">
            <text:p>520,667</text:p>
          </table:table-cell>
          <table:table-cell table:style-name="ce450" office:value-type="float" office:value="4636.5357168" calcext:value-type="float">
            <text:p>4,636.54</text:p>
          </table:table-cell>
          <table:table-cell table:style-name="ce453" table:formula="of:=[.F72]-[.D72]" office:value-type="float" office:value="2618.47571355" calcext:value-type="float">
            <text:p>2618.48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5336.54" calcext:value-type="float">
            <text:p>25,337</text:p>
          </table:table-cell>
          <table:table-cell table:style-name="ce444" office:value-type="float" office:value="341.2831938" calcext:value-type="float">
            <text:p>341.28</text:p>
          </table:table-cell>
          <table:table-cell table:style-name="ce448" office:value-type="float" office:value="84088.6" calcext:value-type="float">
            <text:p>84,089</text:p>
          </table:table-cell>
          <table:table-cell table:style-name="ce449" office:value-type="float" office:value="748.808983" calcext:value-type="float">
            <text:p>748.81</text:p>
          </table:table-cell>
          <table:table-cell table:style-name="ce455" table:formula="of:=[.F73]-[.D73]" office:value-type="float" office:value="407.5257892" calcext:value-type="float">
            <text:p>407.5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67783.98" calcext:value-type="float">
            <text:p>267,784</text:p>
          </table:table-cell>
          <table:table-cell table:style-name="ce444" office:value-type="float" office:value="2718.007397" calcext:value-type="float">
            <text:p>2,718.01</text:p>
          </table:table-cell>
          <table:table-cell table:style-name="ce448" office:value-type="float" office:value="750009.5" calcext:value-type="float">
            <text:p>750,010</text:p>
          </table:table-cell>
          <table:table-cell table:style-name="ce449" office:value-type="float" office:value="6678.8345975" calcext:value-type="float">
            <text:p>6,678.83</text:p>
          </table:table-cell>
          <table:table-cell table:style-name="ce453" table:formula="of:=[.F74]-[.D74]" office:value-type="float" office:value="3960.8272005" calcext:value-type="float">
            <text:p>3960.8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58376.25" calcext:value-type="float">
            <text:p>158,376</text:p>
          </table:table-cell>
          <table:table-cell table:style-name="ce444" office:value-type="float" office:value="1596.20177208333" calcext:value-type="float">
            <text:p>1,596.20</text:p>
          </table:table-cell>
          <table:table-cell table:style-name="ce448" office:value-type="float" office:value="598415.566666667" calcext:value-type="float">
            <text:p>598,416</text:p>
          </table:table-cell>
          <table:table-cell table:style-name="ce449" office:value-type="float" office:value="5336.54795645833" calcext:value-type="float">
            <text:p>5,336.55</text:p>
          </table:table-cell>
          <table:table-cell table:style-name="ce453" table:formula="of:=[.F75]-[.D75]" office:value-type="float" office:value="3740.346184375" calcext:value-type="float">
            <text:p>3740.35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2047.45" calcext:value-type="float">
            <text:p>12,047</text:p>
          </table:table-cell>
          <table:table-cell table:style-name="ce444" office:value-type="float" office:value="106.17476025" calcext:value-type="float">
            <text:p>106.17</text:p>
          </table:table-cell>
          <table:table-cell table:style-name="ce448" office:value-type="float" office:value="29131.5166666667" calcext:value-type="float">
            <text:p>29,132</text:p>
          </table:table-cell>
          <table:table-cell table:style-name="ce449" office:value-type="float" office:value="259.416155916667" calcext:value-type="float">
            <text:p>259.42</text:p>
          </table:table-cell>
          <table:table-cell table:style-name="ce453" table:formula="of:=[.F76]-[.D76]" office:value-type="float" office:value="153.241395666667" calcext:value-type="float">
            <text:p>153.24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2445.96" calcext:value-type="float">
            <text:p>2,446</text:p>
          </table:table-cell>
          <table:table-cell table:style-name="ce444" office:value-type="float" office:value="21.7812738" calcext:value-type="float">
            <text:p>21.78</text:p>
          </table:table-cell>
          <table:table-cell table:style-name="ce448" office:value-type="float" office:value="6857.08333333333" calcext:value-type="float">
            <text:p>6,857</text:p>
          </table:table-cell>
          <table:table-cell table:style-name="ce449" office:value-type="float" office:value="61.0623270833333" calcext:value-type="float">
            <text:p>61.06</text:p>
          </table:table-cell>
          <table:table-cell table:style-name="ce453" table:formula="of:=[.F77]-[.D77]" office:value-type="float" office:value="39.2810532833333" calcext:value-type="float">
            <text:p>39.28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78]-[.D78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79]-[.D79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Agosto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2564.4" calcext:value-type="float">
            <text:p>12,564</text:p>
          </table:table-cell>
          <table:table-cell table:style-name="ce444" office:value-type="float" office:value="111.2332455" calcext:value-type="float">
            <text:p>111.23</text:p>
          </table:table-cell>
          <table:table-cell table:style-name="ce448" office:value-type="float" office:value="29941.2166666667" calcext:value-type="float">
            <text:p>29,941</text:p>
          </table:table-cell>
          <table:table-cell table:style-name="ce449" office:value-type="float" office:value="266.626534416667" calcext:value-type="float">
            <text:p>266.63</text:p>
          </table:table-cell>
          <table:table-cell table:style-name="ce453" table:formula="of:=[.F80]-[.D80]" office:value-type="float" office:value="155.393288916667" calcext:value-type="float">
            <text:p>155.39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Agosto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61537.93" calcext:value-type="float">
            <text:p>161,538</text:p>
          </table:table-cell>
          <table:table-cell table:style-name="ce445" office:value-type="float" office:value="1923.10905665" calcext:value-type="float">
            <text:p>1,923.11</text:p>
          </table:table-cell>
          <table:table-cell table:style-name="ce439" office:value-type="float" office:value="547005.2" calcext:value-type="float">
            <text:p>547,005</text:p>
          </table:table-cell>
          <table:table-cell table:style-name="ce450" office:value-type="float" office:value="4871.081306" calcext:value-type="float">
            <text:p>4,871.08</text:p>
          </table:table-cell>
          <table:table-cell table:style-name="ce454" table:formula="of:=[.F81]-[.D81]" office:value-type="float" office:value="2947.97224935" calcext:value-type="float">
            <text:p>2947.9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32688.98" calcext:value-type="float">
            <text:p>32,689</text:p>
          </table:table-cell>
          <table:table-cell table:style-name="ce444" office:value-type="float" office:value="440.3205606" calcext:value-type="float">
            <text:p>440.32</text:p>
          </table:table-cell>
          <table:table-cell table:style-name="ce448" office:value-type="float" office:value="81706.3" calcext:value-type="float">
            <text:p>81,706</text:p>
          </table:table-cell>
          <table:table-cell table:style-name="ce449" office:value-type="float" office:value="727.5946015" calcext:value-type="float">
            <text:p>727.59</text:p>
          </table:table-cell>
          <table:table-cell table:style-name="ce453" table:formula="of:=[.F82]-[.D82]" office:value-type="float" office:value="287.2740409" calcext:value-type="float">
            <text:p>287.2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314322.98" calcext:value-type="float">
            <text:p>314,323</text:p>
          </table:table-cell>
          <table:table-cell table:style-name="ce444" office:value-type="float" office:value="3190.378247" calcext:value-type="float">
            <text:p>3,190.38</text:p>
          </table:table-cell>
          <table:table-cell table:style-name="ce448" office:value-type="float" office:value="741215.083333333" calcext:value-type="float">
            <text:p>741,215</text:p>
          </table:table-cell>
          <table:table-cell table:style-name="ce449" office:value-type="float" office:value="6600.52031708333" calcext:value-type="float">
            <text:p>6,600.52</text:p>
          </table:table-cell>
          <table:table-cell table:style-name="ce453" table:formula="of:=[.F83]-[.D83]" office:value-type="float" office:value="3410.14207008333" calcext:value-type="float">
            <text:p>3410.14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85720.71" calcext:value-type="float">
            <text:p>185,721</text:p>
          </table:table-cell>
          <table:table-cell table:style-name="ce444" office:value-type="float" office:value="1870.10131525" calcext:value-type="float">
            <text:p>1,870.10</text:p>
          </table:table-cell>
          <table:table-cell table:style-name="ce448" office:value-type="float" office:value="597508.83" calcext:value-type="float">
            <text:p>597,509</text:p>
          </table:table-cell>
          <table:table-cell table:style-name="ce449" office:value-type="float" office:value="5336.5536705" calcext:value-type="float">
            <text:p>5,336.55</text:p>
          </table:table-cell>
          <table:table-cell table:style-name="ce453" table:formula="of:=[.F84]-[.D84]" office:value-type="float" office:value="3466.45235525" calcext:value-type="float">
            <text:p>3466.45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2529.03" calcext:value-type="float">
            <text:p>12,529</text:p>
          </table:table-cell>
          <table:table-cell table:style-name="ce444" office:value-type="float" office:value="110.913852833333" calcext:value-type="float">
            <text:p>110.91</text:p>
          </table:table-cell>
          <table:table-cell table:style-name="ce448" office:value-type="float" office:value="30318.35" calcext:value-type="float">
            <text:p>30,318</text:p>
          </table:table-cell>
          <table:table-cell table:style-name="ce449" office:value-type="float" office:value="269.98490675" calcext:value-type="float">
            <text:p>269.98</text:p>
          </table:table-cell>
          <table:table-cell table:style-name="ce453" table:formula="of:=[.F85]-[.D85]" office:value-type="float" office:value="159.071053916667" calcext:value-type="float">
            <text:p>159.0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2498.82" calcext:value-type="float">
            <text:p>2,499</text:p>
          </table:table-cell>
          <table:table-cell table:style-name="ce444" office:value-type="float" office:value="22.2519921" calcext:value-type="float">
            <text:p>22.25</text:p>
          </table:table-cell>
          <table:table-cell table:style-name="ce448" office:value-type="float" office:value="6542" calcext:value-type="float">
            <text:p>6,542</text:p>
          </table:table-cell>
          <table:table-cell table:style-name="ce449" office:value-type="float" office:value="58.25651" calcext:value-type="float">
            <text:p>58.26</text:p>
          </table:table-cell>
          <table:table-cell table:style-name="ce453" table:formula="of:=[.F86]-[.D86]" office:value-type="float" office:value="36.0045179" calcext:value-type="float">
            <text:p>36.0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87]-[.D87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88]-[.D88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Septiembre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2434.1" calcext:value-type="float">
            <text:p>12,434</text:p>
          </table:table-cell>
          <table:table-cell table:style-name="ce444" office:value-type="float" office:value="109.79090265" calcext:value-type="float">
            <text:p>109.79</text:p>
          </table:table-cell>
          <table:table-cell table:style-name="ce448" office:value-type="float" office:value="27965.67" calcext:value-type="float">
            <text:p>27,966</text:p>
          </table:table-cell>
          <table:table-cell table:style-name="ce449" office:value-type="float" office:value="249.03429135" calcext:value-type="float">
            <text:p>249.03</text:p>
          </table:table-cell>
          <table:table-cell table:style-name="ce453" table:formula="of:=[.F89]-[.D89]" office:value-type="float" office:value="139.2433887" calcext:value-type="float">
            <text:p>139.24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Septiembre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62276.32" calcext:value-type="float">
            <text:p>162,276</text:p>
          </table:table-cell>
          <table:table-cell table:style-name="ce445" office:value-type="float" office:value="1931.8995896" calcext:value-type="float">
            <text:p>1,931.90</text:p>
          </table:table-cell>
          <table:table-cell table:style-name="ce439" office:value-type="float" office:value="586588.23" calcext:value-type="float">
            <text:p>586,588</text:p>
          </table:table-cell>
          <table:table-cell table:style-name="ce450" office:value-type="float" office:value="5223.56818815" calcext:value-type="float">
            <text:p>5,223.57</text:p>
          </table:table-cell>
          <table:table-cell table:style-name="ce453" table:formula="of:=[.F90]-[.D90]" office:value-type="float" office:value="3291.66859855" calcext:value-type="float">
            <text:p>3291.6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5" office:value-type="string" calcext:value-type="string">
            <text:p>CNT Móvil</text:p>
          </table:table-cell>
          <table:table-cell table:style-name="ce438" office:value-type="float" office:value="26039.79" calcext:value-type="float">
            <text:p>26,040</text:p>
          </table:table-cell>
          <table:table-cell table:style-name="ce444" office:value-type="float" office:value="350.7559713" calcext:value-type="float">
            <text:p>350.76</text:p>
          </table:table-cell>
          <table:table-cell table:style-name="ce448" office:value-type="float" office:value="79506.6166666667" calcext:value-type="float">
            <text:p>79,507</text:p>
          </table:table-cell>
          <table:table-cell table:style-name="ce449" office:value-type="float" office:value="708.006421416667" calcext:value-type="float">
            <text:p>708.01</text:p>
          </table:table-cell>
          <table:table-cell table:style-name="ce455" table:formula="of:=[.F91]-[.D91]" office:value-type="float" office:value="357.250450116667" calcext:value-type="float">
            <text:p>357.25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70869.77" calcext:value-type="float">
            <text:p>270,870</text:p>
          </table:table-cell>
          <table:table-cell table:style-name="ce444" office:value-type="float" office:value="2749.3281655" calcext:value-type="float">
            <text:p>2,749.33</text:p>
          </table:table-cell>
          <table:table-cell table:style-name="ce448" office:value-type="float" office:value="696768.566666667" calcext:value-type="float">
            <text:p>696,769</text:p>
          </table:table-cell>
          <table:table-cell table:style-name="ce449" office:value-type="float" office:value="6204.72408616667" calcext:value-type="float">
            <text:p>6,204.72</text:p>
          </table:table-cell>
          <table:table-cell table:style-name="ce453" table:formula="of:=[.F92]-[.D92]" office:value-type="float" office:value="3455.39592066667" calcext:value-type="float">
            <text:p>3455.4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50410.486666667" calcext:value-type="float">
            <text:p>150,410</text:p>
          </table:table-cell>
          <table:table-cell table:style-name="ce444" office:value-type="float" office:value="1526.66643966667" calcext:value-type="float">
            <text:p>1,526.67</text:p>
          </table:table-cell>
          <table:table-cell table:style-name="ce448" office:value-type="float" office:value="557140.776666667" calcext:value-type="float">
            <text:p>557,141</text:p>
          </table:table-cell>
          <table:table-cell table:style-name="ce449" office:value-type="float" office:value="4961.33861621667" calcext:value-type="float">
            <text:p>4,961.34</text:p>
          </table:table-cell>
          <table:table-cell table:style-name="ce453" table:formula="of:=[.F93]-[.D93]" office:value-type="float" office:value="3434.67217655" calcext:value-type="float">
            <text:p>3434.6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3634.4166666667" calcext:value-type="float">
            <text:p>13,634</text:p>
          </table:table-cell>
          <table:table-cell table:style-name="ce444" office:value-type="float" office:value="121.414480416667" calcext:value-type="float">
            <text:p>121.41</text:p>
          </table:table-cell>
          <table:table-cell table:style-name="ce448" office:value-type="float" office:value="29488.85" calcext:value-type="float">
            <text:p>29,489</text:p>
          </table:table-cell>
          <table:table-cell table:style-name="ce449" office:value-type="float" office:value="262.59820925" calcext:value-type="float">
            <text:p>262.60</text:p>
          </table:table-cell>
          <table:table-cell table:style-name="ce453" table:formula="of:=[.F94]-[.D94]" office:value-type="float" office:value="141.183728833333" calcext:value-type="float">
            <text:p>141.18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3038.8" calcext:value-type="float">
            <text:p>3,039</text:p>
          </table:table-cell>
          <table:table-cell table:style-name="ce444" office:value-type="float" office:value="27.060514" calcext:value-type="float">
            <text:p>27.06</text:p>
          </table:table-cell>
          <table:table-cell table:style-name="ce448" office:value-type="float" office:value="6806.73333333333" calcext:value-type="float">
            <text:p>6,807</text:p>
          </table:table-cell>
          <table:table-cell table:style-name="ce449" office:value-type="float" office:value="60.6139603333333" calcext:value-type="float">
            <text:p>60.61</text:p>
          </table:table-cell>
          <table:table-cell table:style-name="ce453" table:formula="of:=[.F95]-[.D95]" office:value-type="float" office:value="33.5534463333333" calcext:value-type="float">
            <text:p>33.55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96]-[.D96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97]-[.D97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Octubre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2804.3833333333" calcext:value-type="float">
            <text:p>12,804</text:p>
          </table:table-cell>
          <table:table-cell table:style-name="ce444" office:value-type="float" office:value="114.023033583333" calcext:value-type="float">
            <text:p>114.02</text:p>
          </table:table-cell>
          <table:table-cell table:style-name="ce448" office:value-type="float" office:value="26077.9333333333" calcext:value-type="float">
            <text:p>26,078</text:p>
          </table:table-cell>
          <table:table-cell table:style-name="ce449" office:value-type="float" office:value="232.223996333333" calcext:value-type="float">
            <text:p>232.22</text:p>
          </table:table-cell>
          <table:table-cell table:style-name="ce453" table:formula="of:=[.F98]-[.D98]" office:value-type="float" office:value="118.20096275" calcext:value-type="float">
            <text:p>118.20</text:p>
          </table:table-cell>
          <table:table-cell table:number-columns-repeated="1017"/>
        </table:table-row>
        <table:table-row table:style-name="ro1">
          <table:table-cell table:style-name="ce431" office:value-type="string" calcext:value-type="string">
            <text:p>Octubre</text:p>
          </table:table-cell>
          <table:table-cell table:style-name="ce431" office:value-type="string" calcext:value-type="string">
            <text:p>CNT-EP Fijo</text:p>
          </table:table-cell>
          <table:table-cell table:style-name="ce439" office:value-type="float" office:value="163998.72" calcext:value-type="float">
            <text:p>163,999</text:p>
          </table:table-cell>
          <table:table-cell table:style-name="ce445" office:value-type="float" office:value="1952.4047616" calcext:value-type="float">
            <text:p>1,952.40</text:p>
          </table:table-cell>
          <table:table-cell table:style-name="ce439" office:value-type="float" office:value="533344.35" calcext:value-type="float">
            <text:p>533,344</text:p>
          </table:table-cell>
          <table:table-cell table:style-name="ce450" office:value-type="float" office:value="4749.43143675" calcext:value-type="float">
            <text:p>4,749.43</text:p>
          </table:table-cell>
          <table:table-cell table:style-name="ce454" table:formula="of:=[.F99]-[.D99]" office:value-type="float" office:value="2797.02667515" calcext:value-type="float">
            <text:p>2797.0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3364.26" calcext:value-type="float">
            <text:p>23,364</text:p>
          </table:table-cell>
          <table:table-cell table:style-name="ce444" office:value-type="float" office:value="314.7165822" calcext:value-type="float">
            <text:p>314.72</text:p>
          </table:table-cell>
          <table:table-cell table:style-name="ce448" office:value-type="float" office:value="67251.5166666667" calcext:value-type="float">
            <text:p>67,252</text:p>
          </table:table-cell>
          <table:table-cell table:style-name="ce449" office:value-type="float" office:value="598.874755916667" calcext:value-type="float">
            <text:p>598.87</text:p>
          </table:table-cell>
          <table:table-cell table:style-name="ce453" table:formula="of:=[.F100]-[.D100]" office:value-type="float" office:value="284.158173716667" calcext:value-type="float">
            <text:p>284.16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264530.17" calcext:value-type="float">
            <text:p>264,530</text:p>
          </table:table-cell>
          <table:table-cell table:style-name="ce444" office:value-type="float" office:value="2684.9812255" calcext:value-type="float">
            <text:p>2,684.98</text:p>
          </table:table-cell>
          <table:table-cell table:style-name="ce448" office:value-type="float" office:value="616924.666666667" calcext:value-type="float">
            <text:p>616,925</text:p>
          </table:table-cell>
          <table:table-cell table:style-name="ce449" office:value-type="float" office:value="5493.71415666667" calcext:value-type="float">
            <text:p>5,493.71</text:p>
          </table:table-cell>
          <table:table-cell table:style-name="ce453" table:formula="of:=[.F101]-[.D101]" office:value-type="float" office:value="2808.73293116667" calcext:value-type="float">
            <text:p>2808.73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31000.276666667" calcext:value-type="float">
            <text:p>131,000</text:p>
          </table:table-cell>
          <table:table-cell table:style-name="ce444" office:value-type="float" office:value="1329.65280816667" calcext:value-type="float">
            <text:p>1,329.65</text:p>
          </table:table-cell>
          <table:table-cell table:style-name="ce448" office:value-type="float" office:value="497612.043333333" calcext:value-type="float">
            <text:p>497,612</text:p>
          </table:table-cell>
          <table:table-cell table:style-name="ce449" office:value-type="float" office:value="4431.23524588333" calcext:value-type="float">
            <text:p>4,431.24</text:p>
          </table:table-cell>
          <table:table-cell table:style-name="ce453" table:formula="of:=[.F102]-[.D102]" office:value-type="float" office:value="3101.58243771666" calcext:value-type="float">
            <text:p>3101.58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1359.0666666667" calcext:value-type="float">
            <text:p>11,359</text:p>
          </table:table-cell>
          <table:table-cell table:style-name="ce444" office:value-type="float" office:value="101.152488666667" calcext:value-type="float">
            <text:p>101.15</text:p>
          </table:table-cell>
          <table:table-cell table:style-name="ce448" office:value-type="float" office:value="27560.5833333333" calcext:value-type="float">
            <text:p>27,561</text:p>
          </table:table-cell>
          <table:table-cell table:style-name="ce449" office:value-type="float" office:value="245.426994583333" calcext:value-type="float">
            <text:p>245.43</text:p>
          </table:table-cell>
          <table:table-cell table:style-name="ce453" table:formula="of:=[.F103]-[.D103]" office:value-type="float" office:value="144.274505916666" calcext:value-type="float">
            <text:p>144.2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2432.37" calcext:value-type="float">
            <text:p>2,432</text:p>
          </table:table-cell>
          <table:table-cell table:style-name="ce444" office:value-type="float" office:value="21.66025485" calcext:value-type="float">
            <text:p>21.66</text:p>
          </table:table-cell>
          <table:table-cell table:style-name="ce448" office:value-type="float" office:value="5522.35" calcext:value-type="float">
            <text:p>5,522</text:p>
          </table:table-cell>
          <table:table-cell table:style-name="ce449" office:value-type="float" office:value="49.17652675" calcext:value-type="float">
            <text:p>49.18</text:p>
          </table:table-cell>
          <table:table-cell table:style-name="ce453" table:formula="of:=[.F104]-[.D104]" office:value-type="float" office:value="27.5162719" calcext:value-type="float">
            <text:p>27.5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105]-[.D105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106]-[.D106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Noviembre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1776.37" calcext:value-type="float">
            <text:p>11,776</text:p>
          </table:table-cell>
          <table:table-cell table:style-name="ce444" office:value-type="float" office:value="104.86857485" calcext:value-type="float">
            <text:p>104.87</text:p>
          </table:table-cell>
          <table:table-cell table:style-name="ce448" office:value-type="float" office:value="25480.8" calcext:value-type="float">
            <text:p>25,481</text:p>
          </table:table-cell>
          <table:table-cell table:style-name="ce449" office:value-type="float" office:value="226.906524" calcext:value-type="float">
            <text:p>226.91</text:p>
          </table:table-cell>
          <table:table-cell table:style-name="ce453" table:formula="of:=[.F107]-[.D107]" office:value-type="float" office:value="122.03794915" calcext:value-type="float">
            <text:p>122.04</text:p>
          </table:table-cell>
          <table:table-cell table:number-columns-repeated="1017"/>
        </table:table-row>
        <table:table-row table:style-name="ro1">
          <table:table-cell table:style-name="ce432" office:value-type="string" calcext:value-type="string">
            <text:p>Noviembre</text:p>
          </table:table-cell>
          <table:table-cell table:style-name="ce432" office:value-type="string" calcext:value-type="string">
            <text:p>CNT-EP Fijo</text:p>
          </table:table-cell>
          <table:table-cell table:style-name="ce440" office:value-type="float" office:value="160928.82" calcext:value-type="float">
            <text:p>160,929</text:p>
          </table:table-cell>
          <table:table-cell table:style-name="ce446" office:value-type="float" office:value="1915.8576021" calcext:value-type="float">
            <text:p>1,915.86</text:p>
          </table:table-cell>
          <table:table-cell table:style-name="ce440" office:value-type="float" office:value="463692.23" calcext:value-type="float">
            <text:p>463,692</text:p>
          </table:table-cell>
          <table:table-cell table:style-name="ce451" office:value-type="float" office:value="4129.17930815" calcext:value-type="float">
            <text:p>4,129.18</text:p>
          </table:table-cell>
          <table:table-cell table:style-name="ce454" table:formula="of:=[.F108]-[.D108]" office:value-type="float" office:value="2213.32170605" calcext:value-type="float">
            <text:p>2213.3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CNT Móvil</text:p>
          </table:table-cell>
          <table:table-cell table:style-name="ce438" office:value-type="float" office:value="29186.47" calcext:value-type="float">
            <text:p>29,186</text:p>
          </table:table-cell>
          <table:table-cell table:style-name="ce444" office:value-type="float" office:value="393.1417509" calcext:value-type="float">
            <text:p>393.14</text:p>
          </table:table-cell>
          <table:table-cell table:style-name="ce448" office:value-type="float" office:value="67587.15" calcext:value-type="float">
            <text:p>67,587</text:p>
          </table:table-cell>
          <table:table-cell table:style-name="ce449" office:value-type="float" office:value="601.86357075" calcext:value-type="float">
            <text:p>601.86</text:p>
          </table:table-cell>
          <table:table-cell table:style-name="ce453" table:formula="of:=[.F109]-[.D109]" office:value-type="float" office:value="208.72181985" calcext:value-type="float">
            <text:p>208.72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Conecel Móvil</text:p>
          </table:table-cell>
          <table:table-cell table:style-name="ce438" office:value-type="float" office:value="440096.35" calcext:value-type="float">
            <text:p>440,096</text:p>
          </table:table-cell>
          <table:table-cell table:style-name="ce444" office:value-type="float" office:value="4466.9779525" calcext:value-type="float">
            <text:p>4,466.98</text:p>
          </table:table-cell>
          <table:table-cell table:style-name="ce448" office:value-type="float" office:value="662108" calcext:value-type="float">
            <text:p>662,108</text:p>
          </table:table-cell>
          <table:table-cell table:style-name="ce449" office:value-type="float" office:value="5896.07174" calcext:value-type="float">
            <text:p>5,896.07</text:p>
          </table:table-cell>
          <table:table-cell table:style-name="ce453" table:formula="of:=[.F110]-[.D110]" office:value-type="float" office:value="1429.0937875" calcext:value-type="float">
            <text:p>1429.09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Otecel</text:p>
          </table:table-cell>
          <table:table-cell table:style-name="ce438" office:value-type="float" office:value="175744.35" calcext:value-type="float">
            <text:p>175,744</text:p>
          </table:table-cell>
          <table:table-cell table:style-name="ce444" office:value-type="float" office:value="1783.8051525" calcext:value-type="float">
            <text:p>1,783.81</text:p>
          </table:table-cell>
          <table:table-cell table:style-name="ce448" office:value-type="float" office:value="531249.4" calcext:value-type="float">
            <text:p>531,249</text:p>
          </table:table-cell>
          <table:table-cell table:style-name="ce449" office:value-type="float" office:value="4730.775907" calcext:value-type="float">
            <text:p>4,730.78</text:p>
          </table:table-cell>
          <table:table-cell table:style-name="ce453" table:formula="of:=[.F111]-[.D111]" office:value-type="float" office:value="2946.9707545" calcext:value-type="float">
            <text:p>2946.9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Conecel Fijo</text:p>
          </table:table-cell>
          <table:table-cell table:style-name="ce438" office:value-type="float" office:value="11413.3833333333" calcext:value-type="float">
            <text:p>11,413</text:p>
          </table:table-cell>
          <table:table-cell table:style-name="ce444" office:value-type="float" office:value="101.636178583333" calcext:value-type="float">
            <text:p>101.64</text:p>
          </table:table-cell>
          <table:table-cell table:style-name="ce448" office:value-type="float" office:value="28311.0833333333" calcext:value-type="float">
            <text:p>28,311</text:p>
          </table:table-cell>
          <table:table-cell table:style-name="ce449" office:value-type="float" office:value="252.110197083333" calcext:value-type="float">
            <text:p>252.11</text:p>
          </table:table-cell>
          <table:table-cell table:style-name="ce453" table:formula="of:=[.F112]-[.D112]" office:value-type="float" office:value="150.4740185" calcext:value-type="float">
            <text:p>150.4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Etapa</text:p>
          </table:table-cell>
          <table:table-cell table:style-name="ce438" office:value-type="float" office:value="2215.28" calcext:value-type="float">
            <text:p>2,215</text:p>
          </table:table-cell>
          <table:table-cell table:style-name="ce444" office:value-type="float" office:value="19.7270684" calcext:value-type="float">
            <text:p>19.73</text:p>
          </table:table-cell>
          <table:table-cell table:style-name="ce448" office:value-type="float" office:value="4963.31666666667" calcext:value-type="float">
            <text:p>4,963</text:p>
          </table:table-cell>
          <table:table-cell table:style-name="ce449" office:value-type="float" office:value="44.1983349166667" calcext:value-type="float">
            <text:p>44.20</text:p>
          </table:table-cell>
          <table:table-cell table:style-name="ce453" table:formula="of:=[.F113]-[.D113]" office:value-type="float" office:value="24.4712665166667" calcext:value-type="float">
            <text:p>24.47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Etapa – EP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283.5" calcext:value-type="float">
            <text:p>283.5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114]-[.D114]" office:value-type="float" office:value="-283.5" calcext:value-type="float">
            <text:p>-283.5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Setel – cou</text:p>
          </table:table-cell>
          <table:table-cell table:style-name="ce438" office:value-type="float" office:value="0" calcext:value-type="float">
            <text:p>0</text:p>
          </table:table-cell>
          <table:table-cell table:style-name="ce444" office:value-type="float" office:value="135.3" calcext:value-type="float">
            <text:p>135.30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.00</text:p>
          </table:table-cell>
          <table:table-cell table:style-name="ce453" table:formula="of:=[.F115]-[.D115]" office:value-type="float" office:value="-135.3" calcext:value-type="float">
            <text:p>-135.30</text:p>
          </table:table-cell>
          <table:table-cell table:number-columns-repeated="1017"/>
        </table:table-row>
        <table:table-row table:style-name="ro1">
          <table:table-cell table:style-name="ce430" office:value-type="string" calcext:value-type="string">
            <text:p>Diciembre</text:p>
          </table:table-cell>
          <table:table-cell table:style-name="ce434" office:value-type="string" calcext:value-type="string">
            <text:p>Setel</text:p>
          </table:table-cell>
          <table:table-cell table:style-name="ce438" office:value-type="float" office:value="13092.4666666667" calcext:value-type="float">
            <text:p>13,092</text:p>
          </table:table-cell>
          <table:table-cell table:style-name="ce444" office:value-type="float" office:value="116.588415666667" calcext:value-type="float">
            <text:p>116.59</text:p>
          </table:table-cell>
          <table:table-cell table:style-name="ce448" office:value-type="float" office:value="25335.77" calcext:value-type="float">
            <text:p>25,336</text:p>
          </table:table-cell>
          <table:table-cell table:style-name="ce449" office:value-type="float" office:value="225.61503185" calcext:value-type="float">
            <text:p>225.62</text:p>
          </table:table-cell>
          <table:table-cell table:style-name="ce453" table:formula="of:=[.F116]-[.D116]" office:value-type="float" office:value="109.026616183333" calcext:value-type="float">
            <text:p>109.03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Diciembre</text:p>
          </table:table-cell>
          <table:table-cell table:style-name="ce433" office:value-type="string" calcext:value-type="string">
            <text:p>CNT-EP Fijo</text:p>
          </table:table-cell>
          <table:table-cell table:style-name="ce441" office:value-type="float" office:value="184090.545" calcext:value-type="float">
            <text:p>184,091</text:p>
          </table:table-cell>
          <table:table-cell table:style-name="ce447" office:value-type="float" office:value="2191.597938225" calcext:value-type="float">
            <text:p>2,191.60</text:p>
          </table:table-cell>
          <table:table-cell table:style-name="ce441" office:value-type="float" office:value="432272.13" calcext:value-type="float">
            <text:p>432,272</text:p>
          </table:table-cell>
          <table:table-cell table:style-name="ce452" office:value-type="float" office:value="3849.38331765" calcext:value-type="float">
            <text:p>3,849.38</text:p>
          </table:table-cell>
          <table:table-cell table:style-name="ce454" table:formula="of:=[.F117]-[.D117]" office:value-type="float" office:value="1657.785379425" calcext:value-type="float">
            <text:p>1657.79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G Interconexiones" table:style-name="ta2">
        <table:table-column table:style-name="co6" table:number-columns-repeated="12" table:default-cell-style-name="ce427"/>
        <table:table-column table:style-name="co26" table:default-cell-style-name="ce427"/>
        <table:table-column table:style-name="co6" table:number-columns-repeated="1010" table:default-cell-style-name="ce427"/>
        <table:table-column table:style-name="co7" table:default-cell-style-name="ce427"/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01 <text:s text:c="2"/>OTECEL S. A. "MOVISTAR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style-name="ce471"/>
          <table:table-cell table:number-columns-repeated="1023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45</text:p>
          </table:table-cell>
          <table:table-cell table:style-name="ce478" office:value-type="date" office:date-value="2021-01-14" calcext:value-type="date">
            <text:p>14-ene-21</text:p>
          </table:table-cell>
          <table:table-cell table:style-name="ce483" office:value-type="string" calcext:value-type="string">
            <text:p>Fact # 482692 OTE001-OTECEL S.A INTERCONEXIÓN MES DE DIC 2020, <text:s/>MIN: 90225.28 T: 0.01015, COMPENSA FACT#351043</text:p>
          </table:table-cell>
          <table:table-cell table:number-columns-repeated="3"/>
          <table:table-cell table:style-name="ce487" office:value-type="float" office:value="1114.97" calcext:value-type="float">
            <text:p>1,114.97 </text:p>
          </table:table-cell>
          <table:table-cell/>
          <table:table-cell table:style-name="ce487" office:value-type="float" office:value="1114.97" calcext:value-type="float">
            <text:p>1,114.97 </text:p>
          </table:table-cell>
          <table:table-cell table:number-columns-repeated="1013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65</text:p>
          </table:table-cell>
          <table:table-cell table:style-name="ce479" office:value-type="date" office:date-value="2021-02-17" calcext:value-type="date">
            <text:p>17-feb-21</text:p>
          </table:table-cell>
          <table:table-cell table:style-name="ce484" office:value-type="string" calcext:value-type="string">
            <text:p>Fact # 498779 OTE001-OTECEL S.A INTERCONEXIÓN MES DE ENERO 2021, <text:s/>MIN: 163040.68 T: 0.01015, COMPENSA FACTURA#353374</text:p>
          </table:table-cell>
          <table:table-cell table:style-name="ce486" table:number-columns-repeated="3"/>
          <table:table-cell table:style-name="ce488" office:value-type="float" office:value="1914.58" calcext:value-type="float">
            <text:p>1,914.58 </text:p>
          </table:table-cell>
          <table:table-cell table:style-name="ce486"/>
          <table:table-cell table:style-name="ce488" office:value-type="float" office:value="3029.55" calcext:value-type="float">
            <text:p>3,029.55 </text:p>
          </table:table-cell>
          <table:table-cell office:value-type="string" calcext:value-type="string">
            <text:p>Factura movistar</text:p>
          </table:table-cell>
          <table:table-cell office:value-type="float" office:value="1914.58" calcext:value-type="float">
            <text:p>1914.58</text:p>
          </table:table-cell>
          <table:table-cell table:formula="of:=[.M7]*0.12" office:value-type="float" office:value="229.7496" calcext:value-type="float">
            <text:p>229.7496</text:p>
          </table:table-cell>
          <table:table-cell table:number-columns-repeated="2"/>
          <table:table-cell table:style-name="ce459" table:formula="of:=([.M7]-[.O7])+([.N7]-[.P7])" office:value-type="float" office:value="2144.3296" calcext:value-type="float">
            <text:p>2,144.33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42</text:p>
          </table:table-cell>
          <table:table-cell table:style-name="ce479" office:value-type="date" office:date-value="2021-03-15" calcext:value-type="date">
            <text:p>15-mar-21</text:p>
          </table:table-cell>
          <table:table-cell table:style-name="ce484" office:value-type="string" calcext:value-type="string">
            <text:p>Fact # 512531 OTE001-OTECEL S.A INTERCONEXIÓN MES DE FEB 2021, MIN: 93496.76 T: 0.01015, COMPENSA FACTURA#355811</text:p>
          </table:table-cell>
          <table:table-cell table:style-name="ce486" table:number-columns-repeated="3"/>
          <table:table-cell table:style-name="ce488" office:value-type="float" office:value="1167.63" calcext:value-type="float">
            <text:p>1,167.63 </text:p>
          </table:table-cell>
          <table:table-cell table:style-name="ce486"/>
          <table:table-cell table:style-name="ce488" office:value-type="float" office:value="4197.18" calcext:value-type="float">
            <text:p>4,197.18 </text:p>
          </table:table-cell>
          <table:table-cell office:value-type="string" calcext:value-type="string">
            <text:p>Factura movistar</text:p>
          </table:table-cell>
          <table:table-cell office:value-type="float" office:value="1167.63" calcext:value-type="float">
            <text:p>1167.63</text:p>
          </table:table-cell>
          <table:table-cell table:formula="of:=[.M8]*0.12" office:value-type="float" office:value="140.1156" calcext:value-type="float">
            <text:p>140.1156</text:p>
          </table:table-cell>
          <table:table-cell table:number-columns-repeated="2"/>
          <table:table-cell table:style-name="ce459" table:formula="of:=([.M8]-[.O8])+([.N8]-[.P8])" office:value-type="float" office:value="1307.7456" calcext:value-type="float">
            <text:p>1,307.75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18</text:p>
          </table:table-cell>
          <table:table-cell table:style-name="ce479" office:value-type="date" office:date-value="2021-04-13" calcext:value-type="date">
            <text:p>13-abr-21</text:p>
          </table:table-cell>
          <table:table-cell table:style-name="ce484" office:value-type="string" calcext:value-type="string">
            <text:p>Fact # 525871 OTE001-OTECEL S.A INTERCONEXIÓN MES DE MARZO 2021, MIN: 179576.45 T: 0.01015</text:p>
          </table:table-cell>
          <table:table-cell table:style-name="ce486" table:number-columns-repeated="3"/>
          <table:table-cell table:style-name="ce488" office:value-type="float" office:value="2133.93" calcext:value-type="float">
            <text:p>2,133.93 </text:p>
          </table:table-cell>
          <table:table-cell table:style-name="ce486"/>
          <table:table-cell table:style-name="ce488" office:value-type="float" office:value="6331.11" calcext:value-type="float">
            <text:p>6,331.11 </text:p>
          </table:table-cell>
          <table:table-cell office:value-type="string" calcext:value-type="string">
            <text:p>Factura movistar</text:p>
          </table:table-cell>
          <table:table-cell office:value-type="float" office:value="2133.93" calcext:value-type="float">
            <text:p>2133.93</text:p>
          </table:table-cell>
          <table:table-cell table:formula="of:=[.M9]*0.12" office:value-type="float" office:value="256.0716" calcext:value-type="float">
            <text:p>256.0716</text:p>
          </table:table-cell>
          <table:table-cell table:number-columns-repeated="2"/>
          <table:table-cell table:style-name="ce459" table:formula="of:=([.M9]-[.O9])+([.N9]-[.P9])" office:value-type="float" office:value="2390.0016" calcext:value-type="float">
            <text:p>2,390.0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47</text:p>
          </table:table-cell>
          <table:table-cell table:style-name="ce479" office:value-type="date" office:date-value="2021-05-14" calcext:value-type="date">
            <text:p>14-may-21</text:p>
          </table:table-cell>
          <table:table-cell table:style-name="ce484" office:value-type="string" calcext:value-type="string">
            <text:p>Fact # 540454 OTE001-OTECEL S.A INTERCONEXIÓN MES DE ABRIL 2021, MIN: 210147.89 T: 0.01015</text:p>
          </table:table-cell>
          <table:table-cell table:style-name="ce486" table:number-columns-repeated="3"/>
          <table:table-cell table:style-name="ce488" office:value-type="float" office:value="2464.78" calcext:value-type="float">
            <text:p>2,464.78 </text:p>
          </table:table-cell>
          <table:table-cell table:style-name="ce486"/>
          <table:table-cell table:style-name="ce488" office:value-type="float" office:value="8795.89" calcext:value-type="float">
            <text:p>8,795.89 </text:p>
          </table:table-cell>
          <table:table-cell office:value-type="string" calcext:value-type="string">
            <text:p>Factura movistar</text:p>
          </table:table-cell>
          <table:table-cell office:value-type="float" office:value="2464.78" calcext:value-type="float">
            <text:p>2464.78</text:p>
          </table:table-cell>
          <table:table-cell table:formula="of:=[.M10]*0.12" office:value-type="float" office:value="295.7736" calcext:value-type="float">
            <text:p>295.7736</text:p>
          </table:table-cell>
          <table:table-cell table:number-columns-repeated="2"/>
          <table:table-cell table:style-name="ce459" table:formula="of:=([.M10]-[.O10])+([.N10]-[.P10])" office:value-type="float" office:value="2760.5536" calcext:value-type="float">
            <text:p>2,760.55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41</text:p>
          </table:table-cell>
          <table:table-cell table:style-name="ce479" office:value-type="date" office:date-value="2021-06-15" calcext:value-type="date">
            <text:p>15-jun-21</text:p>
          </table:table-cell>
          <table:table-cell table:style-name="ce484" office:value-type="string" calcext:value-type="string">
            <text:p>Fact # 554781 OTE001-OTECEL S.A INTERCONEXIÓN MES DE MAYO 2021, MIN: 113419.69 T: 0.01015, COMPENSA FACTURA#363393</text:p>
          </table:table-cell>
          <table:table-cell table:style-name="ce486" table:number-columns-repeated="3"/>
          <table:table-cell table:style-name="ce488" office:value-type="float" office:value="1420.09" calcext:value-type="float">
            <text:p>1,420.09 </text:p>
          </table:table-cell>
          <table:table-cell table:style-name="ce486"/>
          <table:table-cell table:style-name="ce488" office:value-type="float" office:value="10215.98" calcext:value-type="float">
            <text:p>10,215.98 </text:p>
          </table:table-cell>
          <table:table-cell office:value-type="string" calcext:value-type="string">
            <text:p>Factura movistar</text:p>
          </table:table-cell>
          <table:table-cell table:style-name="ce492" office:value-type="float" office:value="1420.09" calcext:value-type="float">
            <text:p>1420.09</text:p>
          </table:table-cell>
          <table:table-cell table:formula="of:=[.M11]*0.12" office:value-type="float" office:value="170.4108" calcext:value-type="float">
            <text:p>170.4108</text:p>
          </table:table-cell>
          <table:table-cell table:number-columns-repeated="2"/>
          <table:table-cell table:style-name="ce459" table:formula="of:=([.M11]-[.O11])+([.N11]-[.P11])" office:value-type="float" office:value="1590.5008" calcext:value-type="float">
            <text:p>1,590.5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27</text:p>
          </table:table-cell>
          <table:table-cell table:style-name="ce479" office:value-type="date" office:date-value="2021-07-14" calcext:value-type="date">
            <text:p>14-jul-21</text:p>
          </table:table-cell>
          <table:table-cell table:style-name="ce484" office:value-type="string" calcext:value-type="string">
            <text:p>Fact # 569320 OTE001-OTECEL S.A INTERCONEXIÓN MES DE JUNIO 2021, MIN: 113886.94 T: 0.01015</text:p>
          </table:table-cell>
          <table:table-cell table:style-name="ce486" table:number-columns-repeated="3"/>
          <table:table-cell table:style-name="ce488" office:value-type="float" office:value="1421.25" calcext:value-type="float">
            <text:p>1,421.25 </text:p>
          </table:table-cell>
          <table:table-cell table:style-name="ce486"/>
          <table:table-cell table:style-name="ce488" office:value-type="float" office:value="11637.23" calcext:value-type="float">
            <text:p>11,637.23 </text:p>
          </table:table-cell>
          <table:table-cell office:value-type="string" calcext:value-type="string">
            <text:p>Factura movistar</text:p>
          </table:table-cell>
          <table:table-cell office:value-type="float" office:value="1421.25" calcext:value-type="float">
            <text:p>1421.25</text:p>
          </table:table-cell>
          <table:table-cell table:formula="of:=[.M12]*0.12" office:value-type="float" office:value="170.55" calcext:value-type="float">
            <text:p>170.55</text:p>
          </table:table-cell>
          <table:table-cell table:number-columns-repeated="2"/>
          <table:table-cell table:style-name="ce459" table:formula="of:=([.M12]-[.O12])+([.N12]-[.P12])" office:value-type="float" office:value="1591.8" calcext:value-type="float">
            <text:p>1,591.8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DF-48</text:p>
          </table:table-cell>
          <table:table-cell table:style-name="ce479" office:value-type="date" office:date-value="2021-08-16" calcext:value-type="date">
            <text:p>16-ago-21</text:p>
          </table:table-cell>
          <table:table-cell table:style-name="ce484" office:value-type="string" calcext:value-type="string">
            <text:p>Fact # 584109 OTE001-OTECEL S.A INTERCONEXIÓN MES DE JULIO 2021, MIN: 115988.37 T: 0.01015, COMPENSA FACT#368632</text:p>
          </table:table-cell>
          <table:table-cell table:style-name="ce486" table:number-columns-repeated="3"/>
          <table:table-cell table:style-name="ce488" office:value-type="float" office:value="1442.99" calcext:value-type="float">
            <text:p>1,442.99 </text:p>
          </table:table-cell>
          <table:table-cell table:style-name="ce486"/>
          <table:table-cell table:style-name="ce488" office:value-type="float" office:value="13080.22" calcext:value-type="float">
            <text:p>13,080.22 </text:p>
          </table:table-cell>
          <table:table-cell office:value-type="string" calcext:value-type="string">
            <text:p>Factura movistar</text:p>
          </table:table-cell>
          <table:table-cell office:value-type="float" office:value="1442.99" calcext:value-type="float">
            <text:p>1442.99</text:p>
          </table:table-cell>
          <table:table-cell table:formula="of:=[.M13]*0.12" office:value-type="float" office:value="173.1588" calcext:value-type="float">
            <text:p>173.1588</text:p>
          </table:table-cell>
          <table:table-cell table:number-columns-repeated="2"/>
          <table:table-cell table:style-name="ce459" table:formula="of:=([.M13]-[.O13])+([.N13]-[.P13])" office:value-type="float" office:value="1616.1488" calcext:value-type="float">
            <text:p>1,616.15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5" office:value-type="string" calcext:value-type="string">
            <text:p>DF-41</text:p>
          </table:table-cell>
          <table:table-cell table:style-name="ce480" office:value-type="date" office:date-value="2021-09-14" calcext:value-type="date">
            <text:p>14-sep-21</text:p>
          </table:table-cell>
          <table:table-cell table:style-name="ce485" office:value-type="string" calcext:value-type="string">
            <text:p>Fact # 596929 OTE001-OTECEL S.A INTERCONEXIÓN AGOSTO 2021, <text:s/>MIN: 127723.41 T: 0.01015, COMPENSA FACTURA#371302</text:p>
          </table:table-cell>
          <table:table-cell table:style-name="ce486" table:number-columns-repeated="3"/>
          <table:table-cell table:style-name="ce489" office:value-type="float" office:value="1596.2" calcext:value-type="float">
            <text:p>1,596.20 </text:p>
          </table:table-cell>
          <table:table-cell table:style-name="ce486"/>
          <table:table-cell table:style-name="ce489" office:value-type="float" office:value="14676.42" calcext:value-type="float">
            <text:p>14,676.42 </text:p>
          </table:table-cell>
          <table:table-cell office:value-type="string" calcext:value-type="string">
            <text:p>Factura movistar</text:p>
          </table:table-cell>
          <table:table-cell office:value-type="float" office:value="1596.2" calcext:value-type="float">
            <text:p>1596.2</text:p>
          </table:table-cell>
          <table:table-cell table:formula="of:=[.M14]*0.12" office:value-type="float" office:value="191.544" calcext:value-type="float">
            <text:p>191.544</text:p>
          </table:table-cell>
          <table:table-cell table:number-columns-repeated="2"/>
          <table:table-cell table:style-name="ce459" table:formula="of:=([.M14]-[.O14])+([.N14]-[.P14])" office:value-type="float" office:value="1787.744" calcext:value-type="float">
            <text:p>1,787.7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5" office:value-type="string" calcext:value-type="string">
            <text:p>DF-53</text:p>
          </table:table-cell>
          <table:table-cell table:style-name="ce480" office:value-type="date" office:date-value="2021-10-14" calcext:value-type="date">
            <text:p>14-oct-21</text:p>
          </table:table-cell>
          <table:table-cell table:style-name="ce485" office:value-type="string" calcext:value-type="string">
            <text:p>Fact # 609904 OTE001-OTECEL S.A INTERCONEXIÓN MES DE SEP 2021, MIN: 148436.66 T: 0.01015, COMPENSA FACTURA#373989</text:p>
          </table:table-cell>
          <table:table-cell table:style-name="ce486" table:number-columns-repeated="3"/>
          <table:table-cell table:style-name="ce489" office:value-type="float" office:value="1870.1" calcext:value-type="float">
            <text:p>1,870.10 </text:p>
          </table:table-cell>
          <table:table-cell table:style-name="ce486"/>
          <table:table-cell table:style-name="ce489" office:value-type="float" office:value="16546.52" calcext:value-type="float">
            <text:p>16,546.52 </text:p>
          </table:table-cell>
          <table:table-cell office:value-type="string" calcext:value-type="string">
            <text:p>Factura movistar</text:p>
          </table:table-cell>
          <table:table-cell office:value-type="float" office:value="1870.1" calcext:value-type="float">
            <text:p>1870.1</text:p>
          </table:table-cell>
          <table:table-cell table:formula="of:=[.M15]*0.12" office:value-type="float" office:value="224.412" calcext:value-type="float">
            <text:p>224.412</text:p>
          </table:table-cell>
          <table:table-cell table:number-columns-repeated="2"/>
          <table:table-cell table:style-name="ce459" table:formula="of:=([.M15]-[.O15])+([.N15]-[.P15])" office:value-type="float" office:value="2094.512" calcext:value-type="float">
            <text:p>2,094.51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5" office:value-type="string" calcext:value-type="string">
            <text:p>DF-32</text:p>
          </table:table-cell>
          <table:table-cell table:style-name="ce480" office:value-type="date" office:date-value="2021-11-16" calcext:value-type="date">
            <text:p>16-nov-21</text:p>
          </table:table-cell>
          <table:table-cell table:style-name="ce485" office:value-type="string" calcext:value-type="string">
            <text:p>Fact # 622536 OTE001-OTECEL S.A INTERCONEXIÓN MES DE OCT 2021, MIN: 121040.77 T: 0.01015, COMPENSA FACTURA#376681</text:p>
          </table:table-cell>
          <table:table-cell table:style-name="ce486" table:number-columns-repeated="3"/>
          <table:table-cell table:style-name="ce489" office:value-type="float" office:value="1526.67" calcext:value-type="float">
            <text:p>1,526.67 </text:p>
          </table:table-cell>
          <table:table-cell table:style-name="ce486"/>
          <table:table-cell table:style-name="ce489" office:value-type="float" office:value="18073.19" calcext:value-type="float">
            <text:p>18,073.19 </text:p>
          </table:table-cell>
          <table:table-cell office:value-type="string" calcext:value-type="string">
            <text:p>Factura movistar</text:p>
          </table:table-cell>
          <table:table-cell office:value-type="float" office:value="1526.67" calcext:value-type="float">
            <text:p>1526.67</text:p>
          </table:table-cell>
          <table:table-cell table:formula="of:=[.M16]*0.12" office:value-type="float" office:value="183.2004" calcext:value-type="float">
            <text:p>183.2004</text:p>
          </table:table-cell>
          <table:table-cell table:number-columns-repeated="2"/>
          <table:table-cell table:style-name="ce459" table:formula="of:=([.M16]-[.O16])+([.N16]-[.P16])" office:value-type="float" office:value="1709.8704" calcext:value-type="float">
            <text:p>1,709.87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75" office:value-type="string" calcext:value-type="string">
            <text:p>DF-29</text:p>
          </table:table-cell>
          <table:table-cell table:style-name="ce480" office:value-type="date" office:date-value="2021-12-17" calcext:value-type="date">
            <text:p>17-dic-21</text:p>
          </table:table-cell>
          <table:table-cell table:style-name="ce485" office:value-type="string" calcext:value-type="string">
            <text:p>Fact # 3230832 OTE001-OTECEL S.A INTERCONEXION MES NOV 2021, MIN: 103746.25 T: 0.01015</text:p>
          </table:table-cell>
          <table:table-cell table:style-name="ce486" table:number-columns-repeated="3"/>
          <table:table-cell table:style-name="ce489" office:value-type="float" office:value="1329.65" calcext:value-type="float">
            <text:p>1,329.65 </text:p>
          </table:table-cell>
          <table:table-cell table:style-name="ce486"/>
          <table:table-cell table:style-name="ce489" office:value-type="float" office:value="19402.84" calcext:value-type="float">
            <text:p>19,402.84 </text:p>
          </table:table-cell>
          <table:table-cell office:value-type="string" calcext:value-type="string">
            <text:p>Factura movistar</text:p>
          </table:table-cell>
          <table:table-cell office:value-type="float" office:value="1329.65" calcext:value-type="float">
            <text:p>1329.65</text:p>
          </table:table-cell>
          <table:table-cell table:formula="of:=[.M17]*0.12" office:value-type="float" office:value="159.558" calcext:value-type="float">
            <text:p>159.558</text:p>
          </table:table-cell>
          <table:table-cell table:number-columns-repeated="2"/>
          <table:table-cell table:style-name="ce459" table:formula="of:=([.M17]-[.O17])+([.N17]-[.P17])" office:value-type="float" office:value="1489.208" calcext:value-type="float">
            <text:p>1,489.21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13080.22" calcext:value-type="float">
            <text:p>13,080.22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6322.62" calcext:value-type="float">
            <text:p>6,322.62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19402.84" calcext:value-type="float">
            <text:p>19,402.84 </text:p>
          </table:table-cell>
          <table:table-cell table:number-columns-repeated="5"/>
          <table:table-cell table:style-name="ce459"/>
          <table:table-cell table:number-columns-repeated="1007"/>
        </table:table-row>
        <table:table-row table:style-name="ro1">
          <table:table-cell table:number-columns-repeated="10"/>
          <table:table-cell table:formula="of:=SUM([.I7:.I17])" office:value-type="float" office:value="18287.87" calcext:value-type="float">
            <text:p>18287.87</text:p>
          </table:table-cell>
          <table:table-cell table:number-columns-repeated="1013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02 <text:s text:c="2"/>GLOBAL THINK TECHNOLOGY S.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style-name="ce471"/>
          <table:table-cell table:number-columns-repeated="1023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EN-9</text:p>
          </table:table-cell>
          <table:table-cell table:style-name="ce479" office:value-type="date" office:date-value="2021-01-08" calcext:value-type="date">
            <text:p>08-ene-21</text:p>
          </table:table-cell>
          <table:table-cell table:style-name="ce484" office:value-type="string" calcext:value-type="string">
            <text:p>Registro-Contabilización Servicio mensuales por soporte técnico Global Think Tecnology S.A. mes de ene-2021, Fact#00004-00000506</text:p>
          </table:table-cell>
          <table:table-cell table:style-name="ce486" table:number-columns-repeated="3"/>
          <table:table-cell table:style-name="ce488" office:value-type="float" office:value="2500" calcext:value-type="float">
            <text:p>2,500.00 </text:p>
          </table:table-cell>
          <table:table-cell table:style-name="ce486"/>
          <table:table-cell table:style-name="ce488" office:value-type="float" office:value="2500" calcext:value-type="float">
            <text:p>2,500.00 </text:p>
          </table:table-cell>
          <table:table-cell office:value-type="string" calcext:value-type="string">
            <text:p>Factura de Global think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2500" calcext:value-type="float">
            <text:p>25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FE-1</text:p>
          </table:table-cell>
          <table:table-cell table:style-name="ce479" office:value-type="date" office:date-value="2021-02-01" calcext:value-type="date">
            <text:p>01-feb-21</text:p>
          </table:table-cell>
          <table:table-cell table:style-name="ce484" office:value-type="string" calcext:value-type="string">
            <text:p>Registro-Contabilización Servicio mensuales por soporte técnico Global Think Tecnology S.A. mes de feb-2021, Fact#00004-00000507</text:p>
          </table:table-cell>
          <table:table-cell table:style-name="ce486" table:number-columns-repeated="3"/>
          <table:table-cell table:style-name="ce488" office:value-type="float" office:value="2500" calcext:value-type="float">
            <text:p>2,500.00 </text:p>
          </table:table-cell>
          <table:table-cell table:style-name="ce486"/>
          <table:table-cell table:style-name="ce488" office:value-type="float" office:value="5000" calcext:value-type="float">
            <text:p>5,000.00 </text:p>
          </table:table-cell>
          <table:table-cell office:value-type="string" calcext:value-type="string">
            <text:p>Factura de Global think #507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2500" calcext:value-type="float">
            <text:p>25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MR-1</text:p>
          </table:table-cell>
          <table:table-cell table:style-name="ce479" office:value-type="date" office:date-value="2021-03-01" calcext:value-type="date">
            <text:p>01-mar-21</text:p>
          </table:table-cell>
          <table:table-cell table:style-name="ce484" office:value-type="string" calcext:value-type="string">
            <text:p>Registro-Contabilización Servicio mensuales por soporte técnico Global Think Tecnology S.A. mes de marzo 2021, Fact#00004-00000520</text:p>
          </table:table-cell>
          <table:table-cell table:style-name="ce486" table:number-columns-repeated="3"/>
          <table:table-cell table:style-name="ce488" office:value-type="float" office:value="2500" calcext:value-type="float">
            <text:p>2,500.00 </text:p>
          </table:table-cell>
          <table:table-cell table:style-name="ce486"/>
          <table:table-cell table:style-name="ce488" office:value-type="float" office:value="7500" calcext:value-type="float">
            <text:p>7,500.00 </text:p>
          </table:table-cell>
          <table:table-cell office:value-type="string" calcext:value-type="string">
            <text:p>Factura de Global think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2500" calcext:value-type="float">
            <text:p>25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AB-7</text:p>
          </table:table-cell>
          <table:table-cell table:style-name="ce479" office:value-type="date" office:date-value="2021-04-07" calcext:value-type="date">
            <text:p>07-abr-21</text:p>
          </table:table-cell>
          <table:table-cell table:style-name="ce484" office:value-type="string" calcext:value-type="string">
            <text:p>Registro-Contabilización Servicio mensuales por soporte técnico Global Think Tecnology S.A. mes de abril-2021, Fact#00004-00000533 y cuota 1/10 por Denoc setup </text:p>
          </table:table-cell>
          <table:table-cell table:style-name="ce486" table:number-columns-repeated="3"/>
          <table:table-cell table:style-name="ce488" office:value-type="float" office:value="3000" calcext:value-type="float">
            <text:p>3,000.00 </text:p>
          </table:table-cell>
          <table:table-cell table:style-name="ce486"/>
          <table:table-cell table:style-name="ce488" office:value-type="float" office:value="10500" calcext:value-type="float">
            <text:p>10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MA-8</text:p>
          </table:table-cell>
          <table:table-cell table:style-name="ce479" office:value-type="date" office:date-value="2021-05-10" calcext:value-type="date">
            <text:p>10-may-21</text:p>
          </table:table-cell>
          <table:table-cell table:style-name="ce484" office:value-type="string" calcext:value-type="string">
            <text:p>Registro-Contabilización Servicio mensuales por soporte técnico Global Think Tecnology S.A. mes de mayo-2021, Factura#00004-00000534 y cuota 2/10 por Denoc setup </text:p>
          </table:table-cell>
          <table:table-cell table:style-name="ce486" table:number-columns-repeated="3"/>
          <table:table-cell table:style-name="ce488" office:value-type="float" office:value="3000" calcext:value-type="float">
            <text:p>3,000.00 </text:p>
          </table:table-cell>
          <table:table-cell table:style-name="ce486"/>
          <table:table-cell table:style-name="ce488" office:value-type="float" office:value="13500" calcext:value-type="float">
            <text:p>13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JN-1</text:p>
          </table:table-cell>
          <table:table-cell table:style-name="ce479" office:value-type="date" office:date-value="2021-06-03" calcext:value-type="date">
            <text:p>03-jun-21</text:p>
          </table:table-cell>
          <table:table-cell table:style-name="ce484" office:value-type="string" calcext:value-type="string">
            <text:p>Registro-Contabilización Servicio mensuales por soporte técnico Global Think Tecnology S.A. mes de junio-2021, Factura#00004-00000535 y cuota 3/10 por Denoc setup</text:p>
          </table:table-cell>
          <table:table-cell table:style-name="ce486" table:number-columns-repeated="3"/>
          <table:table-cell table:style-name="ce488" office:value-type="float" office:value="3000" calcext:value-type="float">
            <text:p>3,000.00 </text:p>
          </table:table-cell>
          <table:table-cell table:style-name="ce486"/>
          <table:table-cell table:style-name="ce488" office:value-type="float" office:value="16500" calcext:value-type="float">
            <text:p>16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JU-1</text:p>
          </table:table-cell>
          <table:table-cell table:style-name="ce479" office:value-type="date" office:date-value="2021-07-01" calcext:value-type="date">
            <text:p>01-jul-21</text:p>
          </table:table-cell>
          <table:table-cell table:style-name="ce484" office:value-type="string" calcext:value-type="string">
            <text:p>Registro-Contabilización Servicio mensuales por soporte técnico Global Think Tecnology S.A. mes de julio 2021, Factura#00004-00000547 y cuota 4/10 por Denoc setup</text:p>
          </table:table-cell>
          <table:table-cell table:style-name="ce486" table:number-columns-repeated="3"/>
          <table:table-cell table:style-name="ce488" office:value-type="float" office:value="3000" calcext:value-type="float">
            <text:p>3,000.00 </text:p>
          </table:table-cell>
          <table:table-cell table:style-name="ce486"/>
          <table:table-cell table:style-name="ce488" office:value-type="float" office:value="19500" calcext:value-type="float">
            <text:p>19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table:style-name="ce471"/>
          <table:table-cell/>
          <table:table-cell table:style-name="ce474" office:value-type="string" calcext:value-type="string">
            <text:p>AG-3</text:p>
          </table:table-cell>
          <table:table-cell table:style-name="ce479" office:value-type="date" office:date-value="2021-08-06" calcext:value-type="date">
            <text:p>06-ago-21</text:p>
          </table:table-cell>
          <table:table-cell table:style-name="ce484" office:value-type="string" calcext:value-type="string">
            <text:p>Registro-Contabilización Servicio mensuales por soporte técnico Global Think Tecnology S.A. mes de agosto 2021, Factura#00004-00000559 y cuota 5/10 por Denoc setup</text:p>
          </table:table-cell>
          <table:table-cell table:style-name="ce486" table:number-columns-repeated="3"/>
          <table:table-cell table:style-name="ce488" office:value-type="float" office:value="3000" calcext:value-type="float">
            <text:p>3,000.00 </text:p>
          </table:table-cell>
          <table:table-cell table:style-name="ce486"/>
          <table:table-cell table:style-name="ce488" office:value-type="float" office:value="22500" calcext:value-type="float">
            <text:p>22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75" office:value-type="string" calcext:value-type="string">
            <text:p>SE-11</text:p>
          </table:table-cell>
          <table:table-cell table:style-name="ce480" office:value-type="date" office:date-value="2021-09-02" calcext:value-type="date">
            <text:p>02-sep-21</text:p>
          </table:table-cell>
          <table:table-cell table:style-name="ce485" office:value-type="string" calcext:value-type="string">
            <text:p>Registro-Contabilización Servicio mensuales por soporte técnico Global Think Tecnology S.A. mes de septiembre 2021, Factura#00004-00000560 y cuota 6/10 por Denoc setup</text:p>
          </table:table-cell>
          <table:table-cell table:style-name="ce486" table:number-columns-repeated="3"/>
          <table:table-cell table:style-name="ce489" office:value-type="float" office:value="3000" calcext:value-type="float">
            <text:p>3,000.00 </text:p>
          </table:table-cell>
          <table:table-cell table:style-name="ce486"/>
          <table:table-cell table:style-name="ce489" office:value-type="float" office:value="25500" calcext:value-type="float">
            <text:p>25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office:value-type="float" office:value="17668244" calcext:value-type="float">
            <text:p>1766824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5" office:value-type="string" calcext:value-type="string">
            <text:p>OC-8</text:p>
          </table:table-cell>
          <table:table-cell table:style-name="ce480" office:value-type="date" office:date-value="2021-10-04" calcext:value-type="date">
            <text:p>04-oct-21</text:p>
          </table:table-cell>
          <table:table-cell table:style-name="ce485" office:value-type="string" calcext:value-type="string">
            <text:p>Registro-Contabilización Servicio mensuales por Actualización y mantenimiento evolutivo Global Think Tecnology S.A. mes de octubre 2021, Factura#00004-00000561 y cuota 7/10 por Denoc setup</text:p>
          </table:table-cell>
          <table:table-cell table:style-name="ce486" table:number-columns-repeated="3"/>
          <table:table-cell table:style-name="ce489" office:value-type="float" office:value="3000" calcext:value-type="float">
            <text:p>3,000.00 </text:p>
          </table:table-cell>
          <table:table-cell table:style-name="ce486"/>
          <table:table-cell table:style-name="ce489" office:value-type="float" office:value="28500" calcext:value-type="float">
            <text:p>28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office:value-type="float" office:value="17673885" calcext:value-type="float">
            <text:p>1767388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5" office:value-type="string" calcext:value-type="string">
            <text:p>NO-7</text:p>
          </table:table-cell>
          <table:table-cell table:style-name="ce480" office:value-type="date" office:date-value="2021-11-04" calcext:value-type="date">
            <text:p>04-nov-21</text:p>
          </table:table-cell>
          <table:table-cell table:style-name="ce485" office:value-type="string" calcext:value-type="string">
            <text:p>Registro-Contabilización Servicio mensuales por Actualización y mantenimiento evolutivo Global Think Tecnology S.A. mes de noviembre 2021, Factura#00004-00000575 y cuota 8/10 por Denoc setup</text:p>
          </table:table-cell>
          <table:table-cell table:style-name="ce486" table:number-columns-repeated="3"/>
          <table:table-cell table:style-name="ce489" office:value-type="float" office:value="3000" calcext:value-type="float">
            <text:p>3,000.00 </text:p>
          </table:table-cell>
          <table:table-cell table:style-name="ce486"/>
          <table:table-cell table:style-name="ce489" office:value-type="float" office:value="31500" calcext:value-type="float">
            <text:p>31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office:value-type="float" office:value="17745504" calcext:value-type="float">
            <text:p>1774550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5" office:value-type="string" calcext:value-type="string">
            <text:p>DI-4</text:p>
          </table:table-cell>
          <table:table-cell table:style-name="ce480" office:value-type="date" office:date-value="2021-12-01" calcext:value-type="date">
            <text:p>01-dic-21</text:p>
          </table:table-cell>
          <table:table-cell table:style-name="ce485" office:value-type="string" calcext:value-type="string">
            <text:p>Registro-Contabilización Servicio mensuales por Actualización y mantenimiento evolutivo Global Think Tecnology S.A. mes de diciembre 2021, Factura#00004-00000589 y cuota 9/10 por Denoc setup</text:p>
          </table:table-cell>
          <table:table-cell table:style-name="ce486" table:number-columns-repeated="3"/>
          <table:table-cell table:style-name="ce489" office:value-type="float" office:value="3000" calcext:value-type="float">
            <text:p>3,000.00 </text:p>
          </table:table-cell>
          <table:table-cell table:style-name="ce486"/>
          <table:table-cell table:style-name="ce489" office:value-type="float" office:value="34500" calcext:value-type="float">
            <text:p>34,500.00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22500" calcext:value-type="float">
            <text:p>22,500.00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12000" calcext:value-type="float">
            <text:p>12,000.00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34500" calcext:value-type="float">
            <text:p>34,500.00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04 <text:s text:c="2"/>CNT EP - TELECSA S.A. "ALEGRO PCS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style-name="ce471"/>
          <table:table-cell table:number-columns-repeated="1023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13</text:p>
          </table:table-cell>
          <table:table-cell table:style-name="ce478" office:value-type="date" office:date-value="2021-01-03" calcext:value-type="date">
            <text:p>03-ene-21</text:p>
          </table:table-cell>
          <table:table-cell table:style-name="ce483" office:value-type="string" calcext:value-type="string">
            <text:p>Fact # 164445330 PAC005-CORPORACION NACIONAL DE TELECOMUNICACIONES CNT EP PENSIÓN BÁSICA SERVICIO#23820600 MES DE DIC-20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120" calcext:value-type="float">
            <text:p>120.00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42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2]-[.O42])+([.N42]-[.P42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4</text:p>
          </table:table-cell>
          <table:table-cell table:style-name="ce478" office:value-type="date" office:date-value="2021-01-03" calcext:value-type="date">
            <text:p>03-ene-21</text:p>
          </table:table-cell>
          <table:table-cell table:style-name="ce483" office:value-type="string" calcext:value-type="string">
            <text:p>Fact # 164445331 PAC005-CORPORACION NACIONAL DE TELECOMUNICACIONES CNT EP PENSION BASICA SERVICIO#43805540 MES DIC-2020 POR TRONCAL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240" calcext:value-type="float">
            <text:p>240.00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43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3]-[.O43])+([.N43]-[.P43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5</text:p>
          </table:table-cell>
          <table:table-cell table:style-name="ce478" office:value-type="date" office:date-value="2021-01-03" calcext:value-type="date">
            <text:p>03-ene-21</text:p>
          </table:table-cell>
          <table:table-cell table:style-name="ce483" office:value-type="string" calcext:value-type="string">
            <text:p>Fact # 164445332 PAC005-CORPORACION NACIONAL DE TELECOMUNICACIONES CNT EP PENSIÓN BÁSICA MES DE DIC-2020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721" calcext:value-type="float">
            <text:p>721.00 </text:p>
          </table:table-cell>
          <table:table-cell office:value-type="string" calcext:value-type="string">
            <text:p>Factura con ICE aparte</text:p>
          </table:table-cell>
          <table:table-cell office:value-type="float" office:value="481" calcext:value-type="float">
            <text:p>481</text:p>
          </table:table-cell>
          <table:table-cell table:style-name="ce459" table:formula="of:=[.M44]*0.12" office:value-type="float" office:value="57.72" calcext:value-type="float">
            <text:p>57.7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4]-[.O44])+([.N44]-[.P44])" office:value-type="float" office:value="538.72" calcext:value-type="float">
            <text:p>538.72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6</text:p>
          </table:table-cell>
          <table:table-cell table:style-name="ce478" office:value-type="date" office:date-value="2021-01-03" calcext:value-type="date">
            <text:p>03-ene-21</text:p>
          </table:table-cell>
          <table:table-cell table:style-name="ce483" office:value-type="string" calcext:value-type="string">
            <text:p>Fact # 164445333 PAC005-CORPORACION NACIONAL DE TELECOMUNICACIONES CNT EP PENSIÓN BÁSICA MES DE DIC-2020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1013" calcext:value-type="float">
            <text:p>1,013.00 </text:p>
          </table:table-cell>
          <table:table-cell office:value-type="string" calcext:value-type="string">
            <text:p>Factura con ICE apart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45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5]-[.O45])+([.N45]-[.P45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1</text:p>
          </table:table-cell>
          <table:table-cell table:style-name="ce478" office:value-type="date" office:date-value="2021-01-15" calcext:value-type="date">
            <text:p>15-ene-21</text:p>
          </table:table-cell>
          <table:table-cell table:style-name="ce483" office:value-type="string" calcext:value-type="string">
            <text:p>Fact # 6636 PAC005-CORPORACION NACIONAL DE TELECOMUNICACIONES CNT EP INTERCONEXIÓN MÓVIL DIC 2020, MEDICIÓN 22.212,09 TASA USD0.013470, COMPENSA FACT#351049</text:p>
          </table:table-cell>
          <table:table-cell table:number-columns-repeated="3"/>
          <table:table-cell table:style-name="ce487" office:value-type="float" office:value="299.2" calcext:value-type="float">
            <text:p>299.20 </text:p>
          </table:table-cell>
          <table:table-cell/>
          <table:table-cell table:style-name="ce487" office:value-type="float" office:value="1312.2" calcext:value-type="float">
            <text:p>1,312.20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31</text:p>
          </table:table-cell>
          <table:table-cell table:style-name="ce478" office:value-type="date" office:date-value="2021-02-03" calcext:value-type="date">
            <text:p>03-feb-21</text:p>
          </table:table-cell>
          <table:table-cell table:style-name="ce483" office:value-type="string" calcext:value-type="string">
            <text:p>Fact # 166274562 PAC005-CORPORACION NACIONAL DE TELECOMUNICACIONES CNT EP PENSIÓN BÁSICA MES DE ENE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1604.2" calcext:value-type="float">
            <text:p>1,604.20 </text:p>
          </table:table-cell>
          <table:table-cell office:value-type="string" calcext:value-type="string">
            <text:p>Factura con ICE apart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47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7]-[.O47])+([.N47]-[.P47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2</text:p>
          </table:table-cell>
          <table:table-cell table:style-name="ce478" office:value-type="date" office:date-value="2021-02-03" calcext:value-type="date">
            <text:p>03-feb-21</text:p>
          </table:table-cell>
          <table:table-cell table:style-name="ce483" office:value-type="string" calcext:value-type="string">
            <text:p>Fact # 166274561 PAC005-CORPORACION NACIONAL DE TELECOMUNICACIONES CNT EP PENSIÓN BÁSICA MES DE ENE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2085.2" calcext:value-type="float">
            <text:p>2,085.20 </text:p>
          </table:table-cell>
          <table:table-cell office:value-type="string" calcext:value-type="string">
            <text:p>Factura con ICE aparte</text:p>
          </table:table-cell>
          <table:table-cell office:value-type="float" office:value="481" calcext:value-type="float">
            <text:p>481</text:p>
          </table:table-cell>
          <table:table-cell table:style-name="ce459" table:formula="of:=[.M48]*0.12" office:value-type="float" office:value="57.72" calcext:value-type="float">
            <text:p>57.7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8]-[.O48])+([.N48]-[.P48])" office:value-type="float" office:value="538.72" calcext:value-type="float">
            <text:p>538.72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3</text:p>
          </table:table-cell>
          <table:table-cell table:style-name="ce478" office:value-type="date" office:date-value="2021-02-03" calcext:value-type="date">
            <text:p>03-feb-21</text:p>
          </table:table-cell>
          <table:table-cell table:style-name="ce483" office:value-type="string" calcext:value-type="string">
            <text:p>Fact # 166274560 PAC005-CORPORACION NACIONAL DE TELECOMUNICACIONES CNT EP PENSION BASICA SERVICIO#43805540 MES ENE-2021 POR TRONCAL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2205.2" calcext:value-type="float">
            <text:p>2,205.20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49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49]-[.O49])+([.N49]-[.P49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4</text:p>
          </table:table-cell>
          <table:table-cell table:style-name="ce478" office:value-type="date" office:date-value="2021-02-03" calcext:value-type="date">
            <text:p>03-feb-21</text:p>
          </table:table-cell>
          <table:table-cell table:style-name="ce483" office:value-type="string" calcext:value-type="string">
            <text:p>Fact # 166274559 PAC005-CORPORACION NACIONAL DE TELECOMUNICACIONES CNT EP PENSIÓN BÁSICA SERVICIO#23820600 MES DE ENE-2021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2325.2" calcext:value-type="float">
            <text:p>2,325.20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50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0]-[.O50])+([.N50]-[.P50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62</text:p>
          </table:table-cell>
          <table:table-cell table:style-name="ce478" office:value-type="date" office:date-value="2021-02-17" calcext:value-type="date">
            <text:p>17-feb-21</text:p>
          </table:table-cell>
          <table:table-cell table:style-name="ce483" office:value-type="string" calcext:value-type="string">
            <text:p>Fact # 6754 PAC005-CORPORACION NACIONAL DE TELECOMUNICACIONES CNT EP INTERCONEXIÓN MÓVIL MES DE ENERO 2021, <text:s/>MEDICIÓN 32.234,47 TASA USD0.013470, COMPENSA FACTURA#353379</text:p>
          </table:table-cell>
          <table:table-cell table:number-columns-repeated="3"/>
          <table:table-cell table:style-name="ce487" office:value-type="float" office:value="434.2" calcext:value-type="float">
            <text:p>434.20 </text:p>
          </table:table-cell>
          <table:table-cell/>
          <table:table-cell table:style-name="ce487" office:value-type="float" office:value="2759.4" calcext:value-type="float">
            <text:p>2,759.40 </text:p>
          </table:table-cell>
          <table:table-cell office:value-type="string" calcext:value-type="string">
            <text:p>Factura con ICE aparte</text:p>
          </table:table-cell>
          <table:table-cell office:value-type="float" office:value="434.2" calcext:value-type="float">
            <text:p>434.2</text:p>
          </table:table-cell>
          <table:table-cell table:style-name="ce459" table:formula="of:=[.M51]*0.12" office:value-type="float" office:value="52.104" calcext:value-type="float">
            <text:p>52.1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1]-[.O51])+([.N51]-[.P51])" office:value-type="float" office:value="486.304" calcext:value-type="float">
            <text:p>486.3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2</text:p>
          </table:table-cell>
          <table:table-cell table:style-name="ce478" office:value-type="date" office:date-value="2021-03-03" calcext:value-type="date">
            <text:p>03-mar-21</text:p>
          </table:table-cell>
          <table:table-cell table:style-name="ce483" office:value-type="string" calcext:value-type="string">
            <text:p>Fact # 168250768 PAC005-CORPORACION NACIONAL DE TELECOMUNICACIONES CNT EP PENSIÓN BÁSICA SERVICIO#23820600 MES DE FEB-2021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2879.4" calcext:value-type="float">
            <text:p>2,879.40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52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2]-[.O52])+([.N52]-[.P52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3</text:p>
          </table:table-cell>
          <table:table-cell table:style-name="ce478" office:value-type="date" office:date-value="2021-03-03" calcext:value-type="date">
            <text:p>03-mar-21</text:p>
          </table:table-cell>
          <table:table-cell table:style-name="ce483" office:value-type="string" calcext:value-type="string">
            <text:p>Fact # 168250769 PAC005-CORPORACION NACIONAL DE TELECOMUNICACIONES CNT EP PENSION BASICA SERVICIO#43805540 MES FEB-2021 POR TRONCAL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2999.4" calcext:value-type="float">
            <text:p>2,999.40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53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3]-[.O53])+([.N53]-[.P53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4</text:p>
          </table:table-cell>
          <table:table-cell table:style-name="ce478" office:value-type="date" office:date-value="2021-03-03" calcext:value-type="date">
            <text:p>03-mar-21</text:p>
          </table:table-cell>
          <table:table-cell table:style-name="ce483" office:value-type="string" calcext:value-type="string">
            <text:p>Fact # 168250770 PAC005-CORPORACION NACIONAL DE TELECOMUNICACIONES CNT EP PENSIÓN BÁSICA MES DE FEB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3480.4" calcext:value-type="float">
            <text:p>3,480.40 </text:p>
          </table:table-cell>
          <table:table-cell office:value-type="string" calcext:value-type="string">
            <text:p>Factura con ICE aparte</text:p>
          </table:table-cell>
          <table:table-cell office:value-type="float" office:value="471" calcext:value-type="float">
            <text:p>471</text:p>
          </table:table-cell>
          <table:table-cell table:style-name="ce459" table:formula="of:=[.M54]*0.12" office:value-type="float" office:value="56.52" calcext:value-type="float">
            <text:p>56.5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4]-[.O54])+([.N54]-[.P54])" office:value-type="float" office:value="527.52" calcext:value-type="float">
            <text:p>527.52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5</text:p>
          </table:table-cell>
          <table:table-cell table:style-name="ce478" office:value-type="date" office:date-value="2021-03-03" calcext:value-type="date">
            <text:p>03-mar-21</text:p>
          </table:table-cell>
          <table:table-cell table:style-name="ce483" office:value-type="string" calcext:value-type="string">
            <text:p>Fact # 168250771 PAC005-CORPORACION NACIONAL DE TELECOMUNICACIONES CNT EP PENSIÓN BÁSICA MES DE FEFB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3772.4" calcext:value-type="float">
            <text:p>3,772.40 </text:p>
          </table:table-cell>
          <table:table-cell office:value-type="string" calcext:value-type="string">
            <text:p>Factura con ICE apart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55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5]-[.O55])+([.N55]-[.P55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9</text:p>
          </table:table-cell>
          <table:table-cell table:style-name="ce478" office:value-type="date" office:date-value="2021-03-15" calcext:value-type="date">
            <text:p>15-mar-21</text:p>
          </table:table-cell>
          <table:table-cell table:style-name="ce483" office:value-type="string" calcext:value-type="string">
            <text:p>Fact # 6873 PAC005-CORPORACION NACIONAL DE TELECOMUNICACIONES CNT EP INTERCONEXIÓN MÓVIL MES DE FEB 2021, MEDICIÓN 24.428,48 TASA <text:s/>USD0.013470, COMPENSA FACTURA#355808</text:p>
          </table:table-cell>
          <table:table-cell table:number-columns-repeated="3"/>
          <table:table-cell table:style-name="ce487" office:value-type="float" office:value="329.05" calcext:value-type="float">
            <text:p>329.05 </text:p>
          </table:table-cell>
          <table:table-cell/>
          <table:table-cell table:style-name="ce487" office:value-type="float" office:value="4101.45" calcext:value-type="float">
            <text:p>4,101.45 </text:p>
          </table:table-cell>
          <table:table-cell office:value-type="string" calcext:value-type="string">
            <text:p>Factura con ICE aparte</text:p>
          </table:table-cell>
          <table:table-cell office:value-type="float" office:value="329.05" calcext:value-type="float">
            <text:p>329.05</text:p>
          </table:table-cell>
          <table:table-cell table:style-name="ce459" table:formula="of:=[.M56]*0.12" office:value-type="float" office:value="39.486" calcext:value-type="float">
            <text:p>39.49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6]-[.O56])+([.N56]-[.P56])" office:value-type="float" office:value="368.536" calcext:value-type="float">
            <text:p>368.54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4</text:p>
          </table:table-cell>
          <table:table-cell table:style-name="ce478" office:value-type="date" office:date-value="2021-04-03" calcext:value-type="date">
            <text:p>03-abr-21</text:p>
          </table:table-cell>
          <table:table-cell table:style-name="ce483" office:value-type="string" calcext:value-type="string">
            <text:p>Fact # 170584595 PAC005-CORPORACION NACIONAL DE TELECOMUNICACIONES CNT EP PENSIÓN BÁSICA SERVICIO#23820600 MES DE MAR-2021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4221.45" calcext:value-type="float">
            <text:p>4,221.45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57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7]-[.O57])+([.N57]-[.P57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5</text:p>
          </table:table-cell>
          <table:table-cell table:style-name="ce478" office:value-type="date" office:date-value="2021-04-03" calcext:value-type="date">
            <text:p>03-abr-21</text:p>
          </table:table-cell>
          <table:table-cell table:style-name="ce483" office:value-type="string" calcext:value-type="string">
            <text:p>Fact # 170584596 PAC005-CORPORACION NACIONAL DE TELECOMUNICACIONES CNT EP PENSION BASICA SERVICIO#43805540 MES MAR-2021 POR TRONCAL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4341.45" calcext:value-type="float">
            <text:p>4,341.45 </text:p>
          </table:table-cell>
          <table:table-cell office:value-type="string" calcext:value-type="string">
            <text:p>Factura con ICE apart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58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8]-[.O58])+([.N58]-[.P58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6</text:p>
          </table:table-cell>
          <table:table-cell table:style-name="ce478" office:value-type="date" office:date-value="2021-04-03" calcext:value-type="date">
            <text:p>03-abr-21</text:p>
          </table:table-cell>
          <table:table-cell table:style-name="ce483" office:value-type="string" calcext:value-type="string">
            <text:p>Fact # 170584597 PAC005-CORPORACION NACIONAL DE TELECOMUNICACIONES CNT EP PENSIÓN BÁSICA MES DE MAR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4822.45" calcext:value-type="float">
            <text:p>4,822.45 </text:p>
          </table:table-cell>
          <table:table-cell office:value-type="string" calcext:value-type="string">
            <text:p>Factura con ICE aparte</text:p>
          </table:table-cell>
          <table:table-cell office:value-type="float" office:value="481" calcext:value-type="float">
            <text:p>481</text:p>
          </table:table-cell>
          <table:table-cell table:style-name="ce459" table:formula="of:=[.M59]*0.12" office:value-type="float" office:value="57.72" calcext:value-type="float">
            <text:p>57.7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59]-[.O59])+([.N59]-[.P59])" office:value-type="float" office:value="538.72" calcext:value-type="float">
            <text:p>538.72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7</text:p>
          </table:table-cell>
          <table:table-cell table:style-name="ce478" office:value-type="date" office:date-value="2021-04-03" calcext:value-type="date">
            <text:p>03-abr-21</text:p>
          </table:table-cell>
          <table:table-cell table:style-name="ce483" office:value-type="string" calcext:value-type="string">
            <text:p>Fact # 170584598 PAC005-CORPORACION NACIONAL DE TELECOMUNICACIONES CNT EP PENSIÓN BÁSICA MES DE MAR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5114.45" calcext:value-type="float">
            <text:p>5,114.45 </text:p>
          </table:table-cell>
          <table:table-cell office:value-type="string" calcext:value-type="string">
            <text:p>Factura con ICE apart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60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60]-[.O60])+([.N60]-[.P60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7</text:p>
          </table:table-cell>
          <table:table-cell table:style-name="ce478" office:value-type="date" office:date-value="2021-04-14" calcext:value-type="date">
            <text:p>14-abr-21</text:p>
          </table:table-cell>
          <table:table-cell table:style-name="ce483" office:value-type="string" calcext:value-type="string">
            <text:p>Fact # 6977 PAC005-CORPORACION NACIONAL DE TELECOMUNICACIONES CNT EP INTERCONEXIÓN MÓVIL MES DE MARZO 2021, MEDICIÓN 36.277,63 TASA <text:s/>USD0.013470</text:p>
          </table:table-cell>
          <table:table-cell table:number-columns-repeated="3"/>
          <table:table-cell table:style-name="ce487" office:value-type="float" office:value="488.66" calcext:value-type="float">
            <text:p>488.66 </text:p>
          </table:table-cell>
          <table:table-cell/>
          <table:table-cell table:style-name="ce487" office:value-type="float" office:value="5603.11" calcext:value-type="float">
            <text:p>5,603.11 </text:p>
          </table:table-cell>
          <table:table-cell office:value-type="string" calcext:value-type="string">
            <text:p>Factura con ICE aparte</text:p>
          </table:table-cell>
          <table:table-cell office:value-type="float" office:value="488.66" calcext:value-type="float">
            <text:p>488.66</text:p>
          </table:table-cell>
          <table:table-cell table:style-name="ce459" table:formula="of:=[.M61]*0.12" office:value-type="float" office:value="58.6392" calcext:value-type="float">
            <text:p>58.6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61]-[.O61])+([.N61]-[.P61])" office:value-type="float" office:value="547.2992" calcext:value-type="float">
            <text:p>547.30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2</text:p>
          </table:table-cell>
          <table:table-cell table:style-name="ce478" office:value-type="date" office:date-value="2021-05-03" calcext:value-type="date">
            <text:p>03-may-21</text:p>
          </table:table-cell>
          <table:table-cell table:style-name="ce483" office:value-type="string" calcext:value-type="string">
            <text:p>Fact # 172386605 PAC005-CORPORACION NACIONAL DE TELECOMUNICACIONES CNT EP PENSIÓN BÁSICA SERVICIO#23820600 MES DE ABR-2021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5723.11" calcext:value-type="float">
            <text:p>5,723.11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3</text:p>
          </table:table-cell>
          <table:table-cell table:style-name="ce478" office:value-type="date" office:date-value="2021-05-03" calcext:value-type="date">
            <text:p>03-may-21</text:p>
          </table:table-cell>
          <table:table-cell table:style-name="ce483" office:value-type="string" calcext:value-type="string">
            <text:p>Fact # 172386606 PAC005-CORPORACION NACIONAL DE TELECOMUNICACIONES CNT EP PENSION BASICA SERVICIO#43805540 MES ABR-2021 POR TRONCAL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5843.11" calcext:value-type="float">
            <text:p>5,843.11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4</text:p>
          </table:table-cell>
          <table:table-cell table:style-name="ce478" office:value-type="date" office:date-value="2021-05-03" calcext:value-type="date">
            <text:p>03-may-21</text:p>
          </table:table-cell>
          <table:table-cell table:style-name="ce483" office:value-type="string" calcext:value-type="string">
            <text:p>Fact # 172386607 PAC005-CORPORACION NACIONAL DE TELECOMUNICACIONES CNT EP PENSIÓN BÁSICA MES DE ABR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6324.11" calcext:value-type="float">
            <text:p>6,324.11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5</text:p>
          </table:table-cell>
          <table:table-cell table:style-name="ce478" office:value-type="date" office:date-value="2021-05-03" calcext:value-type="date">
            <text:p>03-may-21</text:p>
          </table:table-cell>
          <table:table-cell table:style-name="ce483" office:value-type="string" calcext:value-type="string">
            <text:p>Fact # 172386608 PAC005-CORPORACION NACIONAL DE TELECOMUNICACIONES CNT EP PENSIÓN BÁSICA MES DE ABR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6616.11" calcext:value-type="float">
            <text:p>6,616.11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4</text:p>
          </table:table-cell>
          <table:table-cell table:style-name="ce478" office:value-type="date" office:date-value="2021-05-17" calcext:value-type="date">
            <text:p>17-may-21</text:p>
          </table:table-cell>
          <table:table-cell table:style-name="ce483" office:value-type="string" calcext:value-type="string">
            <text:p>Fact # 7122 PAC005-CORPORACION NACIONAL DE TELECOMUNICACIONES CNT EP INTERCONEXIÓN MÓVIL MES DE ABRIL 2021, MEDICIÓN 38.606,22 TASA <text:s/>USD0.013470</text:p>
          </table:table-cell>
          <table:table-cell table:number-columns-repeated="3"/>
          <table:table-cell table:style-name="ce487" office:value-type="float" office:value="520.03" calcext:value-type="float">
            <text:p>520.03 </text:p>
          </table:table-cell>
          <table:table-cell/>
          <table:table-cell table:style-name="ce487" office:value-type="float" office:value="7136.14" calcext:value-type="float">
            <text:p>7,136.14 </text:p>
          </table:table-cell>
          <table:table-cell office:value-type="string" calcext:value-type="string">
            <text:p>Factura con ICE apart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66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66]-[.O66])+([.N66]-[.P66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3</text:p>
          </table:table-cell>
          <table:table-cell table:style-name="ce478" office:value-type="date" office:date-value="2021-06-03" calcext:value-type="date">
            <text:p>03-jun-21</text:p>
          </table:table-cell>
          <table:table-cell table:style-name="ce483" office:value-type="string" calcext:value-type="string">
            <text:p>Fact # 174252372 PAC005-CORPORACION NACIONAL DE TELECOMUNICACIONES CNT EP PENSIÓN BÁSICA SERVICIO#23820600 MES DE MAYO-2021 POR TRONCAL SIP/QUITO/ENLACE 10 CANALES LLAMADA DE VOZ</text:p>
          </table:table-cell>
          <table:table-cell table:number-columns-repeated="3"/>
          <table:table-cell table:style-name="ce487" office:value-type="float" office:value="138" calcext:value-type="float">
            <text:p>138.00 </text:p>
          </table:table-cell>
          <table:table-cell/>
          <table:table-cell table:style-name="ce487" office:value-type="float" office:value="7274.14" calcext:value-type="float">
            <text:p>7,274.14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24</text:p>
          </table:table-cell>
          <table:table-cell table:style-name="ce478" office:value-type="date" office:date-value="2021-06-03" calcext:value-type="date">
            <text:p>03-jun-21</text:p>
          </table:table-cell>
          <table:table-cell table:style-name="ce483" office:value-type="string" calcext:value-type="string">
            <text:p>Fact # 174252373 PAC005-CORPORACION NACIONAL DE TELECOMUNICACIONES CNT EP PENSION BASICA SERVICIO#43805540 MES MAYO-2021 POR TRONCAL</text:p>
          </table:table-cell>
          <table:table-cell table:number-columns-repeated="3"/>
          <table:table-cell table:style-name="ce487" office:value-type="float" office:value="138" calcext:value-type="float">
            <text:p>138.00 </text:p>
          </table:table-cell>
          <table:table-cell/>
          <table:table-cell table:style-name="ce487" office:value-type="float" office:value="7412.14" calcext:value-type="float">
            <text:p>7,412.14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25</text:p>
          </table:table-cell>
          <table:table-cell table:style-name="ce478" office:value-type="date" office:date-value="2021-06-03" calcext:value-type="date">
            <text:p>03-jun-21</text:p>
          </table:table-cell>
          <table:table-cell table:style-name="ce483" office:value-type="string" calcext:value-type="string">
            <text:p>Fact # 174252374 PAC005-CORPORACION NACIONAL DE TELECOMUNICACIONES CNT EP PENSIÓN BÁSICA MES DE MAYO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7893.14" calcext:value-type="float">
            <text:p>7,893.14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26</text:p>
          </table:table-cell>
          <table:table-cell table:style-name="ce478" office:value-type="date" office:date-value="2021-06-03" calcext:value-type="date">
            <text:p>03-jun-21</text:p>
          </table:table-cell>
          <table:table-cell table:style-name="ce483" office:value-type="string" calcext:value-type="string">
            <text:p>Fact # 174252375 PAC005-CORPORACION NACIONAL DE TELECOMUNICACIONES CNT EP PENSIÓN BÁSICA MES DE MAYO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8185.14" calcext:value-type="float">
            <text:p>8,185.14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29</text:p>
          </table:table-cell>
          <table:table-cell table:style-name="ce478" office:value-type="date" office:date-value="2021-06-16" calcext:value-type="date">
            <text:p>16-jun-21</text:p>
          </table:table-cell>
          <table:table-cell table:style-name="ce483" office:value-type="string" calcext:value-type="string">
            <text:p>Fact # 7238 PAC005-CORPORACION NACIONAL DE TELECOMUNICACIONES CNT EP INTERCONEXIÓN MÓVIL MES DE MAYO 2021, MEDICIÓN 23.877,44 TASA <text:s/>USD0.013470, COMPENSA FACTURA#363394</text:p>
          </table:table-cell>
          <table:table-cell table:number-columns-repeated="3"/>
          <table:table-cell table:style-name="ce487" office:value-type="float" office:value="321.63" calcext:value-type="float">
            <text:p>321.63 </text:p>
          </table:table-cell>
          <table:table-cell/>
          <table:table-cell table:style-name="ce487" office:value-type="float" office:value="8506.77" calcext:value-type="float">
            <text:p>8,506.77 </text:p>
          </table:table-cell>
          <table:table-cell office:value-type="string" calcext:value-type="string">
            <text:p>Factura con ICE aparte</text:p>
          </table:table-cell>
          <table:table-cell office:value-type="float" office:value="321.63" calcext:value-type="float">
            <text:p>321.63</text:p>
          </table:table-cell>
          <table:table-cell table:style-name="ce459" table:formula="of:=[.M71]*0.12" office:value-type="float" office:value="38.5956" calcext:value-type="float">
            <text:p>38.6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71]-[.O71])+([.N71]-[.P71])" office:value-type="float" office:value="360.2256" calcext:value-type="float">
            <text:p>360.23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9</text:p>
          </table:table-cell>
          <table:table-cell table:style-name="ce478" office:value-type="date" office:date-value="2021-07-03" calcext:value-type="date">
            <text:p>03-jul-21</text:p>
          </table:table-cell>
          <table:table-cell table:style-name="ce483" office:value-type="string" calcext:value-type="string">
            <text:p>Fact # 176106926 PAC005-CORPORACION NACIONAL DE TELECOMUNICACIONES CNT EP PENSIÓN BÁSICA SERVICIO#23820600 MES DE JUNIO-2021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8626.77" calcext:value-type="float">
            <text:p>8,626.77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0</text:p>
          </table:table-cell>
          <table:table-cell table:style-name="ce478" office:value-type="date" office:date-value="2021-07-03" calcext:value-type="date">
            <text:p>03-jul-21</text:p>
          </table:table-cell>
          <table:table-cell table:style-name="ce483" office:value-type="string" calcext:value-type="string">
            <text:p>Fact # 176106927 PAC005-CORPORACION NACIONAL DE TELECOMUNICACIONES CNT EP PENSION BASICA SERVICIO#43805540 MES JUNIO-2021 POR TRONCAL</text:p>
          </table:table-cell>
          <table:table-cell table:number-columns-repeated="3"/>
          <table:table-cell table:style-name="ce487" office:value-type="float" office:value="120.22" calcext:value-type="float">
            <text:p>120.22 </text:p>
          </table:table-cell>
          <table:table-cell/>
          <table:table-cell table:style-name="ce487" office:value-type="float" office:value="8746.99" calcext:value-type="float">
            <text:p>8,746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1</text:p>
          </table:table-cell>
          <table:table-cell table:style-name="ce478" office:value-type="date" office:date-value="2021-07-03" calcext:value-type="date">
            <text:p>03-jul-21</text:p>
          </table:table-cell>
          <table:table-cell table:style-name="ce483" office:value-type="string" calcext:value-type="string">
            <text:p>Fact # 176106928 PAC005-CORPORACION NACIONAL DE TELECOMUNICACIONES CNT EP PENSIÓN BÁSICA MES DE JUNIO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9227.99" calcext:value-type="float">
            <text:p>9,227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2</text:p>
          </table:table-cell>
          <table:table-cell table:style-name="ce478" office:value-type="date" office:date-value="2021-07-03" calcext:value-type="date">
            <text:p>03-jul-21</text:p>
          </table:table-cell>
          <table:table-cell table:style-name="ce483" office:value-type="string" calcext:value-type="string">
            <text:p>Fact # 176106929 PAC005-CORPORACION NACIONAL DE TELECOMUNICACIONES CNT EP PENSIÓN BÁSICA MES DE JUNIO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9519.99" calcext:value-type="float">
            <text:p>9,519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5</text:p>
          </table:table-cell>
          <table:table-cell table:style-name="ce478" office:value-type="date" office:date-value="2021-08-03" calcext:value-type="date">
            <text:p>03-ago-21</text:p>
          </table:table-cell>
          <table:table-cell table:style-name="ce483" office:value-type="string" calcext:value-type="string">
            <text:p>Fact # 177930782 PAC005-CORPORACION NACIONAL DE TELECOMUNICACIONES CNT EP PENSIÓN BÁSICA SERVICIO#23820600 MES DE JULIO-2021 POR TRONCAL SIP/QUITO/ENLACE 10 CANALES LLAMADA DE VOZ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9639.99" calcext:value-type="float">
            <text:p>9,639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6</text:p>
          </table:table-cell>
          <table:table-cell table:style-name="ce478" office:value-type="date" office:date-value="2021-08-03" calcext:value-type="date">
            <text:p>03-ago-21</text:p>
          </table:table-cell>
          <table:table-cell table:style-name="ce483" office:value-type="string" calcext:value-type="string">
            <text:p>Fact # 177930783 PAC005-CORPORACION NACIONAL DE TELECOMUNICACIONES CNT EP PENSION BASICA SERVICIO#43805540 MES JULIO-2021 POR TRONCAL</text:p>
          </table:table-cell>
          <table:table-cell table:number-columns-repeated="3"/>
          <table:table-cell table:style-name="ce487" office:value-type="float" office:value="120" calcext:value-type="float">
            <text:p>120.00 </text:p>
          </table:table-cell>
          <table:table-cell/>
          <table:table-cell table:style-name="ce487" office:value-type="float" office:value="9759.99" calcext:value-type="float">
            <text:p>9,759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7</text:p>
          </table:table-cell>
          <table:table-cell table:style-name="ce478" office:value-type="date" office:date-value="2021-08-03" calcext:value-type="date">
            <text:p>03-ago-21</text:p>
          </table:table-cell>
          <table:table-cell table:style-name="ce483" office:value-type="string" calcext:value-type="string">
            <text:p>Fact # 177930784 PAC005-CORPORACION NACIONAL DE TELECOMUNICACIONES CNT EP PENSIÓN BÁSICA MES DE JULIO-2021 PILOTO#891422 ENLACE LINKO-ETAPA CUENCA</text:p>
          </table:table-cell>
          <table:table-cell table:number-columns-repeated="3"/>
          <table:table-cell table:style-name="ce487" office:value-type="float" office:value="481" calcext:value-type="float">
            <text:p>481.00 </text:p>
          </table:table-cell>
          <table:table-cell/>
          <table:table-cell table:style-name="ce487" office:value-type="float" office:value="10240.99" calcext:value-type="float">
            <text:p>10,240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18</text:p>
          </table:table-cell>
          <table:table-cell table:style-name="ce478" office:value-type="date" office:date-value="2021-08-03" calcext:value-type="date">
            <text:p>03-ago-21</text:p>
          </table:table-cell>
          <table:table-cell table:style-name="ce483" office:value-type="string" calcext:value-type="string">
            <text:p>Fact # 177930785 PAC005-CORPORACION NACIONAL DE TELECOMUNICACIONES CNT EP PENSIÓN BÁSICA MES DE JULIO-2021, PILOTO 891537, ENLACE LINKO-CNT MOVIL</text:p>
          </table:table-cell>
          <table:table-cell table:number-columns-repeated="3"/>
          <table:table-cell table:style-name="ce487" office:value-type="float" office:value="292" calcext:value-type="float">
            <text:p>292.00 </text:p>
          </table:table-cell>
          <table:table-cell/>
          <table:table-cell table:style-name="ce487" office:value-type="float" office:value="10532.99" calcext:value-type="float">
            <text:p>10,532.99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6</text:p>
          </table:table-cell>
          <table:table-cell table:style-name="ce478" office:value-type="date" office:date-value="2021-08-04" calcext:value-type="date">
            <text:p>04-ago-21</text:p>
          </table:table-cell>
          <table:table-cell table:style-name="ce483" office:value-type="string" calcext:value-type="string">
            <text:p>Fact # 7358 PAC005-CORPORACION NACIONAL DE TELECOMUNICACIONES CNT EP INTERCONEXIÓN MÓVIL MES DE JUNIO 2021, MEDICIÓN 23.477,52 TASA USD <text:s/>0,013470</text:p>
          </table:table-cell>
          <table:table-cell table:number-columns-repeated="3"/>
          <table:table-cell table:style-name="ce487" office:value-type="float" office:value="316.24" calcext:value-type="float">
            <text:p>316.24 </text:p>
          </table:table-cell>
          <table:table-cell/>
          <table:table-cell table:style-name="ce487" office:value-type="float" office:value="10849.23" calcext:value-type="float">
            <text:p>10,849.23 </text:p>
          </table:table-cell>
          <table:table-cell office:value-type="string" calcext:value-type="string">
            <text:p>Factura con ICE aparte</text:p>
          </table:table-cell>
          <table:table-cell office:value-type="float" office:value="316.24" calcext:value-type="float">
            <text:p>316.24</text:p>
          </table:table-cell>
          <table:table-cell table:style-name="ce459" table:formula="of:=[.M80]*0.12" office:value-type="float" office:value="37.9488" calcext:value-type="float">
            <text:p>37.95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0]-[.O80])+([.N80]-[.P80])" office:value-type="float" office:value="354.1888" calcext:value-type="float">
            <text:p>354.19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5</text:p>
          </table:table-cell>
          <table:table-cell table:style-name="ce478" office:value-type="date" office:date-value="2021-08-20" calcext:value-type="date">
            <text:p>20-ago-21</text:p>
          </table:table-cell>
          <table:table-cell table:style-name="ce483" office:value-type="string" calcext:value-type="string">
            <text:p>Fact # 7490 PAC005-CORPORACION NACIONAL DE TELECOMUNICACIONES CNT EP INTERCONEXIÓN FIJO MES AGOSTO 2021, MEDICIÓN 169.513,65 TASA USD 0.011905, COMPENSA FACT#368640</text:p>
          </table:table-cell>
          <table:table-cell table:number-columns-repeated="3"/>
          <table:table-cell table:style-name="ce487" office:value-type="float" office:value="2018.06" calcext:value-type="float">
            <text:p>2,018.06 </text:p>
          </table:table-cell>
          <table:table-cell/>
          <table:table-cell table:style-name="ce487" office:value-type="float" office:value="12867.29" calcext:value-type="float">
            <text:p>12,867.29 </text:p>
          </table:table-cell>
          <table:table-cell office:value-type="string" calcext:value-type="string">
            <text:p>Factura con ICE aparte</text:p>
          </table:table-cell>
          <table:table-cell office:value-type="float" office:value="2018.06" calcext:value-type="float">
            <text:p>2018.06</text:p>
          </table:table-cell>
          <table:table-cell table:style-name="ce459" table:formula="of:=[.M81]*0.12" office:value-type="float" office:value="242.1672" calcext:value-type="float">
            <text:p>242.1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1]-[.O81])+([.N81]-[.P81])" office:value-type="float" office:value="2260.2272" calcext:value-type="float">
            <text:p>2,260.23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5</text:p>
          </table:table-cell>
          <table:table-cell table:style-name="ce478" office:value-type="date" office:date-value="2021-08-20" calcext:value-type="date">
            <text:p>20-ago-21</text:p>
          </table:table-cell>
          <table:table-cell table:style-name="ce483" office:value-type="string" calcext:value-type="string">
            <text:p>Fact # 7491 PAC005-CORPORACION NACIONAL DE TELECOMUNICACIONES CNT EP INTERCONEXIÓN MÓVIL MES DE JULIO 2021, MEDICIÓN 22.437,72 TASA USD 0,013470</text:p>
          </table:table-cell>
          <table:table-cell table:number-columns-repeated="3"/>
          <table:table-cell table:style-name="ce487" office:value-type="float" office:value="302.24" calcext:value-type="float">
            <text:p>302.24 </text:p>
          </table:table-cell>
          <table:table-cell/>
          <table:table-cell table:style-name="ce487" office:value-type="float" office:value="13169.53" calcext:value-type="float">
            <text:p>13,169.53 </text:p>
          </table:table-cell>
          <table:table-cell office:value-type="string" calcext:value-type="string">
            <text:p>Factura con ICE aparte</text:p>
          </table:table-cell>
          <table:table-cell office:value-type="float" office:value="302.24" calcext:value-type="float">
            <text:p>302.24</text:p>
          </table:table-cell>
          <table:table-cell table:style-name="ce459" table:formula="of:=[.M82]*0.12" office:value-type="float" office:value="36.2688" calcext:value-type="float">
            <text:p>36.2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2]-[.O82])+([.N82]-[.P82])" office:value-type="float" office:value="338.5088" calcext:value-type="float">
            <text:p>338.51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29</text:p>
          </table:table-cell>
          <table:table-cell table:style-name="ce482" office:value-type="date" office:date-value="2021-09-03" calcext:value-type="date">
            <text:p>03-sep-21</text:p>
          </table:table-cell>
          <table:table-cell table:style-name="ce472" office:value-type="string" calcext:value-type="string">
            <text:p>Fact # 179739291 PAC005-CORPORACION NACIONAL DE TELECOMUNICACIONES CNT EP PENSIÓN BÁSICA SERVICIO#23820600 MES DE AGOSTO-2021 POR TRONCAL SIP/QUITO/ENLACE 10 CANALES LLAMADA DE VOZ</text:p>
          </table:table-cell>
          <table:table-cell table:number-columns-repeated="3"/>
          <table:table-cell table:style-name="ce490" office:value-type="float" office:value="138" calcext:value-type="float">
            <text:p>138.00 </text:p>
          </table:table-cell>
          <table:table-cell/>
          <table:table-cell table:style-name="ce490" office:value-type="float" office:value="13307.53" calcext:value-type="float">
            <text:p>13,307.53 </text:p>
          </table:table-cell>
          <table:table-cell office:value-type="string" calcext:value-type="string">
            <text:p>Factura con ICE aparte</text:p>
          </table:table-cell>
          <table:table-cell office:value-type="float" office:value="138" calcext:value-type="float">
            <text:p>138</text:p>
          </table:table-cell>
          <table:table-cell table:style-name="ce459" table:formula="of:=[.M83]*0.12" office:value-type="float" office:value="16.56" calcext:value-type="float">
            <text:p>16.5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3]-[.O83])+([.N83]-[.P83])" office:value-type="float" office:value="154.56" calcext:value-type="float">
            <text:p>154.56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0</text:p>
          </table:table-cell>
          <table:table-cell table:style-name="ce482" office:value-type="date" office:date-value="2021-09-03" calcext:value-type="date">
            <text:p>03-sep-21</text:p>
          </table:table-cell>
          <table:table-cell table:style-name="ce472" office:value-type="string" calcext:value-type="string">
            <text:p>Fact # 179739292 PAC005-CORPORACION NACIONAL DE TELECOMUNICACIONES CNT EP PENSION BASICA SERVICIO#43805540 MES AGOSTO-2021 POR TRONCAL</text:p>
          </table:table-cell>
          <table:table-cell table:number-columns-repeated="3"/>
          <table:table-cell table:style-name="ce490" office:value-type="float" office:value="120" calcext:value-type="float">
            <text:p>120.00 </text:p>
          </table:table-cell>
          <table:table-cell/>
          <table:table-cell table:style-name="ce490" office:value-type="float" office:value="13427.53" calcext:value-type="float">
            <text:p>13,427.53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84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4]-[.O84])+([.N84]-[.P84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1</text:p>
          </table:table-cell>
          <table:table-cell table:style-name="ce482" office:value-type="date" office:date-value="2021-09-03" calcext:value-type="date">
            <text:p>03-sep-21</text:p>
          </table:table-cell>
          <table:table-cell table:style-name="ce472" office:value-type="string" calcext:value-type="string">
            <text:p>Fact # 179739293 PAC005-CORPORACION NACIONAL DE TELECOMUNICACIONES CNT EP PENSIÓN BÁSICA MES DE AGOSTO-2021 PILOTO#891422 ENLACE LINKO-ETAPA CUENCA</text:p>
          </table:table-cell>
          <table:table-cell table:number-columns-repeated="3"/>
          <table:table-cell table:style-name="ce490" office:value-type="float" office:value="481" calcext:value-type="float">
            <text:p>481.00 </text:p>
          </table:table-cell>
          <table:table-cell/>
          <table:table-cell table:style-name="ce490" office:value-type="float" office:value="13908.53" calcext:value-type="float">
            <text:p>13,908.53 </text:p>
          </table:table-cell>
          <table:table-cell office:value-type="string" calcext:value-type="string">
            <text:p>Factura con ICE</text:p>
          </table:table-cell>
          <table:table-cell office:value-type="float" office:value="481" calcext:value-type="float">
            <text:p>481</text:p>
          </table:table-cell>
          <table:table-cell table:style-name="ce459" table:formula="of:=[.M85]*0.12" office:value-type="float" office:value="57.72" calcext:value-type="float">
            <text:p>57.7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5]-[.O85])+([.N85]-[.P85])" office:value-type="float" office:value="538.72" calcext:value-type="float">
            <text:p>538.72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2</text:p>
          </table:table-cell>
          <table:table-cell table:style-name="ce482" office:value-type="date" office:date-value="2021-09-03" calcext:value-type="date">
            <text:p>03-sep-21</text:p>
          </table:table-cell>
          <table:table-cell table:style-name="ce472" office:value-type="string" calcext:value-type="string">
            <text:p>Fact # 179739294 PAC005-CORPORACION NACIONAL DE TELECOMUNICACIONES CNT EP PENSIÓN BÁSICA MES DE AGOSTO-2021, PILOTO 891537, ENLACE LINKO-CNT MOVIL</text:p>
          </table:table-cell>
          <table:table-cell table:number-columns-repeated="3"/>
          <table:table-cell table:style-name="ce490" office:value-type="float" office:value="292" calcext:value-type="float">
            <text:p>292.00 </text:p>
          </table:table-cell>
          <table:table-cell/>
          <table:table-cell table:style-name="ce490" office:value-type="float" office:value="14200.53" calcext:value-type="float">
            <text:p>14,200.53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86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6]-[.O86])+([.N86]-[.P86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45</text:p>
          </table:table-cell>
          <table:table-cell table:style-name="ce482" office:value-type="date" office:date-value="2021-09-15" calcext:value-type="date">
            <text:p>15-sep-21</text:p>
          </table:table-cell>
          <table:table-cell table:style-name="ce472" office:value-type="string" calcext:value-type="string">
            <text:p>Fact # 7592 PAC005-CORPORACION NACIONAL DE TELECOMUNICACIONES CNT EP INTERCONEXIÓN MÓVIL MES DE AGOSTO 2021, MEDICIÓN 25.336,54 TASA USD 0,013470, COMPENSA A FACTURA#371308</text:p>
          </table:table-cell>
          <table:table-cell table:number-columns-repeated="3"/>
          <table:table-cell table:style-name="ce490" office:value-type="float" office:value="341.28" calcext:value-type="float">
            <text:p>341.28 </text:p>
          </table:table-cell>
          <table:table-cell/>
          <table:table-cell table:style-name="ce490" office:value-type="float" office:value="14541.81" calcext:value-type="float">
            <text:p>14,541.81 </text:p>
          </table:table-cell>
          <table:table-cell office:value-type="string" calcext:value-type="string">
            <text:p>Factura con ICE aparte</text:p>
          </table:table-cell>
          <table:table-cell office:value-type="float" office:value="341.28" calcext:value-type="float">
            <text:p>341.28</text:p>
          </table:table-cell>
          <table:table-cell table:style-name="ce459" table:formula="of:=[.M87]*0.12" office:value-type="float" office:value="40.9536" calcext:value-type="float">
            <text:p>40.95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7]-[.O87])+([.N87]-[.P87])" office:value-type="float" office:value="382.2336" calcext:value-type="float">
            <text:p>382.23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19</text:p>
          </table:table-cell>
          <table:table-cell table:style-name="ce482" office:value-type="date" office:date-value="2021-10-03" calcext:value-type="date">
            <text:p>03-oct-21</text:p>
          </table:table-cell>
          <table:table-cell table:style-name="ce472" office:value-type="string" calcext:value-type="string">
            <text:p>Fact # 181442515 PAC005-CORPORACION NACIONAL DE TELECOMUNICACIONES CNT EP PENSIÓN BÁSICA SERVICIO#23820600 MES DE SEP-2021 POR TRONCAL SIP/QUITO/ENLACE 10 CANALES LLAMADA DE VOZ</text:p>
          </table:table-cell>
          <table:table-cell table:number-columns-repeated="3"/>
          <table:table-cell table:style-name="ce490" office:value-type="float" office:value="120" calcext:value-type="float">
            <text:p>120.00 </text:p>
          </table:table-cell>
          <table:table-cell/>
          <table:table-cell table:style-name="ce490" office:value-type="float" office:value="14661.81" calcext:value-type="float">
            <text:p>14,661.81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88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8]-[.O88])+([.N88]-[.P88])" office:value-type="float" office:value="134.4" calcext:value-type="float">
            <text:p>134.4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7" office:value-type="string" calcext:value-type="string">
            <text:p>DF-20</text:p>
          </table:table-cell>
          <table:table-cell table:style-name="ce482" office:value-type="date" office:date-value="2021-10-03" calcext:value-type="date">
            <text:p>03-oct-21</text:p>
          </table:table-cell>
          <table:table-cell table:style-name="ce472" office:value-type="string" calcext:value-type="string">
            <text:p>Fact # 181442516 PAC005-CORPORACION NACIONAL DE TELECOMUNICACIONES CNT EP PENSION BASICA SERVICIO#43805540 MES DE SEP-2021 POR TRONCAL</text:p>
          </table:table-cell>
          <table:table-cell table:number-columns-repeated="3"/>
          <table:table-cell table:style-name="ce490" office:value-type="float" office:value="120" calcext:value-type="float">
            <text:p>120.00 </text:p>
          </table:table-cell>
          <table:table-cell/>
          <table:table-cell table:style-name="ce490" office:value-type="float" office:value="14781.81" calcext:value-type="float">
            <text:p>14,781.81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89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89]-[.O89])+([.N89]-[.P89])" office:value-type="float" office:value="134.4" calcext:value-type="float">
            <text:p>134.4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21</text:p>
          </table:table-cell>
          <table:table-cell table:style-name="ce482" office:value-type="date" office:date-value="2021-10-03" calcext:value-type="date">
            <text:p>03-oct-21</text:p>
          </table:table-cell>
          <table:table-cell table:style-name="ce472" office:value-type="string" calcext:value-type="string">
            <text:p>Fact # 181442517 PAC005-CORPORACION NACIONAL DE TELECOMUNICACIONES CNT EP PENSIÓN BÁSICA MES DE SEP-2021 PILOTO#891422 ENLACE LINKO-ETAPA CUENCA</text:p>
          </table:table-cell>
          <table:table-cell table:number-columns-repeated="3"/>
          <table:table-cell table:style-name="ce490" office:value-type="float" office:value="400.83" calcext:value-type="float">
            <text:p>400.83 </text:p>
          </table:table-cell>
          <table:table-cell/>
          <table:table-cell table:style-name="ce490" office:value-type="float" office:value="15182.64" calcext:value-type="float">
            <text:p>15,182.64 </text:p>
          </table:table-cell>
          <table:table-cell office:value-type="string" calcext:value-type="string">
            <text:p>Factura con ICE</text:p>
          </table:table-cell>
          <table:table-cell office:value-type="float" office:value="400.83" calcext:value-type="float">
            <text:p>400.83</text:p>
          </table:table-cell>
          <table:table-cell table:style-name="ce459" table:formula="of:=[.M90]*0.12" office:value-type="float" office:value="48.0996" calcext:value-type="float">
            <text:p>48.1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0]-[.O90])+([.N90]-[.P90])" office:value-type="float" office:value="448.9296" calcext:value-type="float">
            <text:p>448.93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22</text:p>
          </table:table-cell>
          <table:table-cell table:style-name="ce482" office:value-type="date" office:date-value="2021-10-03" calcext:value-type="date">
            <text:p>03-oct-21</text:p>
          </table:table-cell>
          <table:table-cell table:style-name="ce472" office:value-type="string" calcext:value-type="string">
            <text:p>Fact # 181442518 PAC005-CORPORACION NACIONAL DE TELECOMUNICACIONES CNT EP PENSIÓN BÁSICA MES DE SEP-2021 PILOTO#891537 ENLACE LINKO-CNT MOVIL</text:p>
          </table:table-cell>
          <table:table-cell table:number-columns-repeated="3"/>
          <table:table-cell table:style-name="ce490" office:value-type="float" office:value="292" calcext:value-type="float">
            <text:p>292.00 </text:p>
          </table:table-cell>
          <table:table-cell/>
          <table:table-cell table:style-name="ce490" office:value-type="float" office:value="15474.64" calcext:value-type="float">
            <text:p>15,474.64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91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1]-[.O91])+([.N91]-[.P91])" office:value-type="float" office:value="327.04" calcext:value-type="float">
            <text:p>327.0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49</text:p>
          </table:table-cell>
          <table:table-cell table:style-name="ce482" office:value-type="date" office:date-value="2021-10-15" calcext:value-type="date">
            <text:p>15-oct-21</text:p>
          </table:table-cell>
          <table:table-cell table:style-name="ce472" office:value-type="string" calcext:value-type="string">
            <text:p>Fact # 7715 PAC005-CORPORACION NACIONAL DE TELECOMUNICACIONES CNT EP INTERCONEXIÓN FIJO MES DE SEP 202, MEDICIÓN 162.276,32 TASA USD 0.011905, COMPENSA FACT#373991</text:p>
          </table:table-cell>
          <table:table-cell table:number-columns-repeated="3"/>
          <table:table-cell table:style-name="ce490" office:value-type="float" office:value="1931.9" calcext:value-type="float">
            <text:p>1,931.90 </text:p>
          </table:table-cell>
          <table:table-cell/>
          <table:table-cell table:style-name="ce490" office:value-type="float" office:value="17406.54" calcext:value-type="float">
            <text:p>17,406.54 </text:p>
          </table:table-cell>
          <table:table-cell office:value-type="string" calcext:value-type="string">
            <text:p>Factura con ICE aparte</text:p>
          </table:table-cell>
          <table:table-cell office:value-type="float" office:value="1931.9" calcext:value-type="float">
            <text:p>1931.9</text:p>
          </table:table-cell>
          <table:table-cell table:style-name="ce459" table:formula="of:=[.M92]*0.12" office:value-type="float" office:value="231.828" calcext:value-type="float">
            <text:p>231.83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2]-[.O92])+([.N92]-[.P92])" office:value-type="float" office:value="2163.728" calcext:value-type="float">
            <text:p>2,163.73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50</text:p>
          </table:table-cell>
          <table:table-cell table:style-name="ce482" office:value-type="date" office:date-value="2021-10-15" calcext:value-type="date">
            <text:p>15-oct-21</text:p>
          </table:table-cell>
          <table:table-cell table:style-name="ce472" office:value-type="string" calcext:value-type="string">
            <text:p>Fact # 7716 PAC005-CORPORACION NACIONAL DE TELECOMUNICACIONES CNT EP INTERCONEXIÓN MÓVIL MES DE SEP 2021, MEDICIÓN 32.688,98 TASA USD 0,013470, COMPENSA FACTURA#373990</text:p>
          </table:table-cell>
          <table:table-cell table:number-columns-repeated="3"/>
          <table:table-cell table:style-name="ce490" office:value-type="float" office:value="440.32" calcext:value-type="float">
            <text:p>440.32 </text:p>
          </table:table-cell>
          <table:table-cell/>
          <table:table-cell table:style-name="ce490" office:value-type="float" office:value="17846.86" calcext:value-type="float">
            <text:p>17,846.86 </text:p>
          </table:table-cell>
          <table:table-cell office:value-type="string" calcext:value-type="string">
            <text:p>Factura con ICE aparte</text:p>
          </table:table-cell>
          <table:table-cell office:value-type="float" office:value="440.32" calcext:value-type="float">
            <text:p>440.32</text:p>
          </table:table-cell>
          <table:table-cell table:style-name="ce459" table:formula="of:=[.M93]*0.12" office:value-type="float" office:value="52.8384" calcext:value-type="float">
            <text:p>52.8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3]-[.O93])+([.N93]-[.P93])" office:value-type="float" office:value="493.1584" calcext:value-type="float">
            <text:p>493.16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42</text:p>
          </table:table-cell>
          <table:table-cell table:style-name="ce482" office:value-type="date" office:date-value="2021-11-03" calcext:value-type="date">
            <text:p>03-nov-21</text:p>
          </table:table-cell>
          <table:table-cell table:style-name="ce472" office:value-type="string" calcext:value-type="string">
            <text:p>Fact # 183291592 PAC005-CORPORACION NACIONAL DE TELECOMUNICACIONES CNT EP PENSIÓN BÁSICA SERVICIO#23820600 MES DE OCT-2021 POR TRONCAL SIP/QUITO/ENLACE 10 CANALES LLAMADA DE VOZ</text:p>
          </table:table-cell>
          <table:table-cell table:number-columns-repeated="3"/>
          <table:table-cell table:style-name="ce490" office:value-type="float" office:value="120" calcext:value-type="float">
            <text:p>120.00 </text:p>
          </table:table-cell>
          <table:table-cell/>
          <table:table-cell table:style-name="ce490" office:value-type="float" office:value="17966.86" calcext:value-type="float">
            <text:p>17,966.86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94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4]-[.O94])+([.N94]-[.P94])" office:value-type="float" office:value="134.4" calcext:value-type="float">
            <text:p>134.40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43</text:p>
          </table:table-cell>
          <table:table-cell table:style-name="ce482" office:value-type="date" office:date-value="2021-11-03" calcext:value-type="date">
            <text:p>03-nov-21</text:p>
          </table:table-cell>
          <table:table-cell table:style-name="ce472" office:value-type="string" calcext:value-type="string">
            <text:p>Fact # 183291593 PAC005-CORPORACION NACIONAL DE TELECOMUNICACIONES CNT EP PENSION BASICA SERVICIO#43805540 MES DE OCT-2021 POR TRONCAL</text:p>
          </table:table-cell>
          <table:table-cell table:number-columns-repeated="3"/>
          <table:table-cell table:style-name="ce490" office:value-type="float" office:value="120" calcext:value-type="float">
            <text:p>120.00 </text:p>
          </table:table-cell>
          <table:table-cell/>
          <table:table-cell table:style-name="ce490" office:value-type="float" office:value="18086.86" calcext:value-type="float">
            <text:p>18,086.86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95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5]-[.O95])+([.N95]-[.P95])" office:value-type="float" office:value="134.4" calcext:value-type="float">
            <text:p>134.40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44</text:p>
          </table:table-cell>
          <table:table-cell table:style-name="ce482" office:value-type="date" office:date-value="2021-11-03" calcext:value-type="date">
            <text:p>03-nov-21</text:p>
          </table:table-cell>
          <table:table-cell table:style-name="ce472" office:value-type="string" calcext:value-type="string">
            <text:p>Fact # 183291594 PAC005-CORPORACION NACIONAL DE TELECOMUNICACIONES CNT EP PENSIÓN BÁSICA MES DE OCT-2021 PILOTO#891537 ENLACE LINKO-CNT MOVIL</text:p>
          </table:table-cell>
          <table:table-cell table:number-columns-repeated="3"/>
          <table:table-cell table:style-name="ce490" office:value-type="float" office:value="292" calcext:value-type="float">
            <text:p>292.00 </text:p>
          </table:table-cell>
          <table:table-cell/>
          <table:table-cell table:style-name="ce490" office:value-type="float" office:value="18378.86" calcext:value-type="float">
            <text:p>18,378.86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96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6]-[.O96])+([.N96]-[.P96])" office:value-type="float" office:value="327.04" calcext:value-type="float">
            <text:p>327.04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6</text:p>
          </table:table-cell>
          <table:table-cell table:style-name="ce482" office:value-type="date" office:date-value="2021-11-16" calcext:value-type="date">
            <text:p>16-nov-21</text:p>
          </table:table-cell>
          <table:table-cell table:style-name="ce472" office:value-type="string" calcext:value-type="string">
            <text:p>Fact # 7844 PAC005-CORPORACION NACIONAL DE TELECOMUNICACIONES CNT EP INTERCONEXIÓN MÓVIL MES DE OCT 2021, MEDICIÓN 26.039,79 TASA USD 0,013470, COMPENSA FACTURA#376683</text:p>
          </table:table-cell>
          <table:table-cell table:number-columns-repeated="3"/>
          <table:table-cell table:style-name="ce490" office:value-type="float" office:value="350.76" calcext:value-type="float">
            <text:p>350.76 </text:p>
          </table:table-cell>
          <table:table-cell/>
          <table:table-cell table:style-name="ce490" office:value-type="float" office:value="18729.62" calcext:value-type="float">
            <text:p>18,729.62 </text:p>
          </table:table-cell>
          <table:table-cell office:value-type="string" calcext:value-type="string">
            <text:p>Factura con ICE aparte</text:p>
          </table:table-cell>
          <table:table-cell office:value-type="float" office:value="350.76" calcext:value-type="float">
            <text:p>350.76</text:p>
          </table:table-cell>
          <table:table-cell table:style-name="ce459" table:formula="of:=[.M97]*0.12" office:value-type="float" office:value="42.0912" calcext:value-type="float">
            <text:p>42.09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7]-[.O97])+([.N97]-[.P97])" office:value-type="float" office:value="392.8512" calcext:value-type="float">
            <text:p>392.85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37</text:p>
          </table:table-cell>
          <table:table-cell table:style-name="ce482" office:value-type="date" office:date-value="2021-12-03" calcext:value-type="date">
            <text:p>03-dic-21</text:p>
          </table:table-cell>
          <table:table-cell table:style-name="ce472" office:value-type="string" calcext:value-type="string">
            <text:p>Fact # 185362776 PAC005-CORPORACION NACIONAL DE TELECOMUNICACIONES CNT EP PENSIÓN BÁSICA SERVICIO#23820600 MES DE NOV-2021 POR TRONCAL SIP/QUITO/ENLACE 10 CANALES LLAMADA DE VOZ</text:p>
          </table:table-cell>
          <table:table-cell table:number-columns-repeated="3"/>
          <table:table-cell table:style-name="ce490" office:value-type="float" office:value="138" calcext:value-type="float">
            <text:p>138.00 </text:p>
          </table:table-cell>
          <table:table-cell/>
          <table:table-cell table:style-name="ce490" office:value-type="float" office:value="18867.62" calcext:value-type="float">
            <text:p>18,867.62 </text:p>
          </table:table-cell>
          <table:table-cell office:value-type="string" calcext:value-type="string">
            <text:p>Factura con ICE</text:p>
          </table:table-cell>
          <table:table-cell office:value-type="float" office:value="138" calcext:value-type="float">
            <text:p>138</text:p>
          </table:table-cell>
          <table:table-cell table:style-name="ce459" table:formula="of:=[.M98]*0.12" office:value-type="float" office:value="16.56" calcext:value-type="float">
            <text:p>16.5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8]-[.O98])+([.N98]-[.P98])" office:value-type="float" office:value="154.56" calcext:value-type="float">
            <text:p>154.56</text:p>
          </table:table-cell>
          <table:table-cell office:value-type="string" calcext:value-type="string">
            <text:p>Banco del Pacifico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404675" calcext:value-type="float">
            <text:p>414046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8</text:p>
          </table:table-cell>
          <table:table-cell table:style-name="ce482" office:value-type="date" office:date-value="2021-12-03" calcext:value-type="date">
            <text:p>03-dic-21</text:p>
          </table:table-cell>
          <table:table-cell table:style-name="ce472" office:value-type="string" calcext:value-type="string">
            <text:p>Fact # 185362777 PAC005-CORPORACION NACIONAL DE TELECOMUNICACIONES CNT EP PENSION BASICA SERVICIO#43805540 MES DE NOV-2021 POR TRONCAL</text:p>
          </table:table-cell>
          <table:table-cell table:number-columns-repeated="3"/>
          <table:table-cell table:style-name="ce490" office:value-type="float" office:value="120" calcext:value-type="float">
            <text:p>120.00 </text:p>
          </table:table-cell>
          <table:table-cell/>
          <table:table-cell table:style-name="ce490" office:value-type="float" office:value="18987.62" calcext:value-type="float">
            <text:p>18,987.62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459" table:formula="of:=[.M99]*0.12" office:value-type="float" office:value="14.4" calcext:value-type="float">
            <text:p>14.4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99]-[.O99])+([.N99]-[.P99])" office:value-type="float" office:value="134.4" calcext:value-type="float">
            <text:p>134.40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9</text:p>
          </table:table-cell>
          <table:table-cell table:style-name="ce482" office:value-type="date" office:date-value="2021-12-03" calcext:value-type="date">
            <text:p>03-dic-21</text:p>
          </table:table-cell>
          <table:table-cell table:style-name="ce472" office:value-type="string" calcext:value-type="string">
            <text:p>Fact # 185362778 PAC005-CORPORACION NACIONAL DE TELECOMUNICACIONES CNT EP PENSIÓN BÁSICA MES DE NOV-2021 PILOTO#891537 ENLACE LINKO-CNT MOVIL</text:p>
          </table:table-cell>
          <table:table-cell table:number-columns-repeated="3"/>
          <table:table-cell table:style-name="ce490" office:value-type="float" office:value="292" calcext:value-type="float">
            <text:p>292.00 </text:p>
          </table:table-cell>
          <table:table-cell/>
          <table:table-cell table:style-name="ce490" office:value-type="float" office:value="19279.62" calcext:value-type="float">
            <text:p>19,279.62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459" table:formula="of:=[.M100]*0.12" office:value-type="float" office:value="35.04" calcext:value-type="float">
            <text:p>35.0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00]-[.O100])+([.N100]-[.P100])" office:value-type="float" office:value="327.04" calcext:value-type="float">
            <text:p>327.04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24</text:p>
          </table:table-cell>
          <table:table-cell table:style-name="ce482" office:value-type="date" office:date-value="2021-12-14" calcext:value-type="date">
            <text:p>14-dic-21</text:p>
          </table:table-cell>
          <table:table-cell table:style-name="ce472" office:value-type="string" calcext:value-type="string">
            <text:p>Fact # 7974 PAC005-CORPORACION NACIONAL DE TELECOMUNICACIONES CNT EP INTERCONEXIÓN MÓVIL MES DE NOV 2021, Z, MEDICIÓN 23.364,26 TASA USD <text:s/>0,013470</text:p>
          </table:table-cell>
          <table:table-cell table:number-columns-repeated="3"/>
          <table:table-cell table:style-name="ce490" office:value-type="float" office:value="314.72" calcext:value-type="float">
            <text:p>314.72 </text:p>
          </table:table-cell>
          <table:table-cell/>
          <table:table-cell table:style-name="ce490" office:value-type="float" office:value="19594.34" calcext:value-type="float">
            <text:p>19,594.34 </text:p>
          </table:table-cell>
          <table:table-cell office:value-type="string" calcext:value-type="string">
            <text:p>Factura con ICE aparte</text:p>
          </table:table-cell>
          <table:table-cell office:value-type="float" office:value="314.72" calcext:value-type="float">
            <text:p>314.72</text:p>
          </table:table-cell>
          <table:table-cell table:style-name="ce459" table:formula="of:=[.M101]*0.12" office:value-type="float" office:value="37.7664" calcext:value-type="float">
            <text:p>37.7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01]-[.O101])+([.N101]-[.P101])" office:value-type="float" office:value="352.4864" calcext:value-type="float">
            <text:p>352.49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13169.53" calcext:value-type="float">
            <text:p>13,169.53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6424.81" calcext:value-type="float">
            <text:p>6,424.81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19594.34" calcext:value-type="float">
            <text:p>19,594.34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05 <text:s text:c="2"/>CONECEL <text:s/>"PORTA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3" office:value-type="string" calcext:value-type="string">
            <text:p>DF-3</text:p>
          </table:table-cell>
          <table:table-cell table:style-name="ce478" office:value-type="date" office:date-value="2021-01-08" calcext:value-type="date">
            <text:p>08-ene-21</text:p>
          </table:table-cell>
          <table:table-cell table:style-name="ce483" office:value-type="string" calcext:value-type="string">
            <text:p>Fact # 3694 CON002-CONECEL S.A INTERCONEXIÓN FIJA MES DE NOV 2020</text:p>
          </table:table-cell>
          <table:table-cell table:number-columns-repeated="3"/>
          <table:table-cell table:style-name="ce487" office:value-type="float" office:value="93.5" calcext:value-type="float">
            <text:p>93.50 </text:p>
          </table:table-cell>
          <table:table-cell/>
          <table:table-cell table:style-name="ce487" office:value-type="float" office:value="93.5" calcext:value-type="float">
            <text:p>93.50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93.5" calcext:value-type="float">
            <text:p>93.50</text:p>
          </table:table-cell>
          <table:table-cell table:style-name="ce459" table:formula="of:=[.M108]*0.12" office:value-type="float" office:value="11.22" calcext:value-type="float">
            <text:p>11.22</text:p>
          </table:table-cell>
          <table:table-cell table:style-name="ce459" table:formula="of:=[.M108]*0.0275" office:value-type="float" office:value="2.57125" calcext:value-type="float">
            <text:p>2.57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08]-[.O108])+([.N108]-[.P108])" office:value-type="float" office:value="102.14875" calcext:value-type="float">
            <text:p>102.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6</text:p>
          </table:table-cell>
          <table:table-cell table:style-name="ce478" office:value-type="date" office:date-value="2021-01-08" calcext:value-type="date">
            <text:p>08-ene-21</text:p>
          </table:table-cell>
          <table:table-cell table:style-name="ce483" office:value-type="string" calcext:value-type="string">
            <text:p>Fact # 3706 CON002-CONECEL S.A INTERCONEXIÓN MÓVIL MES DE NOV 202O, COMPENSA FACT#351038</text:p>
          </table:table-cell>
          <table:table-cell table:number-columns-repeated="3"/>
          <table:table-cell table:style-name="ce487" office:value-type="float" office:value="2101.23" calcext:value-type="float">
            <text:p>2,101.23 </text:p>
          </table:table-cell>
          <table:table-cell/>
          <table:table-cell table:style-name="ce487" office:value-type="float" office:value="2194.73" calcext:value-type="float">
            <text:p>2,194.73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2</text:p>
          </table:table-cell>
          <table:table-cell table:style-name="ce478" office:value-type="date" office:date-value="2021-01-18" calcext:value-type="date">
            <text:p>18-ene-21</text:p>
          </table:table-cell>
          <table:table-cell table:style-name="ce483" office:value-type="string" calcext:value-type="string">
            <text:p>Fact # 3722 CON002-CONECEL S.A INTERCONEXIÓN FIJO MES DE DIC 2020</text:p>
          </table:table-cell>
          <table:table-cell table:number-columns-repeated="3"/>
          <table:table-cell table:style-name="ce487" office:value-type="float" office:value="111.99" calcext:value-type="float">
            <text:p>111.99 </text:p>
          </table:table-cell>
          <table:table-cell/>
          <table:table-cell table:style-name="ce487" office:value-type="float" office:value="2306.72" calcext:value-type="float">
            <text:p>2,306.72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11.99" calcext:value-type="float">
            <text:p>111.99</text:p>
          </table:table-cell>
          <table:table-cell table:style-name="ce459" table:formula="of:=[.M110]*0.12" office:value-type="float" office:value="13.4388" calcext:value-type="float">
            <text:p>13.44</text:p>
          </table:table-cell>
          <table:table-cell table:style-name="ce459" table:formula="of:=[.M110]*0.0275" office:value-type="float" office:value="3.079725" calcext:value-type="float">
            <text:p>3.08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0]-[.O110])+([.N110]-[.P110])" office:value-type="float" office:value="122.349075" calcext:value-type="float">
            <text:p>122.3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43</text:p>
          </table:table-cell>
          <table:table-cell table:style-name="ce478" office:value-type="date" office:date-value="2021-01-19" calcext:value-type="date">
            <text:p>19-ene-21</text:p>
          </table:table-cell>
          <table:table-cell table:style-name="ce483" office:value-type="string" calcext:value-type="string">
            <text:p>Fact # 3754 CON002-CONECEL S.A INTERCONEXIÓN MÓVIL MES DE DIC 2020, COMPENSA FACT#351048</text:p>
          </table:table-cell>
          <table:table-cell table:number-columns-repeated="3"/>
          <table:table-cell table:style-name="ce487" office:value-type="float" office:value="2303.08" calcext:value-type="float">
            <text:p>2,303.08 </text:p>
          </table:table-cell>
          <table:table-cell/>
          <table:table-cell table:style-name="ce487" office:value-type="float" office:value="4609.8" calcext:value-type="float">
            <text:p>4,609.80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63</text:p>
          </table:table-cell>
          <table:table-cell table:style-name="ce478" office:value-type="date" office:date-value="2021-02-19" calcext:value-type="date">
            <text:p>19-feb-21</text:p>
          </table:table-cell>
          <table:table-cell table:style-name="ce483" office:value-type="string" calcext:value-type="string">
            <text:p>Fact # 3813 CON002-CONECEL S.A INTERCONEXIÓN MÓVIL MES DE ENERO 2021, COMPENSA FACTURA#353381</text:p>
          </table:table-cell>
          <table:table-cell table:number-columns-repeated="3"/>
          <table:table-cell table:style-name="ce487" office:value-type="float" office:value="4558.85" calcext:value-type="float">
            <text:p>4,558.85 </text:p>
          </table:table-cell>
          <table:table-cell/>
          <table:table-cell table:style-name="ce487" office:value-type="float" office:value="9168.65" calcext:value-type="float">
            <text:p>9,168.65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4558.85" calcext:value-type="float">
            <text:p>4,558.85</text:p>
          </table:table-cell>
          <table:table-cell table:style-name="ce459" table:formula="of:=[.M112]*0.12" office:value-type="float" office:value="547.062" calcext:value-type="float">
            <text:p>547.06</text:p>
          </table:table-cell>
          <table:table-cell table:style-name="ce459" table:formula="of:=[.M112]*0.0275" office:value-type="float" office:value="125.368375" calcext:value-type="float">
            <text:p>125.37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2]-[.O112])+([.N112]-[.P112])" office:value-type="float" office:value="4980.543625" calcext:value-type="float">
            <text:p>4,980.5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</text:p>
          </table:table-cell>
          <table:table-cell table:style-name="ce478" office:value-type="date" office:date-value="2021-03-09" calcext:value-type="date">
            <text:p>09-mar-21</text:p>
          </table:table-cell>
          <table:table-cell table:style-name="ce483" office:value-type="string" calcext:value-type="string">
            <text:p>Fact # 3817 CON002-CONECEL S.A INTERCONEXION FIJO MES DE ENERO 2021</text:p>
          </table:table-cell>
          <table:table-cell table:number-columns-repeated="3"/>
          <table:table-cell table:style-name="ce487" office:value-type="float" office:value="112.73" calcext:value-type="float">
            <text:p>112.73 </text:p>
          </table:table-cell>
          <table:table-cell/>
          <table:table-cell table:style-name="ce487" office:value-type="float" office:value="9281.38" calcext:value-type="float">
            <text:p>9,281.38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12.73" calcext:value-type="float">
            <text:p>112.73</text:p>
          </table:table-cell>
          <table:table-cell table:style-name="ce459" table:formula="of:=[.M113]*0.12" office:value-type="float" office:value="13.5276" calcext:value-type="float">
            <text:p>13.53</text:p>
          </table:table-cell>
          <table:table-cell table:style-name="ce459" table:formula="of:=[.M113]*0.0275" office:value-type="float" office:value="3.100075" calcext:value-type="float">
            <text:p>3.10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3]-[.O113])+([.N113]-[.P113])" office:value-type="float" office:value="123.157525" calcext:value-type="float">
            <text:p>123.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24</text:p>
          </table:table-cell>
          <table:table-cell table:style-name="ce478" office:value-type="date" office:date-value="2021-03-17" calcext:value-type="date">
            <text:p>17-mar-21</text:p>
          </table:table-cell>
          <table:table-cell table:style-name="ce483" office:value-type="string" calcext:value-type="string">
            <text:p>Fact # 3846 CON002-CONECEL S.A INTERCONEXION FIJO MES DE FEBRERO 2021</text:p>
          </table:table-cell>
          <table:table-cell table:number-columns-repeated="3"/>
          <table:table-cell table:style-name="ce487" office:value-type="float" office:value="113.09" calcext:value-type="float">
            <text:p>113.09 </text:p>
          </table:table-cell>
          <table:table-cell/>
          <table:table-cell table:style-name="ce487" office:value-type="float" office:value="9394.47" calcext:value-type="float">
            <text:p>9,394.47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13.09" calcext:value-type="float">
            <text:p>113.09</text:p>
          </table:table-cell>
          <table:table-cell table:style-name="ce459" table:formula="of:=[.M114]*0.12" office:value-type="float" office:value="13.5708" calcext:value-type="float">
            <text:p>13.57</text:p>
          </table:table-cell>
          <table:table-cell table:style-name="ce459" table:formula="of:=[.M114]*0.0275" office:value-type="float" office:value="3.109975" calcext:value-type="float">
            <text:p>3.11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4]-[.O114])+([.N114]-[.P114])" office:value-type="float" office:value="123.550825" calcext:value-type="float">
            <text:p>123.5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40</text:p>
          </table:table-cell>
          <table:table-cell table:style-name="ce478" office:value-type="date" office:date-value="2021-03-19" calcext:value-type="date">
            <text:p>19-mar-21</text:p>
          </table:table-cell>
          <table:table-cell table:style-name="ce483" office:value-type="string" calcext:value-type="string">
            <text:p>Fact # 3863 CON002-CONECEL S.A INTERCONEXIÓN MÓVIL MES DE FEB 2021, COMPENSA FACTURA#355815</text:p>
          </table:table-cell>
          <table:table-cell table:number-columns-repeated="3"/>
          <table:table-cell table:style-name="ce487" office:value-type="float" office:value="2177.27" calcext:value-type="float">
            <text:p>2,177.27 </text:p>
          </table:table-cell>
          <table:table-cell/>
          <table:table-cell table:style-name="ce487" office:value-type="float" office:value="11571.74" calcext:value-type="float">
            <text:p>11,571.74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2177.27" calcext:value-type="float">
            <text:p>2,177.27</text:p>
          </table:table-cell>
          <table:table-cell table:style-name="ce459" table:formula="of:=[.M115]*0.12" office:value-type="float" office:value="261.2724" calcext:value-type="float">
            <text:p>261.27</text:p>
          </table:table-cell>
          <table:table-cell table:style-name="ce459" table:formula="of:=[.M115]*0.0275" office:value-type="float" office:value="59.874925" calcext:value-type="float">
            <text:p>59.87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5]-[.O115])+([.N115]-[.P115])" office:value-type="float" office:value="2378.667475" calcext:value-type="float">
            <text:p>2,378.6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23</text:p>
          </table:table-cell>
          <table:table-cell table:style-name="ce478" office:value-type="date" office:date-value="2021-04-14" calcext:value-type="date">
            <text:p>14-abr-21</text:p>
          </table:table-cell>
          <table:table-cell table:style-name="ce483" office:value-type="string" calcext:value-type="string">
            <text:p>Fact # 3875 CON002-CONECEL S.A INTERCONEXIÓN FIJO MES DE MARZO 2021,</text:p>
          </table:table-cell>
          <table:table-cell table:number-columns-repeated="3"/>
          <table:table-cell table:style-name="ce487" office:value-type="float" office:value="113.46" calcext:value-type="float">
            <text:p>113.46 </text:p>
          </table:table-cell>
          <table:table-cell/>
          <table:table-cell table:style-name="ce487" office:value-type="float" office:value="11685.2" calcext:value-type="float">
            <text:p>11,685.20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13.46" calcext:value-type="float">
            <text:p>113.46</text:p>
          </table:table-cell>
          <table:table-cell table:style-name="ce459" table:formula="of:=[.M116]*0.12" office:value-type="float" office:value="13.6152" calcext:value-type="float">
            <text:p>13.62</text:p>
          </table:table-cell>
          <table:table-cell table:style-name="ce459" table:formula="of:=[.M116]*0.0275" office:value-type="float" office:value="3.12015" calcext:value-type="float">
            <text:p>3.12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6]-[.O116])+([.N116]-[.P116])" office:value-type="float" office:value="123.95505" calcext:value-type="float">
            <text:p>123.9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6</text:p>
          </table:table-cell>
          <table:table-cell table:style-name="ce478" office:value-type="date" office:date-value="2021-04-19" calcext:value-type="date">
            <text:p>19-abr-21</text:p>
          </table:table-cell>
          <table:table-cell table:style-name="ce483" office:value-type="string" calcext:value-type="string">
            <text:p>Fact # 3909 CON002-CONECEL S.A INTERCONEXIÓN MÓVIL MES DE MARZO 2021, COMPENSA FACTURA#358298</text:p>
          </table:table-cell>
          <table:table-cell table:number-columns-repeated="3"/>
          <table:table-cell table:style-name="ce487" office:value-type="float" office:value="4412.67" calcext:value-type="float">
            <text:p>4,412.67 </text:p>
          </table:table-cell>
          <table:table-cell/>
          <table:table-cell table:style-name="ce487" office:value-type="float" office:value="16097.87" calcext:value-type="float">
            <text:p>16,097.87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4412.67" calcext:value-type="float">
            <text:p>4,412.67</text:p>
          </table:table-cell>
          <table:table-cell table:style-name="ce459" table:formula="of:=[.M117]*0.12" office:value-type="float" office:value="529.5204" calcext:value-type="float">
            <text:p>529.52</text:p>
          </table:table-cell>
          <table:table-cell table:style-name="ce459" table:formula="of:=[.M117]*0.0275" office:value-type="float" office:value="121.348425" calcext:value-type="float">
            <text:p>121.35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7]-[.O117])+([.N117]-[.P117])" office:value-type="float" office:value="4820.841975" calcext:value-type="float">
            <text:p>4,820.8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3</text:p>
          </table:table-cell>
          <table:table-cell table:style-name="ce478" office:value-type="date" office:date-value="2021-05-17" calcext:value-type="date">
            <text:p>17-may-21</text:p>
          </table:table-cell>
          <table:table-cell table:style-name="ce483" office:value-type="string" calcext:value-type="string">
            <text:p>Fact # 3945 CON002-CONECEL S.A INTERCONEXIÓN FIJA MES DE ABRIL-2021</text:p>
          </table:table-cell>
          <table:table-cell table:number-columns-repeated="3"/>
          <table:table-cell table:style-name="ce487" office:value-type="float" office:value="94.81" calcext:value-type="float">
            <text:p>94.81 </text:p>
          </table:table-cell>
          <table:table-cell/>
          <table:table-cell table:style-name="ce487" office:value-type="float" office:value="16192.68" calcext:value-type="float">
            <text:p>16,192.68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94.81" calcext:value-type="float">
            <text:p>94.81</text:p>
          </table:table-cell>
          <table:table-cell table:style-name="ce459" table:formula="of:=[.M118]*0.12" office:value-type="float" office:value="11.3772" calcext:value-type="float">
            <text:p>11.38</text:p>
          </table:table-cell>
          <table:table-cell table:style-name="ce459" table:formula="of:=[.M118]*0.0275" office:value-type="float" office:value="2.607275" calcext:value-type="float">
            <text:p>2.61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8]-[.O118])+([.N118]-[.P118])" office:value-type="float" office:value="103.579925" calcext:value-type="float">
            <text:p>103.5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45</text:p>
          </table:table-cell>
          <table:table-cell table:style-name="ce478" office:value-type="date" office:date-value="2021-05-21" calcext:value-type="date">
            <text:p>21-may-21</text:p>
          </table:table-cell>
          <table:table-cell table:style-name="ce483" office:value-type="string" calcext:value-type="string">
            <text:p>Fact # 3953 CON002-CONECEL S.A INTERCONEXIÓN MÓVIL MES DE ABRIL 2021</text:p>
          </table:table-cell>
          <table:table-cell table:number-columns-repeated="3"/>
          <table:table-cell table:style-name="ce487" office:value-type="float" office:value="5431.99" calcext:value-type="float">
            <text:p>5,431.99 </text:p>
          </table:table-cell>
          <table:table-cell/>
          <table:table-cell table:style-name="ce487" office:value-type="float" office:value="21624.67" calcext:value-type="float">
            <text:p>21,624.67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5431.99" calcext:value-type="float">
            <text:p>5,431.99</text:p>
          </table:table-cell>
          <table:table-cell table:style-name="ce459" table:formula="of:=[.M119]*0.12" office:value-type="float" office:value="651.8388" calcext:value-type="float">
            <text:p>651.84</text:p>
          </table:table-cell>
          <table:table-cell table:style-name="ce459" table:formula="of:=[.M119]*0.0275" office:value-type="float" office:value="149.379725" calcext:value-type="float">
            <text:p>149.38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19]-[.O119])+([.N119]-[.P119])" office:value-type="float" office:value="5934.449075" calcext:value-type="float">
            <text:p>5,934.4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5</text:p>
          </table:table-cell>
          <table:table-cell table:style-name="ce478" office:value-type="date" office:date-value="2021-06-17" calcext:value-type="date">
            <text:p>17-jun-21</text:p>
          </table:table-cell>
          <table:table-cell table:style-name="ce483" office:value-type="string" calcext:value-type="string">
            <text:p>Fact # 4004 CON002-CONECEL S.A INTERCONEXIÓN FIJO MES DE MAYO 2021</text:p>
          </table:table-cell>
          <table:table-cell table:number-columns-repeated="3"/>
          <table:table-cell table:style-name="ce487" office:value-type="float" office:value="92.8" calcext:value-type="float">
            <text:p>92.80 </text:p>
          </table:table-cell>
          <table:table-cell/>
          <table:table-cell table:style-name="ce487" office:value-type="float" office:value="21717.47" calcext:value-type="float">
            <text:p>21,717.47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92.8" calcext:value-type="float">
            <text:p>92.80</text:p>
          </table:table-cell>
          <table:table-cell table:style-name="ce459" table:formula="of:=[.M120]*0.12" office:value-type="float" office:value="11.136" calcext:value-type="float">
            <text:p>11.14</text:p>
          </table:table-cell>
          <table:table-cell table:style-name="ce459" table:formula="of:=[.M120]*0.0275" office:value-type="float" office:value="2.552" calcext:value-type="float">
            <text:p>2.55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0]-[.O120])+([.N120]-[.P120])" office:value-type="float" office:value="101.384" calcext:value-type="float">
            <text:p>101.3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8</text:p>
          </table:table-cell>
          <table:table-cell table:style-name="ce478" office:value-type="date" office:date-value="2021-06-17" calcext:value-type="date">
            <text:p>17-jun-21</text:p>
          </table:table-cell>
          <table:table-cell table:style-name="ce483" office:value-type="string" calcext:value-type="string">
            <text:p>Fact # 4014 CON002-CONECEL S.A INTERCONEXIÓN MÓVIL <text:s/>MES DE MAYO 2021, COMPENSA FACTURA#363392</text:p>
          </table:table-cell>
          <table:table-cell table:number-columns-repeated="3"/>
          <table:table-cell table:style-name="ce487" office:value-type="float" office:value="2367.74" calcext:value-type="float">
            <text:p>2,367.74 </text:p>
          </table:table-cell>
          <table:table-cell/>
          <table:table-cell table:style-name="ce487" office:value-type="float" office:value="24085.21" calcext:value-type="float">
            <text:p>24,085.21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2367.74" calcext:value-type="float">
            <text:p>2,367.74</text:p>
          </table:table-cell>
          <table:table-cell table:style-name="ce459" table:formula="of:=[.M121]*0.12" office:value-type="float" office:value="284.1288" calcext:value-type="float">
            <text:p>284.13</text:p>
          </table:table-cell>
          <table:table-cell table:style-name="ce459" table:formula="of:=[.M121]*0.0275" office:value-type="float" office:value="65.11285" calcext:value-type="float">
            <text:p>65.11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1]-[.O121])+([.N121]-[.P121])" office:value-type="float" office:value="2586.75595" calcext:value-type="float">
            <text:p>2,586.7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23</text:p>
          </table:table-cell>
          <table:table-cell table:style-name="ce478" office:value-type="date" office:date-value="2021-07-13" calcext:value-type="date">
            <text:p>13-jul-21</text:p>
          </table:table-cell>
          <table:table-cell table:style-name="ce483" office:value-type="string" calcext:value-type="string">
            <text:p>Fact # 4052 CON002-CONECEL S.A INTERCONEXIÓN FIJO MES DE JUNIO 2021</text:p>
          </table:table-cell>
          <table:table-cell table:number-columns-repeated="3"/>
          <table:table-cell table:style-name="ce487" office:value-type="float" office:value="101.73" calcext:value-type="float">
            <text:p>101.73 </text:p>
          </table:table-cell>
          <table:table-cell/>
          <table:table-cell table:style-name="ce487" office:value-type="float" office:value="24186.94" calcext:value-type="float">
            <text:p>24,186.94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01.73" calcext:value-type="float">
            <text:p>101.73</text:p>
          </table:table-cell>
          <table:table-cell table:style-name="ce459" table:formula="of:=[.M122]*0.12" office:value-type="float" office:value="12.2076" calcext:value-type="float">
            <text:p>12.21</text:p>
          </table:table-cell>
          <table:table-cell table:style-name="ce459" table:formula="of:=[.M122]*0.0275" office:value-type="float" office:value="2.797575" calcext:value-type="float">
            <text:p>2.80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2]-[.O122])+([.N122]-[.P122])" office:value-type="float" office:value="111.140025" calcext:value-type="float">
            <text:p>111.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24</text:p>
          </table:table-cell>
          <table:table-cell table:style-name="ce478" office:value-type="date" office:date-value="2021-07-16" calcext:value-type="date">
            <text:p>16-jul-21</text:p>
          </table:table-cell>
          <table:table-cell table:style-name="ce483" office:value-type="string" calcext:value-type="string">
            <text:p>Fact # 4071 CON002-CONECEL S.A INTERCONEXIÓN MÓVIL MES DE JUNIO 2021</text:p>
          </table:table-cell>
          <table:table-cell table:number-columns-repeated="3"/>
          <table:table-cell table:style-name="ce487" office:value-type="float" office:value="2618.82" calcext:value-type="float">
            <text:p>2,618.82 </text:p>
          </table:table-cell>
          <table:table-cell/>
          <table:table-cell table:style-name="ce487" office:value-type="float" office:value="26805.76" calcext:value-type="float">
            <text:p>26,805.76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2618.82" calcext:value-type="float">
            <text:p>2,618.82</text:p>
          </table:table-cell>
          <table:table-cell table:style-name="ce459" table:formula="of:=[.M123]*0.12" office:value-type="float" office:value="314.2584" calcext:value-type="float">
            <text:p>314.26</text:p>
          </table:table-cell>
          <table:table-cell table:style-name="ce459" table:formula="of:=[.M123]*0.0275" office:value-type="float" office:value="72.01755" calcext:value-type="float">
            <text:p>72.02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3]-[.O123])+([.N123]-[.P123])" office:value-type="float" office:value="2861.06085" calcext:value-type="float">
            <text:p>2,861.0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46</text:p>
          </table:table-cell>
          <table:table-cell table:style-name="ce478" office:value-type="date" office:date-value="2021-08-18" calcext:value-type="date">
            <text:p>18-ago-21</text:p>
          </table:table-cell>
          <table:table-cell table:style-name="ce483" office:value-type="string" calcext:value-type="string">
            <text:p>Fact # 4101 CON002-CONECEL S.A INTERCONEXIÓN MÓVIL MES DE JULIO 2021, MIN 254361.35, TS 0.010150, COMPENSA FACT#368638</text:p>
          </table:table-cell>
          <table:table-cell table:number-columns-repeated="3"/>
          <table:table-cell table:style-name="ce487" office:value-type="float" office:value="2581.77" calcext:value-type="float">
            <text:p>2,581.77 </text:p>
          </table:table-cell>
          <table:table-cell/>
          <table:table-cell table:style-name="ce487" office:value-type="float" office:value="29387.53" calcext:value-type="float">
            <text:p>29,387.53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2581.77" calcext:value-type="float">
            <text:p>2,581.77</text:p>
          </table:table-cell>
          <table:table-cell table:style-name="ce459" table:formula="of:=[.M124]*0.12" office:value-type="float" office:value="309.8124" calcext:value-type="float">
            <text:p>309.81</text:p>
          </table:table-cell>
          <table:table-cell table:style-name="ce459" table:formula="of:=[.M124]*0.0275" office:value-type="float" office:value="70.998675" calcext:value-type="float">
            <text:p>71.00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4]-[.O124])+([.N124]-[.P124])" office:value-type="float" office:value="2820.583725" calcext:value-type="float">
            <text:p>2,820.5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3" office:value-type="string" calcext:value-type="string">
            <text:p>DF-37</text:p>
          </table:table-cell>
          <table:table-cell table:style-name="ce478" office:value-type="date" office:date-value="2021-08-19" calcext:value-type="date">
            <text:p>19-ago-21</text:p>
          </table:table-cell>
          <table:table-cell table:style-name="ce483" office:value-type="string" calcext:value-type="string">
            <text:p>Fact # 4109 CON002-CONECEL S.A INTERCONEXIÓN FIJO MES DE AGOSTO 2021</text:p>
          </table:table-cell>
          <table:table-cell table:number-columns-repeated="3"/>
          <table:table-cell table:style-name="ce487" office:value-type="float" office:value="102.44" calcext:value-type="float">
            <text:p>102.44 </text:p>
          </table:table-cell>
          <table:table-cell/>
          <table:table-cell table:style-name="ce487" office:value-type="float" office:value="29489.97" calcext:value-type="float">
            <text:p>29,489.97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02.44" calcext:value-type="float">
            <text:p>102.44</text:p>
          </table:table-cell>
          <table:table-cell table:style-name="ce459" table:formula="of:=[.M125]*0.12" office:value-type="float" office:value="12.2928" calcext:value-type="float">
            <text:p>12.29</text:p>
          </table:table-cell>
          <table:table-cell table:style-name="ce459" table:formula="of:=[.M125]*0.0275" office:value-type="float" office:value="2.8171" calcext:value-type="float">
            <text:p>2.82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5]-[.O125])+([.N125]-[.P125])" office:value-type="float" office:value="111.9157" calcext:value-type="float">
            <text:p>111.9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7" office:value-type="string" calcext:value-type="string">
            <text:p>DF-36</text:p>
          </table:table-cell>
          <table:table-cell table:style-name="ce482" office:value-type="date" office:date-value="2021-09-16" calcext:value-type="date">
            <text:p>16-sep-21</text:p>
          </table:table-cell>
          <table:table-cell table:style-name="ce472" office:value-type="string" calcext:value-type="string">
            <text:p>Fact # 4154 CON002-CONECEL S.A INTERCONEXIÓN FIJO MES DE AGOSTO 2021</text:p>
          </table:table-cell>
          <table:table-cell table:number-columns-repeated="3"/>
          <table:table-cell table:style-name="ce490" office:value-type="float" office:value="106.17" calcext:value-type="float">
            <text:p>106.17 </text:p>
          </table:table-cell>
          <table:table-cell/>
          <table:table-cell table:style-name="ce490" office:value-type="float" office:value="29596.14" calcext:value-type="float">
            <text:p>29,596.14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06.17" calcext:value-type="float">
            <text:p>106.17</text:p>
          </table:table-cell>
          <table:table-cell table:style-name="ce459" table:formula="of:=[.M126]*0.12" office:value-type="float" office:value="12.7404" calcext:value-type="float">
            <text:p>12.74</text:p>
          </table:table-cell>
          <table:table-cell table:style-name="ce459" table:formula="of:=[.M126]*0.0275" office:value-type="float" office:value="2.919675" calcext:value-type="float">
            <text:p>2.92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6]-[.O126])+([.N126]-[.P126])" office:value-type="float" office:value="115.990725" calcext:value-type="float">
            <text:p>115.99</text:p>
          </table:table-cell>
          <table:table-cell office:value-type="string" calcext:value-type="string">
            <text:p>Produbanco</text:p>
          </table:table-cell>
          <table:table-cell office:value-type="float" office:value="115.99" calcext:value-type="float">
            <text:p>115.99</text:p>
          </table:table-cell>
          <table:table-cell office:value-type="string" calcext:value-type="string">
            <text:p>Conecel Fac. 415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40</text:p>
          </table:table-cell>
          <table:table-cell table:style-name="ce482" office:value-type="date" office:date-value="2021-09-21" calcext:value-type="date">
            <text:p>21-sep-21</text:p>
          </table:table-cell>
          <table:table-cell table:style-name="ce472" office:value-type="string" calcext:value-type="string">
            <text:p>Fact # 4163 CON002-CONECEL S.A INTERCONEXIÓN MÓVIL MES DE AGOSTO 2021, COMPENSA A FACTURA#371305</text:p>
          </table:table-cell>
          <table:table-cell table:number-columns-repeated="3"/>
          <table:table-cell table:style-name="ce490" office:value-type="float" office:value="2718.01" calcext:value-type="float">
            <text:p>2,718.01 </text:p>
          </table:table-cell>
          <table:table-cell/>
          <table:table-cell table:style-name="ce490" office:value-type="float" office:value="32314.15" calcext:value-type="float">
            <text:p>32,314.15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2718.01" calcext:value-type="float">
            <text:p>2,718.01</text:p>
          </table:table-cell>
          <table:table-cell table:style-name="ce459" table:formula="of:=[.M127]*0.12" office:value-type="float" office:value="326.1612" calcext:value-type="float">
            <text:p>326.16</text:p>
          </table:table-cell>
          <table:table-cell table:style-name="ce459" table:formula="of:=[.M127]*0.0275" office:value-type="float" office:value="74.745275" calcext:value-type="float">
            <text:p>74.75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7]-[.O127])+([.N127]-[.P127])" office:value-type="float" office:value="2969.425925" calcext:value-type="float">
            <text:p>2,969.4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7" office:value-type="string" calcext:value-type="string">
            <text:p>DF-16</text:p>
          </table:table-cell>
          <table:table-cell table:style-name="ce482" office:value-type="date" office:date-value="2021-10-19" calcext:value-type="date">
            <text:p>19-oct-21</text:p>
          </table:table-cell>
          <table:table-cell table:style-name="ce472" office:value-type="string" calcext:value-type="string">
            <text:p>Fact # 4206 CON002-CONECEL S.A INTERCONEXIÓN FIJO MES DE SEP/2021</text:p>
          </table:table-cell>
          <table:table-cell table:number-columns-repeated="3"/>
          <table:table-cell table:style-name="ce490" office:value-type="float" office:value="110.91" calcext:value-type="float">
            <text:p>110.91 </text:p>
          </table:table-cell>
          <table:table-cell/>
          <table:table-cell table:style-name="ce490" office:value-type="float" office:value="32425.06" calcext:value-type="float">
            <text:p>32,425.06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10.91" calcext:value-type="float">
            <text:p>110.91</text:p>
          </table:table-cell>
          <table:table-cell table:style-name="ce459" table:formula="of:=[.M128]*0.12" office:value-type="float" office:value="13.3092" calcext:value-type="float">
            <text:p>13.31</text:p>
          </table:table-cell>
          <table:table-cell table:style-name="ce459" table:formula="of:=[.M128]*0.0275" office:value-type="float" office:value="3.050025" calcext:value-type="float">
            <text:p>3.05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8]-[.O128])+([.N128]-[.P128])" office:value-type="float" office:value="121.169175" calcext:value-type="float">
            <text:p>121.17</text:p>
          </table:table-cell>
          <table:table-cell office:value-type="string" calcext:value-type="string">
            <text:p>Produbanco</text:p>
          </table:table-cell>
          <table:table-cell office:value-type="float" office:value="121.17" calcext:value-type="float">
            <text:p>121.17</text:p>
          </table:table-cell>
          <table:table-cell office:value-type="float" office:value="16970252" calcext:value-type="float">
            <text:p>1697025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51</text:p>
          </table:table-cell>
          <table:table-cell table:style-name="ce482" office:value-type="date" office:date-value="2021-10-21" calcext:value-type="date">
            <text:p>21-oct-21</text:p>
          </table:table-cell>
          <table:table-cell table:style-name="ce472" office:value-type="string" calcext:value-type="string">
            <text:p>Fact # 4223 CON002-CONECEL S.A INTERCONEXIÓN MÓVIL MES DE SEP 2021, COMPENSA FACTURA#373995</text:p>
          </table:table-cell>
          <table:table-cell table:number-columns-repeated="3"/>
          <table:table-cell table:style-name="ce490" office:value-type="float" office:value="3190.38" calcext:value-type="float">
            <text:p>3,190.38 </text:p>
          </table:table-cell>
          <table:table-cell/>
          <table:table-cell table:style-name="ce490" office:value-type="float" office:value="35615.44" calcext:value-type="float">
            <text:p>35,615.44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3190.38" calcext:value-type="float">
            <text:p>3,190.38</text:p>
          </table:table-cell>
          <table:table-cell table:style-name="ce459" table:formula="of:=[.M129]*0.12" office:value-type="float" office:value="382.8456" calcext:value-type="float">
            <text:p>382.85</text:p>
          </table:table-cell>
          <table:table-cell table:style-name="ce459" table:formula="of:=[.M129]*0.0275" office:value-type="float" office:value="87.73545" calcext:value-type="float">
            <text:p>87.74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29]-[.O129])+([.N129]-[.P129])" office:value-type="float" office:value="3485.49015" calcext:value-type="float">
            <text:p>3,485.4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7" office:value-type="string" calcext:value-type="string">
            <text:p>DF-18</text:p>
          </table:table-cell>
          <table:table-cell table:style-name="ce482" office:value-type="date" office:date-value="2021-11-17" calcext:value-type="date">
            <text:p>17-nov-21</text:p>
          </table:table-cell>
          <table:table-cell table:style-name="ce472" office:value-type="string" calcext:value-type="string">
            <text:p>Fact # 4251 CON002-CONECEL S.A INTERCONEXIÓN FIJO MES OCT 2021</text:p>
          </table:table-cell>
          <table:table-cell table:number-columns-repeated="3"/>
          <table:table-cell table:style-name="ce490" office:value-type="float" office:value="121.41" calcext:value-type="float">
            <text:p>121.41 </text:p>
          </table:table-cell>
          <table:table-cell/>
          <table:table-cell table:style-name="ce490" office:value-type="float" office:value="35736.85" calcext:value-type="float">
            <text:p>35,736.85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121.41" calcext:value-type="float">
            <text:p>121.41</text:p>
          </table:table-cell>
          <table:table-cell table:style-name="ce459" table:formula="of:=[.M130]*0.12" office:value-type="float" office:value="14.5692" calcext:value-type="float">
            <text:p>14.57</text:p>
          </table:table-cell>
          <table:table-cell table:style-name="ce459" table:formula="of:=[.M130]*0.0275" office:value-type="float" office:value="3.338775" calcext:value-type="float">
            <text:p>3.34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30]-[.O130])+([.N130]-[.P130])" office:value-type="float" office:value="132.640425" calcext:value-type="float">
            <text:p>132.64</text:p>
          </table:table-cell>
          <table:table-cell office:value-type="string" calcext:value-type="string">
            <text:p>Produbanco</text:p>
          </table:table-cell>
          <table:table-cell office:value-type="float" office:value="132.64" calcext:value-type="float">
            <text:p>132.64</text:p>
          </table:table-cell>
          <table:table-cell office:value-type="float" office:value="170660027" calcext:value-type="float">
            <text:p>170660027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5</text:p>
          </table:table-cell>
          <table:table-cell table:style-name="ce482" office:value-type="date" office:date-value="2021-11-22" calcext:value-type="date">
            <text:p>22-nov-21</text:p>
          </table:table-cell>
          <table:table-cell table:style-name="ce472" office:value-type="string" calcext:value-type="string">
            <text:p>Fact # 4271 CON002-CONECEL S.A INTERCONEXION MÓVIL MES DE OCT 2021, COMPENSA FACTURA#376682</text:p>
          </table:table-cell>
          <table:table-cell table:number-columns-repeated="3"/>
          <table:table-cell table:style-name="ce490" office:value-type="float" office:value="2749.33" calcext:value-type="float">
            <text:p>2,749.33 </text:p>
          </table:table-cell>
          <table:table-cell/>
          <table:table-cell table:style-name="ce490" office:value-type="float" office:value="38486.18" calcext:value-type="float">
            <text:p>38,486.18 </text:p>
          </table:table-cell>
          <table:table-cell office:value-type="string" calcext:value-type="string">
            <text:p>Factura de claro</text:p>
          </table:table-cell>
          <table:table-cell table:style-name="ce459" office:value-type="float" office:value="2749.33" calcext:value-type="float">
            <text:p>2,749.33</text:p>
          </table:table-cell>
          <table:table-cell table:style-name="ce459" table:formula="of:=[.M131]*0.12" office:value-type="float" office:value="329.9196" calcext:value-type="float">
            <text:p>329.92</text:p>
          </table:table-cell>
          <table:table-cell table:style-name="ce459" table:formula="of:=[.M131]*0.0275" office:value-type="float" office:value="75.606575" calcext:value-type="float">
            <text:p>75.61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M131]-[.O131])+([.N131]-[.P131])" office:value-type="float" office:value="3003.643025" calcext:value-type="float">
            <text:p>3,003.6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29489.97" calcext:value-type="float">
            <text:p>29,489.97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8996.21" calcext:value-type="float">
            <text:p>8,996.21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38486.18" calcext:value-type="float">
            <text:p>38,486.18 </text:p>
          </table:table-cell>
          <table:table-cell/>
          <table:table-cell table:formula="of:=SUM([.M108:.M131])" office:value-type="float" office:value="34081.87" calcext:value-type="float">
            <text:p>34081.87</text:p>
          </table:table-cell>
          <table:table-cell table:formula="of:=COUNT([.M108:.M131])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07 <text:s text:c="2"/>CNT, EP - EX-PACIFICT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style-name="ce471"/>
          <table:table-cell table:number-columns-repeated="1023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40</text:p>
          </table:table-cell>
          <table:table-cell table:style-name="ce478" office:value-type="date" office:date-value="2021-01-15" calcext:value-type="date">
            <text:p>15-ene-21</text:p>
          </table:table-cell>
          <table:table-cell table:style-name="ce483" office:value-type="string" calcext:value-type="string">
            <text:p>Fact # 6633 PAC005-CORPORACION NACIONAL DE TELECOMUNICACIONES CNT EP INTERCONEXIÓN FIJA MES DE DIC 2020, MEDICIÓN 181.559,17 TASA USD 0.011905, COMPENSA FACT#351050</text:p>
          </table:table-cell>
          <table:table-cell table:number-columns-repeated="3"/>
          <table:table-cell table:style-name="ce487" office:value-type="float" office:value="2161.46" calcext:value-type="float">
            <text:p>2,161.46 </text:p>
          </table:table-cell>
          <table:table-cell/>
          <table:table-cell table:style-name="ce487" office:value-type="float" office:value="2161.46" calcext:value-type="float">
            <text:p>2,161.46 </text:p>
          </table:table-cell>
          <table:table-cell table:number-columns-repeated="1013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61</text:p>
          </table:table-cell>
          <table:table-cell table:style-name="ce478" office:value-type="date" office:date-value="2021-02-17" calcext:value-type="date">
            <text:p>17-feb-21</text:p>
          </table:table-cell>
          <table:table-cell table:style-name="ce483" office:value-type="string" calcext:value-type="string">
            <text:p>Fact # 6750 PAC005-CORPORACION NACIONAL DE TELECOMUNICACIONES CNT EP INTERCONEXIÓN FIJO MES DE ENERO 2021, <text:s/>MEDICIÓN 178.261,45 TASA USD 0.011905, COMPENSA FACTURA#353375</text:p>
          </table:table-cell>
          <table:table-cell table:number-columns-repeated="3"/>
          <table:table-cell table:style-name="ce487" office:value-type="float" office:value="2122.2" calcext:value-type="float">
            <text:p>2,122.20 </text:p>
          </table:table-cell>
          <table:table-cell/>
          <table:table-cell table:style-name="ce487" office:value-type="float" office:value="4283.66" calcext:value-type="float">
            <text:p>4,283.66 </text:p>
          </table:table-cell>
          <table:table-cell office:value-type="string" calcext:value-type="string">
            <text:p>Factura con ICE aparte</text:p>
          </table:table-cell>
          <table:table-cell office:value-type="float" office:value="2122.2" calcext:value-type="float">
            <text:p>2122.2</text:p>
          </table:table-cell>
          <table:table-cell table:style-name="ce459" table:formula="of:=[.M139]*0.12" office:value-type="float" office:value="254.664" calcext:value-type="float">
            <text:p>254.6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39]-[.O139])+([.N139]-[.P139])" office:value-type="float" office:value="2376.864" calcext:value-type="float">
            <text:p>2,376.86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38</text:p>
          </table:table-cell>
          <table:table-cell table:style-name="ce478" office:value-type="date" office:date-value="2021-03-15" calcext:value-type="date">
            <text:p>15-mar-21</text:p>
          </table:table-cell>
          <table:table-cell table:style-name="ce483" office:value-type="string" calcext:value-type="string">
            <text:p>Fact # 6870 PAC005-CORPORACION NACIONAL DE TELECOMUNICACIONES CNT EP INTERCONEXIÓN FIJO MES DE FEB 2021, MEDICIÓN 161.291,07 TASA USD <text:s/>0.011905, COMPENSA FACTURA#355809</text:p>
          </table:table-cell>
          <table:table-cell table:number-columns-repeated="3"/>
          <table:table-cell table:style-name="ce487" office:value-type="float" office:value="1920.17" calcext:value-type="float">
            <text:p>1,920.17 </text:p>
          </table:table-cell>
          <table:table-cell/>
          <table:table-cell table:style-name="ce487" office:value-type="float" office:value="6203.83" calcext:value-type="float">
            <text:p>6,203.83 </text:p>
          </table:table-cell>
          <table:table-cell office:value-type="string" calcext:value-type="string">
            <text:p>Factura con ICE aparte</text:p>
          </table:table-cell>
          <table:table-cell office:value-type="float" office:value="1920.17" calcext:value-type="float">
            <text:p>1920.17</text:p>
          </table:table-cell>
          <table:table-cell table:style-name="ce459" table:formula="of:=[.M140]*0.12" office:value-type="float" office:value="230.4204" calcext:value-type="float">
            <text:p>230.4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0]-[.O140])+([.N140]-[.P140])" office:value-type="float" office:value="2150.5904" calcext:value-type="float">
            <text:p>2,150.59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16</text:p>
          </table:table-cell>
          <table:table-cell table:style-name="ce478" office:value-type="date" office:date-value="2021-04-14" calcext:value-type="date">
            <text:p>14-abr-21</text:p>
          </table:table-cell>
          <table:table-cell table:style-name="ce483" office:value-type="string" calcext:value-type="string">
            <text:p>Fact # 6976 PAC005-CORPORACION NACIONAL DE TELECOMUNICACIONES CNT EP INTERCONEXIÓN FIJO MES DE MARZO 2021, MEDICIÓN 207.769,35 TASA USD <text:s/>0.011905</text:p>
          </table:table-cell>
          <table:table-cell table:number-columns-repeated="3"/>
          <table:table-cell table:style-name="ce487" office:value-type="float" office:value="2473.49" calcext:value-type="float">
            <text:p>2,473.49 </text:p>
          </table:table-cell>
          <table:table-cell/>
          <table:table-cell table:style-name="ce487" office:value-type="float" office:value="8677.32" calcext:value-type="float">
            <text:p>8,677.32 </text:p>
          </table:table-cell>
          <table:table-cell office:value-type="string" calcext:value-type="string">
            <text:p>Factura con ICE aparte</text:p>
          </table:table-cell>
          <table:table-cell office:value-type="float" office:value="2473.49" calcext:value-type="float">
            <text:p>2473.49</text:p>
          </table:table-cell>
          <table:table-cell table:style-name="ce459" table:formula="of:=[.M141]*0.12" office:value-type="float" office:value="296.8188" calcext:value-type="float">
            <text:p>296.8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1]-[.O141])+([.N141]-[.P141])" office:value-type="float" office:value="2770.3088" calcext:value-type="float">
            <text:p>2,770.31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43</text:p>
          </table:table-cell>
          <table:table-cell table:style-name="ce478" office:value-type="date" office:date-value="2021-05-17" calcext:value-type="date">
            <text:p>17-may-21</text:p>
          </table:table-cell>
          <table:table-cell table:style-name="ce483" office:value-type="string" calcext:value-type="string">
            <text:p>Fact # 7121 PAC005-CORPORACION NACIONAL DE TELECOMUNICACIONES CNT EP INTERCONEXIÓN FIJO MES DE ABRIL, MEDICIÓN 179.550,48 TASA USD <text:s/>0.011905</text:p>
          </table:table-cell>
          <table:table-cell table:number-columns-repeated="3"/>
          <table:table-cell table:style-name="ce487" office:value-type="float" office:value="2137.55" calcext:value-type="float">
            <text:p>2,137.55 </text:p>
          </table:table-cell>
          <table:table-cell/>
          <table:table-cell table:style-name="ce487" office:value-type="float" office:value="10814.87" calcext:value-type="float">
            <text:p>10,814.87 </text:p>
          </table:table-cell>
          <table:table-cell office:value-type="string" calcext:value-type="string">
            <text:p>Factura con ICE aparte</text:p>
          </table:table-cell>
          <table:table-cell office:value-type="float" office:value="2137.55" calcext:value-type="float">
            <text:p>2137.55</text:p>
          </table:table-cell>
          <table:table-cell table:style-name="ce459" table:formula="of:=[.M142]*0.12" office:value-type="float" office:value="256.506" calcext:value-type="float">
            <text:p>256.51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2]-[.O142])+([.N142]-[.P142])" office:value-type="float" office:value="2394.056" calcext:value-type="float">
            <text:p>2,394.06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28</text:p>
          </table:table-cell>
          <table:table-cell table:style-name="ce478" office:value-type="date" office:date-value="2021-06-16" calcext:value-type="date">
            <text:p>16-jun-21</text:p>
          </table:table-cell>
          <table:table-cell table:style-name="ce483" office:value-type="string" calcext:value-type="string">
            <text:p>Fact # 7237 PAC005-CORPORACION NACIONAL DE TELECOMUNICACIONES CNT EP INTERCONEXIÓN FIJO MES DE MAYO 2021, MEDICIÓN 176.588,27 TASA USD <text:s/>0.011905, COMPENSA FACTURA#363395</text:p>
          </table:table-cell>
          <table:table-cell table:number-columns-repeated="3"/>
          <table:table-cell table:style-name="ce487" office:value-type="float" office:value="2102.28" calcext:value-type="float">
            <text:p>2,102.28 </text:p>
          </table:table-cell>
          <table:table-cell/>
          <table:table-cell table:style-name="ce487" office:value-type="float" office:value="12917.15" calcext:value-type="float">
            <text:p>12,917.15 </text:p>
          </table:table-cell>
          <table:table-cell office:value-type="string" calcext:value-type="string">
            <text:p>Factura con ICE aparte</text:p>
          </table:table-cell>
          <table:table-cell office:value-type="float" office:value="2102.28" calcext:value-type="float">
            <text:p>2102.28</text:p>
          </table:table-cell>
          <table:table-cell table:style-name="ce459" table:formula="of:=[.M143]*0.12" office:value-type="float" office:value="252.2736" calcext:value-type="float">
            <text:p>252.2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3]-[.O143])+([.N143]-[.P143])" office:value-type="float" office:value="2354.5536" calcext:value-type="float">
            <text:p>2,354.55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style-name="ce471"/>
          <table:table-cell/>
          <table:table-cell table:style-name="ce473" office:value-type="string" calcext:value-type="string">
            <text:p>DF-5</text:p>
          </table:table-cell>
          <table:table-cell table:style-name="ce478" office:value-type="date" office:date-value="2021-08-04" calcext:value-type="date">
            <text:p>04-ago-21</text:p>
          </table:table-cell>
          <table:table-cell table:style-name="ce483" office:value-type="string" calcext:value-type="string">
            <text:p>Fact # 7357 PAC005-CORPORACION NACIONAL DE TELECOMUNICACIONES CNT EP INTERCONEXIÓN FIJO MES DE JUNIO 2021, MEDICIÓN 181.975,63 TASA USD 0.011905</text:p>
          </table:table-cell>
          <table:table-cell table:number-columns-repeated="3"/>
          <table:table-cell table:style-name="ce487" office:value-type="float" office:value="2166.42" calcext:value-type="float">
            <text:p>2,166.42 </text:p>
          </table:table-cell>
          <table:table-cell/>
          <table:table-cell table:style-name="ce487" office:value-type="float" office:value="15083.57" calcext:value-type="float">
            <text:p>15,083.57 </text:p>
          </table:table-cell>
          <table:table-cell office:value-type="string" calcext:value-type="string">
            <text:p>Factura con ICE aparte</text:p>
          </table:table-cell>
          <table:table-cell office:value-type="float" office:value="2166.42" calcext:value-type="float">
            <text:p>2166.42</text:p>
          </table:table-cell>
          <table:table-cell table:style-name="ce459" table:formula="of:=[.M144]*0.12" office:value-type="float" office:value="259.9704" calcext:value-type="float">
            <text:p>259.9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4]-[.O144])+([.N144]-[.P144])" office:value-type="float" office:value="2426.3904" calcext:value-type="float">
            <text:p>2,426.39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44</text:p>
          </table:table-cell>
          <table:table-cell table:style-name="ce482" office:value-type="date" office:date-value="2021-09-15" calcext:value-type="date">
            <text:p>15-sep-21</text:p>
          </table:table-cell>
          <table:table-cell table:style-name="ce472" office:value-type="string" calcext:value-type="string">
            <text:p>Fact # 7591 PAC005-CORPORACION NACIONAL DE TELECOMUNICACIONES CNT EP INTERCONEXIÓN FIJO MES DE AGOSTO 2021, <text:s/>MEDICIÓN 161.537,93 TASA USD 0.011905, COMPENSA A FACTURA#371307</text:p>
          </table:table-cell>
          <table:table-cell table:number-columns-repeated="3"/>
          <table:table-cell table:style-name="ce490" office:value-type="float" office:value="1923.11" calcext:value-type="float">
            <text:p>1,923.11 </text:p>
          </table:table-cell>
          <table:table-cell/>
          <table:table-cell table:style-name="ce490" office:value-type="float" office:value="17006.68" calcext:value-type="float">
            <text:p>17,006.68 </text:p>
          </table:table-cell>
          <table:table-cell office:value-type="string" calcext:value-type="string">
            <text:p>Factura con ICE aparte</text:p>
          </table:table-cell>
          <table:table-cell office:value-type="float" office:value="1923.11" calcext:value-type="float">
            <text:p>1923.11</text:p>
          </table:table-cell>
          <table:table-cell table:style-name="ce459" table:formula="of:=[.M145]*0.12" office:value-type="float" office:value="230.7732" calcext:value-type="float">
            <text:p>230.7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5]-[.O145])+([.N145]-[.P145])" office:value-type="float" office:value="2153.8832" calcext:value-type="float">
            <text:p>2,153.88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37</text:p>
          </table:table-cell>
          <table:table-cell table:style-name="ce482" office:value-type="date" office:date-value="2021-11-16" calcext:value-type="date">
            <text:p>16-nov-21</text:p>
          </table:table-cell>
          <table:table-cell table:style-name="ce472" office:value-type="string" calcext:value-type="string">
            <text:p>Fact # 7843 PAC005-CORPORACION NACIONAL DE TELECOMUNICACIONES CNT EP INTERCONEXIÓN FIJO MES DE OCT 2021, MEDICIÓN 163.998,72 TASA USD 0.011905, COMPENSA FACTURA#376679</text:p>
          </table:table-cell>
          <table:table-cell table:number-columns-repeated="3"/>
          <table:table-cell table:style-name="ce490" office:value-type="float" office:value="1952.4" calcext:value-type="float">
            <text:p>1,952.40 </text:p>
          </table:table-cell>
          <table:table-cell/>
          <table:table-cell table:style-name="ce490" office:value-type="float" office:value="18959.08" calcext:value-type="float">
            <text:p>18,959.08 </text:p>
          </table:table-cell>
          <table:table-cell office:value-type="string" calcext:value-type="string">
            <text:p>Factura con ICE aparte</text:p>
          </table:table-cell>
          <table:table-cell office:value-type="float" office:value="1952.4" calcext:value-type="float">
            <text:p>1952.4</text:p>
          </table:table-cell>
          <table:table-cell table:style-name="ce459" table:formula="of:=[.M146]*0.12" office:value-type="float" office:value="234.288" calcext:value-type="float">
            <text:p>234.29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6]-[.O146])+([.N146]-[.P146])" office:value-type="float" office:value="2186.688" calcext:value-type="float">
            <text:p>2,186.69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15</text:p>
          </table:table-cell>
          <table:table-cell table:style-name="ce482" office:value-type="date" office:date-value="2021-12-13" calcext:value-type="date">
            <text:p>13-dic-21</text:p>
          </table:table-cell>
          <table:table-cell table:style-name="ce472" office:value-type="string" calcext:value-type="string">
            <text:p>Fact # 7971 PAC005-CORPORACION NACIONAL DE TELECOMUNICACIONES CNT EP INTERCONEXIÓN FIJO MES DE NOV-21 / MEDICIÓN 160.928,82 TASA USD 0.011905</text:p>
          </table:table-cell>
          <table:table-cell table:number-columns-repeated="3"/>
          <table:table-cell table:style-name="ce490" office:value-type="float" office:value="1915.86" calcext:value-type="float">
            <text:p>1,915.86 </text:p>
          </table:table-cell>
          <table:table-cell/>
          <table:table-cell table:style-name="ce490" office:value-type="float" office:value="20874.94" calcext:value-type="float">
            <text:p>20,874.94 </text:p>
          </table:table-cell>
          <table:table-cell office:value-type="string" calcext:value-type="string">
            <text:p>Factura con ICE aparte</text:p>
          </table:table-cell>
          <table:table-cell office:value-type="float" office:value="1915.86" calcext:value-type="float">
            <text:p>1915.86</text:p>
          </table:table-cell>
          <table:table-cell table:style-name="ce459" table:formula="of:=[.M147]*0.12" office:value-type="float" office:value="229.9032" calcext:value-type="float">
            <text:p>229.9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47]-[.O147])+([.N147]-[.P147])" office:value-type="float" office:value="2145.7632" calcext:value-type="float">
            <text:p>2,145.76</text:p>
          </table:table-cell>
          <table:table-cell office:value-type="string" calcext:value-type="string">
            <text:p>Pacifi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15083.57" calcext:value-type="float">
            <text:p>15,083.57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5791.37" calcext:value-type="float">
            <text:p>5,791.37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20874.94" calcext:value-type="float">
            <text:p>20,874.94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08 <text:s text:c="2"/>SETEL " TV CABLE 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3" office:value-type="string" calcext:value-type="string">
            <text:p>DF-46</text:p>
          </table:table-cell>
          <table:table-cell table:style-name="ce478" office:value-type="date" office:date-value="2021-01-15" calcext:value-type="date">
            <text:p>15-ene-21</text:p>
          </table:table-cell>
          <table:table-cell table:style-name="ce483" office:value-type="string" calcext:value-type="string">
            <text:p>Fact # 6793 SET001-SETEL S.A INTERCONEXIÓN MES DE DIC 2020, <text:s/>MINUTOS:16756.50/ PRECIO UNITARIO: 0.008905, COMPENSA FACT#351046</text:p>
          </table:table-cell>
          <table:table-cell table:number-columns-repeated="3"/>
          <table:table-cell table:style-name="ce487" office:value-type="float" office:value="149.22" calcext:value-type="float">
            <text:p>149.22 </text:p>
          </table:table-cell>
          <table:table-cell/>
          <table:table-cell table:style-name="ce487" office:value-type="float" office:value="149.22" calcext:value-type="float">
            <text:p>149.22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7</text:p>
          </table:table-cell>
          <table:table-cell table:style-name="ce478" office:value-type="date" office:date-value="2021-01-15" calcext:value-type="date">
            <text:p>15-ene-21</text:p>
          </table:table-cell>
          <table:table-cell table:style-name="ce483" office:value-type="string" calcext:value-type="string">
            <text:p>Fact # 6794 SET001-SETEL S.A SERVICIO POR COUBICACION DICIEMBRE 2020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284.52" calcext:value-type="float">
            <text:p>284.52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66</text:p>
          </table:table-cell>
          <table:table-cell table:style-name="ce478" office:value-type="date" office:date-value="2021-02-17" calcext:value-type="date">
            <text:p>17-feb-21</text:p>
          </table:table-cell>
          <table:table-cell table:style-name="ce483" office:value-type="string" calcext:value-type="string">
            <text:p>Fact # 6897 SET001-SETEL S.A INTERCONEXIÓN MES DE ENERO 2021, MINUTOS:14105.40/ PRECIO UNITARIO: 0.008905, COMPENSA FACTURA#353376</text:p>
          </table:table-cell>
          <table:table-cell table:number-columns-repeated="3"/>
          <table:table-cell table:style-name="ce487" office:value-type="float" office:value="125.61" calcext:value-type="float">
            <text:p>125.61 </text:p>
          </table:table-cell>
          <table:table-cell/>
          <table:table-cell table:style-name="ce487" office:value-type="float" office:value="410.13" calcext:value-type="float">
            <text:p>410.13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25.61" calcext:value-type="float">
            <text:p>125.61 </text:p>
          </table:table-cell>
          <table:table-cell table:style-name="ce459" table:formula="of:=[.M156]*0.12" office:value-type="float" office:value="15.0732" calcext:value-type="float">
            <text:p>15.0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56]-[.O156])+([.N156]-[.P156])" office:value-type="float" office:value="140.6832" calcext:value-type="float">
            <text:p>140.68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67</text:p>
          </table:table-cell>
          <table:table-cell table:style-name="ce478" office:value-type="date" office:date-value="2021-02-17" calcext:value-type="date">
            <text:p>17-feb-21</text:p>
          </table:table-cell>
          <table:table-cell table:style-name="ce483" office:value-type="string" calcext:value-type="string">
            <text:p>Fact # 6898 SET001-SETEL S.A SERVICIO DE COUBICACIÓN MES DE ENERO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545.43" calcext:value-type="float">
            <text:p>545.43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57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57]-[.O157])+([.N157]-[.P157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3</text:p>
          </table:table-cell>
          <table:table-cell table:style-name="ce478" office:value-type="date" office:date-value="2021-03-16" calcext:value-type="date">
            <text:p>16-mar-21</text:p>
          </table:table-cell>
          <table:table-cell table:style-name="ce483" office:value-type="string" calcext:value-type="string">
            <text:p>Fact # 7001 SET001-SETEL S.A INTERCONEXIÓN MES DE FEBRERO 2021, MINUTOS:13600.50/ PRECIO UNITARIO: 0.008905, COMPENSA FACTURA#355812</text:p>
          </table:table-cell>
          <table:table-cell table:number-columns-repeated="3"/>
          <table:table-cell table:style-name="ce487" office:value-type="float" office:value="121.11" calcext:value-type="float">
            <text:p>121.11 </text:p>
          </table:table-cell>
          <table:table-cell/>
          <table:table-cell table:style-name="ce487" office:value-type="float" office:value="666.54" calcext:value-type="float">
            <text:p>666.54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21.11" calcext:value-type="float">
            <text:p>121.11 </text:p>
          </table:table-cell>
          <table:table-cell table:style-name="ce459" table:formula="of:=[.M158]*0.12" office:value-type="float" office:value="14.5332" calcext:value-type="float">
            <text:p>14.53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58]-[.O158])+([.N158]-[.P158])" office:value-type="float" office:value="135.6432" calcext:value-type="float">
            <text:p>135.6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4</text:p>
          </table:table-cell>
          <table:table-cell table:style-name="ce478" office:value-type="date" office:date-value="2021-03-16" calcext:value-type="date">
            <text:p>16-mar-21</text:p>
          </table:table-cell>
          <table:table-cell table:style-name="ce483" office:value-type="string" calcext:value-type="string">
            <text:p>Fact # 7002 SET001-SETEL S.A SERVICIO POR COUBICACION FEBRERO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801.84" calcext:value-type="float">
            <text:p>801.84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59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59]-[.O159])+([.N159]-[.P159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7</text:p>
          </table:table-cell>
          <table:table-cell table:style-name="ce478" office:value-type="date" office:date-value="2021-04-19" calcext:value-type="date">
            <text:p>19-abr-21</text:p>
          </table:table-cell>
          <table:table-cell table:style-name="ce483" office:value-type="string" calcext:value-type="string">
            <text:p>Fact # 7093 SET001-SETEL S.A INTERCONEXIÓN MES DE MARZO 2021, COMPENSA FACTURA#358297</text:p>
          </table:table-cell>
          <table:table-cell table:number-columns-repeated="3"/>
          <table:table-cell table:style-name="ce487" office:value-type="float" office:value="161.84" calcext:value-type="float">
            <text:p>161.84 </text:p>
          </table:table-cell>
          <table:table-cell/>
          <table:table-cell table:style-name="ce487" office:value-type="float" office:value="963.68" calcext:value-type="float">
            <text:p>963.6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61.84" calcext:value-type="float">
            <text:p>161.84 </text:p>
          </table:table-cell>
          <table:table-cell table:style-name="ce459" table:formula="of:=[.M160]*0.12" office:value-type="float" office:value="19.4208" calcext:value-type="float">
            <text:p>19.4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0]-[.O160])+([.N160]-[.P160])" office:value-type="float" office:value="181.2608" calcext:value-type="float">
            <text:p>181.26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8</text:p>
          </table:table-cell>
          <table:table-cell table:style-name="ce478" office:value-type="date" office:date-value="2021-04-19" calcext:value-type="date">
            <text:p>19-abr-21</text:p>
          </table:table-cell>
          <table:table-cell table:style-name="ce483" office:value-type="string" calcext:value-type="string">
            <text:p>Fact # 7094 SET001-SETEL S.A SERVICIO DE COUBICACION MARZO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1098.98" calcext:value-type="float">
            <text:p>1,098.9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61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1]-[.O161])+([.N161]-[.P161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8</text:p>
          </table:table-cell>
          <table:table-cell table:style-name="ce478" office:value-type="date" office:date-value="2021-05-18" calcext:value-type="date">
            <text:p>18-may-21</text:p>
          </table:table-cell>
          <table:table-cell table:style-name="ce483" office:value-type="string" calcext:value-type="string">
            <text:p>Fact # 7169 SET001-SETEL S.A INTERCONEXIÓN MES DE ABRIL 2021, MINUTOS:15.771,33 / PRECIO UNITARIO: 0.008905</text:p>
          </table:table-cell>
          <table:table-cell table:number-columns-repeated="3"/>
          <table:table-cell table:style-name="ce487" office:value-type="float" office:value="140.44" calcext:value-type="float">
            <text:p>140.44 </text:p>
          </table:table-cell>
          <table:table-cell/>
          <table:table-cell table:style-name="ce487" office:value-type="float" office:value="1239.42" calcext:value-type="float">
            <text:p>1,239.42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40.44" calcext:value-type="float">
            <text:p>140.44 </text:p>
          </table:table-cell>
          <table:table-cell table:style-name="ce459" table:formula="of:=[.M162]*0.12" office:value-type="float" office:value="16.8528" calcext:value-type="float">
            <text:p>16.85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2]-[.O162])+([.N162]-[.P162])" office:value-type="float" office:value="157.2928" calcext:value-type="float">
            <text:p>157.29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9</text:p>
          </table:table-cell>
          <table:table-cell table:style-name="ce478" office:value-type="date" office:date-value="2021-05-18" calcext:value-type="date">
            <text:p>18-may-21</text:p>
          </table:table-cell>
          <table:table-cell table:style-name="ce483" office:value-type="string" calcext:value-type="string">
            <text:p>Fact # 7170 SET001-SETEL S.A SERVICIO POR COUBICACION ABRIL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1374.72" calcext:value-type="float">
            <text:p>1,374.72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63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3]-[.O163])+([.N163]-[.P163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2</text:p>
          </table:table-cell>
          <table:table-cell table:style-name="ce478" office:value-type="date" office:date-value="2021-06-16" calcext:value-type="date">
            <text:p>16-jun-21</text:p>
          </table:table-cell>
          <table:table-cell table:style-name="ce483" office:value-type="string" calcext:value-type="string">
            <text:p>Fact # 7259 SET001-SETEL S.A INTERCONEXIÓN MES DE MAYO 2021, MINUTOS:16.407,23 / PRECIO UNITARIO: 0.008905, COMPENSA FACTURA#363397</text:p>
          </table:table-cell>
          <table:table-cell table:number-columns-repeated="3"/>
          <table:table-cell table:style-name="ce487" office:value-type="float" office:value="146.11" calcext:value-type="float">
            <text:p>146.11 </text:p>
          </table:table-cell>
          <table:table-cell/>
          <table:table-cell table:style-name="ce487" office:value-type="float" office:value="1520.83" calcext:value-type="float">
            <text:p>1,520.83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46.11" calcext:value-type="float">
            <text:p>146.11 </text:p>
          </table:table-cell>
          <table:table-cell table:style-name="ce459" table:formula="of:=[.M164]*0.12" office:value-type="float" office:value="17.5332" calcext:value-type="float">
            <text:p>17.53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4]-[.O164])+([.N164]-[.P164])" office:value-type="float" office:value="163.6432" calcext:value-type="float">
            <text:p>163.6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3</text:p>
          </table:table-cell>
          <table:table-cell table:style-name="ce478" office:value-type="date" office:date-value="2021-06-16" calcext:value-type="date">
            <text:p>16-jun-21</text:p>
          </table:table-cell>
          <table:table-cell table:style-name="ce483" office:value-type="string" calcext:value-type="string">
            <text:p>Fact # 7260 SET001-SETEL S.A SERVICIO DE COUBICACION MAYO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1656.13" calcext:value-type="float">
            <text:p>1,656.13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65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5]-[.O165])+([.N165]-[.P165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8</text:p>
          </table:table-cell>
          <table:table-cell table:style-name="ce478" office:value-type="date" office:date-value="2021-07-16" calcext:value-type="date">
            <text:p>16-jul-21</text:p>
          </table:table-cell>
          <table:table-cell table:style-name="ce483" office:value-type="string" calcext:value-type="string">
            <text:p>Fact # 7358 SET001-SETEL S.A INTERCONEXIÓN MES DE JUNIO 2021, MINUTOS:16.343,13 / PRECIO UNITARIO: 0.008905</text:p>
          </table:table-cell>
          <table:table-cell table:number-columns-repeated="3"/>
          <table:table-cell table:style-name="ce487" office:value-type="float" office:value="145.54" calcext:value-type="float">
            <text:p>145.54 </text:p>
          </table:table-cell>
          <table:table-cell/>
          <table:table-cell table:style-name="ce487" office:value-type="float" office:value="1801.67" calcext:value-type="float">
            <text:p>1,801.6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45.54" calcext:value-type="float">
            <text:p>145.54 </text:p>
          </table:table-cell>
          <table:table-cell table:style-name="ce459" table:formula="of:=[.M166]*0.12" office:value-type="float" office:value="17.4648" calcext:value-type="float">
            <text:p>17.4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6]-[.O166])+([.N166]-[.P166])" office:value-type="float" office:value="163.0048" calcext:value-type="float">
            <text:p>163.0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9</text:p>
          </table:table-cell>
          <table:table-cell table:style-name="ce478" office:value-type="date" office:date-value="2021-07-16" calcext:value-type="date">
            <text:p>16-jul-21</text:p>
          </table:table-cell>
          <table:table-cell table:style-name="ce483" office:value-type="string" calcext:value-type="string">
            <text:p>Fact # 7359 SET001-SETEL S.A SERVICIO POR COUBICACION JUNIO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1936.97" calcext:value-type="float">
            <text:p>1,936.9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67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7]-[.O167])+([.N167]-[.P167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9</text:p>
          </table:table-cell>
          <table:table-cell table:style-name="ce478" office:value-type="date" office:date-value="2021-08-18" calcext:value-type="date">
            <text:p>18-ago-21</text:p>
          </table:table-cell>
          <table:table-cell table:style-name="ce483" office:value-type="string" calcext:value-type="string">
            <text:p>Fact # 7475 SET001-SETEL S.A INTERCONEXIÓN MES DE JULIO 2021, MINUTOS:14.583,98 / PRECIO UNITARIO: 0,008905, COMPENSA FACT#368634</text:p>
          </table:table-cell>
          <table:table-cell table:number-columns-repeated="3"/>
          <table:table-cell table:style-name="ce487" office:value-type="float" office:value="129.87" calcext:value-type="float">
            <text:p>129.87 </text:p>
          </table:table-cell>
          <table:table-cell/>
          <table:table-cell table:style-name="ce487" office:value-type="float" office:value="2066.84" calcext:value-type="float">
            <text:p>2,066.84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29.87" calcext:value-type="float">
            <text:p>129.87 </text:p>
          </table:table-cell>
          <table:table-cell table:style-name="ce459" table:formula="of:=[.M168]*0.12" office:value-type="float" office:value="15.5844" calcext:value-type="float">
            <text:p>15.58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8]-[.O168])+([.N168]-[.P168])" office:value-type="float" office:value="145.4544" calcext:value-type="float">
            <text:p>145.45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50</text:p>
          </table:table-cell>
          <table:table-cell table:style-name="ce478" office:value-type="date" office:date-value="2021-08-18" calcext:value-type="date">
            <text:p>18-ago-21</text:p>
          </table:table-cell>
          <table:table-cell table:style-name="ce483" office:value-type="string" calcext:value-type="string">
            <text:p>Fact # 7476 SET001-SETEL S.A COUBICACION JULIO 2021</text:p>
          </table:table-cell>
          <table:table-cell table:number-columns-repeated="3"/>
          <table:table-cell table:style-name="ce487" office:value-type="float" office:value="135.3" calcext:value-type="float">
            <text:p>135.30 </text:p>
          </table:table-cell>
          <table:table-cell/>
          <table:table-cell table:style-name="ce487" office:value-type="float" office:value="2202.14" calcext:value-type="float">
            <text:p>2,202.14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69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69]-[.O169])+([.N169]-[.P169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42</text:p>
          </table:table-cell>
          <table:table-cell table:style-name="ce482" office:value-type="date" office:date-value="2021-09-16" calcext:value-type="date">
            <text:p>16-sep-21</text:p>
          </table:table-cell>
          <table:table-cell table:style-name="ce472" office:value-type="string" calcext:value-type="string">
            <text:p>Fact # 7586 SET001-SERVICIOS DE TELECOMUNICACIONES SETEL S.A INTERCONEXIÓN MES DE AGOSTO 2021, MINUTOS:12.491,10 / PRECIO UNITARIO: 0,008905, COMPENSA FACTURA#371303</text:p>
          </table:table-cell>
          <table:table-cell table:number-columns-repeated="3"/>
          <table:table-cell table:style-name="ce490" office:value-type="float" office:value="111.23" calcext:value-type="float">
            <text:p>111.23 </text:p>
          </table:table-cell>
          <table:table-cell/>
          <table:table-cell table:style-name="ce490" office:value-type="float" office:value="2313.37" calcext:value-type="float">
            <text:p>2,313.3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11.23" calcext:value-type="float">
            <text:p>111.23 </text:p>
          </table:table-cell>
          <table:table-cell table:style-name="ce459" table:formula="of:=[.M170]*0.12" office:value-type="float" office:value="13.3476" calcext:value-type="float">
            <text:p>13.35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0]-[.O170])+([.N170]-[.P170])" office:value-type="float" office:value="124.5776" calcext:value-type="float">
            <text:p>124.58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43</text:p>
          </table:table-cell>
          <table:table-cell table:style-name="ce482" office:value-type="date" office:date-value="2021-09-16" calcext:value-type="date">
            <text:p>16-sep-21</text:p>
          </table:table-cell>
          <table:table-cell table:style-name="ce472" office:value-type="string" calcext:value-type="string">
            <text:p>Fact # 7587 SET001-SETEL S.A COUBICACION AGOSTO 2021</text:p>
          </table:table-cell>
          <table:table-cell table:number-columns-repeated="3"/>
          <table:table-cell table:style-name="ce490" office:value-type="float" office:value="135.3" calcext:value-type="float">
            <text:p>135.30 </text:p>
          </table:table-cell>
          <table:table-cell/>
          <table:table-cell table:style-name="ce490" office:value-type="float" office:value="2448.67" calcext:value-type="float">
            <text:p>2,448.6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71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1]-[.O171])+([.N171]-[.P171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54</text:p>
          </table:table-cell>
          <table:table-cell table:style-name="ce482" office:value-type="date" office:date-value="2021-10-19" calcext:value-type="date">
            <text:p>19-oct-21</text:p>
          </table:table-cell>
          <table:table-cell table:style-name="ce472" office:value-type="string" calcext:value-type="string">
            <text:p>Fact # 7771 SET001-SETEL S.A INTERCONEXIÓN MES DE SEP 2021, MINUTOS: 12.329,13 / PRECIO UNITARIO: 0,008905, COMPENSA FACTURA#373994</text:p>
          </table:table-cell>
          <table:table-cell table:number-columns-repeated="3"/>
          <table:table-cell table:style-name="ce490" office:value-type="float" office:value="109.79" calcext:value-type="float">
            <text:p>109.79 </text:p>
          </table:table-cell>
          <table:table-cell/>
          <table:table-cell table:style-name="ce490" office:value-type="float" office:value="2558.46" calcext:value-type="float">
            <text:p>2,558.46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09.79" calcext:value-type="float">
            <text:p>109.79 </text:p>
          </table:table-cell>
          <table:table-cell table:style-name="ce459" table:formula="of:=[.M172]*0.12" office:value-type="float" office:value="13.1748" calcext:value-type="float">
            <text:p>13.1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2]-[.O172])+([.N172]-[.P172])" office:value-type="float" office:value="122.9648" calcext:value-type="float">
            <text:p>122.96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55</text:p>
          </table:table-cell>
          <table:table-cell table:style-name="ce482" office:value-type="date" office:date-value="2021-10-19" calcext:value-type="date">
            <text:p>19-oct-21</text:p>
          </table:table-cell>
          <table:table-cell table:style-name="ce472" office:value-type="string" calcext:value-type="string">
            <text:p>Fact # 7772 SET001-SETEL S.A COUBICACION SEPTIEMBRE 2021</text:p>
          </table:table-cell>
          <table:table-cell table:number-columns-repeated="3"/>
          <table:table-cell table:style-name="ce490" office:value-type="float" office:value="135.3" calcext:value-type="float">
            <text:p>135.30 </text:p>
          </table:table-cell>
          <table:table-cell/>
          <table:table-cell table:style-name="ce490" office:value-type="float" office:value="2693.76" calcext:value-type="float">
            <text:p>2,693.76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73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3]-[.O173])+([.N173]-[.P173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27</text:p>
          </table:table-cell>
          <table:table-cell table:style-name="ce482" office:value-type="date" office:date-value="2021-11-18" calcext:value-type="date">
            <text:p>18-nov-21</text:p>
          </table:table-cell>
          <table:table-cell table:style-name="ce472" office:value-type="string" calcext:value-type="string">
            <text:p>Fact # 7883 SET001-SERVICIOS DE TELECOMUNICACIONES SETEL S.A INTERCONEXIÓN MES DE OCT 2021, MINUTOS: 12.804,38 / PRECIO UNITARIO: 0,008905, COMPENSA FACTURA#376684</text:p>
          </table:table-cell>
          <table:table-cell table:number-columns-repeated="3"/>
          <table:table-cell table:style-name="ce490" office:value-type="float" office:value="114.02" calcext:value-type="float">
            <text:p>114.02 </text:p>
          </table:table-cell>
          <table:table-cell/>
          <table:table-cell table:style-name="ce490" office:value-type="float" office:value="2807.78" calcext:value-type="float">
            <text:p>2,807.7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14.02" calcext:value-type="float">
            <text:p>114.02 </text:p>
          </table:table-cell>
          <table:table-cell table:style-name="ce459" table:formula="of:=[.M174]*0.12" office:value-type="float" office:value="13.6824" calcext:value-type="float">
            <text:p>13.68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4]-[.O174])+([.N174]-[.P174])" office:value-type="float" office:value="127.7024" calcext:value-type="float">
            <text:p>127.7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28</text:p>
          </table:table-cell>
          <table:table-cell table:style-name="ce482" office:value-type="date" office:date-value="2021-11-18" calcext:value-type="date">
            <text:p>18-nov-21</text:p>
          </table:table-cell>
          <table:table-cell table:style-name="ce472" office:value-type="string" calcext:value-type="string">
            <text:p>Fact # 7884 SET001-SERVICIOS DE TELECOMUNICACIONES SETEL S.A COUBICACION OCTUBRE 2021</text:p>
          </table:table-cell>
          <table:table-cell table:number-columns-repeated="3"/>
          <table:table-cell table:style-name="ce490" office:value-type="float" office:value="135.3" calcext:value-type="float">
            <text:p>135.30 </text:p>
          </table:table-cell>
          <table:table-cell/>
          <table:table-cell table:style-name="ce490" office:value-type="float" office:value="2943.08" calcext:value-type="float">
            <text:p>2,943.0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75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5]-[.O175])+([.N175]-[.P175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11</text:p>
          </table:table-cell>
          <table:table-cell table:style-name="ce482" office:value-type="date" office:date-value="2021-12-10" calcext:value-type="date">
            <text:p>10-dic-21</text:p>
          </table:table-cell>
          <table:table-cell table:style-name="ce472" office:value-type="string" calcext:value-type="string">
            <text:p>Fact # 7999 SET001-SERVICIOS DE TELECOMUNICACIONES SETEL S.A INTERCONEXION MES DE NOV 2021/MINUTOS: 11.776,37 / PRECIO UNITARIO: 0,008905</text:p>
          </table:table-cell>
          <table:table-cell table:number-columns-repeated="3"/>
          <table:table-cell table:style-name="ce490" office:value-type="float" office:value="104.87" calcext:value-type="float">
            <text:p>104.87 </text:p>
          </table:table-cell>
          <table:table-cell/>
          <table:table-cell table:style-name="ce490" office:value-type="float" office:value="3047.95" calcext:value-type="float">
            <text:p>3,047.95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04.87" calcext:value-type="float">
            <text:p>104.87 </text:p>
          </table:table-cell>
          <table:table-cell table:style-name="ce459" table:formula="of:=[.M176]*0.12" office:value-type="float" office:value="12.5844" calcext:value-type="float">
            <text:p>12.58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6]-[.O176])+([.N176]-[.P176])" office:value-type="float" office:value="117.4544" calcext:value-type="float">
            <text:p>117.45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12</text:p>
          </table:table-cell>
          <table:table-cell table:style-name="ce482" office:value-type="date" office:date-value="2021-12-10" calcext:value-type="date">
            <text:p>10-dic-21</text:p>
          </table:table-cell>
          <table:table-cell table:style-name="ce472" office:value-type="string" calcext:value-type="string">
            <text:p>Fact # 8000 SET001-SERVICIOS DE TELECOMUNICACIONES SETEL S.A COUBICACION NOVIEMBRE 2021</text:p>
          </table:table-cell>
          <table:table-cell table:number-columns-repeated="3"/>
          <table:table-cell table:style-name="ce490" office:value-type="float" office:value="135.3" calcext:value-type="float">
            <text:p>135.30 </text:p>
          </table:table-cell>
          <table:table-cell/>
          <table:table-cell table:style-name="ce490" office:value-type="float" office:value="3183.25" calcext:value-type="float">
            <text:p>3,183.25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35.3" calcext:value-type="float">
            <text:p>135.30 </text:p>
          </table:table-cell>
          <table:table-cell table:style-name="ce459" table:formula="of:=[.M177]*0.12" office:value-type="float" office:value="16.236" calcext:value-type="float">
            <text:p>16.24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77]-[.O177])+([.N177]-[.P177])" office:value-type="float" office:value="151.536" calcext:value-type="float">
            <text:p>151.5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2202.14" calcext:value-type="float">
            <text:p>2,202.14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981.11" calcext:value-type="float">
            <text:p>981.11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3183.25" calcext:value-type="float">
            <text:p>3,183.25 </text:p>
          </table:table-cell>
          <table:table-cell/>
          <table:table-cell table:style-name="ce49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15 <text:s text:c="2"/>ETAPA E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91" office:value-type="string" calcext:value-type="string">
            <text:p>Saldo Inicial</text:p>
          </table:table-cell>
          <table:table-cell table:style-name="ce487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3" office:value-type="string" calcext:value-type="string">
            <text:p>DF-4</text:p>
          </table:table-cell>
          <table:table-cell table:style-name="ce478" office:value-type="date" office:date-value="2021-01-13" calcext:value-type="date">
            <text:p>13-ene-21</text:p>
          </table:table-cell>
          <table:table-cell table:style-name="ce483" office:value-type="string" calcext:value-type="string">
            <text:p>Fact # 31783199 ETA001-ETAPA EP SERVICIO POR FACILIDADES Y CO-UBICACIÓN DICIEMBRE 2020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283.5" calcext:value-type="float">
            <text:p>283.50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44</text:p>
          </table:table-cell>
          <table:table-cell table:style-name="ce478" office:value-type="date" office:date-value="2021-01-13" calcext:value-type="date">
            <text:p>13-ene-21</text:p>
          </table:table-cell>
          <table:table-cell table:style-name="ce483" office:value-type="string" calcext:value-type="string">
            <text:p>Fact # 31783194 ETA001-ETAPA EP INTERCONEXIÓN MES DE DIC 2020, <text:s/>MEDICIÓN:1.844,30M/TASA 0,008905, COMPENSA FACT#351045</text:p>
          </table:table-cell>
          <table:table-cell table:number-columns-repeated="3"/>
          <table:table-cell table:style-name="ce487" office:value-type="float" office:value="16.42" calcext:value-type="float">
            <text:p>16.42 </text:p>
          </table:table-cell>
          <table:table-cell/>
          <table:table-cell table:style-name="ce487" office:value-type="float" office:value="299.92" calcext:value-type="float">
            <text:p>299.92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3" office:value-type="string" calcext:value-type="string">
            <text:p>DF-50</text:p>
          </table:table-cell>
          <table:table-cell table:style-name="ce478" office:value-type="date" office:date-value="2021-02-05" calcext:value-type="date">
            <text:p>05-feb-21</text:p>
          </table:table-cell>
          <table:table-cell table:style-name="ce483" office:value-type="string" calcext:value-type="string">
            <text:p>Fact # 32049023 ETA001-ETAPA EP SERVICIOS DE FACILIDADES Y COUBICACIÓN MES DE ENERO 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583.42" calcext:value-type="float">
            <text:p>583.42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86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86]-[.O186])+([.N186]-[.P186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64</text:p>
          </table:table-cell>
          <table:table-cell table:style-name="ce478" office:value-type="date" office:date-value="2021-02-11" calcext:value-type="date">
            <text:p>11-feb-21</text:p>
          </table:table-cell>
          <table:table-cell table:style-name="ce483" office:value-type="string" calcext:value-type="string">
            <text:p>Fact # 32062265 ETA001-ETAPA EP INTERCONEXIÓN MES DE ENERO 2021, MIN: 2.019,35M/TASA 0,008905, COMPENSA FACTURA#353373</text:p>
          </table:table-cell>
          <table:table-cell table:number-columns-repeated="3"/>
          <table:table-cell table:style-name="ce487" office:value-type="float" office:value="17.98" calcext:value-type="float">
            <text:p>17.98 </text:p>
          </table:table-cell>
          <table:table-cell/>
          <table:table-cell table:style-name="ce487" office:value-type="float" office:value="601.4" calcext:value-type="float">
            <text:p>601.40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7.98" calcext:value-type="float">
            <text:p>17.98 </text:p>
          </table:table-cell>
          <table:table-cell table:style-name="ce459" table:formula="of:=[.M187]*0.12" office:value-type="float" office:value="2.1576" calcext:value-type="float">
            <text:p>2.1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87]-[.O187])+([.N187]-[.P187])" office:value-type="float" office:value="20.1376" calcext:value-type="float">
            <text:p>20.1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3</text:p>
          </table:table-cell>
          <table:table-cell table:style-name="ce478" office:value-type="date" office:date-value="2021-03-08" calcext:value-type="date">
            <text:p>08-mar-21</text:p>
          </table:table-cell>
          <table:table-cell table:style-name="ce483" office:value-type="string" calcext:value-type="string">
            <text:p>Fact # 32418883 ETA001-ETAPA EP FACILIDADES Y CO-UBICACIÓN/FEBRERO-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884.9" calcext:value-type="float">
            <text:p>884.90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88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88]-[.O188])+([.N188]-[.P188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1</text:p>
          </table:table-cell>
          <table:table-cell table:style-name="ce478" office:value-type="date" office:date-value="2021-03-08" calcext:value-type="date">
            <text:p>08-mar-21</text:p>
          </table:table-cell>
          <table:table-cell table:style-name="ce483" office:value-type="string" calcext:value-type="string">
            <text:p>Fact # 32418944 ETA001-ETAPA EP INTERCONEXIÓN MES DE FEB 2021, MIN 1.801,25/TASA 0,008905, COMPENSA FACTURA#355806</text:p>
          </table:table-cell>
          <table:table-cell table:number-columns-repeated="3"/>
          <table:table-cell table:style-name="ce487" office:value-type="float" office:value="16.04" calcext:value-type="float">
            <text:p>16.04 </text:p>
          </table:table-cell>
          <table:table-cell/>
          <table:table-cell table:style-name="ce487" office:value-type="float" office:value="900.94" calcext:value-type="float">
            <text:p>900.94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6.04" calcext:value-type="float">
            <text:p>16.04 </text:p>
          </table:table-cell>
          <table:table-cell table:style-name="ce459" table:formula="of:=[.M189]*0.12" office:value-type="float" office:value="1.9248" calcext:value-type="float">
            <text:p>1.9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89]-[.O189])+([.N189]-[.P189])" office:value-type="float" office:value="17.9648" calcext:value-type="float">
            <text:p>17.96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2</text:p>
          </table:table-cell>
          <table:table-cell table:style-name="ce478" office:value-type="date" office:date-value="2021-04-06" calcext:value-type="date">
            <text:p>06-abr-21</text:p>
          </table:table-cell>
          <table:table-cell table:style-name="ce483" office:value-type="string" calcext:value-type="string">
            <text:p>Fact # 32758143 ETA001-ETAPA EP FACILIDADES Y CO-UBICACIÓN/MARZO-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1184.44" calcext:value-type="float">
            <text:p>1,184.44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90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0]-[.O190])+([.N190]-[.P190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4</text:p>
          </table:table-cell>
          <table:table-cell table:style-name="ce478" office:value-type="date" office:date-value="2021-04-09" calcext:value-type="date">
            <text:p>09-abr-21</text:p>
          </table:table-cell>
          <table:table-cell table:style-name="ce483" office:value-type="string" calcext:value-type="string">
            <text:p>Fact # 32771382 ETA001-ETAPA EP INTERCOENXION MES DE MARZO 2021, M3.203,30/TASA 0,008905</text:p>
          </table:table-cell>
          <table:table-cell table:number-columns-repeated="3"/>
          <table:table-cell table:style-name="ce487" office:value-type="float" office:value="28.53" calcext:value-type="float">
            <text:p>28.53 </text:p>
          </table:table-cell>
          <table:table-cell/>
          <table:table-cell table:style-name="ce487" office:value-type="float" office:value="1212.97" calcext:value-type="float">
            <text:p>1,212.9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.53" calcext:value-type="float">
            <text:p>28.53 </text:p>
          </table:table-cell>
          <table:table-cell table:style-name="ce459" table:formula="of:=[.M191]*0.12" office:value-type="float" office:value="3.4236" calcext:value-type="float">
            <text:p>3.4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1]-[.O191])+([.N191]-[.P191])" office:value-type="float" office:value="31.9536" calcext:value-type="float">
            <text:p>31.95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1</text:p>
          </table:table-cell>
          <table:table-cell table:style-name="ce478" office:value-type="date" office:date-value="2021-05-10" calcext:value-type="date">
            <text:p>10-may-21</text:p>
          </table:table-cell>
          <table:table-cell table:style-name="ce483" office:value-type="string" calcext:value-type="string">
            <text:p>Fact # 33122500 ETA001-ETAPA EP SERVICIO POR FACILIDADES Y CO-UBICACIÓN/ABRIL-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1496.47" calcext:value-type="float">
            <text:p>1,496.4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92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2]-[.O192])+([.N192]-[.P192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6</text:p>
          </table:table-cell>
          <table:table-cell table:style-name="ce478" office:value-type="date" office:date-value="2021-05-10" calcext:value-type="date">
            <text:p>10-may-21</text:p>
          </table:table-cell>
          <table:table-cell table:style-name="ce483" office:value-type="string" calcext:value-type="string">
            <text:p>Fact # 33122501 ETA001-ETAPA EP INTERCONEXIÓN MES DE ABRIL 2021</text:p>
          </table:table-cell>
          <table:table-cell table:number-columns-repeated="3"/>
          <table:table-cell table:style-name="ce487" office:value-type="float" office:value="18.61" calcext:value-type="float">
            <text:p>18.61 </text:p>
          </table:table-cell>
          <table:table-cell/>
          <table:table-cell table:style-name="ce487" office:value-type="float" office:value="1515.08" calcext:value-type="float">
            <text:p>1,515.0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18.61" calcext:value-type="float">
            <text:p>18.61 </text:p>
          </table:table-cell>
          <table:table-cell table:style-name="ce459" table:formula="of:=[.M193]*0.12" office:value-type="float" office:value="2.2332" calcext:value-type="float">
            <text:p>2.23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3]-[.O193])+([.N193]-[.P193])" office:value-type="float" office:value="20.8432" calcext:value-type="float">
            <text:p>20.84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0</text:p>
          </table:table-cell>
          <table:table-cell table:style-name="ce478" office:value-type="date" office:date-value="2021-06-04" calcext:value-type="date">
            <text:p>04-jun-21</text:p>
          </table:table-cell>
          <table:table-cell table:style-name="ce483" office:value-type="string" calcext:value-type="string">
            <text:p>Fact # 33469542 ETA001-ETAPA EP SERVICIO DE FACILIDADES Y CO-UBICACIÓN LINKOTEL S.A. MAYO 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1798.58" calcext:value-type="float">
            <text:p>1,798.5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94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4]-[.O194])+([.N194]-[.P194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39</text:p>
          </table:table-cell>
          <table:table-cell table:style-name="ce478" office:value-type="date" office:date-value="2021-06-18" calcext:value-type="date">
            <text:p>18-jun-21</text:p>
          </table:table-cell>
          <table:table-cell table:style-name="ce483" office:value-type="string" calcext:value-type="string">
            <text:p>Fact # 33567781 ETA001-ETAPA EP INTERCONEXIÓN MES DE MAYO 2021, MIN 3.429,40M/TASA 0,008905, COMPENSA FACTURA#363399</text:p>
          </table:table-cell>
          <table:table-cell table:number-columns-repeated="3"/>
          <table:table-cell table:style-name="ce487" office:value-type="float" office:value="30.54" calcext:value-type="float">
            <text:p>30.54 </text:p>
          </table:table-cell>
          <table:table-cell/>
          <table:table-cell table:style-name="ce487" office:value-type="float" office:value="1829.12" calcext:value-type="float">
            <text:p>1,829.12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30.54" calcext:value-type="float">
            <text:p>30.54 </text:p>
          </table:table-cell>
          <table:table-cell table:style-name="ce459" table:formula="of:=[.M195]*0.12" office:value-type="float" office:value="3.6648" calcext:value-type="float">
            <text:p>3.6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5]-[.O195])+([.N195]-[.P195])" office:value-type="float" office:value="34.2048" calcext:value-type="float">
            <text:p>34.20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6</text:p>
          </table:table-cell>
          <table:table-cell table:style-name="ce478" office:value-type="date" office:date-value="2021-07-07" calcext:value-type="date">
            <text:p>07-jul-21</text:p>
          </table:table-cell>
          <table:table-cell table:style-name="ce483" office:value-type="string" calcext:value-type="string">
            <text:p>Fact # 33823749 ETA001-ETAPA EP FACILIDADES Y CO-UBICACIÓN LINKOTEL S.A. JUNIO 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2112.62" calcext:value-type="float">
            <text:p>2,112.62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96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6]-[.O196])+([.N196]-[.P196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25</text:p>
          </table:table-cell>
          <table:table-cell table:style-name="ce478" office:value-type="date" office:date-value="2021-07-12" calcext:value-type="date">
            <text:p>12-jul-21</text:p>
          </table:table-cell>
          <table:table-cell table:style-name="ce483" office:value-type="string" calcext:value-type="string">
            <text:p>Fact # 33837547 ETA001-ETAPA EP INTERCONEXIÓN MES DE <text:s/>JUNIO 2021, MIN 4.082,90M/TASA 0,008905</text:p>
          </table:table-cell>
          <table:table-cell table:number-columns-repeated="3"/>
          <table:table-cell table:style-name="ce487" office:value-type="float" office:value="36.36" calcext:value-type="float">
            <text:p>36.36 </text:p>
          </table:table-cell>
          <table:table-cell/>
          <table:table-cell table:style-name="ce487" office:value-type="float" office:value="2148.98" calcext:value-type="float">
            <text:p>2,148.9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36.36" calcext:value-type="float">
            <text:p>36.36 </text:p>
          </table:table-cell>
          <table:table-cell table:style-name="ce459" table:formula="of:=[.M197]*0.12" office:value-type="float" office:value="4.3632" calcext:value-type="float">
            <text:p>4.36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7]-[.O197])+([.N197]-[.P197])" office:value-type="float" office:value="40.7232" calcext:value-type="float">
            <text:p>40.7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13</text:p>
          </table:table-cell>
          <table:table-cell table:style-name="ce478" office:value-type="date" office:date-value="2021-08-05" calcext:value-type="date">
            <text:p>05-ago-21</text:p>
          </table:table-cell>
          <table:table-cell table:style-name="ce483" office:value-type="string" calcext:value-type="string">
            <text:p>Fact # 34175253 ETA001-ETAPA EP FACILIDADES Y CO-UBICACIÓN JULIO 2021</text:p>
          </table:table-cell>
          <table:table-cell table:number-columns-repeated="3"/>
          <table:table-cell table:style-name="ce487" office:value-type="float" office:value="283.5" calcext:value-type="float">
            <text:p>283.50 </text:p>
          </table:table-cell>
          <table:table-cell/>
          <table:table-cell table:style-name="ce487" office:value-type="float" office:value="2432.48" calcext:value-type="float">
            <text:p>2,432.48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198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8]-[.O198])+([.N198]-[.P198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3" office:value-type="string" calcext:value-type="string">
            <text:p>DF-47</text:p>
          </table:table-cell>
          <table:table-cell table:style-name="ce478" office:value-type="date" office:date-value="2021-08-12" calcext:value-type="date">
            <text:p>12-ago-21</text:p>
          </table:table-cell>
          <table:table-cell table:style-name="ce483" office:value-type="string" calcext:value-type="string">
            <text:p>Fact # 34188536 ETA001-ETAPA EP INTERCONEXIÓN MES DE JULIO 2021, MIN 3.480,62M/TASA 0,008905, COMPENSA FACT#368632</text:p>
          </table:table-cell>
          <table:table-cell table:number-columns-repeated="3"/>
          <table:table-cell table:style-name="ce487" office:value-type="float" office:value="30.99" calcext:value-type="float">
            <text:p>30.99 </text:p>
          </table:table-cell>
          <table:table-cell/>
          <table:table-cell table:style-name="ce487" office:value-type="float" office:value="2463.47" calcext:value-type="float">
            <text:p>2,463.4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30.99" calcext:value-type="float">
            <text:p>30.99 </text:p>
          </table:table-cell>
          <table:table-cell table:style-name="ce459" table:formula="of:=[.M199]*0.12" office:value-type="float" office:value="3.7188" calcext:value-type="float">
            <text:p>3.7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199]-[.O199])+([.N199]-[.P199])" office:value-type="float" office:value="34.7088" calcext:value-type="float">
            <text:p>34.71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12</text:p>
          </table:table-cell>
          <table:table-cell table:style-name="ce482" office:value-type="date" office:date-value="2021-09-08" calcext:value-type="date">
            <text:p>08-sep-21</text:p>
          </table:table-cell>
          <table:table-cell table:style-name="ce472" office:value-type="string" calcext:value-type="string">
            <text:p>Fact # 34539662 ETA001-ETAPA EP FACILIDADES Y CO-UBICACIÓN AGOSTO 2021</text:p>
          </table:table-cell>
          <table:table-cell table:number-columns-repeated="3"/>
          <table:table-cell table:style-name="ce490" office:value-type="float" office:value="283.5" calcext:value-type="float">
            <text:p>283.50 </text:p>
          </table:table-cell>
          <table:table-cell/>
          <table:table-cell table:style-name="ce490" office:value-type="float" office:value="2746.97" calcext:value-type="float">
            <text:p>2,746.97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200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0]-[.O200])+([.N200]-[.P200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office:value-type="float" office:value="317.52" calcext:value-type="float">
            <text:p>317.52</text:p>
          </table:table-cell>
          <table:table-cell office:value-type="float" office:value="866501648" calcext:value-type="float">
            <text:p>86650164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46</text:p>
          </table:table-cell>
          <table:table-cell table:style-name="ce482" office:value-type="date" office:date-value="2021-09-23" calcext:value-type="date">
            <text:p>23-sep-21</text:p>
          </table:table-cell>
          <table:table-cell table:style-name="ce472" office:value-type="string" calcext:value-type="string">
            <text:p>Fact # 34625042 ETA001-ETAPA EP INTERCONEXIÓN MES DE AGOSTO 2021, <text:s/>MIN 2.445,96M/TASA 0,008905, COMPENSA A FACTURA#371312</text:p>
          </table:table-cell>
          <table:table-cell table:number-columns-repeated="3"/>
          <table:table-cell table:style-name="ce490" office:value-type="float" office:value="21.78" calcext:value-type="float">
            <text:p>21.78 </text:p>
          </table:table-cell>
          <table:table-cell/>
          <table:table-cell table:style-name="ce490" office:value-type="float" office:value="2768.75" calcext:value-type="float">
            <text:p>2,768.75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1.78" calcext:value-type="float">
            <text:p>21.78 </text:p>
          </table:table-cell>
          <table:table-cell table:style-name="ce459" table:formula="of:=[.M201]*0.12" office:value-type="float" office:value="2.6136" calcext:value-type="float">
            <text:p>2.61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1]-[.O201])+([.N201]-[.P201])" office:value-type="float" office:value="24.3936" calcext:value-type="float">
            <text:p>24.3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7" office:value-type="string" calcext:value-type="string">
            <text:p>DF-6</text:p>
          </table:table-cell>
          <table:table-cell table:style-name="ce482" office:value-type="date" office:date-value="2021-10-07" calcext:value-type="date">
            <text:p>07-oct-21</text:p>
          </table:table-cell>
          <table:table-cell table:style-name="ce472" office:value-type="string" calcext:value-type="string">
            <text:p>Fact # 34891142 ETA001-ETAPA EP FACILIDADES Y CO-UBICACIÓN/SEPT-2021</text:p>
          </table:table-cell>
          <table:table-cell table:number-columns-repeated="3"/>
          <table:table-cell table:style-name="ce490" office:value-type="float" office:value="283.5" calcext:value-type="float">
            <text:p>283.50 </text:p>
          </table:table-cell>
          <table:table-cell/>
          <table:table-cell table:style-name="ce490" office:value-type="float" office:value="3052.25" calcext:value-type="float">
            <text:p>3,052.25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202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2]-[.O202])+([.N202]-[.P202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52</text:p>
          </table:table-cell>
          <table:table-cell table:style-name="ce482" office:value-type="date" office:date-value="2021-10-13" calcext:value-type="date">
            <text:p>13-oct-21</text:p>
          </table:table-cell>
          <table:table-cell table:style-name="ce472" office:value-type="string" calcext:value-type="string">
            <text:p>Fact # 34976881 ETA001-ETAPA EP INTERCONEXIÓN MES DE SEP 2021, COMPENSA FACTURA#373992</text:p>
          </table:table-cell>
          <table:table-cell table:number-columns-repeated="3"/>
          <table:table-cell table:style-name="ce490" office:value-type="float" office:value="22.25" calcext:value-type="float">
            <text:p>22.25 </text:p>
          </table:table-cell>
          <table:table-cell/>
          <table:table-cell table:style-name="ce490" office:value-type="float" office:value="3074.5" calcext:value-type="float">
            <text:p>3,074.50 </text:p>
          </table:table-cell>
          <table:table-cell office:value-type="string" calcext:value-type="string">
            <text:p>Factura # 34976881 de etapa</text:p>
          </table:table-cell>
          <table:table-cell table:style-name="ce493" office:value-type="float" office:value="22.25" calcext:value-type="float">
            <text:p>22.25 </text:p>
          </table:table-cell>
          <table:table-cell table:style-name="ce459" table:formula="of:=[.M203]*0.12" office:value-type="float" office:value="2.67" calcext:value-type="float">
            <text:p>2.67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3]-[.O203])+([.N203]-[.P203])" office:value-type="float" office:value="24.92" calcext:value-type="float">
            <text:p>24.9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77" office:value-type="string" calcext:value-type="string">
            <text:p>DF-34</text:p>
          </table:table-cell>
          <table:table-cell table:style-name="ce482" office:value-type="date" office:date-value="2021-11-09" calcext:value-type="date">
            <text:p>09-nov-21</text:p>
          </table:table-cell>
          <table:table-cell table:style-name="ce472" office:value-type="string" calcext:value-type="string">
            <text:p>Fact # 35243357 ETA001-ETAPA EP FACILIDADES Y CO-UBICACIÓN/OCTUBRE 2021</text:p>
          </table:table-cell>
          <table:table-cell table:number-columns-repeated="3"/>
          <table:table-cell table:style-name="ce490" office:value-type="float" office:value="283.5" calcext:value-type="float">
            <text:p>283.50 </text:p>
          </table:table-cell>
          <table:table-cell/>
          <table:table-cell table:style-name="ce490" office:value-type="float" office:value="3358" calcext:value-type="float">
            <text:p>3,358.00 </text:p>
          </table:table-cell>
          <table:table-cell office:value-type="string" calcext:value-type="string">
            <text:p>Factura #35243357 de etapa por interconexion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204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4]-[.O204])+([.N204]-[.P204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office:value-type="float" office:value="317.52" calcext:value-type="float">
            <text:p>317.52</text:p>
          </table:table-cell>
          <table:table-cell office:value-type="float" office:value="17060027" calcext:value-type="float">
            <text:p>17060027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33</text:p>
          </table:table-cell>
          <table:table-cell table:style-name="ce482" office:value-type="date" office:date-value="2021-11-10" calcext:value-type="date">
            <text:p>10-nov-21</text:p>
          </table:table-cell>
          <table:table-cell table:style-name="ce472" office:value-type="string" calcext:value-type="string">
            <text:p>Fact # 35243406 ETA001-ETAPA EP INTERCONEXIÓN MES DE OCT 2021, MIN 3.038,80M/TASA 0,008905, COMPENSA FACTURA#376678</text:p>
          </table:table-cell>
          <table:table-cell table:number-columns-repeated="3"/>
          <table:table-cell table:style-name="ce490" office:value-type="float" office:value="27.06" calcext:value-type="float">
            <text:p>27.06 </text:p>
          </table:table-cell>
          <table:table-cell/>
          <table:table-cell table:style-name="ce490" office:value-type="float" office:value="3385.06" calcext:value-type="float">
            <text:p>3,385.06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7.06" calcext:value-type="float">
            <text:p>27.06 </text:p>
          </table:table-cell>
          <table:table-cell table:style-name="ce459" table:formula="of:=[.M205]*0.12" office:value-type="float" office:value="3.2472" calcext:value-type="float">
            <text:p>3.25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5]-[.O205])+([.N205]-[.P205])" office:value-type="float" office:value="30.3072" calcext:value-type="float">
            <text:p>30.31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7" office:value-type="string" calcext:value-type="string">
            <text:p>DF-9</text:p>
          </table:table-cell>
          <table:table-cell table:style-name="ce482" office:value-type="date" office:date-value="2021-12-02" calcext:value-type="date">
            <text:p>02-dic-21</text:p>
          </table:table-cell>
          <table:table-cell table:style-name="ce472" office:value-type="string" calcext:value-type="string">
            <text:p>Fact # 35469844 ETA001-ETAPA EP FACILIDADES Y CO-UBICACIÓN/NOV-2021</text:p>
          </table:table-cell>
          <table:table-cell table:number-columns-repeated="3"/>
          <table:table-cell table:style-name="ce490" office:value-type="float" office:value="283.5" calcext:value-type="float">
            <text:p>283.50 </text:p>
          </table:table-cell>
          <table:table-cell/>
          <table:table-cell table:style-name="ce490" office:value-type="float" office:value="3668.56" calcext:value-type="float">
            <text:p>3,668.56 </text:p>
          </table:table-cell>
          <table:table-cell office:value-type="string" calcext:value-type="string">
            <text:p>Factura #35469844 de etapa</text:p>
          </table:table-cell>
          <table:table-cell table:style-name="ce493" office:value-type="float" office:value="283.5" calcext:value-type="float">
            <text:p>283.50 </text:p>
          </table:table-cell>
          <table:table-cell table:style-name="ce459" table:formula="of:=[.M206]*0.12" office:value-type="float" office:value="34.02" calcext:value-type="float">
            <text:p>34.0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6]-[.O206])+([.N206]-[.P206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office:value-type="float" office:value="317.52" calcext:value-type="float">
            <text:p>317.52</text:p>
          </table:table-cell>
          <table:table-cell office:value-type="float" office:value="17139929" calcext:value-type="float">
            <text:p>17139929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77" office:value-type="string" calcext:value-type="string">
            <text:p>DF-10</text:p>
          </table:table-cell>
          <table:table-cell table:style-name="ce482" office:value-type="date" office:date-value="2021-12-08" calcext:value-type="date">
            <text:p>08-dic-21</text:p>
          </table:table-cell>
          <table:table-cell table:style-name="ce472" office:value-type="string" calcext:value-type="string">
            <text:p>Fact # 35594972 ETA001-ETAPA EP INTERCONEXION 2.432,37M/TASA 0,008905/NOV-2021</text:p>
          </table:table-cell>
          <table:table-cell table:number-columns-repeated="3"/>
          <table:table-cell table:style-name="ce490" office:value-type="float" office:value="21.66" calcext:value-type="float">
            <text:p>21.66 </text:p>
          </table:table-cell>
          <table:table-cell/>
          <table:table-cell table:style-name="ce490" office:value-type="float" office:value="3690.22" calcext:value-type="float">
            <text:p>3,690.22 </text:p>
          </table:table-cell>
          <table:table-cell office:value-type="string" calcext:value-type="string">
            <text:p>Factura de etapa por Interconex</text:p>
          </table:table-cell>
          <table:table-cell table:style-name="ce493" office:value-type="float" office:value="21.66" calcext:value-type="float">
            <text:p>21.66 </text:p>
          </table:table-cell>
          <table:table-cell table:style-name="ce459" table:formula="of:=[.M207]*0.12" office:value-type="float" office:value="2.5992" calcext:value-type="float">
            <text:p>2.60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M207]-[.O207])+([.N207]-[.P207])" office:value-type="float" office:value="24.2592" calcext:value-type="float">
            <text:p>24.26</text:p>
          </table:table-cell>
          <table:table-cell office:value-type="string" calcext:value-type="string">
            <text:p>Produbanco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2463.47" calcext:value-type="float">
            <text:p>2,463.47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1226.75" calcext:value-type="float">
            <text:p>1,226.75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3690.22" calcext:value-type="float">
            <text:p>3,690.22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70" office:value-type="string" calcext:value-type="string">
            <text:p>Cuenta</text:p>
          </table:table-cell>
          <table:table-cell table:style-name="ce472" office:value-type="string" calcext:value-type="string">
            <text:p>51030221 <text:s text:c="2"/>DENWA TECHNOLOGY COR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1" office:value-type="string" calcext:value-type="string">
            <text:p>Auxiliar</text:p>
          </table:table-cell>
          <table:table-cell table:number-columns-repeated="8"/>
          <table:table-cell table:style-name="ce476" office:value-type="string" calcext:value-type="string">
            <text:p>Saldo Inicial</text:p>
          </table:table-cell>
          <table:table-cell table:style-name="ce490" office:value-type="float" office:value="0" calcext:value-type="float">
            <text:p>0.00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7" office:value-type="string" calcext:value-type="string">
            <text:p>NO-9</text:p>
          </table:table-cell>
          <table:table-cell table:style-name="ce482" office:value-type="date" office:date-value="2021-11-17" calcext:value-type="date">
            <text:p>17-nov-21</text:p>
          </table:table-cell>
          <table:table-cell table:style-name="ce472" office:value-type="string" calcext:value-type="string">
            <text:p>Registro-Contabilización Denwa Technology Corp. Compra de 5 paquetes de soporte/5 horas/Servicios Desarrollos sobre Denwa Clase 4 - WholeSale y Desarrollador endpoint rest (llamadas filtradas fecha/proveedor/entrada/salida)</text:p>
          </table:table-cell>
          <table:table-cell table:number-columns-repeated="3"/>
          <table:table-cell table:style-name="ce490" office:value-type="float" office:value="2205.9" calcext:value-type="float">
            <text:p>2,205.90 </text:p>
          </table:table-cell>
          <table:table-cell/>
          <table:table-cell table:style-name="ce490" office:value-type="float" office:value="2205.9" calcext:value-type="float">
            <text:p>2,205.90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6" office:value-type="string" calcext:value-type="string">
            <text:p>Saldo Inicial</text:p>
          </table:table-cell>
          <table:table-cell table:style-name="ce481" office:value-type="float" office:value="0" calcext:value-type="float">
            <text:p>0.00 </text:p>
          </table:table-cell>
          <table:table-cell table:style-name="ce476" office:value-type="string" calcext:value-type="string">
            <text:p>Débito</text:p>
          </table:table-cell>
          <table:table-cell table:style-name="ce481" office:value-type="float" office:value="2205.9" calcext:value-type="float">
            <text:p>2,205.90 </text:p>
          </table:table-cell>
          <table:table-cell table:style-name="ce476" office:value-type="string" calcext:value-type="string">
            <text:p>Crédito</text:p>
          </table:table-cell>
          <table:table-cell table:style-name="ce481" office:value-type="float" office:value="0" calcext:value-type="float">
            <text:p>0.00 </text:p>
          </table:table-cell>
          <table:table-cell/>
          <table:table-cell table:style-name="ce476" office:value-type="string" calcext:value-type="string">
            <text:p>Saldo Final</text:p>
          </table:table-cell>
          <table:table-cell table:style-name="ce481" office:value-type="float" office:value="2205.9" calcext:value-type="float">
            <text:p>2,205.90 </text:p>
          </table:table-cell>
          <table:table-cell table:number-columns-repeated="101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tenimiento" table:style-name="ta3">
        <table:table-column table:style-name="co19" table:number-columns-repeated="6" table:default-cell-style-name="ce427"/>
        <table:table-column table:style-name="co27" table:default-cell-style-name="ce427"/>
        <table:table-column table:style-name="co19" table:default-cell-style-name="ce427"/>
        <table:table-column table:style-name="co28" table:number-columns-repeated="3" table:default-cell-style-name="ce427"/>
        <table:table-column table:style-name="co29" table:default-cell-style-name="ce427"/>
        <table:table-column table:style-name="co19" table:number-columns-repeated="1012" table:default-cell-style-name="ce427"/>
        <table:table-row table:style-name="ro1">
          <table:table-cell table:style-name="ce392" office:value-type="string" calcext:value-type="string">
            <text:p>LINKOTEL S.A.</text:p>
          </table:table-cell>
          <table:table-cell table:style-name="ce397" table:number-columns-repeated="2"/>
          <table:table-cell table:number-columns-repeated="1021"/>
        </table:table-row>
        <table:table-row table:style-name="ro1">
          <table:table-cell table:style-name="ce392" office:value-type="string" calcext:value-type="string">
            <text:p>Prueba de Costos de Mantenimiento</text:p>
          </table:table-cell>
          <table:table-cell table:style-name="ce397" table:number-columns-repeated="2"/>
          <table:table-cell table:number-columns-repeated="1021"/>
        </table:table-row>
        <table:table-row table:style-name="ro1">
          <table:table-cell table:style-name="ce392" office:value-type="string" calcext:value-type="string">
            <text:p>Estados Financieros Auditados al 31 de Diciembre del 2021</text:p>
          </table:table-cell>
          <table:table-cell table:style-name="ce397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>
          <table:table-cell table:style-name="ce494" table:number-columns-repeated="2"/>
          <table:table-cell table:style-name="ce249" office:value-type="string" calcext:value-type="string" table:number-columns-spanned="2" table:number-rows-spanned="1">
            <text:p>Proveedor</text:p>
          </table:table-cell>
          <table:covered-table-cell table:style-name="ce249"/>
          <table:table-cell table:style-name="ce249" office:value-type="string" calcext:value-type="string">
            <text:p>Facturas</text:p>
          </table:table-cell>
          <table:table-cell table:style-name="ce249" office:value-type="string" calcext:value-type="string">
            <text:p>Monto</text:p>
          </table:table-cell>
          <table:table-cell table:style-name="ce494"/>
          <table:table-cell table:style-name="ce506" office:value-type="string" calcext:value-type="string">
            <text:p>Facturas Revisadas</text:p>
          </table:table-cell>
          <table:table-cell table:style-name="ce509" office:value-type="string" calcext:value-type="string">
            <text:p>Monto</text:p>
          </table:table-cell>
          <table:table-cell table:style-name="ce509" office:value-type="string" calcext:value-type="string">
            <text:p>Diferencia</text:p>
          </table:table-cell>
          <table:table-cell table:style-name="ce506" office:value-type="string" calcext:value-type="string">
            <text:p>Contabilizadas</text:p>
          </table:table-cell>
          <table:table-cell table:style-name="ce506" office:value-type="string" calcext:value-type="string">
            <text:p>Retenciones</text:p>
          </table:table-cell>
          <table:table-cell table:style-name="ce506" office:value-type="string" calcext:value-type="string">
            <text:p>Bancos</text:p>
          </table:table-cell>
          <table:table-cell table:style-name="ce506" office:value-type="string" calcext:value-type="string">
            <text:p>Observaciones</text:p>
          </table:table-cell>
          <table:table-cell table:style-name="ce494" table:number-columns-repeated="1010"/>
        </table:table-row>
        <table:table-row table:style-name="ro1">
          <table:table-cell table:number-columns-repeated="2"/>
          <table:table-cell table:style-name="ce497" office:value-type="string" calcext:value-type="string">
            <text:p>TELCOMAG S.A.</text:p>
          </table:table-cell>
          <table:table-cell table:style-name="ce501"/>
          <table:table-cell table:style-name="ce456" office:value-type="float" office:value="12" calcext:value-type="float">
            <text:p>12</text:p>
          </table:table-cell>
          <table:table-cell table:style-name="ce456" table:formula="of:=6363.63*12" office:value-type="float" office:value="76363.56" calcext:value-type="float">
            <text:p>76363.56</text:p>
          </table:table-cell>
          <table:table-cell/>
          <table:table-cell table:style-name="ce507" office:value-type="float" office:value="12" calcext:value-type="float">
            <text:p>12</text:p>
          </table:table-cell>
          <table:table-cell table:style-name="ce510" office:value-type="float" office:value="76363.56" calcext:value-type="float">
            <text:p>76363.56</text:p>
          </table:table-cell>
          <table:table-cell table:style-name="ce510" table:formula="of:=[.F6]-[.I6]" office:value-type="float" office:value="0" calcext:value-type="float">
            <text:p>0</text:p>
          </table:table-cell>
          <table:table-cell table:style-name="ce507" office:value-type="string" calcext:value-type="string">
            <text:p>Si</text:p>
          </table:table-cell>
          <table:table-cell table:number-columns-repeated="2" table:style-name="ce507" office:value-type="string" calcext:value-type="string">
            <text:p>si</text:p>
          </table:table-cell>
          <table:table-cell table:style-name="ce434" office:value-type="string" calcext:value-type="string">
            <text:p>Ningu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8" office:value-type="string" calcext:value-type="string">
            <text:p>Otros</text:p>
          </table:table-cell>
          <table:table-cell table:style-name="ce502"/>
          <table:table-cell table:style-name="ce434" office:value-type="float" office:value="17" calcext:value-type="float">
            <text:p>17</text:p>
          </table:table-cell>
          <table:table-cell table:style-name="ce434" office:value-type="float" office:value="2127.39999999999" calcext:value-type="float">
            <text:p>2127.39999999999</text:p>
          </table:table-cell>
          <table:table-cell/>
          <table:table-cell table:style-name="ce507" office:value-type="float" office:value="12" calcext:value-type="float">
            <text:p>12</text:p>
          </table:table-cell>
          <table:table-cell table:style-name="ce511" office:value-type="float" office:value="1735.59" calcext:value-type="float">
            <text:p>1735.59</text:p>
          </table:table-cell>
          <table:table-cell table:style-name="ce511" table:formula="of:=[.F7]-[.I7]" office:value-type="float" office:value="391.80999999999" calcext:value-type="float">
            <text:p>391.80999999999</text:p>
          </table:table-cell>
          <table:table-cell table:number-columns-repeated="3" table:style-name="ce507" office:value-type="string" calcext:value-type="string">
            <text:p>si</text:p>
          </table:table-cell>
          <table:table-cell table:style-name="ce434" office:value-type="string" calcext:value-type="string">
            <text:p>Ningu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9"/>
          <table:table-cell table:style-name="ce503"/>
          <table:table-cell table:style-name="ce504" table:number-columns-repeated="2"/>
          <table:table-cell/>
          <table:table-cell table:style-name="ce508"/>
          <table:table-cell table:style-name="ce512" table:number-columns-repeated="2"/>
          <table:table-cell table:style-name="ce504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500" office:value-type="string" calcext:value-type="string">
            <text:p>Total</text:p>
          </table:table-cell>
          <table:table-cell table:style-name="ce500"/>
          <table:table-cell table:style-name="ce505" table:formula="of:=SUM([.E6:.E8])" office:value-type="float" office:value="29" calcext:value-type="float">
            <text:p>29</text:p>
          </table:table-cell>
          <table:table-cell table:style-name="ce505" table:formula="of:=SUM([.F6:.F8])" office:value-type="float" office:value="78490.96" calcext:value-type="float">
            <text:p>7849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396" office:value-type="string" calcext:value-type="string">
            <text:p>Trabajo Realizado</text:p>
          </table:table-cell>
          <table:table-cell table:style-name="ce395" table:number-columns-repeated="3"/>
          <table:table-cell table:number-columns-repeated="1020"/>
        </table:table-row>
        <table:table-row table:style-name="ro1">
          <table:table-cell table:style-name="ce395" table:number-columns-repeated="4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Revisión física de cada una de las facturas importantes registradas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2" calcext:value-type="float">
            <text:p>2</text:p>
          </table:table-cell>
          <table:table-cell table:style-name="ce395" office:value-type="string" calcext:value-type="string">
            <text:p>Revisión de los asientos contables asociada a cada factura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3" calcext:value-type="float">
            <text:p>3</text:p>
          </table:table-cell>
          <table:table-cell table:style-name="ce395" office:value-type="string" calcext:value-type="string">
            <text:p>Revisión de las retenciones asociada a la factura, en caso de que la hubiere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4" calcext:value-type="float">
            <text:p>4</text:p>
          </table:table-cell>
          <table:table-cell table:style-name="ce395" office:value-type="string" calcext:value-type="string">
            <text:p>Cruce de asiento contable con el respectivo comprobante de egreso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5" calcext:value-type="float">
            <text:p>5</text:p>
          </table:table-cell>
          <table:table-cell table:style-name="ce395" office:value-type="string" calcext:value-type="string">
            <text:p>Cruce de comprobante de egreso con Bancos (pago en cheque, transferencia, etc.)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6" calcext:value-type="float">
            <text:p>6</text:p>
          </table:table-cell>
          <table:table-cell table:style-name="ce395" office:value-type="string" calcext:value-type="string">
            <text:p>No se revisaron 5 facturas por su insignificancia en valores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/>
          <table:table-cell table:style-name="ce395" office:value-type="float" office:value="7" calcext:value-type="float">
            <text:p>7</text:p>
          </table:table-cell>
          <table:table-cell table:style-name="ce395" office:value-type="string" calcext:value-type="string">
            <text:p>Para mayor informacion puede revisar las fotos de las facturas emitidas y autorizadas por el SRI</text:p>
          </table:table-cell>
          <table:table-cell table:style-name="ce395"/>
          <table:table-cell table:number-columns-repeated="1020"/>
        </table:table-row>
        <table:table-row table:style-name="ro1">
          <table:table-cell table:style-name="ce395" table:number-columns-repeated="4"/>
          <table:table-cell table:number-columns-repeated="1020"/>
        </table:table-row>
        <table:table-row table:style-name="ro4">
          <table:table-cell table:style-name="ce396" office:value-type="string" calcext:value-type="string">
            <text:p>Revisión Física de los Gastos por Mantenimiento</text:p>
          </table:table-cell>
          <table:table-cell table:number-columns-repeated="1023"/>
        </table:table-row>
        <table:table-row table:style-name="ro1">
          <table:table-cell table:style-name="ce495" office:value-type="string" calcext:value-type="string">
            <text:p>Cuenta</text:p>
          </table:table-cell>
          <table:table-cell table:style-name="ce483" office:value-type="string" calcext:value-type="string">
            <text:p>51030106 <text:s text:c="2"/>MANTENIMIENTO DE EQUIP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ovimiento</text:p>
          </table:table-cell>
          <table:table-cell table:number-columns-repeated="3"/>
          <table:table-cell office:value-type="string" calcext:value-type="string">
            <text:p>Debito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tencion Fte.</text:p>
          </table:table-cell>
          <table:table-cell office:value-type="string" calcext:value-type="string">
            <text:p>Retencia IVA</text:p>
          </table:table-cell>
          <table:table-cell office:value-type="string" calcext:value-type="string">
            <text:p>Pagado</text:p>
          </table:table-cell>
          <table:table-cell office:value-type="string" calcext:value-type="string">
            <text:p>ban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2</text:p>
          </table:table-cell>
          <table:table-cell table:style-name="ce478" office:value-type="date" office:date-value="2021-01-12" calcext:value-type="date">
            <text:p>12-ene-21</text:p>
          </table:table-cell>
          <table:table-cell table:style-name="ce483" office:value-type="string" calcext:value-type="string">
            <text:p>Fact # 109 COM029-COMSADIMTELCO S.A. COMPRA DE(3) PATCH CORD LULU Y (3) PATCH CORD SULU DE UPC-LC/UPC DX G652D BOTA CORTA 5M, 9M</text:p>
          </table:table-cell>
          <table:table-cell table:number-columns-repeated="3"/>
          <table:table-cell table:style-name="ce487" office:value-type="float" office:value="44.5" calcext:value-type="float">
            <text:p>44.50 </text:p>
          </table:table-cell>
          <table:table-cell/>
          <table:table-cell table:style-name="ce487" office:value-type="float" office:value="44.5" calcext:value-type="float">
            <text:p>44.50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44.5" calcext:value-type="float">
            <text:p>44.50 </text:p>
          </table:table-cell>
          <table:table-cell table:style-name="ce459" table:formula="of:=[.L25]*0.12" office:value-type="float" office:value="5.34" calcext:value-type="float">
            <text:p>5.34</text:p>
          </table:table-cell>
          <table:table-cell table:style-name="ce459" table:formula="of:=[.L25]*0.0275" office:value-type="float" office:value="1.22375" calcext:value-type="float">
            <text:p>1.22</text:p>
          </table:table-cell>
          <table:table-cell table:style-name="ce459" table:formula="of:=[.M25]*0.7" office:value-type="float" office:value="3.738" calcext:value-type="float">
            <text:p>3.74</text:p>
          </table:table-cell>
          <table:table-cell table:style-name="ce459" table:formula="of:=([.L25]-[.N25])+([.M25]-[.O25])" office:value-type="float" office:value="44.87825" calcext:value-type="float">
            <text:p>44.88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5</text:p>
          </table:table-cell>
          <table:table-cell table:style-name="ce478" office:value-type="date" office:date-value="2021-01-21" calcext:value-type="date">
            <text:p>21-ene-21</text:p>
          </table:table-cell>
          <table:table-cell table:style-name="ce483" office:value-type="string" calcext:value-type="string">
            <text:p>Fact # 997 TEL011-TELCOMAG S.A. MANTENIMIENTO TÉCNICO REDES Y EQUIPO TELEFÓNICO MES DE ENER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6408.13" calcext:value-type="float">
            <text:p>6,408.13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6363.63" calcext:value-type="float">
            <text:p>6,363.63 </text:p>
          </table:table-cell>
          <table:table-cell table:style-name="ce459" table:formula="of:=[.L26]*0.12" office:value-type="float" office:value="763.6356" calcext:value-type="float">
            <text:p>763.64</text:p>
          </table:table-cell>
          <table:table-cell table:style-name="ce459" table:formula="of:=[.L26]*0.0275" office:value-type="float" office:value="174.999825" calcext:value-type="float">
            <text:p>175.00</text:p>
          </table:table-cell>
          <table:table-cell table:style-name="ce459" table:formula="of:=[.M26]*0.7" office:value-type="float" office:value="534.54492" calcext:value-type="float">
            <text:p>534.54</text:p>
          </table:table-cell>
          <table:table-cell table:style-name="ce459" table:formula="of:=([.L26]-[.N26])+([.M26]-[.O26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NDL-33</text:p>
          </table:table-cell>
          <table:table-cell table:style-name="ce478" office:value-type="date" office:date-value="2021-02-11" calcext:value-type="date">
            <text:p>11-feb-21</text:p>
          </table:table-cell>
          <table:table-cell table:style-name="ce483" office:value-type="string" calcext:value-type="string">
            <text:p>N/D PRODUBANCO TRANSFERENCIA REEMBOLSO POR TERMINACION DE TRABAJO CON EL ING. IVÁN VÁSQUEZ DE LA EMPRESA TOTALTEK COORDINADO POR FERNANDO RORIGUEZ POR COLOCACIÓN DE PATCHCORDS DE FIBRA</text:p>
          </table:table-cell>
          <table:table-cell table:number-columns-repeated="3"/>
          <table:table-cell table:style-name="ce487" office:value-type="float" office:value="70" calcext:value-type="float">
            <text:p>70.00 </text:p>
          </table:table-cell>
          <table:table-cell/>
          <table:table-cell table:style-name="ce487" office:value-type="float" office:value="6478.13" calcext:value-type="float">
            <text:p>6,478.13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70" calcext:value-type="float">
            <text:p>70.00 </text:p>
          </table:table-cell>
          <table:table-cell table:style-name="ce459" table:formula="of:=[.L27]*0.12" office:value-type="float" office:value="8.4" calcext:value-type="float">
            <text:p>8.40</text:p>
          </table:table-cell>
          <table:table-cell table:style-name="ce459" table:formula="of:=[.L27]*0.0275" office:value-type="float" office:value="1.925" calcext:value-type="float">
            <text:p>1.93</text:p>
          </table:table-cell>
          <table:table-cell table:style-name="ce459" table:formula="of:=[.M27]*0.7" office:value-type="float" office:value="5.88" calcext:value-type="float">
            <text:p>5.88</text:p>
          </table:table-cell>
          <table:table-cell table:style-name="ce459" table:formula="of:=([.L27]-[.N27])+([.M27]-[.O27])" office:value-type="float" office:value="70.595" calcext:value-type="float">
            <text:p>70.60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26</text:p>
          </table:table-cell>
          <table:table-cell table:style-name="ce478" office:value-type="date" office:date-value="2021-02-24" calcext:value-type="date">
            <text:p>24-feb-21</text:p>
          </table:table-cell>
          <table:table-cell table:style-name="ce483" office:value-type="string" calcext:value-type="string">
            <text:p>Fact # 1017 TEL011-TELCOMAG S.A. MANTENIMIENTO TÉCNICO REDES Y EQUIPO TELEFÓNICO MES DE FEBRER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12841.76" calcext:value-type="float">
            <text:p>12,841.76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6363.63" calcext:value-type="float">
            <text:p>6,363.63 </text:p>
          </table:table-cell>
          <table:table-cell table:style-name="ce459" table:formula="of:=[.L28]*0.12" office:value-type="float" office:value="763.6356" calcext:value-type="float">
            <text:p>763.64</text:p>
          </table:table-cell>
          <table:table-cell table:style-name="ce459" table:formula="of:=[.L28]*0.0275" office:value-type="float" office:value="174.999825" calcext:value-type="float">
            <text:p>175.00</text:p>
          </table:table-cell>
          <table:table-cell table:style-name="ce459" table:formula="of:=[.M28]*0.7" office:value-type="float" office:value="534.54492" calcext:value-type="float">
            <text:p>534.54</text:p>
          </table:table-cell>
          <table:table-cell table:style-name="ce459" table:formula="of:=([.L28]-[.N28])+([.M28]-[.O28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R-890</text:p>
          </table:table-cell>
          <table:table-cell table:style-name="ce478" office:value-type="date" office:date-value="2021-02-26" calcext:value-type="date">
            <text:p>26-feb-21</text:p>
          </table:table-cell>
          <table:table-cell table:style-name="ce483" office:value-type="string" calcext:value-type="string">
            <text:p>Liqu # 2702 MER005-MERELO ANGULO ROBERTO MANUEL REEMBOLSO POR ELABORACION DE 10 ETIQUETAS PARA PACHCORDS</text:p>
          </table:table-cell>
          <table:table-cell table:number-columns-repeated="3"/>
          <table:table-cell table:style-name="ce487" office:value-type="float" office:value="30" calcext:value-type="float">
            <text:p>30.00 </text:p>
          </table:table-cell>
          <table:table-cell/>
          <table:table-cell table:style-name="ce487" office:value-type="float" office:value="12871.76" calcext:value-type="float">
            <text:p>12,871.76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30" calcext:value-type="float">
            <text:p>30.00 </text:p>
          </table:table-cell>
          <table:table-cell table:style-name="ce459" table:formula="of:=[.L29]*0.12" office:value-type="float" office:value="3.6" calcext:value-type="float">
            <text:p>3.60</text:p>
          </table:table-cell>
          <table:table-cell table:style-name="ce459" table:formula="of:=[.L29]*0.0275" office:value-type="float" office:value="0.825" calcext:value-type="float">
            <text:p>0.83</text:p>
          </table:table-cell>
          <table:table-cell table:style-name="ce459" table:formula="of:=[.M29]*0.7" office:value-type="float" office:value="2.52" calcext:value-type="float">
            <text:p>2.52</text:p>
          </table:table-cell>
          <table:table-cell table:style-name="ce459" table:formula="of:=([.L29]-[.N29])+([.M29]-[.O29])" office:value-type="float" office:value="30.255" calcext:value-type="float">
            <text:p>30.26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17</text:p>
          </table:table-cell>
          <table:table-cell table:style-name="ce478" office:value-type="date" office:date-value="2021-03-09" calcext:value-type="date">
            <text:p>09-mar-21</text:p>
          </table:table-cell>
          <table:table-cell table:style-name="ce483" office:value-type="string" calcext:value-type="string">
            <text:p>Fact # 1297 MIL002-MILESTONE TECHNOLOGIES ELABORACION DE 38 ETIQUETAS AUTOLAMINADAS MÁS ENVIO</text:p>
          </table:table-cell>
          <table:table-cell table:number-columns-repeated="3"/>
          <table:table-cell table:style-name="ce487" office:value-type="float" office:value="96.67" calcext:value-type="float">
            <text:p>96.67 </text:p>
          </table:table-cell>
          <table:table-cell/>
          <table:table-cell table:style-name="ce487" office:value-type="float" office:value="12968.43" calcext:value-type="float">
            <text:p>12,968.43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96.67" calcext:value-type="float">
            <text:p>96.67 </text:p>
          </table:table-cell>
          <table:table-cell table:style-name="ce459" table:formula="of:=[.L30]*0.12" office:value-type="float" office:value="11.6004" calcext:value-type="float">
            <text:p>11.60</text:p>
          </table:table-cell>
          <table:table-cell table:style-name="ce459" table:formula="of:=[.L30]*0.0275" office:value-type="float" office:value="2.658425" calcext:value-type="float">
            <text:p>2.66</text:p>
          </table:table-cell>
          <table:table-cell table:style-name="ce459" table:formula="of:=[.M30]*0.7" office:value-type="float" office:value="8.12028" calcext:value-type="float">
            <text:p>8.12</text:p>
          </table:table-cell>
          <table:table-cell table:style-name="ce459" table:formula="of:=([.L30]-[.N30])+([.M30]-[.O30])" office:value-type="float" office:value="97.491695" calcext:value-type="float">
            <text:p>97.49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21</text:p>
          </table:table-cell>
          <table:table-cell table:style-name="ce478" office:value-type="date" office:date-value="2021-03-09" calcext:value-type="date">
            <text:p>09-mar-21</text:p>
          </table:table-cell>
          <table:table-cell table:style-name="ce483" office:value-type="string" calcext:value-type="string">
            <text:p>Fact # 71 VIL041-VILLACRESES LEON PAUL FABRICIO SERVICIO DE CERTIFICACIÓN DE 3 CABLES CATEGORÍA 6 DE DOS PUNTOS. EN OTECEL HORARIO EN SITIO DE 00:00, DOS CABLES UTP YA SE ENCUENTRAN INSTALADOS EN LA CENTRAL DE CLARO DURÁN HORARIO EN SITIO DE 00:00 Y LOGIS</text:p>
          </table:table-cell>
          <table:table-cell table:number-columns-repeated="3"/>
          <table:table-cell table:style-name="ce487" office:value-type="float" office:value="145" calcext:value-type="float">
            <text:p>145.00 </text:p>
          </table:table-cell>
          <table:table-cell/>
          <table:table-cell table:style-name="ce487" office:value-type="float" office:value="13113.43" calcext:value-type="float">
            <text:p>13,113.43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145" calcext:value-type="float">
            <text:p>145.00 </text:p>
          </table:table-cell>
          <table:table-cell table:style-name="ce459" table:formula="of:=[.L31]*0.12" office:value-type="float" office:value="17.4" calcext:value-type="float">
            <text:p>17.40</text:p>
          </table:table-cell>
          <table:table-cell table:style-name="ce459" table:formula="of:=[.L31]*0.0275" office:value-type="float" office:value="3.9875" calcext:value-type="float">
            <text:p>3.99</text:p>
          </table:table-cell>
          <table:table-cell table:style-name="ce459" table:formula="of:=[.M31]*0.7" office:value-type="float" office:value="12.18" calcext:value-type="float">
            <text:p>12.18</text:p>
          </table:table-cell>
          <table:table-cell table:style-name="ce459" table:formula="of:=([.L31]-[.N31])+([.M31]-[.O31])" office:value-type="float" office:value="146.2325" calcext:value-type="float">
            <text:p>146.23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9</text:p>
          </table:table-cell>
          <table:table-cell table:style-name="ce478" office:value-type="date" office:date-value="2021-03-25" calcext:value-type="date">
            <text:p>25-mar-21</text:p>
          </table:table-cell>
          <table:table-cell table:style-name="ce483" office:value-type="string" calcext:value-type="string">
            <text:p>Fact # 1036 TEL011-TELCOMAG S.A. MANTENIMIENTO TÉCNICO REDES Y EQUIPO TELEFÓNICO MES DE MARZ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19477.06" calcext:value-type="float">
            <text:p>19,477.06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6363.63" calcext:value-type="float">
            <text:p>6,363.63 </text:p>
          </table:table-cell>
          <table:table-cell table:style-name="ce459" table:formula="of:=[.L32]*0.12" office:value-type="float" office:value="763.6356" calcext:value-type="float">
            <text:p>763.64</text:p>
          </table:table-cell>
          <table:table-cell table:style-name="ce459" table:formula="of:=[.L32]*0.0275" office:value-type="float" office:value="174.999825" calcext:value-type="float">
            <text:p>175.00</text:p>
          </table:table-cell>
          <table:table-cell table:style-name="ce459" table:formula="of:=[.M32]*0.7" office:value-type="float" office:value="534.54492" calcext:value-type="float">
            <text:p>534.54</text:p>
          </table:table-cell>
          <table:table-cell table:style-name="ce459" table:formula="of:=([.L32]-[.N32])+([.M32]-[.O32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62</text:p>
          </table:table-cell>
          <table:table-cell table:style-name="ce478" office:value-type="date" office:date-value="2021-03-25" calcext:value-type="date">
            <text:p>25-mar-21</text:p>
          </table:table-cell>
          <table:table-cell table:style-name="ce483" office:value-type="string" calcext:value-type="string">
            <text:p>Fact # 83684 VIL038-VILCONSA S.A. COMPRA DE 800 CONECTOR UY 13, 20 PLUG DE RED RJ45, 20 CAPUCHA PLASTICA RJ45 Y 4 CINTAS AISLANTES</text:p>
          </table:table-cell>
          <table:table-cell table:number-columns-repeated="3"/>
          <table:table-cell table:style-name="ce487" office:value-type="float" office:value="46.43" calcext:value-type="float">
            <text:p>46.43 </text:p>
          </table:table-cell>
          <table:table-cell/>
          <table:table-cell table:style-name="ce487" office:value-type="float" office:value="19523.49" calcext:value-type="float">
            <text:p>19,523.49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46.43" calcext:value-type="float">
            <text:p>46.43 </text:p>
          </table:table-cell>
          <table:table-cell table:style-name="ce459" table:formula="of:=[.L33]*0.12" office:value-type="float" office:value="5.5716" calcext:value-type="float">
            <text:p>5.57</text:p>
          </table:table-cell>
          <table:table-cell table:style-name="ce459" table:formula="of:=[.L33]*0.0275" office:value-type="float" office:value="1.276825" calcext:value-type="float">
            <text:p>1.28</text:p>
          </table:table-cell>
          <table:table-cell table:style-name="ce459" table:formula="of:=[.M33]*0.7" office:value-type="float" office:value="3.90012" calcext:value-type="float">
            <text:p>3.90</text:p>
          </table:table-cell>
          <table:table-cell table:style-name="ce459" table:formula="of:=([.L33]-[.N33])+([.M33]-[.O33])" office:value-type="float" office:value="46.824655" calcext:value-type="float">
            <text:p>46.8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63</text:p>
          </table:table-cell>
          <table:table-cell table:style-name="ce478" office:value-type="date" office:date-value="2021-03-25" calcext:value-type="date">
            <text:p>25-mar-21</text:p>
          </table:table-cell>
          <table:table-cell table:style-name="ce483" office:value-type="string" calcext:value-type="string">
            <text:p>Fact # 83686 VIL038-VILCONSA S.A. COMPRA DE 30 CABLES UTP CAT 6</text:p>
          </table:table-cell>
          <table:table-cell table:number-columns-repeated="3"/>
          <table:table-cell table:style-name="ce487" office:value-type="float" office:value="16.07" calcext:value-type="float">
            <text:p>16.07 </text:p>
          </table:table-cell>
          <table:table-cell/>
          <table:table-cell table:style-name="ce487" office:value-type="float" office:value="19539.56" calcext:value-type="float">
            <text:p>19,539.56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16.07" calcext:value-type="float">
            <text:p>16.07 </text:p>
          </table:table-cell>
          <table:table-cell table:style-name="ce459" table:formula="of:=[.L34]*0.12" office:value-type="float" office:value="1.9284" calcext:value-type="float">
            <text:p>1.93</text:p>
          </table:table-cell>
          <table:table-cell table:style-name="ce459" table:formula="of:=[.L34]*0.0275" office:value-type="float" office:value="0.441925" calcext:value-type="float">
            <text:p>0.44</text:p>
          </table:table-cell>
          <table:table-cell table:style-name="ce459" table:formula="of:=[.M34]*0.7" office:value-type="float" office:value="1.34988" calcext:value-type="float">
            <text:p>1.35</text:p>
          </table:table-cell>
          <table:table-cell table:style-name="ce459" table:formula="of:=([.L34]-[.N34])+([.M34]-[.O34])" office:value-type="float" office:value="16.206595" calcext:value-type="float">
            <text:p>16.21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42</text:p>
          </table:table-cell>
          <table:table-cell table:style-name="ce478" office:value-type="date" office:date-value="2021-04-26" calcext:value-type="date">
            <text:p>26-abr-21</text:p>
          </table:table-cell>
          <table:table-cell table:style-name="ce483" office:value-type="string" calcext:value-type="string">
            <text:p>Fact # 1533 ALD003-ALDAS ROMERO ERIK ANDRES COMPRA DE DISCO DURO SSD KINGSTON KC2500 250GB M.2 3500 MB/S PCIE NVME (SKC2500M8/250G)</text:p>
          </table:table-cell>
          <table:table-cell table:number-columns-repeated="3"/>
          <table:table-cell table:style-name="ce487" office:value-type="float" office:value="77" calcext:value-type="float">
            <text:p>77.00 </text:p>
          </table:table-cell>
          <table:table-cell/>
          <table:table-cell table:style-name="ce487" office:value-type="float" office:value="19616.56" calcext:value-type="float">
            <text:p>19,616.56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77" calcext:value-type="float">
            <text:p>77.00 </text:p>
          </table:table-cell>
          <table:table-cell table:style-name="ce459" table:formula="of:=[.L35]*0.12" office:value-type="float" office:value="9.24" calcext:value-type="float">
            <text:p>9.24</text:p>
          </table:table-cell>
          <table:table-cell table:style-name="ce459" table:formula="of:=[.L35]*0.0275" office:value-type="float" office:value="2.1175" calcext:value-type="float">
            <text:p>2.12</text:p>
          </table:table-cell>
          <table:table-cell table:style-name="ce459" table:formula="of:=[.M35]*0.7" office:value-type="float" office:value="6.468" calcext:value-type="float">
            <text:p>6.47</text:p>
          </table:table-cell>
          <table:table-cell table:style-name="ce459" table:formula="of:=([.L35]-[.N35])+([.M35]-[.O35])" office:value-type="float" office:value="77.6545" calcext:value-type="float">
            <text:p>77.65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46</text:p>
          </table:table-cell>
          <table:table-cell table:style-name="ce478" office:value-type="date" office:date-value="2021-04-26" calcext:value-type="date">
            <text:p>26-abr-21</text:p>
          </table:table-cell>
          <table:table-cell table:style-name="ce483" office:value-type="string" calcext:value-type="string">
            <text:p>Fact # 1055 TEL011-TELCOMAG S.A. MANTENIMIENTO TÉCNICO REDES Y EQUIPO TELEFÓNICO MES DE ABRIL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25980.19" calcext:value-type="float">
            <text:p>25,980.19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6363.63" calcext:value-type="float">
            <text:p>6,363.63 </text:p>
          </table:table-cell>
          <table:table-cell table:style-name="ce459" table:formula="of:=[.L36]*0.12" office:value-type="float" office:value="763.6356" calcext:value-type="float">
            <text:p>763.64</text:p>
          </table:table-cell>
          <table:table-cell table:style-name="ce459" table:formula="of:=[.L36]*0.0275" office:value-type="float" office:value="174.999825" calcext:value-type="float">
            <text:p>175.00</text:p>
          </table:table-cell>
          <table:table-cell table:style-name="ce459" table:formula="of:=[.M36]*0.7" office:value-type="float" office:value="534.54492" calcext:value-type="float">
            <text:p>534.54</text:p>
          </table:table-cell>
          <table:table-cell table:style-name="ce459" table:formula="of:=([.L36]-[.N36])+([.M36]-[.O36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49</text:p>
          </table:table-cell>
          <table:table-cell table:style-name="ce478" office:value-type="date" office:date-value="2021-04-27" calcext:value-type="date">
            <text:p>27-abr-21</text:p>
          </table:table-cell>
          <table:table-cell table:style-name="ce483" office:value-type="string" calcext:value-type="string">
            <text:p>Fact # 1274 VAL043-VALERIANO CHÓEZ JOSÉ LUIS SERVICIOS POR (10) MONTAJE DE CIRCUITOS ELECTRICOS DE TOMA INDEPENDIENTE POSITIVO., NEGATIVO, TIERRA <text:s/>120V.</text:p>
          </table:table-cell>
          <table:table-cell table:number-columns-repeated="3"/>
          <table:table-cell table:style-name="ce487" office:value-type="float" office:value="995" calcext:value-type="float">
            <text:p>995.00 </text:p>
          </table:table-cell>
          <table:table-cell/>
          <table:table-cell table:style-name="ce487" office:value-type="float" office:value="26975.19" calcext:value-type="float">
            <text:p>26,975.19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995" calcext:value-type="float">
            <text:p>995.00 </text:p>
          </table:table-cell>
          <table:table-cell table:style-name="ce459" table:formula="of:=[.L37]*0.12" office:value-type="float" office:value="119.4" calcext:value-type="float">
            <text:p>119.40</text:p>
          </table:table-cell>
          <table:table-cell table:style-name="ce459" table:formula="of:=[.L37]*0.0275" office:value-type="float" office:value="27.3625" calcext:value-type="float">
            <text:p>27.36</text:p>
          </table:table-cell>
          <table:table-cell table:style-name="ce459" table:formula="of:=[.M37]*0.7" office:value-type="float" office:value="83.58" calcext:value-type="float">
            <text:p>83.58</text:p>
          </table:table-cell>
          <table:table-cell table:style-name="ce459" table:formula="of:=([.L37]-[.N37])+([.M37]-[.O37])" office:value-type="float" office:value="1003.4575" calcext:value-type="float">
            <text:p>1,003.46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34</text:p>
          </table:table-cell>
          <table:table-cell table:style-name="ce478" office:value-type="date" office:date-value="2021-05-21" calcext:value-type="date">
            <text:p>21-may-21</text:p>
          </table:table-cell>
          <table:table-cell table:style-name="ce483" office:value-type="string" calcext:value-type="string">
            <text:p>Fact # 1698 COM029-COMSADIMTELCO S.A. COMPRA DE 2 PATCH CORD MÁS ENVÍO</text:p>
          </table:table-cell>
          <table:table-cell table:number-columns-repeated="3"/>
          <table:table-cell table:style-name="ce487" office:value-type="float" office:value="24.99" calcext:value-type="float">
            <text:p>24.99 </text:p>
          </table:table-cell>
          <table:table-cell/>
          <table:table-cell table:style-name="ce487" office:value-type="float" office:value="27000.18" calcext:value-type="float">
            <text:p>27,000.18 </text:p>
          </table:table-cell>
          <table:table-cell office:value-type="string" calcext:value-type="string">
            <text:p>Factura de telcomag #1167</text:p>
          </table:table-cell>
          <table:table-cell table:style-name="ce493" office:value-type="float" office:value="24.99" calcext:value-type="float">
            <text:p>24.99 </text:p>
          </table:table-cell>
          <table:table-cell table:style-name="ce459" table:formula="of:=[.L38]*0.12" office:value-type="float" office:value="2.9988" calcext:value-type="float">
            <text:p>3.00</text:p>
          </table:table-cell>
          <table:table-cell table:style-name="ce459" table:formula="of:=[.L38]*0.0275" office:value-type="float" office:value="0.687225" calcext:value-type="float">
            <text:p>0.69</text:p>
          </table:table-cell>
          <table:table-cell table:style-name="ce459" table:formula="of:=[.M38]*0.7" office:value-type="float" office:value="2.09916" calcext:value-type="float">
            <text:p>2.10</text:p>
          </table:table-cell>
          <table:table-cell table:style-name="ce459" table:formula="of:=([.L38]-[.N38])+([.M38]-[.O38])" office:value-type="float" office:value="25.202415" calcext:value-type="float">
            <text:p>25.20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52</text:p>
          </table:table-cell>
          <table:table-cell table:style-name="ce478" office:value-type="date" office:date-value="2021-05-27" calcext:value-type="date">
            <text:p>27-may-21</text:p>
          </table:table-cell>
          <table:table-cell table:style-name="ce483" office:value-type="string" calcext:value-type="string">
            <text:p>Fact # 1076 TEL011-TELCOMAG S.A. MANTENIMIENTO TÉCNICO REDES Y EQUIPO TELEFÓNICO MES DE MAY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33363.81" calcext:value-type="float">
            <text:p>33,363.81 </text:p>
          </table:table-cell>
          <table:table-cell office:value-type="string" calcext:value-type="string">
            <text:p>Factura de telcomag #1167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39]*0.12" office:value-type="float" office:value="763.6356" calcext:value-type="float">
            <text:p>763.64</text:p>
          </table:table-cell>
          <table:table-cell table:style-name="ce459" table:formula="of:=[.L39]*0.0275" office:value-type="float" office:value="174.999825" calcext:value-type="float">
            <text:p>175.00</text:p>
          </table:table-cell>
          <table:table-cell table:style-name="ce459" table:formula="of:=[.M39]*0.7" office:value-type="float" office:value="534.54492" calcext:value-type="float">
            <text:p>534.54</text:p>
          </table:table-cell>
          <table:table-cell table:style-name="ce459" table:formula="of:=([.L39]-[.N39])+([.M39]-[.O39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30</text:p>
          </table:table-cell>
          <table:table-cell table:style-name="ce478" office:value-type="date" office:date-value="2021-06-28" calcext:value-type="date">
            <text:p>28-jun-21</text:p>
          </table:table-cell>
          <table:table-cell table:style-name="ce483" office:value-type="string" calcext:value-type="string">
            <text:p>Fact # 1111 TEL011-TELCOMAG S.A. MANTENIMIENTO TÉCNICO REDES Y EQUIPO TELEFÓNICO MES DE JUNI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39727.44" calcext:value-type="float">
            <text:p>39,727.44 </text:p>
          </table:table-cell>
          <table:table-cell office:value-type="string" calcext:value-type="string">
            <text:p>Factura de telcomag #1167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40]*0.12" office:value-type="float" office:value="763.6356" calcext:value-type="float">
            <text:p>763.64</text:p>
          </table:table-cell>
          <table:table-cell table:style-name="ce459" table:formula="of:=[.L40]*0.0275" office:value-type="float" office:value="174.999825" calcext:value-type="float">
            <text:p>175.00</text:p>
          </table:table-cell>
          <table:table-cell table:style-name="ce459" table:formula="of:=[.M40]*0.7" office:value-type="float" office:value="534.54492" calcext:value-type="float">
            <text:p>534.54</text:p>
          </table:table-cell>
          <table:table-cell table:style-name="ce459" table:formula="of:=([.L40]-[.N40])+([.M40]-[.O40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14</text:p>
          </table:table-cell>
          <table:table-cell table:style-name="ce478" office:value-type="date" office:date-value="2021-07-21" calcext:value-type="date">
            <text:p>21-jul-21</text:p>
          </table:table-cell>
          <table:table-cell table:style-name="ce483" office:value-type="string" calcext:value-type="string">
            <text:p>Fact # 52897 PER002-PERMONSA S. A. COMPRA DE 2 ADAPTADORES GATEWAYS TELEFONO ANALOGO</text:p>
          </table:table-cell>
          <table:table-cell table:number-columns-repeated="3"/>
          <table:table-cell table:style-name="ce487" office:value-type="float" office:value="77" calcext:value-type="float">
            <text:p>77.00 </text:p>
          </table:table-cell>
          <table:table-cell/>
          <table:table-cell table:style-name="ce487" office:value-type="float" office:value="39804.44" calcext:value-type="float">
            <text:p>39,804.44 </text:p>
          </table:table-cell>
          <table:table-cell table:number-columns-repeated="1014"/>
        </table:table-row>
        <table:table-row table:style-name="ro1">
          <table:table-cell/>
          <table:table-cell table:style-name="ce473" office:value-type="string" calcext:value-type="string">
            <text:p>DF-21</text:p>
          </table:table-cell>
          <table:table-cell table:style-name="ce478" office:value-type="date" office:date-value="2021-07-29" calcext:value-type="date">
            <text:p>29-jul-21</text:p>
          </table:table-cell>
          <table:table-cell table:style-name="ce483" office:value-type="string" calcext:value-type="string">
            <text:p>Fact # 1130 TEL011-TELCOMAG S.A. MANTENIMIENTO TÉCNICO REDES Y EQUIPO TELEFÓNICO MES DE JULI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46168.07" calcext:value-type="float">
            <text:p>46,168.07 </text:p>
          </table:table-cell>
          <table:table-cell office:value-type="string" calcext:value-type="string">
            <text:p>Factura de telcomag #1167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42]*0.12" office:value-type="float" office:value="763.6356" calcext:value-type="float">
            <text:p>763.64</text:p>
          </table:table-cell>
          <table:table-cell table:style-name="ce459" table:formula="of:=[.L42]*0.0275" office:value-type="float" office:value="174.999825" calcext:value-type="float">
            <text:p>175.00</text:p>
          </table:table-cell>
          <table:table-cell table:style-name="ce459" table:formula="of:=[.M42]*0.7" office:value-type="float" office:value="534.54492" calcext:value-type="float">
            <text:p>534.54</text:p>
          </table:table-cell>
          <table:table-cell table:style-name="ce459" table:formula="of:=([.L42]-[.N42])+([.M42]-[.O42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3" office:value-type="string" calcext:value-type="string">
            <text:p>DF-12</text:p>
          </table:table-cell>
          <table:table-cell table:style-name="ce478" office:value-type="date" office:date-value="2021-08-16" calcext:value-type="date">
            <text:p>16-ago-21</text:p>
          </table:table-cell>
          <table:table-cell table:style-name="ce483" office:value-type="string" calcext:value-type="string">
            <text:p>Fact # 53121 PER002-PERMONSA S. A. COMPRA DE UN ADAPTADOR TELEFONICO 4 PUERTOS Y CUATRO ADAPTADOR TELEFONICO ANALOGO</text:p>
          </table:table-cell>
          <table:table-cell table:number-columns-repeated="3"/>
          <table:table-cell table:style-name="ce487" office:value-type="float" office:value="247.5" calcext:value-type="float">
            <text:p>247.50 </text:p>
          </table:table-cell>
          <table:table-cell/>
          <table:table-cell table:style-name="ce487" office:value-type="float" office:value="46415.57" calcext:value-type="float">
            <text:p>46,415.57 </text:p>
          </table:table-cell>
          <table:table-cell table:number-columns-repeated="1014"/>
        </table:table-row>
        <table:table-row table:style-name="ro1">
          <table:table-cell/>
          <table:table-cell table:style-name="ce473" office:value-type="string" calcext:value-type="string">
            <text:p>DF-11</text:p>
          </table:table-cell>
          <table:table-cell table:style-name="ce478" office:value-type="date" office:date-value="2021-08-20" calcext:value-type="date">
            <text:p>20-ago-21</text:p>
          </table:table-cell>
          <table:table-cell table:style-name="ce483" office:value-type="string" calcext:value-type="string">
            <text:p>Fact # 1149 TEL011-TELCOMAG S.A. MANTENIMIENTO TÉCNICO REDES Y EQUIPO TELEFÓNICO MES DE AGOSTO 2021</text:p>
          </table:table-cell>
          <table:table-cell table:number-columns-repeated="3"/>
          <table:table-cell table:style-name="ce487" office:value-type="float" office:value="6363.63" calcext:value-type="float">
            <text:p>6,363.63 </text:p>
          </table:table-cell>
          <table:table-cell/>
          <table:table-cell table:style-name="ce487" office:value-type="float" office:value="52779.2" calcext:value-type="float">
            <text:p>52,779.20 </text:p>
          </table:table-cell>
          <table:table-cell office:value-type="string" calcext:value-type="string">
            <text:p>Factura de telcomag #1167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44]*0.12" office:value-type="float" office:value="763.6356" calcext:value-type="float">
            <text:p>763.64</text:p>
          </table:table-cell>
          <table:table-cell table:style-name="ce459" table:formula="of:=[.L44]*0.0275" office:value-type="float" office:value="174.999825" calcext:value-type="float">
            <text:p>175.00</text:p>
          </table:table-cell>
          <table:table-cell table:style-name="ce459" table:formula="of:=[.M44]*0.7" office:value-type="float" office:value="534.54492" calcext:value-type="float">
            <text:p>534.54</text:p>
          </table:table-cell>
          <table:table-cell table:style-name="ce459" table:formula="of:=([.L44]-[.N44])+([.M44]-[.O44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table:number-columns-repeated="1007"/>
        </table:table-row>
        <table:table-row table:style-name="ro1">
          <table:table-cell/>
          <table:table-cell table:style-name="ce477" office:value-type="string" calcext:value-type="string">
            <text:p>DF-8</text:p>
          </table:table-cell>
          <table:table-cell table:style-name="ce482" office:value-type="date" office:date-value="2021-09-08" calcext:value-type="date">
            <text:p>08-sep-21</text:p>
          </table:table-cell>
          <table:table-cell table:style-name="ce472" office:value-type="string" calcext:value-type="string">
            <text:p>Fact # 1167 TEL011-TELCOMAG S.A. MANTENIMIENTO TÉCNICO REDES Y EQUIPO TELEFÓNICO MES DE SEPTIEMBRE 2021</text:p>
          </table:table-cell>
          <table:table-cell table:number-columns-repeated="3"/>
          <table:table-cell table:style-name="ce490" office:value-type="float" office:value="6363.63" calcext:value-type="float">
            <text:p>6,363.63 </text:p>
          </table:table-cell>
          <table:table-cell/>
          <table:table-cell table:style-name="ce490" office:value-type="float" office:value="59142.83" calcext:value-type="float">
            <text:p>59,142.83 </text:p>
          </table:table-cell>
          <table:table-cell office:value-type="string" calcext:value-type="string">
            <text:p>Factura de telcomag #1167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45]*0.12" office:value-type="float" office:value="763.6356" calcext:value-type="float">
            <text:p>763.64</text:p>
          </table:table-cell>
          <table:table-cell table:style-name="ce459" table:formula="of:=[.L45]*0.0275" office:value-type="float" office:value="174.999825" calcext:value-type="float">
            <text:p>175.00</text:p>
          </table:table-cell>
          <table:table-cell table:style-name="ce459" table:formula="of:=[.M45]*0.7" office:value-type="float" office:value="534.54492" calcext:value-type="float">
            <text:p>534.54</text:p>
          </table:table-cell>
          <table:table-cell table:style-name="ce459" table:formula="of:=([.L45]-[.N45])+([.M45]-[.O45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office:value-type="float" office:value="6417.72" calcext:value-type="float">
            <text:p>6417.72</text:p>
          </table:table-cell>
          <table:table-cell office:value-type="string" calcext:value-type="string">
            <text:p>Comprobante 867072150</text:p>
          </table:table-cell>
          <table:table-cell table:number-columns-repeated="1005"/>
        </table:table-row>
        <table:table-row table:style-name="ro1">
          <table:table-cell/>
          <table:table-cell table:style-name="ce477" office:value-type="string" calcext:value-type="string">
            <text:p>DF-14</text:p>
          </table:table-cell>
          <table:table-cell table:style-name="ce482" office:value-type="date" office:date-value="2021-09-16" calcext:value-type="date">
            <text:p>16-sep-21</text:p>
          </table:table-cell>
          <table:table-cell table:style-name="ce472" office:value-type="string" calcext:value-type="string">
            <text:p>Fact # 3285 COM029-COMSADIMTELCO S.A. COMPRA DE DOS PATCH CORD DE <text:s/>6M/10M MÁS ENVIO MERCADERIA</text:p>
          </table:table-cell>
          <table:table-cell table:number-columns-repeated="3"/>
          <table:table-cell table:style-name="ce490" office:value-type="float" office:value="17.73" calcext:value-type="float">
            <text:p>17.73 </text:p>
          </table:table-cell>
          <table:table-cell/>
          <table:table-cell table:style-name="ce490" office:value-type="float" office:value="59160.56" calcext:value-type="float">
            <text:p>59,160.56 </text:p>
          </table:table-cell>
          <table:table-cell table:number-columns-repeated="1014"/>
        </table:table-row>
        <table:table-row table:style-name="ro1">
          <table:table-cell/>
          <table:table-cell table:style-name="ce477" office:value-type="string" calcext:value-type="string">
            <text:p>DF-2</text:p>
          </table:table-cell>
          <table:table-cell table:style-name="ce482" office:value-type="date" office:date-value="2021-10-07" calcext:value-type="date">
            <text:p>07-oct-21</text:p>
          </table:table-cell>
          <table:table-cell table:style-name="ce472" office:value-type="string" calcext:value-type="string">
            <text:p>Fact # 1187 TEL011-TELCOMAG S.A. MANTENIMIENTO TÉCNICO REDES Y EQUIPO TELEFÓNICO MES DE OCTUBRE 2021</text:p>
          </table:table-cell>
          <table:table-cell table:number-columns-repeated="3"/>
          <table:table-cell table:style-name="ce490" office:value-type="float" office:value="6363.63" calcext:value-type="float">
            <text:p>6,363.63 </text:p>
          </table:table-cell>
          <table:table-cell/>
          <table:table-cell table:style-name="ce490" office:value-type="float" office:value="65524.19" calcext:value-type="float">
            <text:p>65,524.19 </text:p>
          </table:table-cell>
          <table:table-cell office:value-type="string" calcext:value-type="string">
            <text:p>Factura de telcomag #1187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47]*0.12" office:value-type="float" office:value="763.6356" calcext:value-type="float">
            <text:p>763.64</text:p>
          </table:table-cell>
          <table:table-cell table:style-name="ce459" table:formula="of:=[.L47]*0.0275" office:value-type="float" office:value="174.999825" calcext:value-type="float">
            <text:p>175.00</text:p>
          </table:table-cell>
          <table:table-cell table:style-name="ce459" table:formula="of:=[.M47]*0.7" office:value-type="float" office:value="534.54492" calcext:value-type="float">
            <text:p>534.54</text:p>
          </table:table-cell>
          <table:table-cell table:style-name="ce459" table:formula="of:=([.L47]-[.N47])+([.M47]-[.O47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office:value-type="float" office:value="6417.72" calcext:value-type="float">
            <text:p>6417.72</text:p>
          </table:table-cell>
          <table:table-cell office:value-type="float" office:value="878762003" calcext:value-type="float">
            <text:p>878762003</text:p>
          </table:table-cell>
          <table:table-cell table:number-columns-repeated="1005"/>
        </table:table-row>
        <table:table-row table:style-name="ro1">
          <table:table-cell/>
          <table:table-cell table:style-name="ce477" office:value-type="string" calcext:value-type="string">
            <text:p>DF-3</text:p>
          </table:table-cell>
          <table:table-cell table:style-name="ce482" office:value-type="date" office:date-value="2021-10-07" calcext:value-type="date">
            <text:p>07-oct-21</text:p>
          </table:table-cell>
          <table:table-cell table:style-name="ce472" office:value-type="string" calcext:value-type="string">
            <text:p>Fact # 1774 ORT009-ORTIZ LUQUE SERGIO FABRICIO CERRADURA MARCA GEO EN PUERTA DE HIERRO EN CUARTO DE EQUIPOS URB. TERRASOL (ABIERTA Y INSTALACIÓN)</text:p>
          </table:table-cell>
          <table:table-cell table:number-columns-repeated="3"/>
          <table:table-cell table:style-name="ce490" office:value-type="float" office:value="71.43" calcext:value-type="float">
            <text:p>71.43 </text:p>
          </table:table-cell>
          <table:table-cell/>
          <table:table-cell table:style-name="ce490" office:value-type="float" office:value="65595.62" calcext:value-type="float">
            <text:p>65,595.62 </text:p>
          </table:table-cell>
          <table:table-cell office:value-type="string" calcext:value-type="string">
            <text:p>Factura #1774 de arreglo de cerradura</text:p>
          </table:table-cell>
          <table:table-cell office:value-type="float" office:value="71.43" calcext:value-type="float">
            <text:p>71.43</text:p>
          </table:table-cell>
          <table:table-cell table:style-name="ce459" table:formula="of:=[.L48]*0.12" office:value-type="float" office:value="8.5716" calcext:value-type="float">
            <text:p>8.57</text:p>
          </table:table-cell>
          <table:table-cell table:style-name="ce459" table:formula="of:=[.L48]*0.1" office:value-type="float" office:value="7.143" calcext:value-type="float">
            <text:p>7.14</text:p>
          </table:table-cell>
          <table:table-cell table:style-name="ce459" office:value-type="float" office:value="0" calcext:value-type="float">
            <text:p>0.00</text:p>
          </table:table-cell>
          <table:table-cell table:style-name="ce459" table:formula="of:=([.L48]-[.N48])+([.M48]-[.O48])" office:value-type="float" office:value="72.8586" calcext:value-type="float">
            <text:p>72.86</text:p>
          </table:table-cell>
          <table:table-cell office:value-type="string" calcext:value-type="string">
            <text:p>Produbanco</text:p>
          </table:table-cell>
          <table:table-cell office:value-type="float" office:value="2117.21" calcext:value-type="float">
            <text:p>2117.21</text:p>
          </table:table-cell>
          <table:table-cell office:value-type="float" office:value="861003896" calcext:value-type="float">
            <text:p>861003896</text:p>
          </table:table-cell>
          <table:table-cell table:number-columns-repeated="1005"/>
        </table:table-row>
        <table:table-row table:style-name="ro1">
          <table:table-cell/>
          <table:table-cell table:style-name="ce477" office:value-type="string" calcext:value-type="string">
            <text:p>DF-3</text:p>
          </table:table-cell>
          <table:table-cell table:style-name="ce482" office:value-type="date" office:date-value="2021-11-04" calcext:value-type="date">
            <text:p>04-nov-21</text:p>
          </table:table-cell>
          <table:table-cell table:style-name="ce472" office:value-type="string" calcext:value-type="string">
            <text:p>Fact # 3858 COM029-COMSADIMTELCO S.A. COMPRAD DE PATCH CORD DE FIBRA LC/UPC DX G652D 25M Y ENVIO MERCADERÍA CLIENTE POR SERVIENTREGA</text:p>
          </table:table-cell>
          <table:table-cell table:number-columns-repeated="3"/>
          <table:table-cell table:style-name="ce490" office:value-type="float" office:value="24.79" calcext:value-type="float">
            <text:p>24.79 </text:p>
          </table:table-cell>
          <table:table-cell/>
          <table:table-cell table:style-name="ce490" office:value-type="float" office:value="65620.41" calcext:value-type="float">
            <text:p>65,620.41 </text:p>
          </table:table-cell>
          <table:table-cell table:number-columns-repeated="1014"/>
        </table:table-row>
        <table:table-row table:style-name="ro1">
          <table:table-cell/>
          <table:table-cell table:style-name="ce477" office:value-type="string" calcext:value-type="string">
            <text:p>DF-13</text:p>
          </table:table-cell>
          <table:table-cell table:style-name="ce482" office:value-type="date" office:date-value="2021-11-10" calcext:value-type="date">
            <text:p>10-nov-21</text:p>
          </table:table-cell>
          <table:table-cell table:style-name="ce472" office:value-type="string" calcext:value-type="string">
            <text:p>Fact # 1205 TEL011-TELCOMAG S.A. MANTENIMIENTO TÉCNICO REDES Y EQUIPO TELEFÓNICO MES DE NOVIEMBRE 2021</text:p>
          </table:table-cell>
          <table:table-cell table:number-columns-repeated="3"/>
          <table:table-cell table:style-name="ce490" office:value-type="float" office:value="6363.63" calcext:value-type="float">
            <text:p>6,363.63 </text:p>
          </table:table-cell>
          <table:table-cell/>
          <table:table-cell table:style-name="ce490" office:value-type="float" office:value="71984.04" calcext:value-type="float">
            <text:p>71,984.04 </text:p>
          </table:table-cell>
          <table:table-cell office:value-type="string" calcext:value-type="string">
            <text:p>Factura #1205 telcomag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50]*0.12" office:value-type="float" office:value="763.6356" calcext:value-type="float">
            <text:p>763.64</text:p>
          </table:table-cell>
          <table:table-cell table:style-name="ce459" table:formula="of:=[.L50]*0.0275" office:value-type="float" office:value="174.999825" calcext:value-type="float">
            <text:p>175.00</text:p>
          </table:table-cell>
          <table:table-cell table:style-name="ce459" table:formula="of:=[.M50]*0.7" office:value-type="float" office:value="534.54492" calcext:value-type="float">
            <text:p>534.54</text:p>
          </table:table-cell>
          <table:table-cell table:style-name="ce459" table:formula="of:=([.L50]-[.N50])+([.M50]-[.O50])" office:value-type="float" office:value="6417.720855" calcext:value-type="float">
            <text:p>6,417.72</text:p>
          </table:table-cell>
          <table:table-cell office:value-type="string" calcext:value-type="string">
            <text:p>Produbanco</text:p>
          </table:table-cell>
          <table:table-cell office:value-type="float" office:value="6417.72" calcext:value-type="float">
            <text:p>6417.72</text:p>
          </table:table-cell>
          <table:table-cell office:value-type="float" office:value="890499627" calcext:value-type="float">
            <text:p>890499627</text:p>
          </table:table-cell>
          <table:table-cell table:number-columns-repeated="1005"/>
        </table:table-row>
        <table:table-row table:style-name="ro1">
          <table:table-cell/>
          <table:table-cell table:style-name="ce477" office:value-type="string" calcext:value-type="string">
            <text:p>DF-16</text:p>
          </table:table-cell>
          <table:table-cell table:style-name="ce482" office:value-type="date" office:date-value="2021-11-18" calcext:value-type="date">
            <text:p>18-nov-21</text:p>
          </table:table-cell>
          <table:table-cell table:style-name="ce472" office:value-type="string" calcext:value-type="string">
            <text:p>Fact # 4043 COM029-COMSADIMTELCO S.A. COMPRA DE PATCH CORD MÁS ENVÍO</text:p>
          </table:table-cell>
          <table:table-cell table:number-columns-repeated="3"/>
          <table:table-cell table:style-name="ce490" office:value-type="float" office:value="24.79" calcext:value-type="float">
            <text:p>24.79 </text:p>
          </table:table-cell>
          <table:table-cell/>
          <table:table-cell table:style-name="ce490" office:value-type="float" office:value="72008.83" calcext:value-type="float">
            <text:p>72,008.83 </text:p>
          </table:table-cell>
          <table:table-cell table:number-columns-repeated="1014"/>
        </table:table-row>
        <table:table-row table:style-name="ro1">
          <table:table-cell/>
          <table:table-cell table:style-name="ce477" office:value-type="string" calcext:value-type="string">
            <text:p>DF-38</text:p>
          </table:table-cell>
          <table:table-cell table:style-name="ce482" office:value-type="date" office:date-value="2021-11-30" calcext:value-type="date">
            <text:p>30-nov-21</text:p>
          </table:table-cell>
          <table:table-cell table:style-name="ce472" office:value-type="string" calcext:value-type="string">
            <text:p>Fact # 54135 PER002-PERMONSA S. A. COMPRA DE ADAPTADORES TELEFÓNICOS ANALOGICOS DE DOS PUERTOS</text:p>
          </table:table-cell>
          <table:table-cell table:number-columns-repeated="3"/>
          <table:table-cell table:style-name="ce490" office:value-type="float" office:value="118.5" calcext:value-type="float">
            <text:p>118.50 </text:p>
          </table:table-cell>
          <table:table-cell/>
          <table:table-cell table:style-name="ce490" office:value-type="float" office:value="72127.33" calcext:value-type="float">
            <text:p>72,127.33 </text:p>
          </table:table-cell>
          <table:table-cell office:value-type="string" calcext:value-type="string">
            <text:p>Factura #118.50 por adaptadores de telefonos</text:p>
          </table:table-cell>
          <table:table-cell office:value-type="float" office:value="118.5" calcext:value-type="float">
            <text:p>118.5</text:p>
          </table:table-cell>
          <table:table-cell table:style-name="ce459" table:formula="of:=[.L52]*0.12" office:value-type="float" office:value="14.22" calcext:value-type="float">
            <text:p>14.22</text:p>
          </table:table-cell>
          <table:table-cell table:number-columns-repeated="2" table:style-name="ce459" office:value-type="float" office:value="0" calcext:value-type="float">
            <text:p>0.00</text:p>
          </table:table-cell>
          <table:table-cell table:style-name="ce459" table:formula="of:=([.L52]-[.N52])+([.M52]-[.O52])" office:value-type="float" office:value="132.72" calcext:value-type="float">
            <text:p>132.72</text:p>
          </table:table-cell>
          <table:table-cell office:value-type="string" calcext:value-type="string">
            <text:p>Produbanco</text:p>
          </table:table-cell>
          <table:table-cell office:value-type="float" office:value="154.35" calcext:value-type="float">
            <text:p>154.35</text:p>
          </table:table-cell>
          <table:table-cell office:value-type="float" office:value="17060027" calcext:value-type="float">
            <text:p>17060027</text:p>
          </table:table-cell>
          <table:table-cell office:value-type="string" calcext:value-type="string">
            <text:p>el excedenta es por una deuda anterior a pagar</text:p>
          </table:table-cell>
          <table:table-cell table:number-columns-repeated="1004"/>
        </table:table-row>
        <table:table-row table:style-name="ro1">
          <table:table-cell/>
          <table:table-cell table:style-name="ce477" office:value-type="string" calcext:value-type="string">
            <text:p>DF-2</text:p>
          </table:table-cell>
          <table:table-cell table:style-name="ce482" office:value-type="date" office:date-value="2021-12-04" calcext:value-type="date">
            <text:p>04-dic-21</text:p>
          </table:table-cell>
          <table:table-cell table:style-name="ce472" office:value-type="string" calcext:value-type="string">
            <text:p>Fact # 1225 TEL011-TELCOMAG S.A. MANTENIMIENTO TÉCNICO REDES Y EQUIPO TELEFÓNICO MES DE DICIEMBRE 2021</text:p>
          </table:table-cell>
          <table:table-cell table:number-columns-repeated="3"/>
          <table:table-cell table:style-name="ce490" office:value-type="float" office:value="6363.63" calcext:value-type="float">
            <text:p>6,363.63 </text:p>
          </table:table-cell>
          <table:table-cell/>
          <table:table-cell table:style-name="ce490" office:value-type="float" office:value="78490.96" calcext:value-type="float">
            <text:p>78,490.96 </text:p>
          </table:table-cell>
          <table:table-cell office:value-type="string" calcext:value-type="string">
            <text:p>Factura #1225 de telcomag</text:p>
          </table:table-cell>
          <table:table-cell office:value-type="float" office:value="6363.63" calcext:value-type="float">
            <text:p>6363.63</text:p>
          </table:table-cell>
          <table:table-cell table:style-name="ce459" table:formula="of:=[.L53]*0.12" office:value-type="float" office:value="763.6356" calcext:value-type="float">
            <text:p>763.64</text:p>
          </table:table-cell>
          <table:table-cell table:style-name="ce459" table:formula="of:=[.L53]*0.0275" office:value-type="float" office:value="174.999825" calcext:value-type="float">
            <text:p>175.00</text:p>
          </table:table-cell>
          <table:table-cell table:style-name="ce459" table:formula="of:=[.M53]*0.7" office:value-type="float" office:value="534.54492" calcext:value-type="float">
            <text:p>534.54</text:p>
          </table:table-cell>
          <table:table-cell table:style-name="ce459" table:formula="of:=([.L53]-[.N53])+([.M53]-[.O53])" office:value-type="float" office:value="6417.720855" calcext:value-type="float">
            <text:p>6,417.72</text:p>
          </table:table-cell>
          <table:table-cell office:value-type="string" calcext:value-type="string">
            <text:p>Produbanco</text:p>
          </table:table-cell>
          <table:table-cell office:value-type="float" office:value="6417.72" calcext:value-type="float">
            <text:p>6417.72</text:p>
          </table:table-cell>
          <table:table-cell office:value-type="float" office:value="902657569" calcext:value-type="float">
            <text:p>90265756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formula="of:=[.L52]+[.L48]+[.L38]+[.L37]+[.L35]+[.L34]+[.L33]+[.L31]+[.L30]+[.L29]+[.L27]+[.L25]" office:value-type="float" office:value="1735.59" calcext:value-type="float">
            <text:p>1735.59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ras revisiones" table:style-name="ta3">
        <table:table-column table:style-name="co19" table:number-columns-repeated="21" table:default-cell-style-name="Default"/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01 <text:s text:c="2"/>MOVILIZACIONES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1717" calcext:value-type="float">
            <text:p>1,717.00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6</text:p>
          </table:table-cell>
          <table:table-cell table:style-name="ce480" office:value-type="date" office:date-value="2021-09-03" calcext:value-type="date">
            <text:p>03-sep-21</text:p>
          </table:table-cell>
          <table:table-cell table:style-name="ce485" office:value-type="string" calcext:value-type="string">
            <text:p>Fact # 12 MOR034-MOREIRA GOMEZ JORDY DAVID SERVICIO DE TRANSPORTE TÉCNICO (DÍAS 17, 19, 24, 26, 31/AGO/2021</text:p>
          </table:table-cell>
          <table:table-cell table:style-name="ce486" table:number-columns-repeated="3"/>
          <table:table-cell table:style-name="ce489" office:value-type="float" office:value="200" calcext:value-type="float">
            <text:p>200.00 </text:p>
          </table:table-cell>
          <table:table-cell table:style-name="ce486"/>
          <table:table-cell table:style-name="ce275" office:value-type="float" office:value="1917" calcext:value-type="float">
            <text:p>1,917.00 </text:p>
          </table:table-cell>
          <table:table-cell office:value-type="string" calcext:value-type="string">
            <text:p>Factura de recorrido de antenas</text:p>
          </table:table-cell>
          <table:table-cell office:value-type="float" office:value="200" calcext:value-type="float">
            <text:p>200</text:p>
          </table:table-cell>
          <table:table-cell table:style-name="ce278" table:formula="of:=[.M5]*0.12" office:value-type="float" office:value="24" calcext:value-type="float">
            <text:p>24.00</text:p>
          </table:table-cell>
          <table:table-cell table:style-name="ce278" table:formula="of:=[.M5]*0.0275" office:value-type="float" office:value="5.5" calcext:value-type="float">
            <text:p>5.50</text:p>
          </table:table-cell>
          <table:table-cell table:style-name="ce278" table:formula="of:=[.N5]*0.7" office:value-type="float" office:value="16.8" calcext:value-type="float">
            <text:p>16.80</text:p>
          </table:table-cell>
          <table:table-cell table:style-name="ce278" table:formula="of:=([.M5]-[.O5])+([.N5]-[.P5])" office:value-type="float" office:value="201.7" calcext:value-type="float">
            <text:p>201.70</text:p>
          </table:table-cell>
          <table:table-cell office:value-type="string" calcext:value-type="string">
            <text:p>Produbanco</text:p>
          </table:table-cell>
          <table:table-cell office:value-type="float" office:value="201.7" calcext:value-type="float">
            <text:p>201.7</text:p>
          </table:table-cell>
          <table:table-cell office:value-type="float" office:value="16837137" calcext:value-type="float">
            <text:p>16837137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15</text:p>
          </table:table-cell>
          <table:table-cell table:style-name="ce480" office:value-type="date" office:date-value="2021-09-16" calcext:value-type="date">
            <text:p>16-sep-21</text:p>
          </table:table-cell>
          <table:table-cell table:style-name="ce485" office:value-type="string" calcext:value-type="string">
            <text:p>Fact # 13 MOR034-MOREIRA GOMEZ JORDY DAVID SERVICIO DE TRANSPORTE TÉCNICO (DÍAS 02, 07, 09, 13 Y 15 SEP/2021)</text:p>
          </table:table-cell>
          <table:table-cell table:style-name="ce486" table:number-columns-repeated="3"/>
          <table:table-cell table:style-name="ce489" office:value-type="float" office:value="160" calcext:value-type="float">
            <text:p>160.00 </text:p>
          </table:table-cell>
          <table:table-cell table:style-name="ce486"/>
          <table:table-cell table:style-name="ce275" office:value-type="float" office:value="2077" calcext:value-type="float">
            <text:p>2,077.00 </text:p>
          </table:table-cell>
          <table:table-cell office:value-type="string" calcext:value-type="string">
            <text:p>Factura de recorrido de antenas</text:p>
          </table:table-cell>
          <table:table-cell office:value-type="float" office:value="160" calcext:value-type="float">
            <text:p>160</text:p>
          </table:table-cell>
          <table:table-cell table:style-name="ce278" table:formula="of:=[.M6]*0.12" office:value-type="float" office:value="19.2" calcext:value-type="float">
            <text:p>19.20</text:p>
          </table:table-cell>
          <table:table-cell table:style-name="ce278" table:formula="of:=[.M6]*0.0275" office:value-type="float" office:value="4.4" calcext:value-type="float">
            <text:p>4.40</text:p>
          </table:table-cell>
          <table:table-cell table:style-name="ce278" table:formula="of:=[.N6]*0.7" office:value-type="float" office:value="13.44" calcext:value-type="float">
            <text:p>13.44</text:p>
          </table:table-cell>
          <table:table-cell table:style-name="ce278" table:formula="of:=([.M6]-[.O6])+([.N6]-[.P6])" office:value-type="float" office:value="161.36" calcext:value-type="float">
            <text:p>161.36</text:p>
          </table:table-cell>
          <table:table-cell office:value-type="string" calcext:value-type="string">
            <text:p>Produbanco</text:p>
          </table:table-cell>
          <table:table-cell office:value-type="float" office:value="161.36" calcext:value-type="float">
            <text:p>161.36</text:p>
          </table:table-cell>
          <table:table-cell office:value-type="float" office:value="866501473" calcext:value-type="float">
            <text:p>866501473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48</text:p>
          </table:table-cell>
          <table:table-cell table:style-name="ce480" office:value-type="date" office:date-value="2021-09-30" calcext:value-type="date">
            <text:p>30-sep-21</text:p>
          </table:table-cell>
          <table:table-cell table:style-name="ce485" office:value-type="string" calcext:value-type="string">
            <text:p>Fact # 15 MOR034-MOREIRA GOMEZ JORDY DAVID SERVICIOS DE TRANSPORTE TÉCNICO (DÍAS 16, 21, 23, 28, 29 Y 30 SEP/2021)</text:p>
          </table:table-cell>
          <table:table-cell table:style-name="ce486" table:number-columns-repeated="3"/>
          <table:table-cell table:style-name="ce489" office:value-type="float" office:value="240" calcext:value-type="float">
            <text:p>240.00 </text:p>
          </table:table-cell>
          <table:table-cell table:style-name="ce486"/>
          <table:table-cell table:style-name="ce275" office:value-type="float" office:value="2317" calcext:value-type="float">
            <text:p>2,317.00 </text:p>
          </table:table-cell>
          <table:table-cell office:value-type="string" calcext:value-type="string">
            <text:p>Factura de recorrido de antenas</text:p>
          </table:table-cell>
          <table:table-cell office:value-type="float" office:value="240" calcext:value-type="float">
            <text:p>240</text:p>
          </table:table-cell>
          <table:table-cell table:style-name="ce278" table:formula="of:=[.M7]*0.12" office:value-type="float" office:value="28.8" calcext:value-type="float">
            <text:p>28.80</text:p>
          </table:table-cell>
          <table:table-cell table:style-name="ce278" table:formula="of:=[.M7]*0.0275" office:value-type="float" office:value="6.6" calcext:value-type="float">
            <text:p>6.60</text:p>
          </table:table-cell>
          <table:table-cell table:style-name="ce278" table:formula="of:=[.N7]*0.7" office:value-type="float" office:value="20.16" calcext:value-type="float">
            <text:p>20.16</text:p>
          </table:table-cell>
          <table:table-cell table:style-name="ce278" table:formula="of:=([.M7]-[.O7])+([.N7]-[.P7])" office:value-type="float" office:value="242.04" calcext:value-type="float">
            <text:p>242.04</text:p>
          </table:table-cell>
          <table:table-cell office:value-type="string" calcext:value-type="string">
            <text:p>Produbanco</text:p>
          </table:table-cell>
          <table:table-cell office:value-type="float" office:value="241.24" calcext:value-type="float">
            <text:p>241.24</text:p>
          </table:table-cell>
          <table:table-cell office:value-type="float" office:value="17567212" calcext:value-type="float">
            <text:p>17567212</text:p>
          </table:table-cell>
          <table:table-cell/>
        </table:table-row>
        <table:table-row table:style-name="ro9">
          <table:table-cell table:number-columns-repeated="2"/>
          <table:table-cell table:style-name="ce269" office:value-type="string" calcext:value-type="string">
            <text:p>DR-3529</text:p>
          </table:table-cell>
          <table:table-cell table:style-name="ce271" office:value-type="date" office:date-value="2021-09-30" calcext:value-type="date">
            <text:p>30-sep-21</text:p>
          </table:table-cell>
          <table:table-cell table:style-name="ce268" office:value-type="string" calcext:value-type="string">
            <text:p>Liqu # 2715 ROD023-RODRIGUEZ GOMEZ FERNANDO ALBERTO REEMBOLSO DE GASTOS DEL 01 AL 30 DE SEP 2021</text:p>
          </table:table-cell>
          <table:table-cell table:number-columns-repeated="3"/>
          <table:table-cell table:style-name="ce273" office:value-type="float" office:value="44" calcext:value-type="float">
            <text:p>44.00 </text:p>
          </table:table-cell>
          <table:table-cell/>
          <table:table-cell table:style-name="ce275" office:value-type="float" office:value="2361" calcext:value-type="float">
            <text:p>2,361.00 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269" office:value-type="string" calcext:value-type="string">
            <text:p>DR-3530</text:p>
          </table:table-cell>
          <table:table-cell table:style-name="ce271" office:value-type="date" office:date-value="2021-09-30" calcext:value-type="date">
            <text:p>30-sep-21</text:p>
          </table:table-cell>
          <table:table-cell table:style-name="ce268" office:value-type="string" calcext:value-type="string">
            <text:p>Liqu # 2716 MER005-MERELO ANGULO ROBERTO MANUEL REEMBOLSO DE GASTOS DEL 01 AL 30 SEP 2021</text:p>
          </table:table-cell>
          <table:table-cell table:number-columns-repeated="3"/>
          <table:table-cell table:style-name="ce273" office:value-type="float" office:value="140" calcext:value-type="float">
            <text:p>140.00 </text:p>
          </table:table-cell>
          <table:table-cell/>
          <table:table-cell table:style-name="ce275" office:value-type="float" office:value="2501" calcext:value-type="float">
            <text:p>2,501.00 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11</text:p>
          </table:table-cell>
          <table:table-cell table:style-name="ce480" office:value-type="date" office:date-value="2021-10-14" calcext:value-type="date">
            <text:p>14-oct-21</text:p>
          </table:table-cell>
          <table:table-cell table:style-name="ce485" office:value-type="string" calcext:value-type="string">
            <text:p>Fact # 16 MOR034-MOREIRA GOMEZ JORDY DAVID SERVICIO DE TRANSPORTE TÉCNICO (4) DÍAS RECORRIDOS AL 15/SEP/2021</text:p>
          </table:table-cell>
          <table:table-cell table:style-name="ce486" table:number-columns-repeated="3"/>
          <table:table-cell table:style-name="ce489" office:value-type="float" office:value="160" calcext:value-type="float">
            <text:p>160.00 </text:p>
          </table:table-cell>
          <table:table-cell/>
          <table:table-cell table:style-name="ce275" office:value-type="float" office:value="2661" calcext:value-type="float">
            <text:p>2,661.00 </text:p>
          </table:table-cell>
          <table:table-cell office:value-type="string" calcext:value-type="string">
            <text:p>Factura de recorrido de antenas</text:p>
          </table:table-cell>
          <table:table-cell office:value-type="float" office:value="160" calcext:value-type="float">
            <text:p>160</text:p>
          </table:table-cell>
          <table:table-cell table:style-name="ce278" table:formula="of:=[.M10]*0.12" office:value-type="float" office:value="19.2" calcext:value-type="float">
            <text:p>19.20</text:p>
          </table:table-cell>
          <table:table-cell table:style-name="ce278" table:formula="of:=[.M10]*0.0275" office:value-type="float" office:value="4.4" calcext:value-type="float">
            <text:p>4.40</text:p>
          </table:table-cell>
          <table:table-cell table:style-name="ce278" table:formula="of:=[.N10]*0.7" office:value-type="float" office:value="13.44" calcext:value-type="float">
            <text:p>13.44</text:p>
          </table:table-cell>
          <table:table-cell table:style-name="ce278" table:formula="of:=([.M10]-[.O10])+([.N10]-[.P10])" office:value-type="float" office:value="161.36" calcext:value-type="float">
            <text:p>161.36</text:p>
          </table:table-cell>
          <table:table-cell office:value-type="string" calcext:value-type="string">
            <text:p>Produbanco</text:p>
          </table:table-cell>
          <table:table-cell office:value-type="float" office:value="161.36" calcext:value-type="float">
            <text:p>161.36</text:p>
          </table:table-cell>
          <table:table-cell office:value-type="float" office:value="16970252" calcext:value-type="float">
            <text:p>16970252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56</text:p>
          </table:table-cell>
          <table:table-cell table:style-name="ce271" office:value-type="date" office:date-value="2021-10-29" calcext:value-type="date">
            <text:p>29-oct-21</text:p>
          </table:table-cell>
          <table:table-cell table:style-name="ce268" office:value-type="string" calcext:value-type="string">
            <text:p>Fact # 17 MOR034-MOREIRA GOMEZ JORDY DAVID SERVICIO DE TRANSPORTE TÉCNICO DÍAS 19, 26 Y 28 MES DE OCT 2021</text:p>
          </table:table-cell>
          <table:table-cell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2781" calcext:value-type="float">
            <text:p>2,781.00 </text:p>
          </table:table-cell>
          <table:table-cell office:value-type="string" calcext:value-type="string">
            <text:p>Factura #17 por recorrido de antenas</text:p>
          </table:table-cell>
          <table:table-cell office:value-type="float" office:value="120" calcext:value-type="float">
            <text:p>120</text:p>
          </table:table-cell>
          <table:table-cell table:style-name="ce278" table:formula="of:=[.M11]*0.12" office:value-type="float" office:value="14.4" calcext:value-type="float">
            <text:p>14.40</text:p>
          </table:table-cell>
          <table:table-cell table:style-name="ce278" table:formula="of:=[.M11]*0.0275" office:value-type="float" office:value="3.3" calcext:value-type="float">
            <text:p>3.30</text:p>
          </table:table-cell>
          <table:table-cell table:style-name="ce278" table:formula="of:=[.N11]*0.7" office:value-type="float" office:value="10.08" calcext:value-type="float">
            <text:p>10.08</text:p>
          </table:table-cell>
          <table:table-cell table:style-name="ce278" table:formula="of:=([.M11]-[.O11])+([.N11]-[.P11])" office:value-type="float" office:value="121.02" calcext:value-type="float">
            <text:p>121.02</text:p>
          </table:table-cell>
          <table:table-cell office:value-type="string" calcext:value-type="string">
            <text:p>Produbanco</text:p>
          </table:table-cell>
          <table:table-cell office:value-type="float" office:value="121.82" calcext:value-type="float">
            <text:p>121.82</text:p>
          </table:table-cell>
          <table:table-cell office:value-type="float" office:value="881466349" calcext:value-type="float">
            <text:p>881466349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R-4562</text:p>
          </table:table-cell>
          <table:table-cell table:style-name="ce271" office:value-type="date" office:date-value="2021-11-29" calcext:value-type="date">
            <text:p>29-nov-21</text:p>
          </table:table-cell>
          <table:table-cell table:style-name="ce268" office:value-type="string" calcext:value-type="string">
            <text:p>Liqu # 2723 ROD023-RODRIGUEZ GOMEZ FERNANDO ALBERTO REEMBOLSO DE GASTOS DEL 01 AL 30 DE NOV 2021</text:p>
          </table:table-cell>
          <table:table-cell table:number-columns-repeated="3"/>
          <table:table-cell table:style-name="ce273" office:value-type="float" office:value="62" calcext:value-type="float">
            <text:p>62.00 </text:p>
          </table:table-cell>
          <table:table-cell/>
          <table:table-cell table:style-name="ce275" office:value-type="float" office:value="2843" calcext:value-type="float">
            <text:p>2,843.0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475" office:value-type="string" calcext:value-type="string">
            <text:p>DF-31</text:p>
          </table:table-cell>
          <table:table-cell table:style-name="ce480" office:value-type="date" office:date-value="2021-11-30" calcext:value-type="date">
            <text:p>30-nov-21</text:p>
          </table:table-cell>
          <table:table-cell table:style-name="ce485" office:value-type="string" calcext:value-type="string">
            <text:p>Fact # 18 MOR034-MOREIRA GOMEZ JORDY DAVID SERVICIO DE TRANSPORTE A TÉCNICOS <text:s/>7 1/2 DÍAS</text:p>
          </table:table-cell>
          <table:table-cell table:style-name="ce486" table:number-columns-repeated="3"/>
          <table:table-cell table:style-name="ce489" office:value-type="float" office:value="300" calcext:value-type="float">
            <text:p>300.00 </text:p>
          </table:table-cell>
          <table:table-cell table:style-name="ce486"/>
          <table:table-cell table:style-name="ce275" office:value-type="float" office:value="3143" calcext:value-type="float">
            <text:p>3,143.00 </text:p>
          </table:table-cell>
          <table:table-cell office:value-type="string" calcext:value-type="string">
            <text:p>Factura de Jordy Moreira # 18</text:p>
          </table:table-cell>
          <table:table-cell office:value-type="float" office:value="300" calcext:value-type="float">
            <text:p>300</text:p>
          </table:table-cell>
          <table:table-cell table:style-name="ce278" table:formula="of:=[.M13]*0.12" office:value-type="float" office:value="36" calcext:value-type="float">
            <text:p>36.00</text:p>
          </table:table-cell>
          <table:table-cell table:style-name="ce278" table:formula="of:=[.M13]*0.0275" office:value-type="float" office:value="8.25" calcext:value-type="float">
            <text:p>8.25</text:p>
          </table:table-cell>
          <table:table-cell table:style-name="ce278" table:formula="of:=[.N13]*0.7" office:value-type="float" office:value="25.2" calcext:value-type="float">
            <text:p>25.20</text:p>
          </table:table-cell>
          <table:table-cell table:style-name="ce278" table:formula="of:=([.M13]-[.O13])+([.N13]-[.P13])" office:value-type="float" office:value="302.55" calcext:value-type="float">
            <text:p>302.55</text:p>
          </table:table-cell>
          <table:table-cell office:value-type="string" calcext:value-type="string">
            <text:p>Produbanco</text:p>
          </table:table-cell>
          <table:table-cell office:value-type="float" office:value="302.55" calcext:value-type="float">
            <text:p>302.55</text:p>
          </table:table-cell>
          <table:table-cell office:value-type="float" office:value="891060304" calcext:value-type="float">
            <text:p>891060304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R-4561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Liqu # 2720 MER005-MERELO ANGULO ROBERTO MANUEL REEMBOLSO DE GASTOS DEL 01 AL 30 NOV 2021</text:p>
          </table:table-cell>
          <table:table-cell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3263" calcext:value-type="float">
            <text:p>3,263.0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6</text:p>
          </table:table-cell>
          <table:table-cell table:style-name="ce271" office:value-type="date" office:date-value="2021-12-07" calcext:value-type="date">
            <text:p>07-dic-21</text:p>
          </table:table-cell>
          <table:table-cell table:style-name="ce268" office:value-type="string" calcext:value-type="string">
            <text:p>Fact # 99761 AGR001-AGRIPAC S.A. COMPRA DE COMBUSTIBLE</text:p>
          </table:table-cell>
          <table:table-cell table:number-columns-repeated="3"/>
          <table:table-cell table:style-name="ce273" office:value-type="float" office:value="2.41" calcext:value-type="float">
            <text:p>2.41 </text:p>
          </table:table-cell>
          <table:table-cell/>
          <table:table-cell table:style-name="ce275" office:value-type="float" office:value="3265.41" calcext:value-type="float">
            <text:p>3,265.4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5</text:p>
          </table:table-cell>
          <table:table-cell table:style-name="ce271" office:value-type="date" office:date-value="2021-12-08" calcext:value-type="date">
            <text:p>08-dic-21</text:p>
          </table:table-cell>
          <table:table-cell table:style-name="ce268" office:value-type="string" calcext:value-type="string">
            <text:p>Fact # 99803 AGR001-AGRIPAC S.A. COMPRA DE COMBUSTIBLE</text:p>
          </table:table-cell>
          <table:table-cell table:number-columns-repeated="3"/>
          <table:table-cell table:style-name="ce273" office:value-type="float" office:value="1.2" calcext:value-type="float">
            <text:p>1.20 </text:p>
          </table:table-cell>
          <table:table-cell/>
          <table:table-cell table:style-name="ce275" office:value-type="float" office:value="3266.61" calcext:value-type="float">
            <text:p>3,266.6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3</text:p>
          </table:table-cell>
          <table:table-cell table:style-name="ce271" office:value-type="date" office:date-value="2021-12-14" calcext:value-type="date">
            <text:p>14-dic-21</text:p>
          </table:table-cell>
          <table:table-cell table:style-name="ce268" office:value-type="string" calcext:value-type="string">
            <text:p>Fact # 19 MOR034-MOREIRA GOMEZ JORDY DAVID SERVICIOS DE TRANSPORTE TÉCNICOS <text:s/>(3 DÍAS 1/2) 02, 07, 09 Y 14 DIC 2021</text:p>
          </table:table-cell>
          <table:table-cell table:number-columns-repeated="3"/>
          <table:table-cell table:style-name="ce273" office:value-type="float" office:value="140" calcext:value-type="float">
            <text:p>140.00 </text:p>
          </table:table-cell>
          <table:table-cell/>
          <table:table-cell table:style-name="ce275" office:value-type="float" office:value="3406.61" calcext:value-type="float">
            <text:p>3,406.61 </text:p>
          </table:table-cell>
          <table:table-cell office:value-type="string" calcext:value-type="string">
            <text:p>Factura #19, jordy moreira</text:p>
          </table:table-cell>
          <table:table-cell office:value-type="float" office:value="140" calcext:value-type="float">
            <text:p>140</text:p>
          </table:table-cell>
          <table:table-cell table:style-name="ce278" table:formula="of:=[.M17]*0.12" office:value-type="float" office:value="16.8" calcext:value-type="float">
            <text:p>16.80</text:p>
          </table:table-cell>
          <table:table-cell table:style-name="ce278" table:formula="of:=[.M17]*0.0275" office:value-type="float" office:value="3.85" calcext:value-type="float">
            <text:p>3.85</text:p>
          </table:table-cell>
          <table:table-cell table:style-name="ce278" table:formula="of:=[.N17]*0.7" office:value-type="float" office:value="11.76" calcext:value-type="float">
            <text:p>11.76</text:p>
          </table:table-cell>
          <table:table-cell table:style-name="ce278" table:formula="of:=([.M17]-[.O17])+([.N17]-[.P17])" office:value-type="float" office:value="141.19" calcext:value-type="float">
            <text:p>141.19</text:p>
          </table:table-cell>
          <table:table-cell office:value-type="string" calcext:value-type="string">
            <text:p>Produbanco</text:p>
          </table:table-cell>
          <table:table-cell office:value-type="float" office:value="141.19" calcext:value-type="float">
            <text:p>141.19</text:p>
          </table:table-cell>
          <table:table-cell office:value-type="float" office:value="902657522" calcext:value-type="float">
            <text:p>902657522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9</text:p>
          </table:table-cell>
          <table:table-cell table:style-name="ce271" office:value-type="date" office:date-value="2021-12-30" calcext:value-type="date">
            <text:p>30-dic-21</text:p>
          </table:table-cell>
          <table:table-cell table:style-name="ce268" office:value-type="string" calcext:value-type="string">
            <text:p>Fact # 21 MOR034-MOREIRA GOMEZ JORDY DAVID SERVICIOS DE TRANSPORTE TÉCNICOS POR 4 DÍAS (16, 23, 29 Y 30 DIC 2021)</text:p>
          </table:table-cell>
          <table:table-cell table:number-columns-repeated="3"/>
          <table:table-cell table:style-name="ce273" office:value-type="float" office:value="160" calcext:value-type="float">
            <text:p>160.00 </text:p>
          </table:table-cell>
          <table:table-cell/>
          <table:table-cell table:style-name="ce275" office:value-type="float" office:value="3566.61" calcext:value-type="float">
            <text:p>3,566.6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2</text:p>
          </table:table-cell>
          <table:table-cell table:style-name="ce271" office:value-type="date" office:date-value="2021-12-31" calcext:value-type="date">
            <text:p>31-dic-21</text:p>
          </table:table-cell>
          <table:table-cell table:style-name="ce268" office:value-type="string" calcext:value-type="string">
            <text:p>Liqu # 2724 MER005-MERELO ANGULO ROBERTO MANUEL REEMBOLSO DE GASTOS <text:s/>DEL 01 AL 31 DIC 2021</text:p>
          </table:table-cell>
          <table:table-cell table:number-columns-repeated="3"/>
          <table:table-cell table:style-name="ce273" office:value-type="float" office:value="200.25" calcext:value-type="float">
            <text:p>200.25 </text:p>
          </table:table-cell>
          <table:table-cell/>
          <table:table-cell table:style-name="ce275" office:value-type="float" office:value="3766.86" calcext:value-type="float">
            <text:p>3,766.8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R-4602</text:p>
          </table:table-cell>
          <table:table-cell table:style-name="ce271" office:value-type="date" office:date-value="2021-12-31" calcext:value-type="date">
            <text:p>31-dic-21</text:p>
          </table:table-cell>
          <table:table-cell table:style-name="ce268" office:value-type="string" calcext:value-type="string">
            <text:p>Liqu # 2725 ROD023-RODRIGUEZ GOMEZ FERNANDO ALBERTO REEMBOLSO DE GASTOS DEL 01 AL 31 DIC 2021</text:p>
          </table:table-cell>
          <table:table-cell table:number-columns-repeated="3"/>
          <table:table-cell table:style-name="ce273" office:value-type="float" office:value="64" calcext:value-type="float">
            <text:p>64.00 </text:p>
          </table:table-cell>
          <table:table-cell/>
          <table:table-cell table:style-name="ce275" office:value-type="float" office:value="3830.86" calcext:value-type="float">
            <text:p>3,830.8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1717" calcext:value-type="float">
            <text:p>1,717.00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2113.86" calcext:value-type="float">
            <text:p>2,113.86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3830.86" calcext:value-type="float">
            <text:p>3,830.86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04 <text:s text:c="2"/>ENLACE DE DATOS / SERVICIO INTERNET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53129.31" calcext:value-type="float">
            <text:p>53,129.31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6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1112 TEL001-TELCONET S.A. SERVICIOS POR L3MPLS 1024 K ETAPABMALOCUENCA, L3MPLS 10240 K LEVEL3PROSPERINA, L3MPLS 1024 K ETAPARUMIURCUCUENCA, L3MPLS 5120 K CONTECONGYE, L3MPLS 30720K LINKOVALLECNT MES DE SEP/2021</text:p>
          </table:table-cell>
          <table:table-cell table:number-columns-repeated="3"/>
          <table:table-cell table:style-name="ce273" office:value-type="float" office:value="570" calcext:value-type="float">
            <text:p>570.00 </text:p>
          </table:table-cell>
          <table:table-cell/>
          <table:table-cell table:style-name="ce275" office:value-type="float" office:value="53699.31" calcext:value-type="float">
            <text:p>53,699.3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7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1458 TEL001-TELCONET S.A. SERVICIO POR L3MPLS 30720 K CNTCORREOSGYE, BACKUP L3MPLS 30720K CNTCORREOSGYE2, CANAL TELEFONIA MES DE SEP/2021</text:p>
          </table:table-cell>
          <table:table-cell table:number-columns-repeated="3"/>
          <table:table-cell table:style-name="ce273" office:value-type="float" office:value="630" calcext:value-type="float">
            <text:p>630.00 </text:p>
          </table:table-cell>
          <table:table-cell/>
          <table:table-cell table:style-name="ce275" office:value-type="float" office:value="54329.31" calcext:value-type="float">
            <text:p>54,329.3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8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1459 TEL001-TELCONET S.A. SERVICIOS POR LÍNEAS TELÉFONICAS MES DE SEP/2021</text:p>
          </table:table-cell>
          <table:table-cell table:number-columns-repeated="3"/>
          <table:table-cell table:style-name="ce273" office:value-type="float" office:value="1420" calcext:value-type="float">
            <text:p>1,420.00 </text:p>
          </table:table-cell>
          <table:table-cell/>
          <table:table-cell table:style-name="ce275" office:value-type="float" office:value="55749.31" calcext:value-type="float">
            <text:p>55,749.3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9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1460 TEL001-TELCONET S.A. SERVICIO POR CLOUD EMAIL PROTECTION BASICO 30 DOMINIO, CLOUDMAIL 5 GB(30 CORREO) MES DE SEP/2021</text:p>
          </table:table-cell>
          <table:table-cell table:number-columns-repeated="3"/>
          <table:table-cell table:style-name="ce273" office:value-type="float" office:value="142.32" calcext:value-type="float">
            <text:p>142.32 </text:p>
          </table:table-cell>
          <table:table-cell/>
          <table:table-cell table:style-name="ce275" office:value-type="float" office:value="55891.63" calcext:value-type="float">
            <text:p>55,891.63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0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1461 TEL001-TELCONET S.A. SERVICIO POR UNIDAD VIRTUAL MES DE SEP/2021</text:p>
          </table:table-cell>
          <table:table-cell table:number-columns-repeated="3"/>
          <table:table-cell table:style-name="ce273" office:value-type="float" office:value="3608.46" calcext:value-type="float">
            <text:p>3,608.46 </text:p>
          </table:table-cell>
          <table:table-cell/>
          <table:table-cell table:style-name="ce275" office:value-type="float" office:value="59500.09" calcext:value-type="float">
            <text:p>59,500.0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1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3083 TEL001-TELCONET S.A. SERVICIO POR CANAL TELEFONIA, CLEAR CHANNEL TDMOIP 3 E1 30144K LINKO_MOVIL MES DE SEP/2021</text:p>
          </table:table-cell>
          <table:table-cell table:number-columns-repeated="3"/>
          <table:table-cell table:style-name="ce273" office:value-type="float" office:value="280" calcext:value-type="float">
            <text:p>280.00 </text:p>
          </table:table-cell>
          <table:table-cell/>
          <table:table-cell table:style-name="ce275" office:value-type="float" office:value="59780.09" calcext:value-type="float">
            <text:p>59,780.0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2</text:p>
          </table:table-cell>
          <table:table-cell table:style-name="ce271" office:value-type="date" office:date-value="2021-09-01" calcext:value-type="date">
            <text:p>01-sep-21</text:p>
          </table:table-cell>
          <table:table-cell table:style-name="ce268" office:value-type="string" calcext:value-type="string">
            <text:p>Fact # 463411 TEL001-TELCONET S.A. SERVICIO POR ENLACE TDM CLEAR CHANNEL CONTRA SETEL 1E1 MES DE SEP/2021</text:p>
          </table:table-cell>
          <table:table-cell table:number-columns-repeated="3"/>
          <table:table-cell table:style-name="ce273" office:value-type="float" office:value="70" calcext:value-type="float">
            <text:p>70.00 </text:p>
          </table:table-cell>
          <table:table-cell/>
          <table:table-cell table:style-name="ce275" office:value-type="float" office:value="59850.09" calcext:value-type="float">
            <text:p>59,850.0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4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4651 TEL001-TELCONET S.A. SERVICIO POR L3MPLS 1024 K ETAPABMALOCUENCA, L3MPLS 10240 K LEVEL3PROSPERINA, L3MPLS 1024 K ETAPARUMIURCUCUENCA, L3MPLS 5120 K CONTECONGYE, L3MPLS 30720K LINKOVALLECNT, BACKUP L3MPLS 30720K VALLECNT MES DE OCT 2021</text:p>
          </table:table-cell>
          <table:table-cell table:number-columns-repeated="3"/>
          <table:table-cell table:style-name="ce273" office:value-type="float" office:value="780" calcext:value-type="float">
            <text:p>780.00 </text:p>
          </table:table-cell>
          <table:table-cell/>
          <table:table-cell table:style-name="ce275" office:value-type="float" office:value="60630.09" calcext:value-type="float">
            <text:p>60,630.0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5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5000 TEL001-TELCONET S.A. SERVICIO POR L3MPLS 30720 K CNTCORREOSGYE, BACKUP L3MPLS 30720K CNTCORREOSGYE2, CANAL TELEFONIA MES DE OCT 2021</text:p>
          </table:table-cell>
          <table:table-cell table:number-columns-repeated="3"/>
          <table:table-cell table:style-name="ce273" office:value-type="float" office:value="630" calcext:value-type="float">
            <text:p>630.00 </text:p>
          </table:table-cell>
          <table:table-cell/>
          <table:table-cell table:style-name="ce275" office:value-type="float" office:value="61260.09" calcext:value-type="float">
            <text:p>61,260.0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6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5001 TEL001-TELCONET S.A. SERVICIOS POR LÍNEAS TELÉFONICA MES DE OCT 2021</text:p>
          </table:table-cell>
          <table:table-cell table:number-columns-repeated="3"/>
          <table:table-cell table:style-name="ce273" office:value-type="float" office:value="1420" calcext:value-type="float">
            <text:p>1,420.00 </text:p>
          </table:table-cell>
          <table:table-cell/>
          <table:table-cell table:style-name="ce275" office:value-type="float" office:value="62680.09" calcext:value-type="float">
            <text:p>62,680.0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7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5002 TEL001-TELCONET S.A. SERVICIO DE CLOUDMAIL 5 GB(30 CORREO) Y CLOUD EMAIL PROTECTION BASICO 30 DOMINIO MES DE OCT 2021</text:p>
          </table:table-cell>
          <table:table-cell table:number-columns-repeated="3"/>
          <table:table-cell table:style-name="ce273" office:value-type="float" office:value="142.32" calcext:value-type="float">
            <text:p>142.32 </text:p>
          </table:table-cell>
          <table:table-cell/>
          <table:table-cell table:style-name="ce275" office:value-type="float" office:value="62822.41" calcext:value-type="float">
            <text:p>62,822.4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8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5003 TEL001-TELCONET S.A. SERVICIOS POR UNIDAD VIRTUAL MES DE OCT 2021</text:p>
          </table:table-cell>
          <table:table-cell table:number-columns-repeated="3"/>
          <table:table-cell table:style-name="ce273" office:value-type="float" office:value="3608.46" calcext:value-type="float">
            <text:p>3,608.46 </text:p>
          </table:table-cell>
          <table:table-cell/>
          <table:table-cell table:style-name="ce275" office:value-type="float" office:value="66430.87" calcext:value-type="float">
            <text:p>66,43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9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6651 TEL001-TELCONET S.A. SERVICIOS POR CANAL TELEFONIA Y CLEAR CHANNEL TDMOIP 3 E1 30144K MES DE OCT 2021</text:p>
          </table:table-cell>
          <table:table-cell table:number-columns-repeated="3"/>
          <table:table-cell table:style-name="ce273" office:value-type="float" office:value="280" calcext:value-type="float">
            <text:p>280.00 </text:p>
          </table:table-cell>
          <table:table-cell/>
          <table:table-cell table:style-name="ce275" office:value-type="float" office:value="66710.87" calcext:value-type="float">
            <text:p>66,71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0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6980 TEL001-TELCONET S.A. SERVICIOS POR ENLACE TDM CLEAR CHANNEL CONTRA SETEL 1E1 ,MES DE OCT 2021</text:p>
          </table:table-cell>
          <table:table-cell table:number-columns-repeated="3"/>
          <table:table-cell table:style-name="ce273" office:value-type="float" office:value="70" calcext:value-type="float">
            <text:p>70.00 </text:p>
          </table:table-cell>
          <table:table-cell/>
          <table:table-cell table:style-name="ce275" office:value-type="float" office:value="66780.87" calcext:value-type="float">
            <text:p>66,78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1</text:p>
          </table:table-cell>
          <table:table-cell table:style-name="ce271" office:value-type="date" office:date-value="2021-10-01" calcext:value-type="date">
            <text:p>01-oct-21</text:p>
          </table:table-cell>
          <table:table-cell table:style-name="ce268" office:value-type="string" calcext:value-type="string">
            <text:p>Fact # 467357 TEL001-TELCONET S.A. BACKUP L3MPLS 30720K NETVOICE-LINKOVALLECNT. FACTU RACION POR INSTALACION DEL SERVICIO MES DE OCT 2021</text:p>
          </table:table-cell>
          <table:table-cell table:number-columns-repeated="3"/>
          <table:table-cell table:style-name="ce273" office:value-type="float" office:value="150" calcext:value-type="float">
            <text:p>150.00 </text:p>
          </table:table-cell>
          <table:table-cell/>
          <table:table-cell table:style-name="ce275" office:value-type="float" office:value="66930.87" calcext:value-type="float">
            <text:p>66,93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68260 TEL001-TELCONET S.A. SERVICIOS POR L3MPLS 1024 K ETAPABMALOCUENCA, BACKUP L3MPLS 30720K VALLECNT, L3MPLS 10240 K LEVEL3PROSPERINA, L3MPLS 1024 K ETAPARUMIURCUCUENCA, L3MPLS 5120 K CONTECONGYE, Y L3MPLS 30720K VALLECNT MES DE NOV 2021</text:p>
          </table:table-cell>
          <table:table-cell table:number-columns-repeated="3"/>
          <table:table-cell table:style-name="ce273" office:value-type="float" office:value="640" calcext:value-type="float">
            <text:p>640.00 </text:p>
          </table:table-cell>
          <table:table-cell/>
          <table:table-cell table:style-name="ce275" office:value-type="float" office:value="67570.87" calcext:value-type="float">
            <text:p>67,57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68613 TEL001-TELCONET S.A. BACKUP L3MPLS 30720K CNTCORREOSGYE2, L3MPLS 30720 K CNTCORREOSGYE Y <text:s/>CANAL TELEFONIA MES DE NOV 2021</text:p>
          </table:table-cell>
          <table:table-cell table:number-columns-repeated="3"/>
          <table:table-cell table:style-name="ce273" office:value-type="float" office:value="490" calcext:value-type="float">
            <text:p>490.00 </text:p>
          </table:table-cell>
          <table:table-cell/>
          <table:table-cell table:style-name="ce275" office:value-type="float" office:value="68060.87" calcext:value-type="float">
            <text:p>68,06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68614 TEL001-TELCONET S.A. SERVICIOS DE LÍNEAS TELÉFONICAS MES DE NOV 2021</text:p>
          </table:table-cell>
          <table:table-cell table:number-columns-repeated="3"/>
          <table:table-cell table:style-name="ce273" office:value-type="float" office:value="1420" calcext:value-type="float">
            <text:p>1,420.00 </text:p>
          </table:table-cell>
          <table:table-cell/>
          <table:table-cell table:style-name="ce275" office:value-type="float" office:value="69480.87" calcext:value-type="float">
            <text:p>69,480.8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7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68615 TEL001-TELCONET S.A. SERVICIO DE CLOUDMAIL 5 GB(30 CORREO) Y CLOUD EMAIL PROTECTION BASICO 30 DOMINIO MES DE NOV 2021</text:p>
          </table:table-cell>
          <table:table-cell table:number-columns-repeated="3"/>
          <table:table-cell table:style-name="ce273" office:value-type="float" office:value="142.32" calcext:value-type="float">
            <text:p>142.32 </text:p>
          </table:table-cell>
          <table:table-cell/>
          <table:table-cell table:style-name="ce275" office:value-type="float" office:value="69623.19" calcext:value-type="float">
            <text:p>69,623.1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8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68616 TEL001-TELCONET S.A. SERVICIOS POR UNIDAD VIRTUAL MES DE NOV 2021</text:p>
          </table:table-cell>
          <table:table-cell table:number-columns-repeated="3"/>
          <table:table-cell table:style-name="ce273" office:value-type="float" office:value="3608.46" calcext:value-type="float">
            <text:p>3,608.46 </text:p>
          </table:table-cell>
          <table:table-cell/>
          <table:table-cell table:style-name="ce275" office:value-type="float" office:value="73231.65" calcext:value-type="float">
            <text:p>73,23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9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70619 TEL001-TELCONET S.A. SERVICIO POR ENLACE TDM CLEAR CHANNEL CONTRA SETEL 1E1 MES DE NOV 2021</text:p>
          </table:table-cell>
          <table:table-cell table:number-columns-repeated="3"/>
          <table:table-cell table:style-name="ce273" office:value-type="float" office:value="70" calcext:value-type="float">
            <text:p>70.00 </text:p>
          </table:table-cell>
          <table:table-cell/>
          <table:table-cell table:style-name="ce275" office:value-type="float" office:value="73301.65" calcext:value-type="float">
            <text:p>73,30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0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470276 TEL001-TELCONET S.A. SERVICIO POR CANAL TELEFONIA Y CLEAR CHANNEL TDMOIP 3 E1 30144K LINKO_MOVIL MES DE NOV 2021</text:p>
          </table:table-cell>
          <table:table-cell table:number-columns-repeated="3"/>
          <table:table-cell table:style-name="ce273" office:value-type="float" office:value="280" calcext:value-type="float">
            <text:p>280.00 </text:p>
          </table:table-cell>
          <table:table-cell/>
          <table:table-cell table:style-name="ce275" office:value-type="float" office:value="73581.65" calcext:value-type="float">
            <text:p>73,58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9</text:p>
          </table:table-cell>
          <table:table-cell table:style-name="ce271" office:value-type="date" office:date-value="2021-11-18" calcext:value-type="date">
            <text:p>18-nov-21</text:p>
          </table:table-cell>
          <table:table-cell table:style-name="ce268" office:value-type="string" calcext:value-type="string">
            <text:p>Fact # 471579 TEL001-TELCONET S.A. SERVICIO POR ENLACES UNO PRINCIPAL Y OTRO RESPALDO L3MPLS 20480K NETVOICE-CNTURDESA. FACTURACION POR INSTALACION DEL SERVICIO</text:p>
          </table:table-cell>
          <table:table-cell table:number-columns-repeated="3"/>
          <table:table-cell table:style-name="ce273" office:value-type="float" office:value="300" calcext:value-type="float">
            <text:p>300.00 </text:p>
          </table:table-cell>
          <table:table-cell/>
          <table:table-cell table:style-name="ce275" office:value-type="float" office:value="73881.65" calcext:value-type="float">
            <text:p>73,88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6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1665 TEL001-TELCONET S.A. SERVICIOS POR L3MPLS 10240 K - NETVOICE-LEVEL3PROSPERINA MES DIC 2021</text:p>
          </table:table-cell>
          <table:table-cell table:number-columns-repeated="3"/>
          <table:table-cell table:style-name="ce273" office:value-type="float" office:value="70" calcext:value-type="float">
            <text:p>70.00 </text:p>
          </table:table-cell>
          <table:table-cell/>
          <table:table-cell table:style-name="ce275" office:value-type="float" office:value="73951.65" calcext:value-type="float">
            <text:p>73,95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7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2015 TEL001-TELCONET S.A. SERVICIOS POR L3MPLS 10240K VARIOS, CANAL TELEFONIA, BACKUP Y CLEAR CHANNEL MES DIC 2021</text:p>
          </table:table-cell>
          <table:table-cell table:number-columns-repeated="3"/>
          <table:table-cell table:style-name="ce273" office:value-type="float" office:value="2180" calcext:value-type="float">
            <text:p>2,180.00 </text:p>
          </table:table-cell>
          <table:table-cell/>
          <table:table-cell table:style-name="ce275" office:value-type="float" office:value="76131.65" calcext:value-type="float">
            <text:p>76,13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8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2016 TEL001-TELCONET S.A. SERVICIOS POR LÍNEAS TELEFÓNICAS, L3MPLS 2048K/10240K MES DIC 2021</text:p>
          </table:table-cell>
          <table:table-cell table:number-columns-repeated="3"/>
          <table:table-cell table:style-name="ce273" office:value-type="float" office:value="370" calcext:value-type="float">
            <text:p>370.00 </text:p>
          </table:table-cell>
          <table:table-cell/>
          <table:table-cell table:style-name="ce275" office:value-type="float" office:value="76501.65" calcext:value-type="float">
            <text:p>76,501.6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9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2017 TEL001-TELCONET S.A. SERVICIO DE CLOUDMAIL 5 GB(30 CORREO) <text:s/>Y CLOUD EMAIL PROTECTION BASICO 30 DOMINIO MES DIC 2021</text:p>
          </table:table-cell>
          <table:table-cell table:number-columns-repeated="3"/>
          <table:table-cell table:style-name="ce273" office:value-type="float" office:value="142.32" calcext:value-type="float">
            <text:p>142.32 </text:p>
          </table:table-cell>
          <table:table-cell/>
          <table:table-cell table:style-name="ce275" office:value-type="float" office:value="76643.97" calcext:value-type="float">
            <text:p>76,643.9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0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2018 TEL001-TELCONET S.A. SERVICIOS DE UNIDAD VIRTUAL MES DIC 2021</text:p>
          </table:table-cell>
          <table:table-cell table:number-columns-repeated="3"/>
          <table:table-cell table:style-name="ce273" office:value-type="float" office:value="3608.46" calcext:value-type="float">
            <text:p>3,608.46 </text:p>
          </table:table-cell>
          <table:table-cell/>
          <table:table-cell table:style-name="ce275" office:value-type="float" office:value="80252.43" calcext:value-type="float">
            <text:p>80,252.43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1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4038 TEL001-TELCONET S.A. SWERVICIOS POR ENLACE TDM CLEAR CHANNEL CONTRA SETEL 1E1 MES DIC 2021</text:p>
          </table:table-cell>
          <table:table-cell table:number-columns-repeated="3"/>
          <table:table-cell table:style-name="ce273" office:value-type="float" office:value="70" calcext:value-type="float">
            <text:p>70.00 </text:p>
          </table:table-cell>
          <table:table-cell/>
          <table:table-cell table:style-name="ce275" office:value-type="float" office:value="80322.43" calcext:value-type="float">
            <text:p>80,322.43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2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474534 TEL001-TELCONET S.A. SERVICIOS POR L3MPLS 20480K NETVOICE-CNTURDESA. FACTURACION PROPORCIONAL DEL SERVICIO DESDE: 2021-11-17 HASTA: 20 21-11-27</text:p>
          </table:table-cell>
          <table:table-cell table:number-columns-repeated="3"/>
          <table:table-cell table:style-name="ce273" office:value-type="float" office:value="49.68" calcext:value-type="float">
            <text:p>49.68 </text:p>
          </table:table-cell>
          <table:table-cell/>
          <table:table-cell table:style-name="ce275" office:value-type="float" office:value="80372.11" calcext:value-type="float">
            <text:p>80,372.1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53129.31" calcext:value-type="float">
            <text:p>53,129.31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27242.8" calcext:value-type="float">
            <text:p>27,242.80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80372.11" calcext:value-type="float">
            <text:p>80,372.11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06 <text:s text:c="2"/>MANTENIMIENTO DE EQUIPOS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52779.2" calcext:value-type="float">
            <text:p>52,779.20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8</text:p>
          </table:table-cell>
          <table:table-cell table:style-name="ce480" office:value-type="date" office:date-value="2021-09-08" calcext:value-type="date">
            <text:p>08-sep-21</text:p>
          </table:table-cell>
          <table:table-cell table:style-name="ce485" office:value-type="string" calcext:value-type="string">
            <text:p>Fact # 1167 TEL011-TELCOMAG S.A. MANTENIMIENTO TÉCNICO REDES Y EQUIPO TELEFÓNICO MES DE SEPTIEMBRE 2021</text:p>
          </table:table-cell>
          <table:table-cell table:style-name="ce486" table:number-columns-repeated="3"/>
          <table:table-cell table:style-name="ce489" office:value-type="float" office:value="6363.63" calcext:value-type="float">
            <text:p>6,363.63 </text:p>
          </table:table-cell>
          <table:table-cell/>
          <table:table-cell table:style-name="ce275" office:value-type="float" office:value="59142.83" calcext:value-type="float">
            <text:p>59,142.83 </text:p>
          </table:table-cell>
          <table:table-cell office:value-type="string" calcext:value-type="string">
            <text:p>Factura de telcomag #1167</text:p>
          </table:table-cell>
          <table:table-cell office:value-type="float" office:value="6363.63" calcext:value-type="float">
            <text:p>6363.63</text:p>
          </table:table-cell>
          <table:table-cell table:style-name="ce278" table:formula="of:=[.M63]*0.12" office:value-type="float" office:value="763.6356" calcext:value-type="float">
            <text:p>763.64</text:p>
          </table:table-cell>
          <table:table-cell table:style-name="ce278" table:formula="of:=[.M63]*0.0275" office:value-type="float" office:value="174.999825" calcext:value-type="float">
            <text:p>175.00</text:p>
          </table:table-cell>
          <table:table-cell table:style-name="ce278" table:formula="of:=[.N63]*0.7" office:value-type="float" office:value="534.54492" calcext:value-type="float">
            <text:p>534.54</text:p>
          </table:table-cell>
          <table:table-cell table:style-name="ce278" table:formula="of:=([.M63]-[.O63])+([.N63]-[.P63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office:value-type="float" office:value="6417.72" calcext:value-type="float">
            <text:p>6417.72</text:p>
          </table:table-cell>
          <table:table-cell office:value-type="string" calcext:value-type="string">
            <text:p>Comprobante 867072150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14</text:p>
          </table:table-cell>
          <table:table-cell table:style-name="ce271" office:value-type="date" office:date-value="2021-09-16" calcext:value-type="date">
            <text:p>16-sep-21</text:p>
          </table:table-cell>
          <table:table-cell table:style-name="ce268" office:value-type="string" calcext:value-type="string">
            <text:p>Fact # 3285 COM029-COMSADIMTELCO S.A. COMPRA DE DOS PATCH CORD DE <text:s/>6M/10M MÁS ENVIO MERCADERIA</text:p>
          </table:table-cell>
          <table:table-cell table:number-columns-repeated="3"/>
          <table:table-cell table:style-name="ce273" office:value-type="float" office:value="17.73" calcext:value-type="float">
            <text:p>17.73 </text:p>
          </table:table-cell>
          <table:table-cell/>
          <table:table-cell table:style-name="ce275" office:value-type="float" office:value="59160.56" calcext:value-type="float">
            <text:p>59,160.56 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2</text:p>
          </table:table-cell>
          <table:table-cell table:style-name="ce480" office:value-type="date" office:date-value="2021-10-07" calcext:value-type="date">
            <text:p>07-oct-21</text:p>
          </table:table-cell>
          <table:table-cell table:style-name="ce485" office:value-type="string" calcext:value-type="string">
            <text:p>Fact # 1187 TEL011-TELCOMAG S.A. MANTENIMIENTO TÉCNICO REDES Y EQUIPO TELEFÓNICO MES DE OCTUBRE 2021</text:p>
          </table:table-cell>
          <table:table-cell table:style-name="ce486" table:number-columns-repeated="3"/>
          <table:table-cell table:style-name="ce489" office:value-type="float" office:value="6363.63" calcext:value-type="float">
            <text:p>6,363.63 </text:p>
          </table:table-cell>
          <table:table-cell/>
          <table:table-cell table:style-name="ce275" office:value-type="float" office:value="65524.19" calcext:value-type="float">
            <text:p>65,524.19 </text:p>
          </table:table-cell>
          <table:table-cell office:value-type="string" calcext:value-type="string">
            <text:p>Factura de telcomag #1187</text:p>
          </table:table-cell>
          <table:table-cell office:value-type="float" office:value="6363.63" calcext:value-type="float">
            <text:p>6363.63</text:p>
          </table:table-cell>
          <table:table-cell table:style-name="ce278" table:formula="of:=[.M65]*0.12" office:value-type="float" office:value="763.6356" calcext:value-type="float">
            <text:p>763.64</text:p>
          </table:table-cell>
          <table:table-cell table:style-name="ce278" table:formula="of:=[.M65]*0.0275" office:value-type="float" office:value="174.999825" calcext:value-type="float">
            <text:p>175.00</text:p>
          </table:table-cell>
          <table:table-cell table:style-name="ce278" table:formula="of:=[.N65]*0.7" office:value-type="float" office:value="534.54492" calcext:value-type="float">
            <text:p>534.54</text:p>
          </table:table-cell>
          <table:table-cell table:style-name="ce278" table:formula="of:=([.M65]-[.O65])+([.N65]-[.P65])" office:value-type="float" office:value="6417.720855" calcext:value-type="float">
            <text:p>6,417.72</text:p>
          </table:table-cell>
          <table:table-cell office:value-type="string" calcext:value-type="string">
            <text:p>Banco del Pacifico</text:p>
          </table:table-cell>
          <table:table-cell office:value-type="float" office:value="6417.72" calcext:value-type="float">
            <text:p>6417.72</text:p>
          </table:table-cell>
          <table:table-cell office:value-type="float" office:value="878762003" calcext:value-type="float">
            <text:p>878762003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3</text:p>
          </table:table-cell>
          <table:table-cell table:style-name="ce480" office:value-type="date" office:date-value="2021-10-07" calcext:value-type="date">
            <text:p>07-oct-21</text:p>
          </table:table-cell>
          <table:table-cell table:style-name="ce485" office:value-type="string" calcext:value-type="string">
            <text:p>Fact # 1774 ORT009-ORTIZ LUQUE SERGIO FABRICIO CERRADURA MARCA GEO EN PUERTA DE HIERRO EN CUARTO DE EQUIPOS URB. TERRASOL (ABIERTA Y INSTALACIÓN)</text:p>
          </table:table-cell>
          <table:table-cell table:style-name="ce486" table:number-columns-repeated="3"/>
          <table:table-cell table:style-name="ce489" office:value-type="float" office:value="71.43" calcext:value-type="float">
            <text:p>71.43 </text:p>
          </table:table-cell>
          <table:table-cell table:style-name="ce486"/>
          <table:table-cell table:style-name="ce275" office:value-type="float" office:value="65595.62" calcext:value-type="float">
            <text:p>65,595.62 </text:p>
          </table:table-cell>
          <table:table-cell office:value-type="string" calcext:value-type="string">
            <text:p>Factura #1774 de arreglo de cerradura</text:p>
          </table:table-cell>
          <table:table-cell office:value-type="float" office:value="71.43" calcext:value-type="float">
            <text:p>71.43</text:p>
          </table:table-cell>
          <table:table-cell table:style-name="ce278" table:formula="of:=[.M66]*0.12" office:value-type="float" office:value="8.5716" calcext:value-type="float">
            <text:p>8.57</text:p>
          </table:table-cell>
          <table:table-cell table:style-name="ce278" table:formula="of:=[.M66]*0.1" office:value-type="float" office:value="7.143" calcext:value-type="float">
            <text:p>7.14</text:p>
          </table:table-cell>
          <table:table-cell table:style-name="ce278" office:value-type="float" office:value="0" calcext:value-type="float">
            <text:p>0.00</text:p>
          </table:table-cell>
          <table:table-cell table:style-name="ce278" table:formula="of:=([.M66]-[.O66])+([.N66]-[.P66])" office:value-type="float" office:value="72.8586" calcext:value-type="float">
            <text:p>72.86</text:p>
          </table:table-cell>
          <table:table-cell office:value-type="string" calcext:value-type="string">
            <text:p>Produbanco</text:p>
          </table:table-cell>
          <table:table-cell office:value-type="float" office:value="2117.21" calcext:value-type="float">
            <text:p>2117.21</text:p>
          </table:table-cell>
          <table:table-cell office:value-type="float" office:value="861003896" calcext:value-type="float">
            <text:p>861003896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3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Fact # 3858 COM029-COMSADIMTELCO S.A. COMPRAD DE PATCH CORD DE FIBRA LC/UPC DX G652D 25M Y ENVIO MERCADERÍA CLIENTE POR SERVIENTREGA</text:p>
          </table:table-cell>
          <table:table-cell table:number-columns-repeated="3"/>
          <table:table-cell table:style-name="ce273" office:value-type="float" office:value="24.79" calcext:value-type="float">
            <text:p>24.79 </text:p>
          </table:table-cell>
          <table:table-cell/>
          <table:table-cell table:style-name="ce275" office:value-type="float" office:value="65620.41" calcext:value-type="float">
            <text:p>65,620.41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475" office:value-type="string" calcext:value-type="string">
            <text:p>DF-13</text:p>
          </table:table-cell>
          <table:table-cell table:style-name="ce480" office:value-type="date" office:date-value="2021-11-10" calcext:value-type="date">
            <text:p>10-nov-21</text:p>
          </table:table-cell>
          <table:table-cell table:style-name="ce485" office:value-type="string" calcext:value-type="string">
            <text:p>Fact # 1205 TEL011-TELCOMAG S.A. MANTENIMIENTO TÉCNICO REDES Y EQUIPO TELEFÓNICO MES DE NOVIEMBRE 2021</text:p>
          </table:table-cell>
          <table:table-cell table:style-name="ce486" table:number-columns-repeated="3"/>
          <table:table-cell table:style-name="ce489" office:value-type="float" office:value="6363.63" calcext:value-type="float">
            <text:p>6,363.63 </text:p>
          </table:table-cell>
          <table:table-cell table:style-name="ce486"/>
          <table:table-cell table:style-name="ce275" office:value-type="float" office:value="71984.04" calcext:value-type="float">
            <text:p>71,984.04 </text:p>
          </table:table-cell>
          <table:table-cell office:value-type="string" calcext:value-type="string">
            <text:p>Factura #1205 telcomag</text:p>
          </table:table-cell>
          <table:table-cell office:value-type="float" office:value="6363.63" calcext:value-type="float">
            <text:p>6363.63</text:p>
          </table:table-cell>
          <table:table-cell table:style-name="ce278" table:formula="of:=[.M68]*0.12" office:value-type="float" office:value="763.6356" calcext:value-type="float">
            <text:p>763.64</text:p>
          </table:table-cell>
          <table:table-cell table:style-name="ce278" table:formula="of:=[.M68]*0.0275" office:value-type="float" office:value="174.999825" calcext:value-type="float">
            <text:p>175.00</text:p>
          </table:table-cell>
          <table:table-cell table:style-name="ce278" table:formula="of:=[.N68]*0.7" office:value-type="float" office:value="534.54492" calcext:value-type="float">
            <text:p>534.54</text:p>
          </table:table-cell>
          <table:table-cell table:style-name="ce278" table:formula="of:=([.M68]-[.O68])+([.N68]-[.P68])" office:value-type="float" office:value="6417.720855" calcext:value-type="float">
            <text:p>6,417.72</text:p>
          </table:table-cell>
          <table:table-cell office:value-type="string" calcext:value-type="string">
            <text:p>Produbanco</text:p>
          </table:table-cell>
          <table:table-cell office:value-type="float" office:value="6417.72" calcext:value-type="float">
            <text:p>6417.72</text:p>
          </table:table-cell>
          <table:table-cell office:value-type="float" office:value="890499627" calcext:value-type="float">
            <text:p>890499627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16</text:p>
          </table:table-cell>
          <table:table-cell table:style-name="ce271" office:value-type="date" office:date-value="2021-11-18" calcext:value-type="date">
            <text:p>18-nov-21</text:p>
          </table:table-cell>
          <table:table-cell table:style-name="ce268" office:value-type="string" calcext:value-type="string">
            <text:p>Fact # 4043 COM029-COMSADIMTELCO S.A. COMPRA DE PATCH CORD MÁS ENVÍO</text:p>
          </table:table-cell>
          <table:table-cell table:number-columns-repeated="3"/>
          <table:table-cell table:style-name="ce273" office:value-type="float" office:value="24.79" calcext:value-type="float">
            <text:p>24.79 </text:p>
          </table:table-cell>
          <table:table-cell/>
          <table:table-cell table:style-name="ce275" office:value-type="float" office:value="72008.83" calcext:value-type="float">
            <text:p>72,008.83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8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Fact # 54135 PER002-PERMONSA S. A. COMPRA DE ADAPTADORES TELEFÓNICOS ANALOGICOS DE DOS PUERTOS</text:p>
          </table:table-cell>
          <table:table-cell table:number-columns-repeated="3"/>
          <table:table-cell table:style-name="ce273" office:value-type="float" office:value="118.5" calcext:value-type="float">
            <text:p>118.50 </text:p>
          </table:table-cell>
          <table:table-cell/>
          <table:table-cell table:style-name="ce275" office:value-type="float" office:value="72127.33" calcext:value-type="float">
            <text:p>72,127.33 </text:p>
          </table:table-cell>
          <table:table-cell office:value-type="string" calcext:value-type="string">
            <text:p>Factura #118.50 por adaptadores de telefonos</text:p>
          </table:table-cell>
          <table:table-cell office:value-type="float" office:value="118.5" calcext:value-type="float">
            <text:p>118.5</text:p>
          </table:table-cell>
          <table:table-cell table:style-name="ce278" table:formula="of:=[.M70]*0.12" office:value-type="float" office:value="14.22" calcext:value-type="float">
            <text:p>14.22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70]-[.O70])+([.N70]-[.P70])" office:value-type="float" office:value="132.72" calcext:value-type="float">
            <text:p>132.72</text:p>
          </table:table-cell>
          <table:table-cell office:value-type="string" calcext:value-type="string">
            <text:p>Produbanco</text:p>
          </table:table-cell>
          <table:table-cell office:value-type="float" office:value="154.35" calcext:value-type="float">
            <text:p>154.35</text:p>
          </table:table-cell>
          <table:table-cell office:value-type="float" office:value="17060027" calcext:value-type="float">
            <text:p>17060027</text:p>
          </table:table-cell>
          <table:table-cell office:value-type="string" calcext:value-type="string">
            <text:p>el excedenta es por una deuda anterior a pagar</text:p>
          </table:table-cell>
        </table:table-row>
        <table:table-row table:style-name="ro8">
          <table:table-cell table:number-columns-repeated="2"/>
          <table:table-cell table:style-name="ce269" office:value-type="string" calcext:value-type="string">
            <text:p>DF-2</text:p>
          </table:table-cell>
          <table:table-cell table:style-name="ce271" office:value-type="date" office:date-value="2021-12-04" calcext:value-type="date">
            <text:p>04-dic-21</text:p>
          </table:table-cell>
          <table:table-cell table:style-name="ce268" office:value-type="string" calcext:value-type="string">
            <text:p>Fact # 1225 TEL011-TELCOMAG S.A. MANTENIMIENTO TÉCNICO REDES Y EQUIPO TELEFÓNICO MES DE DICIEMBRE 2021</text:p>
          </table:table-cell>
          <table:table-cell table:number-columns-repeated="3"/>
          <table:table-cell table:style-name="ce273" office:value-type="float" office:value="6363.63" calcext:value-type="float">
            <text:p>6,363.63 </text:p>
          </table:table-cell>
          <table:table-cell/>
          <table:table-cell table:style-name="ce275" office:value-type="float" office:value="78490.96" calcext:value-type="float">
            <text:p>78,490.96 </text:p>
          </table:table-cell>
          <table:table-cell office:value-type="string" calcext:value-type="string">
            <text:p>Factura #1225 de telcomag</text:p>
          </table:table-cell>
          <table:table-cell office:value-type="float" office:value="6363.63" calcext:value-type="float">
            <text:p>6363.63</text:p>
          </table:table-cell>
          <table:table-cell table:style-name="ce278" table:formula="of:=[.M71]*0.12" office:value-type="float" office:value="763.6356" calcext:value-type="float">
            <text:p>763.64</text:p>
          </table:table-cell>
          <table:table-cell table:style-name="ce278" table:formula="of:=[.M71]*0.0275" office:value-type="float" office:value="174.999825" calcext:value-type="float">
            <text:p>175.00</text:p>
          </table:table-cell>
          <table:table-cell table:style-name="ce278" table:formula="of:=[.N71]*0.7" office:value-type="float" office:value="534.54492" calcext:value-type="float">
            <text:p>534.54</text:p>
          </table:table-cell>
          <table:table-cell table:style-name="ce278" table:formula="of:=([.M71]-[.O71])+([.N71]-[.P71])" office:value-type="float" office:value="6417.720855" calcext:value-type="float">
            <text:p>6,417.72</text:p>
          </table:table-cell>
          <table:table-cell office:value-type="string" calcext:value-type="string">
            <text:p>Produbanco</text:p>
          </table:table-cell>
          <table:table-cell office:value-type="float" office:value="6417.72" calcext:value-type="float">
            <text:p>6417.72</text:p>
          </table:table-cell>
          <table:table-cell office:value-type="float" office:value="902657569" calcext:value-type="float">
            <text:p>902657569</text:p>
          </table:table-cell>
          <table:table-cell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52779.2" calcext:value-type="float">
            <text:p>52,779.20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25711.76" calcext:value-type="float">
            <text:p>25,711.76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78490.96" calcext:value-type="float">
            <text:p>78,490.96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08 <text:s text:c="2"/>LUZ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1550.69" calcext:value-type="float">
            <text:p>1,550.69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9</text:p>
          </table:table-cell>
          <table:table-cell table:style-name="ce480" office:value-type="date" office:date-value="2021-09-01" calcext:value-type="date">
            <text:p>01-sep-21</text:p>
          </table:table-cell>
          <table:table-cell table:style-name="ce485" office:value-type="string" calcext:value-type="string">
            <text:p>Fact # 6575067 COR018-CNEL EP CONSUMO DE ENERGÍA ELÉCTRICA, COD:0900421382, URB. TERRASOL</text:p>
          </table:table-cell>
          <table:table-cell table:style-name="ce486" table:number-columns-repeated="3"/>
          <table:table-cell table:style-name="ce489" office:value-type="float" office:value="16.07" calcext:value-type="float">
            <text:p>16.07 </text:p>
          </table:table-cell>
          <table:table-cell table:style-name="ce486"/>
          <table:table-cell table:style-name="ce275" office:value-type="float" office:value="1566.76" calcext:value-type="float">
            <text:p>1,566.76 </text:p>
          </table:table-cell>
          <table:table-cell office:value-type="string" calcext:value-type="string">
            <text:p>Factura de electricodad</text:p>
          </table:table-cell>
          <table:table-cell office:value-type="float" office:value="16.07" calcext:value-type="float">
            <text:p>16.07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34</text:p>
          </table:table-cell>
          <table:table-cell table:style-name="ce480" office:value-type="date" office:date-value="2021-09-01" calcext:value-type="date">
            <text:p>01-sep-21</text:p>
          </table:table-cell>
          <table:table-cell table:style-name="ce485" office:value-type="string" calcext:value-type="string">
            <text:p>Fact # 14837 UMS437-ASOC. DE MORADORES DE LA URB. MATICES DE SAMBORONDON CONSUMO DE ENERGÍA ELÉCTRICA DE LA ANTENA DE MATICES MES DE SEP <text:s/>2021</text:p>
          </table:table-cell>
          <table:table-cell table:style-name="ce486" table:number-columns-repeated="3"/>
          <table:table-cell table:style-name="ce489" office:value-type="float" office:value="85" calcext:value-type="float">
            <text:p>85.00 </text:p>
          </table:table-cell>
          <table:table-cell table:style-name="ce486"/>
          <table:table-cell table:style-name="ce275" office:value-type="float" office:value="1651.76" calcext:value-type="float">
            <text:p>1,651.76 </text:p>
          </table:table-cell>
          <table:table-cell office:value-type="string" calcext:value-type="string">
            <text:p>Factura de consumo de Luz de Urb. Matices #1483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.44" calcext:value-type="float">
            <text:p>11.44</text:p>
          </table:table-cell>
          <table:table-cell/>
          <table:table-cell table:style-name="ce278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10</text:p>
          </table:table-cell>
          <table:table-cell table:style-name="ce480" office:value-type="date" office:date-value="2021-09-05" calcext:value-type="date">
            <text:p>05-sep-21</text:p>
          </table:table-cell>
          <table:table-cell table:style-name="ce485" office:value-type="string" calcext:value-type="string">
            <text:p>Fact # 6683607 COR018-CNEL EP CONSUMO DE ENERGÍA ELÉCTRICA, COD:0900420945, URB. CAPRI</text:p>
          </table:table-cell>
          <table:table-cell table:style-name="ce486" table:number-columns-repeated="3"/>
          <table:table-cell table:style-name="ce489" office:value-type="float" office:value="9.62" calcext:value-type="float">
            <text:p>9.62 </text:p>
          </table:table-cell>
          <table:table-cell table:style-name="ce486"/>
          <table:table-cell table:style-name="ce275" office:value-type="float" office:value="1661.38" calcext:value-type="float">
            <text:p>1,661.38 </text:p>
          </table:table-cell>
          <table:table-cell office:value-type="string" calcext:value-type="string">
            <text:p>Factura de electricodad</text:p>
          </table:table-cell>
          <table:table-cell office:value-type="float" office:value="9.62" calcext:value-type="float">
            <text:p>9.6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11</text:p>
          </table:table-cell>
          <table:table-cell table:style-name="ce480" office:value-type="date" office:date-value="2021-09-08" calcext:value-type="date">
            <text:p>08-sep-21</text:p>
          </table:table-cell>
          <table:table-cell table:style-name="ce485" office:value-type="string" calcext:value-type="string">
            <text:p>Fact # 6647538 COR018-CNEL EP CONSUMO DE ENERGÍA ELÉCTRICA, COD:5385091, MANABI-MANTA</text:p>
          </table:table-cell>
          <table:table-cell table:style-name="ce486" table:number-columns-repeated="3"/>
          <table:table-cell table:style-name="ce489" office:value-type="float" office:value="13.52" calcext:value-type="float">
            <text:p>13.52 </text:p>
          </table:table-cell>
          <table:table-cell table:style-name="ce486"/>
          <table:table-cell table:style-name="ce275" office:value-type="float" office:value="1674.9" calcext:value-type="float">
            <text:p>1,674.90 </text:p>
          </table:table-cell>
          <table:table-cell office:value-type="string" calcext:value-type="string">
            <text:p>Factura de electricodad</text:p>
          </table:table-cell>
          <table:table-cell office:value-type="float" office:value="13.52" calcext:value-type="float">
            <text:p>13.5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47</text:p>
          </table:table-cell>
          <table:table-cell table:style-name="ce480" office:value-type="date" office:date-value="2021-09-13" calcext:value-type="date">
            <text:p>13-sep-21</text:p>
          </table:table-cell>
          <table:table-cell table:style-name="ce485" office:value-type="string" calcext:value-type="string">
            <text:p>Fact # 32713730 COR018-CNEL EP CONSUMO DE ENERGÍA ELECTRICA, COD:0400885886, BTA. MERCEDES MOLINA</text:p>
          </table:table-cell>
          <table:table-cell table:style-name="ce486" table:number-columns-repeated="3"/>
          <table:table-cell table:style-name="ce489" office:value-type="float" office:value="20.27" calcext:value-type="float">
            <text:p>20.27 </text:p>
          </table:table-cell>
          <table:table-cell table:style-name="ce486"/>
          <table:table-cell table:style-name="ce275" office:value-type="float" office:value="1695.17" calcext:value-type="float">
            <text:p>1,695.17 </text:p>
          </table:table-cell>
          <table:table-cell office:value-type="string" calcext:value-type="string">
            <text:p>Factura de electricodad</text:p>
          </table:table-cell>
          <table:table-cell office:value-type="float" office:value="20.27" calcext:value-type="float">
            <text:p>20.27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49</text:p>
          </table:table-cell>
          <table:table-cell table:style-name="ce480" office:value-type="date" office:date-value="2021-09-14" calcext:value-type="date">
            <text:p>14-sep-21</text:p>
          </table:table-cell>
          <table:table-cell table:style-name="ce485" office:value-type="string" calcext:value-type="string">
            <text:p>Fact # 32768085 COR018-CNEL EP CONSUMO DE ENERGÍA ELÉCTRICA, COD:0400895534, VIA AL SOL</text:p>
          </table:table-cell>
          <table:table-cell table:style-name="ce486" table:number-columns-repeated="3"/>
          <table:table-cell table:style-name="ce489" office:value-type="float" office:value="19.66" calcext:value-type="float">
            <text:p>19.66 </text:p>
          </table:table-cell>
          <table:table-cell table:style-name="ce486"/>
          <table:table-cell table:style-name="ce275" office:value-type="float" office:value="1714.83" calcext:value-type="float">
            <text:p>1,714.83 </text:p>
          </table:table-cell>
          <table:table-cell office:value-type="string" calcext:value-type="string">
            <text:p>Factura de electricodad</text:p>
          </table:table-cell>
          <table:table-cell office:value-type="float" office:value="19.66" calcext:value-type="float">
            <text:p>19.66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50</text:p>
          </table:table-cell>
          <table:table-cell table:style-name="ce480" office:value-type="date" office:date-value="2021-09-14" calcext:value-type="date">
            <text:p>14-sep-21</text:p>
          </table:table-cell>
          <table:table-cell table:style-name="ce485" office:value-type="string" calcext:value-type="string">
            <text:p>Fact # 32770324 COR018-CNEL EP CONSUMO DE ENERGÍA ELÉCTRICA, COD:0400890778, VALLE ALTO</text:p>
          </table:table-cell>
          <table:table-cell table:style-name="ce486" table:number-columns-repeated="3"/>
          <table:table-cell table:style-name="ce489" office:value-type="float" office:value="11.35" calcext:value-type="float">
            <text:p>11.35 </text:p>
          </table:table-cell>
          <table:table-cell table:style-name="ce486"/>
          <table:table-cell table:style-name="ce275" office:value-type="float" office:value="1726.18" calcext:value-type="float">
            <text:p>1,726.18 </text:p>
          </table:table-cell>
          <table:table-cell office:value-type="string" calcext:value-type="string">
            <text:p>Factura de electricodad</text:p>
          </table:table-cell>
          <table:table-cell office:value-type="float" office:value="11.36" calcext:value-type="float">
            <text:p>11.36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DF-51</text:p>
          </table:table-cell>
          <table:table-cell table:style-name="ce480" office:value-type="date" office:date-value="2021-09-15" calcext:value-type="date">
            <text:p>15-sep-21</text:p>
          </table:table-cell>
          <table:table-cell table:style-name="ce485" office:value-type="string" calcext:value-type="string">
            <text:p>Fact # 32802895 COR018-CNEL EP CONSUMO DE ENERGÍA ELÉCTRICA, COD:0400902939, EL CARACOL</text:p>
          </table:table-cell>
          <table:table-cell table:style-name="ce486" table:number-columns-repeated="3"/>
          <table:table-cell table:style-name="ce489" office:value-type="float" office:value="7.49" calcext:value-type="float">
            <text:p>7.49 </text:p>
          </table:table-cell>
          <table:table-cell table:style-name="ce486"/>
          <table:table-cell table:style-name="ce275" office:value-type="float" office:value="1733.67" calcext:value-type="float">
            <text:p>1,733.67 </text:p>
          </table:table-cell>
          <table:table-cell office:value-type="string" calcext:value-type="string">
            <text:p>Factura de electricodad</text:p>
          </table:table-cell>
          <table:table-cell office:value-type="float" office:value="7.49" calcext:value-type="float">
            <text:p>7.49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/>
          <table:table-cell table:style-name="ce486"/>
          <table:table-cell table:style-name="ce475" office:value-type="string" calcext:value-type="string">
            <text:p>NDL-57</text:p>
          </table:table-cell>
          <table:table-cell table:style-name="ce480" office:value-type="date" office:date-value="2021-09-20" calcext:value-type="date">
            <text:p>20-sep-21</text:p>
          </table:table-cell>
          <table:table-cell table:style-name="ce485" office:value-type="string" calcext:value-type="string">
            <text:p>N/D PACIFICO CANCELACIÓN POR CONSUMO DE ENERGÍA ELÉCTRICA, COD:200017298429, PORTAL AL SOL, CTV</text:p>
          </table:table-cell>
          <table:table-cell table:style-name="ce486" table:number-columns-repeated="3"/>
          <table:table-cell table:style-name="ce489" office:value-type="float" office:value="2.7" calcext:value-type="float">
            <text:p>2.70 </text:p>
          </table:table-cell>
          <table:table-cell table:style-name="ce486"/>
          <table:table-cell table:style-name="ce275" office:value-type="float" office:value="1736.37" calcext:value-type="float">
            <text:p>1,736.37 </text:p>
          </table:table-cell>
          <table:table-cell office:value-type="string" calcext:value-type="string">
            <text:p>Factura de electricodad</text:p>
          </table:table-cell>
          <table:table-cell office:value-type="float" office:value="2.7" calcext:value-type="float">
            <text:p>2.7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36</text:p>
          </table:table-cell>
          <table:table-cell table:style-name="ce480" office:value-type="date" office:date-value="2021-10-01" calcext:value-type="date">
            <text:p>01-oct-21</text:p>
          </table:table-cell>
          <table:table-cell table:style-name="ce485" office:value-type="string" calcext:value-type="string">
            <text:p>Fact # 6942840 COR018-CNEL EP CONSUMO DE ENERGÍA ELÉCTRICA , COD:0900421382, URB. TERRASOL</text:p>
          </table:table-cell>
          <table:table-cell table:style-name="ce486" table:number-columns-repeated="3"/>
          <table:table-cell table:style-name="ce489" office:value-type="float" office:value="12.05" calcext:value-type="float">
            <text:p>12.05 </text:p>
          </table:table-cell>
          <table:table-cell table:style-name="ce486"/>
          <table:table-cell table:style-name="ce275" office:value-type="float" office:value="1748.42" calcext:value-type="float">
            <text:p>1,748.42 </text:p>
          </table:table-cell>
          <table:table-cell office:value-type="string" calcext:value-type="string">
            <text:p>Factura de electricidad</text:p>
          </table:table-cell>
          <table:table-cell office:value-type="float" office:value="12.05" calcext:value-type="float">
            <text:p>12.0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17</text:p>
          </table:table-cell>
          <table:table-cell table:style-name="ce480" office:value-type="date" office:date-value="2021-10-05" calcext:value-type="date">
            <text:p>05-oct-21</text:p>
          </table:table-cell>
          <table:table-cell table:style-name="ce485" office:value-type="string" calcext:value-type="string">
            <text:p>Fact # 14952 UMS437-ASOC. DE MORADORES DE LA URB. MATICES DE SAMBORONDON CONSUMO DE ENERGÍA ELÉCTRICA DE LA ANTENA DE MATICES MES DE OCT <text:s/>2021</text:p>
          </table:table-cell>
          <table:table-cell table:style-name="ce486" table:number-columns-repeated="3"/>
          <table:table-cell table:style-name="ce489" office:value-type="float" office:value="85" calcext:value-type="float">
            <text:p>85.00 </text:p>
          </table:table-cell>
          <table:table-cell table:style-name="ce486"/>
          <table:table-cell table:style-name="ce275" office:value-type="float" office:value="1833.42" calcext:value-type="float">
            <text:p>1,833.42 </text:p>
          </table:table-cell>
          <table:table-cell office:value-type="string" calcext:value-type="string">
            <text:p>Factura de electricidad de antenas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[.N88]*1" office:value-type="float" office:value="0" calcext:value-type="float">
            <text:p>0.00</text:p>
          </table:table-cell>
          <table:table-cell table:style-name="ce278" table:formula="of:=([.M88]-[.O88])+([.N88]-[.P88])" office:value-type="float" office:value="85" calcext:value-type="float">
            <text:p>85.00</text:p>
          </table:table-cell>
          <table:table-cell office:value-type="string" calcext:value-type="string">
            <text:p>Produbanco</text:p>
          </table:table-cell>
          <table:table-cell office:value-type="float" office:value="85" calcext:value-type="float">
            <text:p>85</text:p>
          </table:table-cell>
          <table:table-cell office:value-type="float" office:value="16990212" calcext:value-type="float">
            <text:p>16990212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37</text:p>
          </table:table-cell>
          <table:table-cell table:style-name="ce480" office:value-type="date" office:date-value="2021-10-05" calcext:value-type="date">
            <text:p>05-oct-21</text:p>
          </table:table-cell>
          <table:table-cell table:style-name="ce485" office:value-type="string" calcext:value-type="string">
            <text:p>Fact # 7068786 COR018-CNEL EP CONSUMO DE ENERGÍA ELÉCTRICA, COD:0900420945, URB. CAPRI</text:p>
          </table:table-cell>
          <table:table-cell table:style-name="ce486" table:number-columns-repeated="3"/>
          <table:table-cell table:style-name="ce489" office:value-type="float" office:value="9.75" calcext:value-type="float">
            <text:p>9.75 </text:p>
          </table:table-cell>
          <table:table-cell table:style-name="ce486"/>
          <table:table-cell table:style-name="ce275" office:value-type="float" office:value="1843.17" calcext:value-type="float">
            <text:p>1,843.17 </text:p>
          </table:table-cell>
          <table:table-cell office:value-type="string" calcext:value-type="string">
            <text:p>Factura de electricidad de antenas</text:p>
          </table:table-cell>
          <table:table-cell office:value-type="float" office:value="9.75" calcext:value-type="float">
            <text:p>9.7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38</text:p>
          </table:table-cell>
          <table:table-cell table:style-name="ce480" office:value-type="date" office:date-value="2021-10-07" calcext:value-type="date">
            <text:p>07-oct-21</text:p>
          </table:table-cell>
          <table:table-cell table:style-name="ce485" office:value-type="string" calcext:value-type="string">
            <text:p>Fact # 6976277 COR018-CNEL EP CONSUMO DE ENERGÍA ELÉCTRICA, COD:5385091, MANABÍ-MANTA, SETIEMBRE-2021</text:p>
          </table:table-cell>
          <table:table-cell table:style-name="ce486" table:number-columns-repeated="3"/>
          <table:table-cell table:style-name="ce489" office:value-type="float" office:value="13.52" calcext:value-type="float">
            <text:p>13.52 </text:p>
          </table:table-cell>
          <table:table-cell table:style-name="ce486"/>
          <table:table-cell table:style-name="ce275" office:value-type="float" office:value="1856.69" calcext:value-type="float">
            <text:p>1,856.69 </text:p>
          </table:table-cell>
          <table:table-cell office:value-type="string" calcext:value-type="string">
            <text:p>Factura de electricidad de antenas</text:p>
          </table:table-cell>
          <table:table-cell office:value-type="float" office:value="13.52" calcext:value-type="float">
            <text:p>13.5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39</text:p>
          </table:table-cell>
          <table:table-cell table:style-name="ce480" office:value-type="date" office:date-value="2021-10-12" calcext:value-type="date">
            <text:p>12-oct-21</text:p>
          </table:table-cell>
          <table:table-cell table:style-name="ce485" office:value-type="string" calcext:value-type="string">
            <text:p>Fact # 33393767 COR018-CNEL EP CONSUMO DE ENERGÍA ELÉCTRICA, COD:0400895534, VIA AL SOL</text:p>
          </table:table-cell>
          <table:table-cell table:style-name="ce486" table:number-columns-repeated="3"/>
          <table:table-cell table:style-name="ce489" office:value-type="float" office:value="20.35" calcext:value-type="float">
            <text:p>20.35 </text:p>
          </table:table-cell>
          <table:table-cell table:style-name="ce486"/>
          <table:table-cell table:style-name="ce275" office:value-type="float" office:value="1877.04" calcext:value-type="float">
            <text:p>1,877.04 </text:p>
          </table:table-cell>
          <table:table-cell office:value-type="string" calcext:value-type="string">
            <text:p>Factura de electricidad de antenas</text:p>
          </table:table-cell>
          <table:table-cell office:value-type="float" office:value="20.35" calcext:value-type="float">
            <text:p>20.3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40</text:p>
          </table:table-cell>
          <table:table-cell table:style-name="ce480" office:value-type="date" office:date-value="2021-10-12" calcext:value-type="date">
            <text:p>12-oct-21</text:p>
          </table:table-cell>
          <table:table-cell table:style-name="ce485" office:value-type="string" calcext:value-type="string">
            <text:p>Fact # 33417485 COR018-CNEL EP CONSUMO DE ENREGÍA ELÉCTRICA, COD:0400890778, VALLE ALTO</text:p>
          </table:table-cell>
          <table:table-cell table:style-name="ce486" table:number-columns-repeated="3"/>
          <table:table-cell table:style-name="ce489" office:value-type="float" office:value="11.35" calcext:value-type="float">
            <text:p>11.35 </text:p>
          </table:table-cell>
          <table:table-cell table:style-name="ce486"/>
          <table:table-cell table:style-name="ce275" office:value-type="float" office:value="1888.39" calcext:value-type="float">
            <text:p>1,888.39 </text:p>
          </table:table-cell>
          <table:table-cell office:value-type="string" calcext:value-type="string">
            <text:p>Factura de electricidad de antenas</text:p>
          </table:table-cell>
          <table:table-cell office:value-type="float" office:value="11.35" calcext:value-type="float">
            <text:p>11.3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41</text:p>
          </table:table-cell>
          <table:table-cell table:style-name="ce480" office:value-type="date" office:date-value="2021-10-12" calcext:value-type="date">
            <text:p>12-oct-21</text:p>
          </table:table-cell>
          <table:table-cell table:style-name="ce485" office:value-type="string" calcext:value-type="string">
            <text:p>Fact # 33419452 COR018-CNEL EP CONSUMO DE ENERGÍA ELECTRICA, COD:0400885886, BTA. MERCEDES MOLINA</text:p>
          </table:table-cell>
          <table:table-cell table:style-name="ce486" table:number-columns-repeated="3"/>
          <table:table-cell table:style-name="ce489" office:value-type="float" office:value="20.78" calcext:value-type="float">
            <text:p>20.78 </text:p>
          </table:table-cell>
          <table:table-cell table:style-name="ce486"/>
          <table:table-cell table:style-name="ce275" office:value-type="float" office:value="1909.17" calcext:value-type="float">
            <text:p>1,909.17 </text:p>
          </table:table-cell>
          <table:table-cell office:value-type="string" calcext:value-type="string">
            <text:p>Factura de electricidad de antenas</text:p>
          </table:table-cell>
          <table:table-cell office:value-type="float" office:value="20.78" calcext:value-type="float">
            <text:p>20.78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42</text:p>
          </table:table-cell>
          <table:table-cell table:style-name="ce480" office:value-type="date" office:date-value="2021-10-14" calcext:value-type="date">
            <text:p>14-oct-21</text:p>
          </table:table-cell>
          <table:table-cell table:style-name="ce485" office:value-type="string" calcext:value-type="string">
            <text:p>Fact # 33494886 COR018-CNEL EP CONSUMO ENERGÍA ELÉCTRICA, COD:0400902939, EL CARACOL</text:p>
          </table:table-cell>
          <table:table-cell table:style-name="ce486" table:number-columns-repeated="3"/>
          <table:table-cell table:style-name="ce489" office:value-type="float" office:value="7.49" calcext:value-type="float">
            <text:p>7.49 </text:p>
          </table:table-cell>
          <table:table-cell table:style-name="ce486"/>
          <table:table-cell table:style-name="ce275" office:value-type="float" office:value="1916.66" calcext:value-type="float">
            <text:p>1,916.66 </text:p>
          </table:table-cell>
          <table:table-cell office:value-type="string" calcext:value-type="string">
            <text:p>Pago de facturas de Electricidad</text:p>
          </table:table-cell>
          <table:table-cell office:value-type="float" office:value="7.49" calcext:value-type="float">
            <text:p>7.49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NDL-43</text:p>
          </table:table-cell>
          <table:table-cell table:style-name="ce480" office:value-type="date" office:date-value="2021-10-20" calcext:value-type="date">
            <text:p>20-oct-21</text:p>
          </table:table-cell>
          <table:table-cell table:style-name="ce485" office:value-type="string" calcext:value-type="string">
            <text:p>N/D PACIFICO TRANSF. CANCELACIÓN DE ENERGÍA ELÉCTRICA PORTAL AL SOL, CTV, CNEL EP</text:p>
          </table:table-cell>
          <table:table-cell table:style-name="ce486" table:number-columns-repeated="3"/>
          <table:table-cell table:style-name="ce489" office:value-type="float" office:value="10.92" calcext:value-type="float">
            <text:p>10.92 </text:p>
          </table:table-cell>
          <table:table-cell table:style-name="ce486"/>
          <table:table-cell table:style-name="ce275" office:value-type="float" office:value="1927.58" calcext:value-type="float">
            <text:p>1,927.58 </text:p>
          </table:table-cell>
          <table:table-cell office:value-type="string" calcext:value-type="string">
            <text:p>Pago de facturas de Electricidad</text:p>
          </table:table-cell>
          <table:table-cell office:value-type="float" office:value="10.92" calcext:value-type="float">
            <text:p>10.9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6</text:p>
          </table:table-cell>
          <table:table-cell table:style-name="ce271" office:value-type="date" office:date-value="2021-11-03" calcext:value-type="date">
            <text:p>03-nov-21</text:p>
          </table:table-cell>
          <table:table-cell table:style-name="ce268" office:value-type="string" calcext:value-type="string">
            <text:p>Fact # 7379089 COR018-CNEL EP CONSUMO DE ENERGÍA ELECTRICA, COD:0900421382, URB. TERRASOL</text:p>
          </table:table-cell>
          <table:table-cell table:number-columns-repeated="3"/>
          <table:table-cell table:style-name="ce273" office:value-type="float" office:value="11.95" calcext:value-type="float">
            <text:p>11.95 </text:p>
          </table:table-cell>
          <table:table-cell/>
          <table:table-cell table:style-name="ce275" office:value-type="float" office:value="1939.53" calcext:value-type="float">
            <text:p>1,939.53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11.95" calcext:value-type="float">
            <text:p>11.9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7</text:p>
          </table:table-cell>
          <table:table-cell table:style-name="ce271" office:value-type="date" office:date-value="2021-11-08" calcext:value-type="date">
            <text:p>08-nov-21</text:p>
          </table:table-cell>
          <table:table-cell table:style-name="ce268" office:value-type="string" calcext:value-type="string">
            <text:p>Fact # 7442117 COR018-CNEL EP CONSUMO DE ENERGÍA ELECTRICA, COD:0900420945, URB. CAPRI</text:p>
          </table:table-cell>
          <table:table-cell table:number-columns-repeated="3"/>
          <table:table-cell table:style-name="ce273" office:value-type="float" office:value="9.62" calcext:value-type="float">
            <text:p>9.62 </text:p>
          </table:table-cell>
          <table:table-cell/>
          <table:table-cell table:style-name="ce275" office:value-type="float" office:value="1949.15" calcext:value-type="float">
            <text:p>1,949.15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9.62" calcext:value-type="float">
            <text:p>9.6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8</text:p>
          </table:table-cell>
          <table:table-cell table:style-name="ce271" office:value-type="date" office:date-value="2021-11-09" calcext:value-type="date">
            <text:p>09-nov-21</text:p>
          </table:table-cell>
          <table:table-cell table:style-name="ce268" office:value-type="string" calcext:value-type="string">
            <text:p>Fact # 7305759 COR018-CNEL EP CONSUMO DE ENERGÍA ELECTRICA, COD:5385091, MANABÍ-MANTA, MES DE OCT 2021</text:p>
          </table:table-cell>
          <table:table-cell table:number-columns-repeated="3"/>
          <table:table-cell table:style-name="ce273" office:value-type="float" office:value="13.52" calcext:value-type="float">
            <text:p>13.52 </text:p>
          </table:table-cell>
          <table:table-cell/>
          <table:table-cell table:style-name="ce275" office:value-type="float" office:value="1962.67" calcext:value-type="float">
            <text:p>1,962.67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13.52" calcext:value-type="float">
            <text:p>13.5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9</text:p>
          </table:table-cell>
          <table:table-cell table:style-name="ce271" office:value-type="date" office:date-value="2021-11-11" calcext:value-type="date">
            <text:p>11-nov-21</text:p>
          </table:table-cell>
          <table:table-cell table:style-name="ce268" office:value-type="string" calcext:value-type="string">
            <text:p>Fact # 34128532 COR018-CNEL EP CONSUMO DE ENERGÍA ELECTRICA, COD:0400885886, BTA. MERCEDES MOLINA</text:p>
          </table:table-cell>
          <table:table-cell table:number-columns-repeated="3"/>
          <table:table-cell table:style-name="ce273" office:value-type="float" office:value="20.35" calcext:value-type="float">
            <text:p>20.35 </text:p>
          </table:table-cell>
          <table:table-cell/>
          <table:table-cell table:style-name="ce275" office:value-type="float" office:value="1983.02" calcext:value-type="float">
            <text:p>1,983.02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20.35" calcext:value-type="float">
            <text:p>20.3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50</text:p>
          </table:table-cell>
          <table:table-cell table:style-name="ce271" office:value-type="date" office:date-value="2021-11-13" calcext:value-type="date">
            <text:p>13-nov-21</text:p>
          </table:table-cell>
          <table:table-cell table:style-name="ce268" office:value-type="string" calcext:value-type="string">
            <text:p>Fact # 34230580 COR018-CNEL EP CONSUMO DE ENERGÍA ELECTRICA, COD:0400895534, VIA AL SOL</text:p>
          </table:table-cell>
          <table:table-cell table:number-columns-repeated="3"/>
          <table:table-cell table:style-name="ce273" office:value-type="float" office:value="20.35" calcext:value-type="float">
            <text:p>20.35 </text:p>
          </table:table-cell>
          <table:table-cell/>
          <table:table-cell table:style-name="ce275" office:value-type="float" office:value="2003.37" calcext:value-type="float">
            <text:p>2,003.37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20.35" calcext:value-type="float">
            <text:p>20.3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51</text:p>
          </table:table-cell>
          <table:table-cell table:style-name="ce271" office:value-type="date" office:date-value="2021-11-13" calcext:value-type="date">
            <text:p>13-nov-21</text:p>
          </table:table-cell>
          <table:table-cell table:style-name="ce268" office:value-type="string" calcext:value-type="string">
            <text:p>Fact # 34238910 COR018-CNEL EP CONSUMO ENERGÍA ELECTRICA, COD:0400890778, VALLE ALTO</text:p>
          </table:table-cell>
          <table:table-cell table:number-columns-repeated="3"/>
          <table:table-cell table:style-name="ce273" office:value-type="float" office:value="11.52" calcext:value-type="float">
            <text:p>11.52 </text:p>
          </table:table-cell>
          <table:table-cell/>
          <table:table-cell table:style-name="ce275" office:value-type="float" office:value="2014.89" calcext:value-type="float">
            <text:p>2,014.89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11.52" calcext:value-type="float">
            <text:p>11.5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52</text:p>
          </table:table-cell>
          <table:table-cell table:style-name="ce271" office:value-type="date" office:date-value="2021-11-13" calcext:value-type="date">
            <text:p>13-nov-21</text:p>
          </table:table-cell>
          <table:table-cell table:style-name="ce268" office:value-type="string" calcext:value-type="string">
            <text:p>Fact # 34239476 COR018-CNEL EP CONSUMO DE ENERGÍA ELECTRICA, COD:0400902939, EL CARACOL</text:p>
          </table:table-cell>
          <table:table-cell table:number-columns-repeated="3"/>
          <table:table-cell table:style-name="ce273" office:value-type="float" office:value="7.49" calcext:value-type="float">
            <text:p>7.49 </text:p>
          </table:table-cell>
          <table:table-cell/>
          <table:table-cell table:style-name="ce275" office:value-type="float" office:value="2022.38" calcext:value-type="float">
            <text:p>2,022.38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7.49" calcext:value-type="float">
            <text:p>7.49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7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Fact # 7683483 COR018-CNEL EP CONSUMO DE ENERGÍA ELECTRICA, COD:0900421382, URB. TERRASOL</text:p>
          </table:table-cell>
          <table:table-cell table:number-columns-repeated="3"/>
          <table:table-cell table:style-name="ce273" office:value-type="float" office:value="11.95" calcext:value-type="float">
            <text:p>11.95 </text:p>
          </table:table-cell>
          <table:table-cell/>
          <table:table-cell table:style-name="ce275" office:value-type="float" office:value="2034.33" calcext:value-type="float">
            <text:p>2,034.33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11.95" calcext:value-type="float">
            <text:p>11.95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6</text:p>
          </table:table-cell>
          <table:table-cell table:style-name="ce271" office:value-type="date" office:date-value="2021-12-05" calcext:value-type="date">
            <text:p>05-dic-21</text:p>
          </table:table-cell>
          <table:table-cell table:style-name="ce268" office:value-type="string" calcext:value-type="string">
            <text:p>Fact # 7810715 COR018-CNEL EP CONSUMO DE ENERGÍA ELECTRICA, COD:0900420945, URB. CAPRI</text:p>
          </table:table-cell>
          <table:table-cell table:number-columns-repeated="3"/>
          <table:table-cell table:style-name="ce273" office:value-type="float" office:value="9.86" calcext:value-type="float">
            <text:p>9.86 </text:p>
          </table:table-cell>
          <table:table-cell/>
          <table:table-cell table:style-name="ce275" office:value-type="float" office:value="2044.19" calcext:value-type="float">
            <text:p>2,044.19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9.86" calcext:value-type="float">
            <text:p>9.86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5</text:p>
          </table:table-cell>
          <table:table-cell table:style-name="ce271" office:value-type="date" office:date-value="2021-12-07" calcext:value-type="date">
            <text:p>07-dic-21</text:p>
          </table:table-cell>
          <table:table-cell table:style-name="ce268" office:value-type="string" calcext:value-type="string">
            <text:p>Fact # 7656099 COR018-CNEL EP CONSUMO DE ENERGÍA ELECTRICA, COD:5385091, MANABÍ-MANTA</text:p>
          </table:table-cell>
          <table:table-cell table:number-columns-repeated="3"/>
          <table:table-cell table:style-name="ce273" office:value-type="float" office:value="13.52" calcext:value-type="float">
            <text:p>13.52 </text:p>
          </table:table-cell>
          <table:table-cell/>
          <table:table-cell table:style-name="ce275" office:value-type="float" office:value="2057.71" calcext:value-type="float">
            <text:p>2,057.71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13.52" calcext:value-type="float">
            <text:p>13.52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NDL-33</text:p>
          </table:table-cell>
          <table:table-cell table:style-name="ce271" office:value-type="date" office:date-value="2021-12-09" calcext:value-type="date">
            <text:p>09-dic-21</text:p>
          </table:table-cell>
          <table:table-cell table:style-name="ce268" office:value-type="string" calcext:value-type="string">
            <text:p>N/D PACIFICO CANCELACIÓN DE FACTURA POR CONSUMO CNT EP, CTV, PORTAL AL SOL</text:p>
          </table:table-cell>
          <table:table-cell table:number-columns-repeated="3"/>
          <table:table-cell table:style-name="ce273" office:value-type="float" office:value="10.8" calcext:value-type="float">
            <text:p>10.80 </text:p>
          </table:table-cell>
          <table:table-cell/>
          <table:table-cell table:style-name="ce275" office:value-type="float" office:value="2068.51" calcext:value-type="float">
            <text:p>2,068.51 </text:p>
          </table:table-cell>
          <table:table-cell office:value-type="string" calcext:value-type="string">
            <text:p>pago de Factura de Electricidad</text:p>
          </table:table-cell>
          <table:table-cell office:value-type="float" office:value="10.8" calcext:value-type="float">
            <text:p>10.8</text:p>
          </table:table-cell>
          <table:table-cell table:number-columns-repeated="4"/>
          <table:table-cell office:value-type="string" calcext:value-type="string">
            <text:p>Banco del Pacifi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3</text:p>
          </table:table-cell>
          <table:table-cell table:style-name="ce271" office:value-type="date" office:date-value="2021-12-10" calcext:value-type="date">
            <text:p>10-dic-21</text:p>
          </table:table-cell>
          <table:table-cell table:style-name="ce268" office:value-type="string" calcext:value-type="string">
            <text:p>Fact # 34912183 COR018-CNEL EP CONSUMO DE ENERGÍA ELECTRICA, COD:0400890778, VALLE ALTO</text:p>
          </table:table-cell>
          <table:table-cell table:number-columns-repeated="3"/>
          <table:table-cell table:style-name="ce273" office:value-type="float" office:value="11.19" calcext:value-type="float">
            <text:p>11.19 </text:p>
          </table:table-cell>
          <table:table-cell/>
          <table:table-cell table:style-name="ce275" office:value-type="float" office:value="2079.7" calcext:value-type="float">
            <text:p>2,079.7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4</text:p>
          </table:table-cell>
          <table:table-cell table:style-name="ce271" office:value-type="date" office:date-value="2021-12-10" calcext:value-type="date">
            <text:p>10-dic-21</text:p>
          </table:table-cell>
          <table:table-cell table:style-name="ce268" office:value-type="string" calcext:value-type="string">
            <text:p>Fact # 34890118 COR018-CNEL EP CONSUMO DE ENERGÍA ELECTRICA, COD:0400885886, BTA. MERCEDES MOLINA</text:p>
          </table:table-cell>
          <table:table-cell table:number-columns-repeated="3"/>
          <table:table-cell table:style-name="ce273" office:value-type="float" office:value="19.92" calcext:value-type="float">
            <text:p>19.92 </text:p>
          </table:table-cell>
          <table:table-cell/>
          <table:table-cell table:style-name="ce275" office:value-type="float" office:value="2099.62" calcext:value-type="float">
            <text:p>2,099.6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2</text:p>
          </table:table-cell>
          <table:table-cell table:style-name="ce271" office:value-type="date" office:date-value="2021-12-13" calcext:value-type="date">
            <text:p>13-dic-21</text:p>
          </table:table-cell>
          <table:table-cell table:style-name="ce268" office:value-type="string" calcext:value-type="string">
            <text:p>Fact # 34966521 COR018-CNEL EP CONSUMO DE ENERGÍA ELECTRICA COD:0400895534, VIA AL SOL</text:p>
          </table:table-cell>
          <table:table-cell table:number-columns-repeated="3"/>
          <table:table-cell table:style-name="ce273" office:value-type="float" office:value="19.37" calcext:value-type="float">
            <text:p>19.37 </text:p>
          </table:table-cell>
          <table:table-cell/>
          <table:table-cell table:style-name="ce275" office:value-type="float" office:value="2118.99" calcext:value-type="float">
            <text:p>2,118.9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1</text:p>
          </table:table-cell>
          <table:table-cell table:style-name="ce271" office:value-type="date" office:date-value="2021-12-14" calcext:value-type="date">
            <text:p>14-dic-21</text:p>
          </table:table-cell>
          <table:table-cell table:style-name="ce268" office:value-type="string" calcext:value-type="string">
            <text:p>Fact # 34982777 COR018-CNEL EP CONSUMO DE ENERGÍA ELECTRICA, COD:0400902939, EL CARACOL</text:p>
          </table:table-cell>
          <table:table-cell table:number-columns-repeated="3"/>
          <table:table-cell table:style-name="ce273" office:value-type="float" office:value="7.49" calcext:value-type="float">
            <text:p>7.49 </text:p>
          </table:table-cell>
          <table:table-cell/>
          <table:table-cell table:style-name="ce275" office:value-type="float" office:value="2126.48" calcext:value-type="float">
            <text:p>2,126.4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1550.69" calcext:value-type="float">
            <text:p>1,550.69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575.79" calcext:value-type="float">
            <text:p>575.79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2126.48" calcext:value-type="float">
            <text:p>2,126.48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09 <text:s text:c="2"/>TELEFONO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99.72" calcext:value-type="float">
            <text:p>99.72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33</text:p>
          </table:table-cell>
          <table:table-cell table:style-name="ce480" office:value-type="date" office:date-value="2021-09-03" calcext:value-type="date">
            <text:p>03-sep-21</text:p>
          </table:table-cell>
          <table:table-cell table:style-name="ce485" office:value-type="string" calcext:value-type="string">
            <text:p>Fact # 179739295 PAC005-CORPORACION NACIONAL DE TELECOMUNICACIONES CNT EP CONSUMO TELÉFONICO#42682706 MES DE AGOSTO 2021</text:p>
          </table:table-cell>
          <table:table-cell table:style-name="ce486" table:number-columns-repeated="3"/>
          <table:table-cell table:style-name="ce489" office:value-type="float" office:value="12.01" calcext:value-type="float">
            <text:p>12.01 </text:p>
          </table:table-cell>
          <table:table-cell table:style-name="ce486"/>
          <table:table-cell table:style-name="ce275" office:value-type="float" office:value="111.73" calcext:value-type="float">
            <text:p>111.73 </text:p>
          </table:table-cell>
          <table:table-cell office:value-type="string" calcext:value-type="string">
            <text:p>Factura con ICE</text:p>
          </table:table-cell>
          <table:table-cell office:value-type="float" office:value="12.01" calcext:value-type="float">
            <text:p>12.01</text:p>
          </table:table-cell>
          <table:table-cell table:style-name="ce278" table:formula="of:=[.M117]*0.12" office:value-type="float" office:value="1.4412" calcext:value-type="float">
            <text:p>1.44</text:p>
          </table:table-cell>
          <table:table-cell table:style-name="ce278" table:formula="of:=[.M117]*0.0175" office:value-type="float" office:value="0.210175" calcext:value-type="float">
            <text:p>0.21</text:p>
          </table:table-cell>
          <table:table-cell table:style-name="ce278" table:formula="of:=[.N117]*0.7" office:value-type="float" office:value="1.00884" calcext:value-type="float">
            <text:p>1.01</text:p>
          </table:table-cell>
          <table:table-cell table:style-name="ce278" table:formula="of:=([.M117]-[.O117])+([.N117]-[.P117])" office:value-type="float" office:value="12.232185" calcext:value-type="float">
            <text:p>12.23</text:p>
          </table:table-cell>
          <table:table-cell office:value-type="string" calcext:value-type="string">
            <text:p>Produbanco</text:p>
          </table:table-cell>
          <table:table-cell office:value-type="float" office:value="72.32" calcext:value-type="float">
            <text:p>72.32</text:p>
          </table:table-cell>
          <table:table-cell office:value-type="float" office:value="866485871" calcext:value-type="float">
            <text:p>866485871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23</text:p>
          </table:table-cell>
          <table:table-cell table:style-name="ce480" office:value-type="date" office:date-value="2021-10-03" calcext:value-type="date">
            <text:p>03-oct-21</text:p>
          </table:table-cell>
          <table:table-cell table:style-name="ce485" office:value-type="string" calcext:value-type="string">
            <text:p>Fact # 181442519 PAC005-CORPORACION NACIONAL DE TELECOMUNICACIONES CNT EP CONSUMO TELEFÓNICO MES DE SEP-2021, TEF:42682706</text:p>
          </table:table-cell>
          <table:table-cell table:style-name="ce486" table:number-columns-repeated="3"/>
          <table:table-cell table:style-name="ce489" office:value-type="float" office:value="12" calcext:value-type="float">
            <text:p>12.00 </text:p>
          </table:table-cell>
          <table:table-cell table:style-name="ce486"/>
          <table:table-cell table:style-name="ce275" office:value-type="float" office:value="123.73" calcext:value-type="float">
            <text:p>123.73 </text:p>
          </table:table-cell>
          <table:table-cell office:value-type="string" calcext:value-type="string">
            <text:p>Factura con ICE</text:p>
          </table:table-cell>
          <table:table-cell office:value-type="float" office:value="12" calcext:value-type="float">
            <text:p>12</text:p>
          </table:table-cell>
          <table:table-cell table:style-name="ce278" table:formula="of:=[.M118]*0.12" office:value-type="float" office:value="1.44" calcext:value-type="float">
            <text:p>1.4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118]-[.O118])+([.N118]-[.P118])" office:value-type="float" office:value="13.44" calcext:value-type="float">
            <text:p>13.44</text:p>
          </table:table-cell>
          <table:table-cell office:value-type="string" calcext:value-type="string">
            <text:p>Banco del Pacifico</text:p>
          </table:table-cell>
          <table:table-cell office:value-type="float" office:value="1104.41" calcext:value-type="float">
            <text:p>1104.41</text:p>
          </table:table-cell>
          <table:table-cell office:value-type="float" office:value="39043465" calcext:value-type="float">
            <text:p>39043465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5</text:p>
          </table:table-cell>
          <table:table-cell table:style-name="ce271" office:value-type="date" office:date-value="2021-11-03" calcext:value-type="date">
            <text:p>03-nov-21</text:p>
          </table:table-cell>
          <table:table-cell table:style-name="ce268" office:value-type="string" calcext:value-type="string">
            <text:p>Fact # 183291595 PAC005-CORPORACION NACIONAL DE TELECOMUNICACIONES CNT EP CONSUMO TELEFÓNICO MES DE OCT-2021, TEF:42682706</text:p>
          </table:table-cell>
          <table:table-cell table:number-columns-repeated="3"/>
          <table:table-cell table:style-name="ce273" office:value-type="float" office:value="12.02" calcext:value-type="float">
            <text:p>12.02 </text:p>
          </table:table-cell>
          <table:table-cell/>
          <table:table-cell table:style-name="ce275" office:value-type="float" office:value="135.75" calcext:value-type="float">
            <text:p>135.75 </text:p>
          </table:table-cell>
          <table:table-cell office:value-type="string" calcext:value-type="string">
            <text:p>Factura con ICE</text:p>
          </table:table-cell>
          <table:table-cell office:value-type="float" office:value="12.02" calcext:value-type="float">
            <text:p>12.02</text:p>
          </table:table-cell>
          <table:table-cell table:style-name="ce278" table:formula="of:=[.M119]*0.12" office:value-type="float" office:value="1.4424" calcext:value-type="float">
            <text:p>1.4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119]-[.O119])+([.N119]-[.P119])" office:value-type="float" office:value="13.4624" calcext:value-type="float">
            <text:p>13.46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0</text:p>
          </table:table-cell>
          <table:table-cell table:style-name="ce271" office:value-type="date" office:date-value="2021-12-03" calcext:value-type="date">
            <text:p>03-dic-21</text:p>
          </table:table-cell>
          <table:table-cell table:style-name="ce268" office:value-type="string" calcext:value-type="string">
            <text:p>Fact # 1853627 PAC005-CORPORACION NACIONAL DE TELECOMUNICACIONES CNT EP CONSUMO TELEFÓNICO MES DE NOV-2021, TEF:42682706</text:p>
          </table:table-cell>
          <table:table-cell table:number-columns-repeated="3"/>
          <table:table-cell table:style-name="ce273" office:value-type="float" office:value="12.03" calcext:value-type="float">
            <text:p>12.03 </text:p>
          </table:table-cell>
          <table:table-cell/>
          <table:table-cell table:style-name="ce275" office:value-type="float" office:value="147.78" calcext:value-type="float">
            <text:p>147.78 </text:p>
          </table:table-cell>
          <table:table-cell office:value-type="string" calcext:value-type="string">
            <text:p>Factura con ICE</text:p>
          </table:table-cell>
          <table:table-cell office:value-type="float" office:value="12.03" calcext:value-type="float">
            <text:p>12.03</text:p>
          </table:table-cell>
          <table:table-cell table:style-name="ce278" table:formula="of:=[.M120]*0.12" office:value-type="float" office:value="1.4436" calcext:value-type="float">
            <text:p>1.4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120]-[.O120])+([.N120]-[.P120])" office:value-type="float" office:value="13.4736" calcext:value-type="float">
            <text:p>13.47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99.72" calcext:value-type="float">
            <text:p>99.72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48.06" calcext:value-type="float">
            <text:p>48.06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147.78" calcext:value-type="float">
            <text:p>147.78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10 <text:s text:c="2"/>DONACIONES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0" calcext:value-type="float">
            <text:p>0.00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NDL-27</text:p>
          </table:table-cell>
          <table:table-cell table:style-name="ce271" office:value-type="date" office:date-value="2021-12-14" calcext:value-type="date">
            <text:p>14-dic-21</text:p>
          </table:table-cell>
          <table:table-cell table:style-name="ce268" office:value-type="string" calcext:value-type="string">
            <text:p>N/D PRODUBANCO DONACION A EVANGELISTICO SABIDURÍA DE LO ALTP C.E.S.A. POR CELEBRACIONES NAVIDEÑAS </text:p>
          </table:table-cell>
          <table:table-cell table:number-columns-repeated="3"/>
          <table:table-cell table:style-name="ce273" office:value-type="float" office:value="200" calcext:value-type="float">
            <text:p>200.00 </text:p>
          </table:table-cell>
          <table:table-cell/>
          <table:table-cell table:style-name="ce275" office:value-type="float" office:value="200" calcext:value-type="float">
            <text:p>200.00 </text:p>
          </table:table-cell>
          <table:table-cell office:value-type="string" calcext:value-type="string">
            <text:p>Donacion 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17139929" calcext:value-type="float">
            <text:p>17139929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0" calcext:value-type="float">
            <text:p>0.00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200" calcext:value-type="float">
            <text:p>200.00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200" calcext:value-type="float">
            <text:p>200.00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11 <text:s text:c="2"/>PAGINA WEB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4393" calcext:value-type="float">
            <text:p>4,393.00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7</text:p>
          </table:table-cell>
          <table:table-cell table:style-name="ce480" office:value-type="date" office:date-value="2021-09-07" calcext:value-type="date">
            <text:p>07-sep-21</text:p>
          </table:table-cell>
          <table:table-cell table:style-name="ce485" office:value-type="string" calcext:value-type="string">
            <text:p>Fact # 429 IST001-ISTARTDIGITAL S.A. MANEJO DE REDES SOCIALES</text:p>
          </table:table-cell>
          <table:table-cell table:style-name="ce486" table:number-columns-repeated="3"/>
          <table:table-cell table:style-name="ce489" office:value-type="float" office:value="500" calcext:value-type="float">
            <text:p>500.00 </text:p>
          </table:table-cell>
          <table:table-cell/>
          <table:table-cell table:style-name="ce275" office:value-type="float" office:value="4893" calcext:value-type="float">
            <text:p>4,893.00 </text:p>
          </table:table-cell>
          <table:table-cell office:value-type="string" calcext:value-type="string">
            <text:p>Factura de Star Digital</text:p>
          </table:table-cell>
          <table:table-cell office:value-type="float" office:value="500" calcext:value-type="float">
            <text:p>500</text:p>
          </table:table-cell>
          <table:table-cell table:style-name="ce278" table:formula="of:=[.M134]*0.12" office:value-type="float" office:value="60" calcext:value-type="float">
            <text:p>60.00</text:p>
          </table:table-cell>
          <table:table-cell table:style-name="ce278" table:formula="of:=[.M134]*0.0275" office:value-type="float" office:value="13.75" calcext:value-type="float">
            <text:p>13.75</text:p>
          </table:table-cell>
          <table:table-cell table:style-name="ce278" table:formula="of:=[.N134]*0.7" office:value-type="float" office:value="42" calcext:value-type="float">
            <text:p>42.00</text:p>
          </table:table-cell>
          <table:table-cell table:style-name="ce278" table:formula="of:=([.M134]-[.O134])+([.N134]-[.P134])" office:value-type="float" office:value="504.25" calcext:value-type="float">
            <text:p>504.25</text:p>
          </table:table-cell>
          <table:table-cell office:value-type="string" calcext:value-type="string">
            <text:p>Produbanco</text:p>
          </table:table-cell>
          <table:table-cell office:value-type="float" office:value="504.25" calcext:value-type="float">
            <text:p>504.25</text:p>
          </table:table-cell>
          <table:table-cell office:value-type="float" office:value="16837137" calcext:value-type="float">
            <text:p>16837137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24</text:p>
          </table:table-cell>
          <table:table-cell table:style-name="ce480" office:value-type="date" office:date-value="2021-09-17" calcext:value-type="date">
            <text:p>17-sep-21</text:p>
          </table:table-cell>
          <table:table-cell table:style-name="ce485" office:value-type="string" calcext:value-type="string">
            <text:p>Fact # 731 SOL017-SOLUCIONES INFORMATICAS PARA FIRMA ELECTRONICA GEEKTECH S.A. CONTRATOS ELECTRONICOS : PERIODO 01 AL 31 AGOSTO 2021</text:p>
          </table:table-cell>
          <table:table-cell table:style-name="ce486" table:number-columns-repeated="3"/>
          <table:table-cell table:style-name="ce489" office:value-type="float" office:value="71" calcext:value-type="float">
            <text:p>71.00 </text:p>
          </table:table-cell>
          <table:table-cell/>
          <table:table-cell table:style-name="ce275" office:value-type="float" office:value="4964" calcext:value-type="float">
            <text:p>4,964.00 </text:p>
          </table:table-cell>
          <table:table-cell office:value-type="string" calcext:value-type="string">
            <text:p>Factura# 731 de geektech</text:p>
          </table:table-cell>
          <table:table-cell office:value-type="float" office:value="71" calcext:value-type="float">
            <text:p>71</text:p>
          </table:table-cell>
          <table:table-cell table:style-name="ce278" table:formula="of:=[.M135]*0.12" office:value-type="float" office:value="8.52" calcext:value-type="float">
            <text:p>8.52</text:p>
          </table:table-cell>
          <table:table-cell table:style-name="ce278" table:formula="of:=[.M135]*0.0175" office:value-type="float" office:value="1.2425" calcext:value-type="float">
            <text:p>1.24</text:p>
          </table:table-cell>
          <table:table-cell table:style-name="ce278" table:formula="of:=[.N135]*0.7" office:value-type="float" office:value="5.964" calcext:value-type="float">
            <text:p>5.96</text:p>
          </table:table-cell>
          <table:table-cell table:style-name="ce278" table:formula="of:=([.M135]-[.O135])+([.N135]-[.P135])" office:value-type="float" office:value="72.3135" calcext:value-type="float">
            <text:p>72.31</text:p>
          </table:table-cell>
          <table:table-cell office:value-type="string" calcext:value-type="string">
            <text:p>Produbanco</text:p>
          </table:table-cell>
          <table:table-cell office:value-type="float" office:value="72.32" calcext:value-type="float">
            <text:p>72.32</text:p>
          </table:table-cell>
          <table:table-cell office:value-type="float" office:value="866485871" calcext:value-type="float">
            <text:p>866485871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39</text:p>
          </table:table-cell>
          <table:table-cell table:style-name="ce480" office:value-type="date" office:date-value="2021-09-29" calcext:value-type="date">
            <text:p>29-sep-21</text:p>
          </table:table-cell>
          <table:table-cell table:style-name="ce485" office:value-type="string" calcext:value-type="string">
            <text:p>Fact # 753 SOL017-SOLUCIONES INFORMATICAS PARA FIRMA ELECTRONICA GEEKTECH S.A. CONTRATOS ELECTRONICOS PERIODO 01 AL 31 JULIO 2021</text:p>
          </table:table-cell>
          <table:table-cell table:style-name="ce486" table:number-columns-repeated="3"/>
          <table:table-cell table:style-name="ce489" office:value-type="float" office:value="64" calcext:value-type="float">
            <text:p>64.00 </text:p>
          </table:table-cell>
          <table:table-cell/>
          <table:table-cell table:style-name="ce275" office:value-type="float" office:value="5028" calcext:value-type="float">
            <text:p>5,028.00 </text:p>
          </table:table-cell>
          <table:table-cell office:value-type="string" calcext:value-type="string">
            <text:p>Factura# 753 de geektech</text:p>
          </table:table-cell>
          <table:table-cell office:value-type="float" office:value="64" calcext:value-type="float">
            <text:p>64</text:p>
          </table:table-cell>
          <table:table-cell table:style-name="ce278" table:formula="of:=[.M136]*0.12" office:value-type="float" office:value="7.68" calcext:value-type="float">
            <text:p>7.68</text:p>
          </table:table-cell>
          <table:table-cell table:style-name="ce278" table:formula="of:=[.M136]*0.0175" office:value-type="float" office:value="1.12" calcext:value-type="float">
            <text:p>1.12</text:p>
          </table:table-cell>
          <table:table-cell table:style-name="ce278" table:formula="of:=[.N136]*0.7" office:value-type="float" office:value="5.376" calcext:value-type="float">
            <text:p>5.38</text:p>
          </table:table-cell>
          <table:table-cell table:style-name="ce278" table:formula="of:=([.M136]-[.O136])+([.N136]-[.P136])" office:value-type="float" office:value="65.184" calcext:value-type="float">
            <text:p>65.18</text:p>
          </table:table-cell>
          <table:table-cell office:value-type="string" calcext:value-type="string">
            <text:p>Produbanco</text:p>
          </table:table-cell>
          <table:table-cell office:value-type="float" office:value="65.18" calcext:value-type="float">
            <text:p>65.18</text:p>
          </table:table-cell>
          <table:table-cell office:value-type="float" office:value="866485870" calcext:value-type="float">
            <text:p>866485870</text:p>
          </table:table-cell>
          <table:table-cell/>
        </table:table-row>
        <table:table-row table:style-name="ro8">
          <table:table-cell table:number-columns-repeated="2"/>
          <table:table-cell table:style-name="ce475" office:value-type="string" calcext:value-type="string">
            <text:p>DR-3181</text:p>
          </table:table-cell>
          <table:table-cell table:style-name="ce480" office:value-type="date" office:date-value="2021-09-29" calcext:value-type="date">
            <text:p>29-sep-21</text:p>
          </table:table-cell>
          <table:table-cell table:style-name="ce485" office:value-type="string" calcext:value-type="string">
            <text:p>NC # 207 SOL017-SOLUCIONES INFORMATICAS PARA FIRMA ELECTRONICA GEEKTECH S.A. N/C APLICA A FACTURA#002-001-000000701 POR DEVOLUCIÓN (ANULACIÓN/FACT)</text:p>
          </table:table-cell>
          <table:table-cell table:style-name="ce486" table:number-columns-repeated="4"/>
          <table:table-cell table:style-name="ce274" office:value-type="float" office:value="64" calcext:value-type="float">
            <text:p>-64.00</text:p>
          </table:table-cell>
          <table:table-cell table:style-name="ce275" office:value-type="float" office:value="4964" calcext:value-type="float">
            <text:p>4,964.00 </text:p>
          </table:table-cell>
          <table:table-cell office:value-type="string" calcext:value-type="string">
            <text:p>N/C por factura de Agosto Geektech</text:p>
          </table:table-cell>
          <table:table-cell office:value-type="float" office:value="-64" calcext:value-type="float">
            <text:p>-64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475" office:value-type="string" calcext:value-type="string">
            <text:p>DF-9</text:p>
          </table:table-cell>
          <table:table-cell table:style-name="ce480" office:value-type="date" office:date-value="2021-10-05" calcext:value-type="date">
            <text:p>05-oct-21</text:p>
          </table:table-cell>
          <table:table-cell table:style-name="ce485" office:value-type="string" calcext:value-type="string">
            <text:p>Fact # 431 IST001-ISTARTDIGITAL S.A. MANEJO REDES SOCIALES</text:p>
          </table:table-cell>
          <table:table-cell table:style-name="ce486" table:number-columns-repeated="3"/>
          <table:table-cell table:style-name="ce489" office:value-type="float" office:value="500" calcext:value-type="float">
            <text:p>500.00 </text:p>
          </table:table-cell>
          <table:table-cell table:style-name="ce486"/>
          <table:table-cell table:style-name="ce275" office:value-type="float" office:value="5464" calcext:value-type="float">
            <text:p>5,464.00 </text:p>
          </table:table-cell>
          <table:table-cell office:value-type="string" calcext:value-type="string">
            <text:p>Factura de Star Digital</text:p>
          </table:table-cell>
          <table:table-cell office:value-type="float" office:value="500" calcext:value-type="float">
            <text:p>500</text:p>
          </table:table-cell>
          <table:table-cell table:style-name="ce278" table:formula="of:=[.M138]*0.12" office:value-type="float" office:value="60" calcext:value-type="float">
            <text:p>60.00</text:p>
          </table:table-cell>
          <table:table-cell table:style-name="ce278" table:formula="of:=[.M138]*0.0275" office:value-type="float" office:value="13.75" calcext:value-type="float">
            <text:p>13.75</text:p>
          </table:table-cell>
          <table:table-cell table:style-name="ce278" table:formula="of:=[.N138]*0.7" office:value-type="float" office:value="42" calcext:value-type="float">
            <text:p>42.00</text:p>
          </table:table-cell>
          <table:table-cell table:style-name="ce278" table:formula="of:=([.M138]-[.O138])+([.N138]-[.P138])" office:value-type="float" office:value="504.25" calcext:value-type="float">
            <text:p>504.25</text:p>
          </table:table-cell>
          <table:table-cell office:value-type="string" calcext:value-type="string">
            <text:p>Produbanco</text:p>
          </table:table-cell>
          <table:table-cell office:value-type="float" office:value="504.25" calcext:value-type="float">
            <text:p>504.25</text:p>
          </table:table-cell>
          <table:table-cell office:value-type="float" office:value="16930035" calcext:value-type="float">
            <text:p>16930035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8</text:p>
          </table:table-cell>
          <table:table-cell table:style-name="ce480" office:value-type="date" office:date-value="2021-10-13" calcext:value-type="date">
            <text:p>13-oct-21</text:p>
          </table:table-cell>
          <table:table-cell table:style-name="ce485" office:value-type="string" calcext:value-type="string">
            <text:p>Fact # 760 SOL017-SOLUCIONES INFORMATICAS PARA FIRMA ELECTRONICA GEEKTECH S.A. CONTRATOS ELECTRONICOS PERIODO: 01 AL 30 SEPTIEMBRE 2021</text:p>
          </table:table-cell>
          <table:table-cell table:style-name="ce486" table:number-columns-repeated="3"/>
          <table:table-cell table:style-name="ce489" office:value-type="float" office:value="68" calcext:value-type="float">
            <text:p>68.00 </text:p>
          </table:table-cell>
          <table:table-cell table:style-name="ce486"/>
          <table:table-cell table:style-name="ce275" office:value-type="float" office:value="5532" calcext:value-type="float">
            <text:p>5,532.00 </text:p>
          </table:table-cell>
          <table:table-cell office:value-type="string" calcext:value-type="string">
            <text:p>Factura # 760 de geektech por contratos electronicos</text:p>
          </table:table-cell>
          <table:table-cell office:value-type="float" office:value="68" calcext:value-type="float">
            <text:p>68</text:p>
          </table:table-cell>
          <table:table-cell table:style-name="ce278" table:formula="of:=[.M139]*0.12" office:value-type="float" office:value="8.16" calcext:value-type="float">
            <text:p>8.16</text:p>
          </table:table-cell>
          <table:table-cell table:style-name="ce278" table:formula="of:=[.M139]*0.0175" office:value-type="float" office:value="1.19" calcext:value-type="float">
            <text:p>1.19</text:p>
          </table:table-cell>
          <table:table-cell table:style-name="ce278" table:formula="of:=[.N139]*0.7" office:value-type="float" office:value="5.712" calcext:value-type="float">
            <text:p>5.71</text:p>
          </table:table-cell>
          <table:table-cell table:style-name="ce278" table:formula="of:=([.M139]-[.O139])+([.N139]-[.P139])" office:value-type="float" office:value="69.258" calcext:value-type="float">
            <text:p>69.26</text:p>
          </table:table-cell>
          <table:table-cell office:value-type="string" calcext:value-type="string">
            <text:p>Produbanco</text:p>
          </table:table-cell>
          <table:table-cell office:value-type="float" office:value="69.26" calcext:value-type="float">
            <text:p>69.26</text:p>
          </table:table-cell>
          <table:table-cell office:value-type="float" office:value="16953043" calcext:value-type="float">
            <text:p>16953043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18</text:p>
          </table:table-cell>
          <table:table-cell table:style-name="ce480" office:value-type="date" office:date-value="2021-10-21" calcext:value-type="date">
            <text:p>21-oct-21</text:p>
          </table:table-cell>
          <table:table-cell table:style-name="ce485" office:value-type="string" calcext:value-type="string">
            <text:p>Fact # 260246 SEC002-SECURITY DATA SEGURIDAD EN DATOS Y FIRMA DIGITAL S.A. RENOVACION SSL ADVANTAGE DOMINIO MI NETVOICE EC (CERTIFICADOS SSL ADVANTAGE)</text:p>
          </table:table-cell>
          <table:table-cell table:style-name="ce486" table:number-columns-repeated="3"/>
          <table:table-cell table:style-name="ce489" office:value-type="float" office:value="965.55" calcext:value-type="float">
            <text:p>965.55 </text:p>
          </table:table-cell>
          <table:table-cell/>
          <table:table-cell table:style-name="ce275" office:value-type="float" office:value="6497.55" calcext:value-type="float">
            <text:p>6,497.55 </text:p>
          </table:table-cell>
          <table:table-cell office:value-type="string" calcext:value-type="string">
            <text:p>Certificados Advane</text:p>
          </table:table-cell>
          <table:table-cell office:value-type="float" office:value="965.55" calcext:value-type="float">
            <text:p>965.55</text:p>
          </table:table-cell>
          <table:table-cell table:style-name="ce278" table:formula="of:=[.M140]*0.12" office:value-type="float" office:value="115.866" calcext:value-type="float">
            <text:p>115.87</text:p>
          </table:table-cell>
          <table:table-cell table:style-name="ce278" table:formula="of:=[.M140]*0.0275" office:value-type="float" office:value="26.552625" calcext:value-type="float">
            <text:p>26.55</text:p>
          </table:table-cell>
          <table:table-cell table:style-name="ce278" table:formula="of:=[.N140]*0.7" office:value-type="float" office:value="81.1062" calcext:value-type="float">
            <text:p>81.11</text:p>
          </table:table-cell>
          <table:table-cell table:style-name="ce278" table:formula="of:=([.M140]-[.O140])+([.N140]-[.P140])" office:value-type="float" office:value="973.757175" calcext:value-type="float">
            <text:p>973.76</text:p>
          </table:table-cell>
          <table:table-cell office:value-type="string" calcext:value-type="string">
            <text:p>Produbanco</text:p>
          </table:table-cell>
          <table:table-cell office:value-type="float" office:value="973.76" calcext:value-type="float">
            <text:p>973.76</text:p>
          </table:table-cell>
          <table:table-cell office:value-type="float" office:value="17688262" calcext:value-type="float">
            <text:p>17688262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11</text:p>
          </table:table-cell>
          <table:table-cell table:style-name="ce271" office:value-type="date" office:date-value="2021-11-08" calcext:value-type="date">
            <text:p>08-nov-21</text:p>
          </table:table-cell>
          <table:table-cell table:style-name="ce268" office:value-type="string" calcext:value-type="string">
            <text:p>Fact # 439 IST001-ISTARTDIGITAL S.A. MANEJO DE REDES SOCIALES MES DE NOV 2021</text:p>
          </table:table-cell>
          <table:table-cell table:number-columns-repeated="3"/>
          <table:table-cell table:style-name="ce273" office:value-type="float" office:value="500" calcext:value-type="float">
            <text:p>500.00 </text:p>
          </table:table-cell>
          <table:table-cell/>
          <table:table-cell table:style-name="ce275" office:value-type="float" office:value="6997.55" calcext:value-type="float">
            <text:p>6,997.55 </text:p>
          </table:table-cell>
          <table:table-cell office:value-type="string" calcext:value-type="string">
            <text:p>Factura #439 por manejo de redes sociales</text:p>
          </table:table-cell>
          <table:table-cell office:value-type="float" office:value="500" calcext:value-type="float">
            <text:p>500</text:p>
          </table:table-cell>
          <table:table-cell table:style-name="ce278" table:formula="of:=[.M141]*0.12" office:value-type="float" office:value="60" calcext:value-type="float">
            <text:p>60.00</text:p>
          </table:table-cell>
          <table:table-cell table:style-name="ce278" table:formula="of:=[.M141]*0.0175" office:value-type="float" office:value="8.75" calcext:value-type="float">
            <text:p>8.75</text:p>
          </table:table-cell>
          <table:table-cell table:style-name="ce278" table:formula="of:=[.N141]*0.7" office:value-type="float" office:value="42" calcext:value-type="float">
            <text:p>42.00</text:p>
          </table:table-cell>
          <table:table-cell table:style-name="ce278" table:formula="of:=([.M141]-[.O141])+([.N141]-[.P141])" office:value-type="float" office:value="509.25" calcext:value-type="float">
            <text:p>509.25</text:p>
          </table:table-cell>
          <table:table-cell office:value-type="string" calcext:value-type="string">
            <text:p>Produbanco</text:p>
          </table:table-cell>
          <table:table-cell office:value-type="float" office:value="509.25" calcext:value-type="float">
            <text:p>509.25</text:p>
          </table:table-cell>
          <table:table-cell office:value-type="float" office:value="883398434" calcext:value-type="float">
            <text:p>883398434</text:p>
          </table:table-cell>
          <table:table-cell/>
        </table:table-row>
        <table:table-row table:style-name="ro8">
          <table:table-cell table:number-columns-repeated="2"/>
          <table:table-cell table:style-name="ce475" office:value-type="string" calcext:value-type="string">
            <text:p>DF-29</text:p>
          </table:table-cell>
          <table:table-cell table:style-name="ce480" office:value-type="date" office:date-value="2021-11-19" calcext:value-type="date">
            <text:p>19-nov-21</text:p>
          </table:table-cell>
          <table:table-cell table:style-name="ce485" office:value-type="string" calcext:value-type="string">
            <text:p>Fact # 804 SOL017-SOLUCIONES INFORMATICAS PARA FIRMA ELECTRONICA GEEKTECH S.A. CONTRATOS ELECTRONICOS PERIODO <text:s/>01 AL 31 OCTUBRE 2021</text:p>
          </table:table-cell>
          <table:table-cell table:style-name="ce486" table:number-columns-repeated="3"/>
          <table:table-cell table:style-name="ce489" office:value-type="float" office:value="54" calcext:value-type="float">
            <text:p>54.00 </text:p>
          </table:table-cell>
          <table:table-cell/>
          <table:table-cell table:style-name="ce275" office:value-type="float" office:value="7051.55" calcext:value-type="float">
            <text:p>7,051.55 </text:p>
          </table:table-cell>
          <table:table-cell office:value-type="string" calcext:value-type="string">
            <text:p>Contrato Electronico Fac#804</text:p>
          </table:table-cell>
          <table:table-cell office:value-type="float" office:value="54" calcext:value-type="float">
            <text:p>54</text:p>
          </table:table-cell>
          <table:table-cell table:style-name="ce278" table:formula="of:=[.M142]*0.12" office:value-type="float" office:value="6.48" calcext:value-type="float">
            <text:p>6.48</text:p>
          </table:table-cell>
          <table:table-cell table:style-name="ce278" table:formula="of:=[.M142]*0.0175" office:value-type="float" office:value="0.945" calcext:value-type="float">
            <text:p>0.95</text:p>
          </table:table-cell>
          <table:table-cell table:style-name="ce278" table:formula="of:=[.N142]*0.7" office:value-type="float" office:value="4.536" calcext:value-type="float">
            <text:p>4.54</text:p>
          </table:table-cell>
          <table:table-cell table:style-name="ce278" table:formula="of:=([.M142]-[.O142])+([.N142]-[.P142])" office:value-type="float" office:value="54.999" calcext:value-type="float">
            <text:p>55.00</text:p>
          </table:table-cell>
          <table:table-cell office:value-type="string" calcext:value-type="string">
            <text:p>Produbanco</text:p>
          </table:table-cell>
          <table:table-cell office:value-type="float" office:value="55" calcext:value-type="float">
            <text:p>55</text:p>
          </table:table-cell>
          <table:table-cell office:value-type="float" office:value="890957153" calcext:value-type="float">
            <text:p>890957153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7</text:p>
          </table:table-cell>
          <table:table-cell table:style-name="ce271" office:value-type="date" office:date-value="2021-12-10" calcext:value-type="date">
            <text:p>10-dic-21</text:p>
          </table:table-cell>
          <table:table-cell table:style-name="ce268" office:value-type="string" calcext:value-type="string">
            <text:p>Fact # 443 IST001-ISTARTDIGITAL S.A. MANEJOS REDES SOCIALES DIC 2021</text:p>
          </table:table-cell>
          <table:table-cell table:number-columns-repeated="3"/>
          <table:table-cell table:style-name="ce273" office:value-type="float" office:value="500" calcext:value-type="float">
            <text:p>500.00 </text:p>
          </table:table-cell>
          <table:table-cell/>
          <table:table-cell table:style-name="ce275" office:value-type="float" office:value="7551.55" calcext:value-type="float">
            <text:p>7,551.55 </text:p>
          </table:table-cell>
          <table:table-cell office:value-type="string" calcext:value-type="string">
            <text:p>Factura #443 de manejo de redes sociales</text:p>
          </table:table-cell>
          <table:table-cell office:value-type="float" office:value="500" calcext:value-type="float">
            <text:p>500</text:p>
          </table:table-cell>
          <table:table-cell table:style-name="ce278" table:formula="of:=[.M143]*0.12" office:value-type="float" office:value="60" calcext:value-type="float">
            <text:p>60.00</text:p>
          </table:table-cell>
          <table:table-cell table:style-name="ce278" table:formula="of:=[.M143]*0.0175" office:value-type="float" office:value="8.75" calcext:value-type="float">
            <text:p>8.75</text:p>
          </table:table-cell>
          <table:table-cell table:style-name="ce278" table:formula="of:=[.N143]*0.7" office:value-type="float" office:value="42" calcext:value-type="float">
            <text:p>42.00</text:p>
          </table:table-cell>
          <table:table-cell table:style-name="ce278" table:formula="of:=([.M143]-[.O143])+([.N143]-[.P143])" office:value-type="float" office:value="509.25" calcext:value-type="float">
            <text:p>509.25</text:p>
          </table:table-cell>
          <table:table-cell office:value-type="string" calcext:value-type="string">
            <text:p>Produbanco</text:p>
          </table:table-cell>
          <table:table-cell office:value-type="float" office:value="509.25" calcext:value-type="float">
            <text:p>509.25</text:p>
          </table:table-cell>
          <table:table-cell office:value-type="float" office:value="17139929" calcext:value-type="float">
            <text:p>17139929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14</text:p>
          </table:table-cell>
          <table:table-cell table:style-name="ce271" office:value-type="date" office:date-value="2021-12-13" calcext:value-type="date">
            <text:p>13-dic-21</text:p>
          </table:table-cell>
          <table:table-cell table:style-name="ce268" office:value-type="string" calcext:value-type="string">
            <text:p>Fact # 826 SOL017-SOLUCIONES INFORMATICAS PARA FIRMA ELECTRONICA GEEKTECH S.A. 36 CONTRATOS ELECTRONICOS PERIODO 01 AL 30 NOVIEMBRE 2021</text:p>
          </table:table-cell>
          <table:table-cell table:number-columns-repeated="3"/>
          <table:table-cell table:style-name="ce273" office:value-type="float" office:value="36" calcext:value-type="float">
            <text:p>36.00 </text:p>
          </table:table-cell>
          <table:table-cell/>
          <table:table-cell table:style-name="ce275" office:value-type="float" office:value="7587.55" calcext:value-type="float">
            <text:p>7,587.55 </text:p>
          </table:table-cell>
          <table:table-cell office:value-type="string" calcext:value-type="string">
            <text:p>Factura #826 de contratos electronicos</text:p>
          </table:table-cell>
          <table:table-cell office:value-type="float" office:value="36" calcext:value-type="float">
            <text:p>36</text:p>
          </table:table-cell>
          <table:table-cell table:style-name="ce278" table:formula="of:=[.M144]*0.12" office:value-type="float" office:value="4.32" calcext:value-type="float">
            <text:p>4.32</text:p>
          </table:table-cell>
          <table:table-cell table:style-name="ce278" table:formula="of:=[.M144]*0.0175" office:value-type="float" office:value="0.63" calcext:value-type="float">
            <text:p>0.63</text:p>
          </table:table-cell>
          <table:table-cell table:style-name="ce278" table:formula="of:=[.N144]*0.7" office:value-type="float" office:value="3.024" calcext:value-type="float">
            <text:p>3.02</text:p>
          </table:table-cell>
          <table:table-cell table:style-name="ce278" table:formula="of:=([.M144]-[.O144])+([.N144]-[.P144])" office:value-type="float" office:value="36.666" calcext:value-type="float">
            <text:p>36.67</text:p>
          </table:table-cell>
          <table:table-cell office:value-type="string" calcext:value-type="string">
            <text:p>Produbanco</text:p>
          </table:table-cell>
          <table:table-cell office:value-type="float" office:value="36.67" calcext:value-type="float">
            <text:p>36.67</text:p>
          </table:table-cell>
          <table:table-cell office:value-type="float" office:value="902657529" calcext:value-type="float">
            <text:p>902657529</text:p>
          </table:table-cell>
          <table:table-cell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4393" calcext:value-type="float">
            <text:p>4,393.00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3258.55" calcext:value-type="float">
            <text:p>3,258.55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64" calcext:value-type="float">
            <text:p>64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7587.55" calcext:value-type="float">
            <text:p>7,587.55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12 <text:s text:c="2"/>VARIOS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6067.56" calcext:value-type="float">
            <text:p>6,067.56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SE-15</text:p>
          </table:table-cell>
          <table:table-cell table:style-name="ce271" office:value-type="date" office:date-value="2021-09-06" calcext:value-type="date">
            <text:p>06-sep-21</text:p>
          </table:table-cell>
          <table:table-cell table:style-name="ce268" office:value-type="string" calcext:value-type="string">
            <text:p>Registro-Contabilización Tarj. Corp. compras varias (Amazon.com 257987WKO)</text:p>
          </table:table-cell>
          <table:table-cell table:number-columns-repeated="3"/>
          <table:table-cell table:style-name="ce273" office:value-type="float" office:value="1623.74" calcext:value-type="float">
            <text:p>1,623.74 </text:p>
          </table:table-cell>
          <table:table-cell/>
          <table:table-cell table:style-name="ce275" office:value-type="float" office:value="7691.3" calcext:value-type="float">
            <text:p>7,691.3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5</text:p>
          </table:table-cell>
          <table:table-cell table:style-name="ce271" office:value-type="date" office:date-value="2021-09-08" calcext:value-type="date">
            <text:p>08-sep-21</text:p>
          </table:table-cell>
          <table:table-cell table:style-name="ce268" office:value-type="string" calcext:value-type="string">
            <text:p>Fact # 78425796 OTE001-OTECEL S.A PLAN CORP. PERIODO 08-AGO-2021 AL 07-SEP-2021</text:p>
          </table:table-cell>
          <table:table-cell table:number-columns-repeated="3"/>
          <table:table-cell table:style-name="ce273" office:value-type="float" office:value="313.26" calcext:value-type="float">
            <text:p>313.26 </text:p>
          </table:table-cell>
          <table:table-cell/>
          <table:table-cell table:style-name="ce275" office:value-type="float" office:value="8004.56" calcext:value-type="float">
            <text:p>8,004.5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2</text:p>
          </table:table-cell>
          <table:table-cell table:style-name="ce271" office:value-type="date" office:date-value="2021-10-08" calcext:value-type="date">
            <text:p>08-oct-21</text:p>
          </table:table-cell>
          <table:table-cell table:style-name="ce268" office:value-type="string" calcext:value-type="string">
            <text:p>Fact # 7925736 OTE001-OTECEL S.A PLAN CORP. PERIODO 08-SEP-2021 AL 07-OCT-2021</text:p>
          </table:table-cell>
          <table:table-cell table:number-columns-repeated="3"/>
          <table:table-cell table:style-name="ce273" office:value-type="float" office:value="324.34" calcext:value-type="float">
            <text:p>324.34 </text:p>
          </table:table-cell>
          <table:table-cell/>
          <table:table-cell table:style-name="ce275" office:value-type="float" office:value="8328.9" calcext:value-type="float">
            <text:p>8,328.9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R-3948</text:p>
          </table:table-cell>
          <table:table-cell table:style-name="ce271" office:value-type="date" office:date-value="2021-10-29" calcext:value-type="date">
            <text:p>29-oct-21</text:p>
          </table:table-cell>
          <table:table-cell table:style-name="ce268" office:value-type="string" calcext:value-type="string">
            <text:p>Liqu # 2717 MER005-MERELO ANGULO ROBERTO MANUEL REEMBOLSO DE GASTOS DEL 01 AL 29 DE OCT 2021</text:p>
          </table:table-cell>
          <table:table-cell table:number-columns-repeated="3"/>
          <table:table-cell table:style-name="ce273" office:value-type="float" office:value="239.9" calcext:value-type="float">
            <text:p>239.90 </text:p>
          </table:table-cell>
          <table:table-cell/>
          <table:table-cell table:style-name="ce275" office:value-type="float" office:value="8568.8" calcext:value-type="float">
            <text:p>8,568.8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NO-11</text:p>
          </table:table-cell>
          <table:table-cell table:style-name="ce271" office:value-type="date" office:date-value="2021-11-22" calcext:value-type="date">
            <text:p>22-nov-21</text:p>
          </table:table-cell>
          <table:table-cell table:style-name="ce268" office:value-type="string" calcext:value-type="string">
            <text:p>Registro-Contabilización Corp. Favorita C.A. Compra de Canastas Navideña y Tarj. Regalo </text:p>
          </table:table-cell>
          <table:table-cell table:number-columns-repeated="3"/>
          <table:table-cell table:style-name="ce273" office:value-type="float" office:value="900" calcext:value-type="float">
            <text:p>900.00 </text:p>
          </table:table-cell>
          <table:table-cell/>
          <table:table-cell table:style-name="ce275" office:value-type="float" office:value="9468.8" calcext:value-type="float">
            <text:p>9,468.80 </text:p>
          </table:table-cell>
          <table:table-cell office:value-type="string" calcext:value-type="string">
            <text:p>Compra de <text:s/>tarjetas de regalo</text:p>
          </table:table-cell>
          <table:table-cell office:value-type="float" office:value="900" calcext:value-type="float">
            <text:p>900</text:p>
          </table:table-cell>
          <table:table-cell table:number-columns-repeated="3" table:style-name="ce278" office:value-type="float" office:value="0" calcext:value-type="float">
            <text:p>0.00</text:p>
          </table:table-cell>
          <table:table-cell table:style-name="ce278" table:formula="of:=([.M155]-[.O155])+([.N155]-[.P155])" office:value-type="float" office:value="900" calcext:value-type="float">
            <text:p>900.00</text:p>
          </table:table-cell>
          <table:table-cell office:value-type="string" calcext:value-type="string">
            <text:p>Produbanco</text:p>
          </table:table-cell>
          <table:table-cell office:value-type="float" office:value="900" calcext:value-type="float">
            <text:p>900</text:p>
          </table:table-cell>
          <table:table-cell office:value-type="float" office:value="887711670" calcext:value-type="float">
            <text:p>887711670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R-4562</text:p>
          </table:table-cell>
          <table:table-cell table:style-name="ce271" office:value-type="date" office:date-value="2021-11-29" calcext:value-type="date">
            <text:p>29-nov-21</text:p>
          </table:table-cell>
          <table:table-cell table:style-name="ce268" office:value-type="string" calcext:value-type="string">
            <text:p>Liqu # 2723 ROD023-RODRIGUEZ GOMEZ FERNANDO ALBERTO REEMBOLSO DE GASTOS DEL 01 AL 30 DE NOV 2021</text:p>
          </table:table-cell>
          <table:table-cell table:number-columns-repeated="3"/>
          <table:table-cell table:style-name="ce273" office:value-type="float" office:value="3" calcext:value-type="float">
            <text:p>3.00 </text:p>
          </table:table-cell>
          <table:table-cell/>
          <table:table-cell table:style-name="ce275" office:value-type="float" office:value="9471.8" calcext:value-type="float">
            <text:p>9,471.8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R-4561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Liqu # 2720 MER005-MERELO ANGULO ROBERTO MANUEL REEMBOLSO DE GASTOS DEL 01 AL 30 NOV 2021</text:p>
          </table:table-cell>
          <table:table-cell table:number-columns-repeated="3"/>
          <table:table-cell table:style-name="ce273" office:value-type="float" office:value="168.55" calcext:value-type="float">
            <text:p>168.55 </text:p>
          </table:table-cell>
          <table:table-cell/>
          <table:table-cell table:style-name="ce275" office:value-type="float" office:value="9640.35" calcext:value-type="float">
            <text:p>9,640.3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I-20</text:p>
          </table:table-cell>
          <table:table-cell table:style-name="ce271" office:value-type="date" office:date-value="2021-12-07" calcext:value-type="date">
            <text:p>07-dic-21</text:p>
          </table:table-cell>
          <table:table-cell table:style-name="ce268" office:value-type="string" calcext:value-type="string">
            <text:p>Registro-Contabilización Tarj. Corp. Compras varias (Pypal USAMARKETEC 40293577)</text:p>
          </table:table-cell>
          <table:table-cell table:number-columns-repeated="3"/>
          <table:table-cell table:style-name="ce273" office:value-type="float" office:value="720" calcext:value-type="float">
            <text:p>720.00 </text:p>
          </table:table-cell>
          <table:table-cell/>
          <table:table-cell table:style-name="ce275" office:value-type="float" office:value="10360.35" calcext:value-type="float">
            <text:p>10,360.3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I-21</text:p>
          </table:table-cell>
          <table:table-cell table:style-name="ce271" office:value-type="date" office:date-value="2021-12-07" calcext:value-type="date">
            <text:p>07-dic-21</text:p>
          </table:table-cell>
          <table:table-cell table:style-name="ce268" office:value-type="string" calcext:value-type="string">
            <text:p>Registro-Contabilización Tarj. Corp. Compras varias (BTMFASHION S.A.S SAMBORON)</text:p>
          </table:table-cell>
          <table:table-cell table:number-columns-repeated="3"/>
          <table:table-cell table:style-name="ce273" office:value-type="float" office:value="396" calcext:value-type="float">
            <text:p>396.00 </text:p>
          </table:table-cell>
          <table:table-cell/>
          <table:table-cell table:style-name="ce275" office:value-type="float" office:value="10756.35" calcext:value-type="float">
            <text:p>10,756.3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3</text:p>
          </table:table-cell>
          <table:table-cell table:style-name="ce271" office:value-type="date" office:date-value="2021-12-08" calcext:value-type="date">
            <text:p>08-dic-21</text:p>
          </table:table-cell>
          <table:table-cell table:style-name="ce268" office:value-type="string" calcext:value-type="string">
            <text:p>Fact # 80868352 OTE001-OTECEL S.A PLAN CORP. PERIODO 08-NOV-2021 AL 07-DIC-2021</text:p>
          </table:table-cell>
          <table:table-cell table:number-columns-repeated="3"/>
          <table:table-cell table:style-name="ce273" office:value-type="float" office:value="337.28" calcext:value-type="float">
            <text:p>337.28 </text:p>
          </table:table-cell>
          <table:table-cell/>
          <table:table-cell table:style-name="ce275" office:value-type="float" office:value="11093.63" calcext:value-type="float">
            <text:p>11,093.63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6</text:p>
          </table:table-cell>
          <table:table-cell table:style-name="ce271" office:value-type="date" office:date-value="2021-12-14" calcext:value-type="date">
            <text:p>14-dic-21</text:p>
          </table:table-cell>
          <table:table-cell table:style-name="ce268" office:value-type="string" calcext:value-type="string">
            <text:p>Fact # 13730 SUP001-CORPORACION FAVORITA C.A. COMPRA DE 30 CONTENEDORES NAVIDEÑOS S/I-C/I Y 15 PAVOS G</text:p>
          </table:table-cell>
          <table:table-cell table:number-columns-repeated="3"/>
          <table:table-cell table:style-name="ce273" office:value-type="float" office:value="1123.92" calcext:value-type="float">
            <text:p>1,123.92 </text:p>
          </table:table-cell>
          <table:table-cell/>
          <table:table-cell table:style-name="ce275" office:value-type="float" office:value="12217.55" calcext:value-type="float">
            <text:p>12,217.55 </text:p>
          </table:table-cell>
          <table:table-cell office:value-type="string" calcext:value-type="string">
            <text:p>Factura #13730 a la favorita</text:p>
          </table:table-cell>
          <table:table-cell office:value-type="float" office:value="1123.92" calcext:value-type="float">
            <text:p>1123.92</text:p>
          </table:table-cell>
          <table:table-cell table:style-name="ce278" office:value-type="float" office:value="48" calcext:value-type="float">
            <text:p>48.00</text:p>
          </table:table-cell>
          <table:table-cell table:style-name="ce278" office:value-type="float" office:value="8.88" calcext:value-type="float">
            <text:p>8.88</text:p>
          </table:table-cell>
          <table:table-cell table:style-name="ce278" office:value-type="float" office:value="6.16" calcext:value-type="float">
            <text:p>6.16</text:p>
          </table:table-cell>
          <table:table-cell table:style-name="ce278" table:formula="of:=([.M161]-[.O161])+([.N161]-[.P161])" office:value-type="float" office:value="1156.88" calcext:value-type="float">
            <text:p>1,156.88</text:p>
          </table:table-cell>
          <table:table-cell office:value-type="string" calcext:value-type="string">
            <text:p>Produbanco</text:p>
          </table:table-cell>
          <table:table-cell table:formula="of:=620+551.92" office:value-type="float" office:value="1171.92" calcext:value-type="float">
            <text:p>1171.92</text:p>
          </table:table-cell>
          <table:table-cell office:value-type="string" calcext:value-type="string">
            <text:p>887711671 y 896500198</text:p>
          </table:table-cell>
          <table:table-cell office:value-type="string" calcext:value-type="string">
            <text:p>Toco asumir las retenciones</text:p>
          </table:table-cell>
        </table:table-row>
        <table:table-row table:style-name="ro8">
          <table:table-cell table:number-columns-repeated="2"/>
          <table:table-cell table:style-name="ce269" office:value-type="string" calcext:value-type="string">
            <text:p>DF-33</text:p>
          </table:table-cell>
          <table:table-cell table:style-name="ce271" office:value-type="date" office:date-value="2021-12-17" calcext:value-type="date">
            <text:p>17-dic-21</text:p>
          </table:table-cell>
          <table:table-cell table:style-name="ce268" office:value-type="string" calcext:value-type="string">
            <text:p>Fact # 13736 SUP001-CORPORACION FAVORITA C.A. COMPRA DE 14 CONTENEDOR SUPERMAXI 2 SMX S/I <text:s/>C/I</text:p>
          </table:table-cell>
          <table:table-cell table:number-columns-repeated="3"/>
          <table:table-cell table:style-name="ce273" office:value-type="float" office:value="249.34" calcext:value-type="float">
            <text:p>249.34 </text:p>
          </table:table-cell>
          <table:table-cell/>
          <table:table-cell table:style-name="ce275" office:value-type="float" office:value="12466.89" calcext:value-type="float">
            <text:p>12,466.89 </text:p>
          </table:table-cell>
          <table:table-cell office:value-type="string" calcext:value-type="string">
            <text:p>Factura #13736, la favorita por contenedores </text:p>
          </table:table-cell>
          <table:table-cell office:value-type="float" office:value="249.34" calcext:value-type="float">
            <text:p>249.34</text:p>
          </table:table-cell>
          <table:table-cell table:style-name="ce278" table:formula="of:=[.M162]*0.12" office:value-type="float" office:value="29.9208" calcext:value-type="float">
            <text:p>29.92</text:p>
          </table:table-cell>
          <table:table-cell table:style-name="ce278" table:formula="of:=[.M162]*0.0175" office:value-type="float" office:value="4.36345" calcext:value-type="float">
            <text:p>4.36</text:p>
          </table:table-cell>
          <table:table-cell table:style-name="ce278" office:value-type="float" office:value="0" calcext:value-type="float">
            <text:p>0.00</text:p>
          </table:table-cell>
          <table:table-cell table:style-name="ce278" table:formula="of:=([.M162]-[.O162])+([.N162]-[.P162])" office:value-type="float" office:value="274.89735" calcext:value-type="float">
            <text:p>274.90</text:p>
          </table:table-cell>
          <table:table-cell office:value-type="string" calcext:value-type="string">
            <text:p>Produbanco</text:p>
          </table:table-cell>
          <table:table-cell office:value-type="float" office:value="272.92" calcext:value-type="float">
            <text:p>272.92</text:p>
          </table:table-cell>
          <table:table-cell office:value-type="float" office:value="898343103" calcext:value-type="float">
            <text:p>898343103</text:p>
          </table:table-cell>
          <table:table-cell office:value-type="string" calcext:value-type="string">
            <text:p>Toco asumir la retencion</text:p>
          </table:table-cell>
        </table:table-row>
        <table:table-row table:style-name="ro8">
          <table:table-cell table:number-columns-repeated="2"/>
          <table:table-cell table:style-name="ce269" office:value-type="string" calcext:value-type="string">
            <text:p>DF-62</text:p>
          </table:table-cell>
          <table:table-cell table:style-name="ce271" office:value-type="date" office:date-value="2021-12-31" calcext:value-type="date">
            <text:p>31-dic-21</text:p>
          </table:table-cell>
          <table:table-cell table:style-name="ce268" office:value-type="string" calcext:value-type="string">
            <text:p>Liqu # 2724 MER005-MERELO ANGULO ROBERTO MANUEL REEMBOLSO DE GASTOS <text:s/>DEL 01 AL 31 DIC 2021</text:p>
          </table:table-cell>
          <table:table-cell table:number-columns-repeated="3"/>
          <table:table-cell table:style-name="ce273" office:value-type="float" office:value="51.18" calcext:value-type="float">
            <text:p>51.18 </text:p>
          </table:table-cell>
          <table:table-cell/>
          <table:table-cell table:style-name="ce275" office:value-type="float" office:value="12518.07" calcext:value-type="float">
            <text:p>12,518.0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6067.56" calcext:value-type="float">
            <text:p>6,067.56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6450.51" calcext:value-type="float">
            <text:p>6,450.51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12518.07" calcext:value-type="float">
            <text:p>12,518.07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120 <text:s text:c="2"/>COMISIONES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462.42" calcext:value-type="float">
            <text:p>462.42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5</text:p>
          </table:table-cell>
          <table:table-cell table:style-name="ce271" office:value-type="date" office:date-value="2021-09-03" calcext:value-type="date">
            <text:p>03-sep-21</text:p>
          </table:table-cell>
          <table:table-cell table:style-name="ce268" office:value-type="string" calcext:value-type="string">
            <text:p>Fact # 6802489 BAN007-BANCO DE GUAYAQUIL S.A. FACT.COMIS.LIQUIDACION PAGO DEPOSITOS DE VOUCHERS TARJETAS DE CREDITO</text:p>
          </table:table-cell>
          <table:table-cell table:number-columns-repeated="3"/>
          <table:table-cell table:style-name="ce273" office:value-type="float" office:value="24.83" calcext:value-type="float">
            <text:p>24.83 </text:p>
          </table:table-cell>
          <table:table-cell/>
          <table:table-cell table:style-name="ce275" office:value-type="float" office:value="487.25" calcext:value-type="float">
            <text:p>487.2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3</text:p>
          </table:table-cell>
          <table:table-cell table:style-name="ce271" office:value-type="date" office:date-value="2021-09-30" calcext:value-type="date">
            <text:p>30-sep-21</text:p>
          </table:table-cell>
          <table:table-cell table:style-name="ce268" office:value-type="string" calcext:value-type="string">
            <text:p>Fact # 4327261 DIN003-DINERS CLUB DEL ECUADOR S.A. SOCIEDAD FINANCIERA TARIFA CARGO CRÉDITO CORRIENTE</text:p>
          </table:table-cell>
          <table:table-cell table:number-columns-repeated="3"/>
          <table:table-cell table:style-name="ce273" office:value-type="float" office:value="21.2" calcext:value-type="float">
            <text:p>21.20 </text:p>
          </table:table-cell>
          <table:table-cell/>
          <table:table-cell table:style-name="ce275" office:value-type="float" office:value="508.45" calcext:value-type="float">
            <text:p>508.4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4</text:p>
          </table:table-cell>
          <table:table-cell table:style-name="ce271" office:value-type="date" office:date-value="2021-09-30" calcext:value-type="date">
            <text:p>30-sep-21</text:p>
          </table:table-cell>
          <table:table-cell table:style-name="ce268" office:value-type="string" calcext:value-type="string">
            <text:p>Fact # 2734821 DIN003-DINERS CLUB DEL ECUADOR S.A. SOCIEDAD FINANCIERA TARIFA CARGO CRÉDITO CORRIENTE</text:p>
          </table:table-cell>
          <table:table-cell table:number-columns-repeated="3"/>
          <table:table-cell table:style-name="ce273" office:value-type="float" office:value="13.35" calcext:value-type="float">
            <text:p>13.35 </text:p>
          </table:table-cell>
          <table:table-cell/>
          <table:table-cell table:style-name="ce275" office:value-type="float" office:value="521.8" calcext:value-type="float">
            <text:p>521.8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6</text:p>
          </table:table-cell>
          <table:table-cell table:style-name="ce271" office:value-type="date" office:date-value="2021-09-30" calcext:value-type="date">
            <text:p>30-sep-21</text:p>
          </table:table-cell>
          <table:table-cell table:style-name="ce268" office:value-type="string" calcext:value-type="string">
            <text:p>Fact # 2478057 UCK445-BANCO DEL PACIFICO TARIFA POR COMISIÓN</text:p>
          </table:table-cell>
          <table:table-cell table:number-columns-repeated="3"/>
          <table:table-cell table:style-name="ce273" office:value-type="float" office:value="0.37" calcext:value-type="float">
            <text:p>0.37 </text:p>
          </table:table-cell>
          <table:table-cell/>
          <table:table-cell table:style-name="ce275" office:value-type="float" office:value="522.17" calcext:value-type="float">
            <text:p>522.1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7</text:p>
          </table:table-cell>
          <table:table-cell table:style-name="ce271" office:value-type="date" office:date-value="2021-09-30" calcext:value-type="date">
            <text:p>30-sep-21</text:p>
          </table:table-cell>
          <table:table-cell table:style-name="ce268" office:value-type="string" calcext:value-type="string">
            <text:p>Fact # 1815681 BAN006-BANCO PICHINCHA C.A. TARIFA CARGO CRÉDITO CORRIENTE</text:p>
          </table:table-cell>
          <table:table-cell table:number-columns-repeated="3"/>
          <table:table-cell table:style-name="ce273" office:value-type="float" office:value="4.55" calcext:value-type="float">
            <text:p>4.55 </text:p>
          </table:table-cell>
          <table:table-cell/>
          <table:table-cell table:style-name="ce275" office:value-type="float" office:value="526.72" calcext:value-type="float">
            <text:p>526.7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7</text:p>
          </table:table-cell>
          <table:table-cell table:style-name="ce271" office:value-type="date" office:date-value="2021-10-04" calcext:value-type="date">
            <text:p>04-oct-21</text:p>
          </table:table-cell>
          <table:table-cell table:style-name="ce268" office:value-type="string" calcext:value-type="string">
            <text:p>Fact # 6992687 BAN007-BANCO DE GUAYAQUIL S.A. SERVICIO POR FACT.COMIS.LIQUIDACION PAGO DEPOSITOS DE VOUCHERS TARJETAS DE CREDITO</text:p>
          </table:table-cell>
          <table:table-cell table:number-columns-repeated="3"/>
          <table:table-cell table:style-name="ce273" office:value-type="float" office:value="20.98" calcext:value-type="float">
            <text:p>20.98 </text:p>
          </table:table-cell>
          <table:table-cell/>
          <table:table-cell table:style-name="ce275" office:value-type="float" office:value="547.7" calcext:value-type="float">
            <text:p>547.7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3</text:p>
          </table:table-cell>
          <table:table-cell table:style-name="ce271" office:value-type="date" office:date-value="2021-10-31" calcext:value-type="date">
            <text:p>31-oct-21</text:p>
          </table:table-cell>
          <table:table-cell table:style-name="ce268" office:value-type="string" calcext:value-type="string">
            <text:p>Fact # 4389771 DIN003-DINERS CLUB DEL ECUADOR S.A. SOCIEDAD FINANCIERA TARIFA COMISIÓN</text:p>
          </table:table-cell>
          <table:table-cell table:number-columns-repeated="3"/>
          <table:table-cell table:style-name="ce273" office:value-type="float" office:value="18.27" calcext:value-type="float">
            <text:p>18.27 </text:p>
          </table:table-cell>
          <table:table-cell/>
          <table:table-cell table:style-name="ce275" office:value-type="float" office:value="565.97" calcext:value-type="float">
            <text:p>565.9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4</text:p>
          </table:table-cell>
          <table:table-cell table:style-name="ce271" office:value-type="date" office:date-value="2021-10-31" calcext:value-type="date">
            <text:p>31-oct-21</text:p>
          </table:table-cell>
          <table:table-cell table:style-name="ce268" office:value-type="string" calcext:value-type="string">
            <text:p>Fact # 2781679 DIN003-DINERS CLUB DEL ECUADOR S.A. SOCIEDAD FINANCIERA TARIFA POR COMISIÓN</text:p>
          </table:table-cell>
          <table:table-cell table:number-columns-repeated="3"/>
          <table:table-cell table:style-name="ce273" office:value-type="float" office:value="14.58" calcext:value-type="float">
            <text:p>14.58 </text:p>
          </table:table-cell>
          <table:table-cell/>
          <table:table-cell table:style-name="ce275" office:value-type="float" office:value="580.55" calcext:value-type="float">
            <text:p>580.5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5</text:p>
          </table:table-cell>
          <table:table-cell table:style-name="ce271" office:value-type="date" office:date-value="2021-10-31" calcext:value-type="date">
            <text:p>31-oct-21</text:p>
          </table:table-cell>
          <table:table-cell table:style-name="ce268" office:value-type="string" calcext:value-type="string">
            <text:p>Fact # 1860331 BAN006-BANCO PICHINCHA C.A. TARIFA POR COMISIÓN</text:p>
          </table:table-cell>
          <table:table-cell table:number-columns-repeated="3"/>
          <table:table-cell table:style-name="ce273" office:value-type="float" office:value="4.14" calcext:value-type="float">
            <text:p>4.14 </text:p>
          </table:table-cell>
          <table:table-cell/>
          <table:table-cell table:style-name="ce275" office:value-type="float" office:value="584.69" calcext:value-type="float">
            <text:p>584.6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0</text:p>
          </table:table-cell>
          <table:table-cell table:style-name="ce271" office:value-type="date" office:date-value="2021-11-08" calcext:value-type="date">
            <text:p>08-nov-21</text:p>
          </table:table-cell>
          <table:table-cell table:style-name="ce268" office:value-type="string" calcext:value-type="string">
            <text:p>Fact # 7204928 BAN007-BANCO DE GUAYAQUIL S.A. FACT.COMIS.LIQUIDACION PAGO DEPOSITOS DE VOUCHERS TARJETAS DE CREDITO MES DE NOV 2021</text:p>
          </table:table-cell>
          <table:table-cell table:number-columns-repeated="3"/>
          <table:table-cell table:style-name="ce273" office:value-type="float" office:value="20.2" calcext:value-type="float">
            <text:p>20.20 </text:p>
          </table:table-cell>
          <table:table-cell/>
          <table:table-cell table:style-name="ce275" office:value-type="float" office:value="604.89" calcext:value-type="float">
            <text:p>604.8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5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Fact # 2548007 UCK445-BANCO DEL PACIFICO TARIFA POR COMISIÓN</text:p>
          </table:table-cell>
          <table:table-cell table:number-columns-repeated="3"/>
          <table:table-cell table:style-name="ce273" office:value-type="float" office:value="0.29" calcext:value-type="float">
            <text:p>0.29 </text:p>
          </table:table-cell>
          <table:table-cell/>
          <table:table-cell table:style-name="ce275" office:value-type="float" office:value="605.18" calcext:value-type="float">
            <text:p>605.1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8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Fact # 4458209 DIN003-DINERS CLUB DEL ECUADOR S.A. SOCIEDAD FINANCIERA TARIFA POR COMISIÓN</text:p>
          </table:table-cell>
          <table:table-cell table:number-columns-repeated="3"/>
          <table:table-cell table:style-name="ce273" office:value-type="float" office:value="20.61" calcext:value-type="float">
            <text:p>20.61 </text:p>
          </table:table-cell>
          <table:table-cell/>
          <table:table-cell table:style-name="ce275" office:value-type="float" office:value="625.79" calcext:value-type="float">
            <text:p>625.7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9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Fact # 1910089 BAN006-BANCO PICHINCHA C.A. TARIFA POR COMISIÓN</text:p>
          </table:table-cell>
          <table:table-cell table:number-columns-repeated="3"/>
          <table:table-cell table:style-name="ce273" office:value-type="float" office:value="2.91" calcext:value-type="float">
            <text:p>2.91 </text:p>
          </table:table-cell>
          <table:table-cell/>
          <table:table-cell table:style-name="ce275" office:value-type="float" office:value="628.7" calcext:value-type="float">
            <text:p>628.7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0</text:p>
          </table:table-cell>
          <table:table-cell table:style-name="ce271" office:value-type="date" office:date-value="2021-11-30" calcext:value-type="date">
            <text:p>30-nov-21</text:p>
          </table:table-cell>
          <table:table-cell table:style-name="ce268" office:value-type="string" calcext:value-type="string">
            <text:p>Fact # 2833181 DIN003-DINERS CLUB DEL ECUADOR S.A. SOCIEDAD FINANCIERA TARIFA POR COMISIÓN</text:p>
          </table:table-cell>
          <table:table-cell table:number-columns-repeated="3"/>
          <table:table-cell table:style-name="ce273" office:value-type="float" office:value="11.13" calcext:value-type="float">
            <text:p>11.13 </text:p>
          </table:table-cell>
          <table:table-cell/>
          <table:table-cell table:style-name="ce275" office:value-type="float" office:value="639.83" calcext:value-type="float">
            <text:p>639.83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4</text:p>
          </table:table-cell>
          <table:table-cell table:style-name="ce271" office:value-type="date" office:date-value="2021-12-02" calcext:value-type="date">
            <text:p>02-dic-21</text:p>
          </table:table-cell>
          <table:table-cell table:style-name="ce268" office:value-type="string" calcext:value-type="string">
            <text:p>Fact # 7376858 BAN007-BANCO DE GUAYAQUIL S.A. FACT.COMIS.LIQUIDACION PAGO DEPOSITOS DE VOUCHERS TARJETAS DE CREDITO MES DIC 2021</text:p>
          </table:table-cell>
          <table:table-cell table:number-columns-repeated="3"/>
          <table:table-cell table:style-name="ce273" office:value-type="float" office:value="19.49" calcext:value-type="float">
            <text:p>19.49 </text:p>
          </table:table-cell>
          <table:table-cell/>
          <table:table-cell table:style-name="ce275" office:value-type="float" office:value="659.32" calcext:value-type="float">
            <text:p>659.3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8</text:p>
          </table:table-cell>
          <table:table-cell table:style-name="ce271" office:value-type="date" office:date-value="2021-12-31" calcext:value-type="date">
            <text:p>31-dic-21</text:p>
          </table:table-cell>
          <table:table-cell table:style-name="ce268" office:value-type="string" calcext:value-type="string">
            <text:p>Fact # 4516579 DIN003-DINERS CLUB DEL ECUADOR S.A. SOCIEDAD FINANCIERA TARIFA POR COMISION</text:p>
          </table:table-cell>
          <table:table-cell table:number-columns-repeated="3"/>
          <table:table-cell table:style-name="ce273" office:value-type="float" office:value="20.04" calcext:value-type="float">
            <text:p>20.04 </text:p>
          </table:table-cell>
          <table:table-cell/>
          <table:table-cell table:style-name="ce275" office:value-type="float" office:value="679.36" calcext:value-type="float">
            <text:p>679.3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9</text:p>
          </table:table-cell>
          <table:table-cell table:style-name="ce271" office:value-type="date" office:date-value="2021-12-31" calcext:value-type="date">
            <text:p>31-dic-21</text:p>
          </table:table-cell>
          <table:table-cell table:style-name="ce268" office:value-type="string" calcext:value-type="string">
            <text:p>Fact # 2879146 DIN003-DINERS CLUB DEL ECUADOR S.A. SOCIEDAD FINANCIERA TARIFA POR COMISION</text:p>
          </table:table-cell>
          <table:table-cell table:number-columns-repeated="3"/>
          <table:table-cell table:style-name="ce273" office:value-type="float" office:value="12.69" calcext:value-type="float">
            <text:p>12.69 </text:p>
          </table:table-cell>
          <table:table-cell/>
          <table:table-cell table:style-name="ce275" office:value-type="float" office:value="692.05" calcext:value-type="float">
            <text:p>692.0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60</text:p>
          </table:table-cell>
          <table:table-cell table:style-name="ce271" office:value-type="date" office:date-value="2021-12-31" calcext:value-type="date">
            <text:p>31-dic-21</text:p>
          </table:table-cell>
          <table:table-cell table:style-name="ce268" office:value-type="string" calcext:value-type="string">
            <text:p>Fact # 1953291 BAN006-BANCO PICHINCHA C.A. TARIFA POR COMISION</text:p>
          </table:table-cell>
          <table:table-cell table:number-columns-repeated="3"/>
          <table:table-cell table:style-name="ce273" office:value-type="float" office:value="2.8" calcext:value-type="float">
            <text:p>2.80 </text:p>
          </table:table-cell>
          <table:table-cell/>
          <table:table-cell table:style-name="ce275" office:value-type="float" office:value="694.85" calcext:value-type="float">
            <text:p>694.8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462.42" calcext:value-type="float">
            <text:p>462.42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232.43" calcext:value-type="float">
            <text:p>232.43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694.85" calcext:value-type="float">
            <text:p>694.85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01 <text:s text:c="2"/>OTECEL S. A. "MOVISTAR"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13080.22" calcext:value-type="float">
            <text:p>13,080.22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1</text:p>
          </table:table-cell>
          <table:table-cell table:style-name="ce271" office:value-type="date" office:date-value="2021-09-14" calcext:value-type="date">
            <text:p>14-sep-21</text:p>
          </table:table-cell>
          <table:table-cell table:style-name="ce268" office:value-type="string" calcext:value-type="string">
            <text:p>Fact # 596929 OTE001-OTECEL S.A INTERCONEXIÓN AGOSTO 2021, <text:s/>MIN: 127723.41 T: 0.01015, COMPENSA FACTURA#371302</text:p>
          </table:table-cell>
          <table:table-cell table:number-columns-repeated="3"/>
          <table:table-cell table:style-name="ce273" office:value-type="float" office:value="1596.2" calcext:value-type="float">
            <text:p>1,596.20 </text:p>
          </table:table-cell>
          <table:table-cell/>
          <table:table-cell table:style-name="ce275" office:value-type="float" office:value="14676.42" calcext:value-type="float">
            <text:p>14,676.4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3</text:p>
          </table:table-cell>
          <table:table-cell table:style-name="ce271" office:value-type="date" office:date-value="2021-10-14" calcext:value-type="date">
            <text:p>14-oct-21</text:p>
          </table:table-cell>
          <table:table-cell table:style-name="ce268" office:value-type="string" calcext:value-type="string">
            <text:p>Fact # 609904 OTE001-OTECEL S.A INTERCONEXIÓN MES DE SEP 2021, MIN: 148436.66 T: 0.01015, COMPENSA FACTURA#373989</text:p>
          </table:table-cell>
          <table:table-cell table:number-columns-repeated="3"/>
          <table:table-cell table:style-name="ce273" office:value-type="float" office:value="1870.1" calcext:value-type="float">
            <text:p>1,870.10 </text:p>
          </table:table-cell>
          <table:table-cell/>
          <table:table-cell table:style-name="ce275" office:value-type="float" office:value="16546.52" calcext:value-type="float">
            <text:p>16,546.5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2</text:p>
          </table:table-cell>
          <table:table-cell table:style-name="ce271" office:value-type="date" office:date-value="2021-11-16" calcext:value-type="date">
            <text:p>16-nov-21</text:p>
          </table:table-cell>
          <table:table-cell table:style-name="ce268" office:value-type="string" calcext:value-type="string">
            <text:p>Fact # 622536 OTE001-OTECEL S.A INTERCONEXIÓN MES DE OCT 2021, MIN: 121040.77 T: 0.01015, COMPENSA FACTURA#376681</text:p>
          </table:table-cell>
          <table:table-cell table:number-columns-repeated="3"/>
          <table:table-cell table:style-name="ce273" office:value-type="float" office:value="1526.67" calcext:value-type="float">
            <text:p>1,526.67 </text:p>
          </table:table-cell>
          <table:table-cell/>
          <table:table-cell table:style-name="ce275" office:value-type="float" office:value="18073.19" calcext:value-type="float">
            <text:p>18,073.19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9</text:p>
          </table:table-cell>
          <table:table-cell table:style-name="ce271" office:value-type="date" office:date-value="2021-12-17" calcext:value-type="date">
            <text:p>17-dic-21</text:p>
          </table:table-cell>
          <table:table-cell table:style-name="ce268" office:value-type="string" calcext:value-type="string">
            <text:p>Fact # 3230832 OTE001-OTECEL S.A INTERCONEXION MES NOV 2021, MIN: 103746.25 T: 0.01015</text:p>
          </table:table-cell>
          <table:table-cell table:number-columns-repeated="3"/>
          <table:table-cell table:style-name="ce273" office:value-type="float" office:value="1329.65" calcext:value-type="float">
            <text:p>1,329.65 </text:p>
          </table:table-cell>
          <table:table-cell/>
          <table:table-cell table:style-name="ce275" office:value-type="float" office:value="19402.84" calcext:value-type="float">
            <text:p>19,402.84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13080.22" calcext:value-type="float">
            <text:p>13,080.22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6322.62" calcext:value-type="float">
            <text:p>6,322.62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19402.84" calcext:value-type="float">
            <text:p>19,402.84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02 <text:s text:c="2"/>GLOBAL THINK TECHNOLOGY S.A.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22500" calcext:value-type="float">
            <text:p>22,500.00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475" office:value-type="string" calcext:value-type="string">
            <text:p>SE-11</text:p>
          </table:table-cell>
          <table:table-cell table:style-name="ce480" office:value-type="date" office:date-value="2021-09-02" calcext:value-type="date">
            <text:p>02-sep-21</text:p>
          </table:table-cell>
          <table:table-cell table:style-name="ce485" office:value-type="string" calcext:value-type="string">
            <text:p>Registro-Contabilización Servicio mensuales por soporte técnico Global Think Tecnology S.A. mes de septiembre 2021, Factura#00004-00000560 y cuota 6/10 por Denoc setup</text:p>
          </table:table-cell>
          <table:table-cell table:style-name="ce486" table:number-columns-repeated="3"/>
          <table:table-cell table:style-name="ce489" office:value-type="float" office:value="3000" calcext:value-type="float">
            <text:p>3,000.00 </text:p>
          </table:table-cell>
          <table:table-cell/>
          <table:table-cell table:style-name="ce275" office:value-type="float" office:value="25500" calcext:value-type="float">
            <text:p>25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office:value-type="float" office:value="17668244" calcext:value-type="float">
            <text:p>17668244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OC-8</text:p>
          </table:table-cell>
          <table:table-cell table:style-name="ce480" office:value-type="date" office:date-value="2021-10-04" calcext:value-type="date">
            <text:p>04-oct-21</text:p>
          </table:table-cell>
          <table:table-cell table:style-name="ce485" office:value-type="string" calcext:value-type="string">
            <text:p>Registro-Contabilización Servicio mensuales por Actualización y mantenimiento evolutivo Global Think Tecnology S.A. mes de octubre 2021, Factura#00004-00000561 y cuota 7/10 por Denoc setup</text:p>
          </table:table-cell>
          <table:table-cell table:style-name="ce486" table:number-columns-repeated="3"/>
          <table:table-cell table:style-name="ce489" office:value-type="float" office:value="3000" calcext:value-type="float">
            <text:p>3,000.00 </text:p>
          </table:table-cell>
          <table:table-cell/>
          <table:table-cell table:style-name="ce275" office:value-type="float" office:value="28500" calcext:value-type="float">
            <text:p>28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office:value-type="float" office:value="17673885" calcext:value-type="float">
            <text:p>17673885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NO-7</text:p>
          </table:table-cell>
          <table:table-cell table:style-name="ce271" office:value-type="date" office:date-value="2021-11-04" calcext:value-type="date">
            <text:p>04-nov-21</text:p>
          </table:table-cell>
          <table:table-cell table:style-name="ce268" office:value-type="string" calcext:value-type="string">
            <text:p>Registro-Contabilización Servicio mensuales por Actualización y mantenimiento evolutivo Global Think Tecnology S.A. mes de noviembre 2021, Factura#00004-00000575 y cuota 8/10 por Denoc setup</text:p>
          </table:table-cell>
          <table:table-cell table:number-columns-repeated="3"/>
          <table:table-cell table:style-name="ce273" office:value-type="float" office:value="3000" calcext:value-type="float">
            <text:p>3,000.00 </text:p>
          </table:table-cell>
          <table:table-cell/>
          <table:table-cell table:style-name="ce275" office:value-type="float" office:value="31500" calcext:value-type="float">
            <text:p>31,500.00 </text:p>
          </table:table-cell>
          <table:table-cell office:value-type="string" calcext:value-type="string">
            <text:p>Pago de Factura de Global Think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Produbanco</text:p>
          </table:table-cell>
          <table:table-cell office:value-type="float" office:value="3000" calcext:value-type="float">
            <text:p>3000</text:p>
          </table:table-cell>
          <table:table-cell office:value-type="float" office:value="17745504" calcext:value-type="float">
            <text:p>17745504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I-4</text:p>
          </table:table-cell>
          <table:table-cell table:style-name="ce271" office:value-type="date" office:date-value="2021-12-01" calcext:value-type="date">
            <text:p>01-dic-21</text:p>
          </table:table-cell>
          <table:table-cell table:style-name="ce268" office:value-type="string" calcext:value-type="string">
            <text:p>Registro-Contabilización Servicio mensuales por Actualización y mantenimiento evolutivo Global Think Tecnology S.A. mes de diciembre 2021, Factura#00004-00000589 y cuota 9/10 por Denoc setup</text:p>
          </table:table-cell>
          <table:table-cell table:number-columns-repeated="3"/>
          <table:table-cell table:style-name="ce273" office:value-type="float" office:value="3000" calcext:value-type="float">
            <text:p>3,000.00 </text:p>
          </table:table-cell>
          <table:table-cell/>
          <table:table-cell table:style-name="ce275" office:value-type="float" office:value="34500" calcext:value-type="float">
            <text:p>34,500.0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22500" calcext:value-type="float">
            <text:p>22,500.00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12000" calcext:value-type="float">
            <text:p>12,000.00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34500" calcext:value-type="float">
            <text:p>34,500.00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04 <text:s text:c="2"/>CNT EP - TELECSA S.A. "ALEGRO PCS"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13169.53" calcext:value-type="float">
            <text:p>13,169.53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29</text:p>
          </table:table-cell>
          <table:table-cell table:style-name="ce480" office:value-type="date" office:date-value="2021-09-03" calcext:value-type="date">
            <text:p>03-sep-21</text:p>
          </table:table-cell>
          <table:table-cell table:style-name="ce485" office:value-type="string" calcext:value-type="string">
            <text:p>Fact # 179739291 PAC005-CORPORACION NACIONAL DE TELECOMUNICACIONES CNT EP PENSIÓN BÁSICA SERVICIO#23820600 MES DE AGOSTO-2021 POR TRONCAL SIP/QUITO/ENLACE 10 CANALES LLAMADA DE VOZ</text:p>
          </table:table-cell>
          <table:table-cell table:style-name="ce486" table:number-columns-repeated="3"/>
          <table:table-cell table:style-name="ce489" office:value-type="float" office:value="138" calcext:value-type="float">
            <text:p>138.00 </text:p>
          </table:table-cell>
          <table:table-cell/>
          <table:table-cell table:style-name="ce275" office:value-type="float" office:value="13307.53" calcext:value-type="float">
            <text:p>13,307.53 </text:p>
          </table:table-cell>
          <table:table-cell office:value-type="string" calcext:value-type="string">
            <text:p>Factura con ICE aparte</text:p>
          </table:table-cell>
          <table:table-cell office:value-type="float" office:value="138" calcext:value-type="float">
            <text:p>138</text:p>
          </table:table-cell>
          <table:table-cell table:style-name="ce278" table:formula="of:=[.M214]*0.12" office:value-type="float" office:value="16.56" calcext:value-type="float">
            <text:p>16.56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14]-[.O214])+([.N214]-[.P214])" office:value-type="float" office:value="154.56" calcext:value-type="float">
            <text:p>154.56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30</text:p>
          </table:table-cell>
          <table:table-cell table:style-name="ce480" office:value-type="date" office:date-value="2021-09-03" calcext:value-type="date">
            <text:p>03-sep-21</text:p>
          </table:table-cell>
          <table:table-cell table:style-name="ce485" office:value-type="string" calcext:value-type="string">
            <text:p>Fact # 179739292 PAC005-CORPORACION NACIONAL DE TELECOMUNICACIONES CNT EP PENSION BASICA SERVICIO#43805540 MES AGOSTO-2021 POR TRONCAL</text:p>
          </table:table-cell>
          <table:table-cell table:style-name="ce486" table:number-columns-repeated="3"/>
          <table:table-cell table:style-name="ce489" office:value-type="float" office:value="120" calcext:value-type="float">
            <text:p>120.00 </text:p>
          </table:table-cell>
          <table:table-cell/>
          <table:table-cell table:style-name="ce275" office:value-type="float" office:value="13427.53" calcext:value-type="float">
            <text:p>13,427.53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278" table:formula="of:=[.M215]*0.12" office:value-type="float" office:value="14.4" calcext:value-type="float">
            <text:p>14.4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15]-[.O215])+([.N215]-[.P215])" office:value-type="float" office:value="134.4" calcext:value-type="float">
            <text:p>134.40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31</text:p>
          </table:table-cell>
          <table:table-cell table:style-name="ce480" office:value-type="date" office:date-value="2021-09-03" calcext:value-type="date">
            <text:p>03-sep-21</text:p>
          </table:table-cell>
          <table:table-cell table:style-name="ce485" office:value-type="string" calcext:value-type="string">
            <text:p>Fact # 179739293 PAC005-CORPORACION NACIONAL DE TELECOMUNICACIONES CNT EP PENSIÓN BÁSICA MES DE AGOSTO-2021 PILOTO#891422 ENLACE LINKO-ETAPA CUENCA</text:p>
          </table:table-cell>
          <table:table-cell table:style-name="ce486" table:number-columns-repeated="3"/>
          <table:table-cell table:style-name="ce489" office:value-type="float" office:value="481" calcext:value-type="float">
            <text:p>481.00 </text:p>
          </table:table-cell>
          <table:table-cell/>
          <table:table-cell table:style-name="ce275" office:value-type="float" office:value="13908.53" calcext:value-type="float">
            <text:p>13,908.53 </text:p>
          </table:table-cell>
          <table:table-cell office:value-type="string" calcext:value-type="string">
            <text:p>Factura con ICE</text:p>
          </table:table-cell>
          <table:table-cell office:value-type="float" office:value="481" calcext:value-type="float">
            <text:p>481</text:p>
          </table:table-cell>
          <table:table-cell table:style-name="ce278" table:formula="of:=[.M216]*0.12" office:value-type="float" office:value="57.72" calcext:value-type="float">
            <text:p>57.72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16]-[.O216])+([.N216]-[.P216])" office:value-type="float" office:value="538.72" calcext:value-type="float">
            <text:p>538.72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32</text:p>
          </table:table-cell>
          <table:table-cell table:style-name="ce480" office:value-type="date" office:date-value="2021-09-03" calcext:value-type="date">
            <text:p>03-sep-21</text:p>
          </table:table-cell>
          <table:table-cell table:style-name="ce485" office:value-type="string" calcext:value-type="string">
            <text:p>Fact # 179739294 PAC005-CORPORACION NACIONAL DE TELECOMUNICACIONES CNT EP PENSIÓN BÁSICA MES DE AGOSTO-2021, PILOTO 891537, ENLACE LINKO-CNT MOVIL</text:p>
          </table:table-cell>
          <table:table-cell table:style-name="ce486" table:number-columns-repeated="3"/>
          <table:table-cell table:style-name="ce489" office:value-type="float" office:value="292" calcext:value-type="float">
            <text:p>292.00 </text:p>
          </table:table-cell>
          <table:table-cell/>
          <table:table-cell table:style-name="ce275" office:value-type="float" office:value="14200.53" calcext:value-type="float">
            <text:p>14,200.53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278" table:formula="of:=[.M217]*0.12" office:value-type="float" office:value="35.04" calcext:value-type="float">
            <text:p>35.0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17]-[.O217])+([.N217]-[.P217])" office:value-type="float" office:value="327.04" calcext:value-type="float">
            <text:p>327.04</text:p>
          </table:table-cell>
          <table:table-cell office:value-type="string" calcext:value-type="string">
            <text:p>Pacifico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38175328" calcext:value-type="float">
            <text:p>38175328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5</text:p>
          </table:table-cell>
          <table:table-cell table:style-name="ce271" office:value-type="date" office:date-value="2021-09-15" calcext:value-type="date">
            <text:p>15-sep-21</text:p>
          </table:table-cell>
          <table:table-cell table:style-name="ce268" office:value-type="string" calcext:value-type="string">
            <text:p>Fact # 7592 PAC005-CORPORACION NACIONAL DE TELECOMUNICACIONES CNT EP INTERCONEXIÓN MÓVIL MES DE AGOSTO 2021, MEDICIÓN 25.336,54 TASA USD 0,013470, COMPENSA A FACTURA#371308</text:p>
          </table:table-cell>
          <table:table-cell table:number-columns-repeated="3"/>
          <table:table-cell table:style-name="ce273" office:value-type="float" office:value="341.28" calcext:value-type="float">
            <text:p>341.28 </text:p>
          </table:table-cell>
          <table:table-cell/>
          <table:table-cell table:style-name="ce275" office:value-type="float" office:value="14541.81" calcext:value-type="float">
            <text:p>14,541.81 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19</text:p>
          </table:table-cell>
          <table:table-cell table:style-name="ce480" office:value-type="date" office:date-value="2021-10-03" calcext:value-type="date">
            <text:p>03-oct-21</text:p>
          </table:table-cell>
          <table:table-cell table:style-name="ce485" office:value-type="string" calcext:value-type="string">
            <text:p>Fact # 181442515 PAC005-CORPORACION NACIONAL DE TELECOMUNICACIONES CNT EP PENSIÓN BÁSICA SERVICIO#23820600 MES DE SEP-2021 POR TRONCAL SIP/QUITO/ENLACE 10 CANALES LLAMADA DE VOZ</text:p>
          </table:table-cell>
          <table:table-cell table:style-name="ce486"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14661.81" calcext:value-type="float">
            <text:p>14,661.81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278" table:formula="of:=[.M219]*0.12" office:value-type="float" office:value="14.4" calcext:value-type="float">
            <text:p>14.4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19]-[.O219])+([.N219]-[.P219])" office:value-type="float" office:value="134.4" calcext:value-type="float">
            <text:p>134.40</text:p>
          </table:table-cell>
          <table:table-cell table:number-columns-repeated="4"/>
        </table:table-row>
        <table:table-row table:style-name="ro9">
          <table:table-cell table:number-columns-repeated="2"/>
          <table:table-cell table:style-name="ce475" office:value-type="string" calcext:value-type="string">
            <text:p>DF-20</text:p>
          </table:table-cell>
          <table:table-cell table:style-name="ce480" office:value-type="date" office:date-value="2021-10-03" calcext:value-type="date">
            <text:p>03-oct-21</text:p>
          </table:table-cell>
          <table:table-cell table:style-name="ce485" office:value-type="string" calcext:value-type="string">
            <text:p>Fact # 181442516 PAC005-CORPORACION NACIONAL DE TELECOMUNICACIONES CNT EP PENSION BASICA SERVICIO#43805540 MES DE SEP-2021 POR TRONCAL</text:p>
          </table:table-cell>
          <table:table-cell table:style-name="ce486"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14781.81" calcext:value-type="float">
            <text:p>14,781.81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278" table:formula="of:=[.M220]*0.12" office:value-type="float" office:value="14.4" calcext:value-type="float">
            <text:p>14.4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0]-[.O220])+([.N220]-[.P220])" office:value-type="float" office:value="134.4" calcext:value-type="float">
            <text:p>134.40</text:p>
          </table:table-cell>
          <table:table-cell office:value-type="string" calcext:value-type="string">
            <text:p>Produban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21</text:p>
          </table:table-cell>
          <table:table-cell table:style-name="ce480" office:value-type="date" office:date-value="2021-10-03" calcext:value-type="date">
            <text:p>03-oct-21</text:p>
          </table:table-cell>
          <table:table-cell table:style-name="ce485" office:value-type="string" calcext:value-type="string">
            <text:p>Fact # 181442517 PAC005-CORPORACION NACIONAL DE TELECOMUNICACIONES CNT EP PENSIÓN BÁSICA MES DE SEP-2021 PILOTO#891422 ENLACE LINKO-ETAPA CUENCA</text:p>
          </table:table-cell>
          <table:table-cell table:style-name="ce486" table:number-columns-repeated="3"/>
          <table:table-cell table:style-name="ce273" office:value-type="float" office:value="400.83" calcext:value-type="float">
            <text:p>400.83 </text:p>
          </table:table-cell>
          <table:table-cell/>
          <table:table-cell table:style-name="ce275" office:value-type="float" office:value="15182.64" calcext:value-type="float">
            <text:p>15,182.64 </text:p>
          </table:table-cell>
          <table:table-cell office:value-type="string" calcext:value-type="string">
            <text:p>Factura con ICE</text:p>
          </table:table-cell>
          <table:table-cell office:value-type="float" office:value="400.83" calcext:value-type="float">
            <text:p>400.83</text:p>
          </table:table-cell>
          <table:table-cell table:style-name="ce278" table:formula="of:=[.M221]*0.12" office:value-type="float" office:value="48.0996" calcext:value-type="float">
            <text:p>48.1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1]-[.O221])+([.N221]-[.P221])" office:value-type="float" office:value="448.9296" calcext:value-type="float">
            <text:p>448.93</text:p>
          </table:table-cell>
          <table:table-cell office:value-type="string" calcext:value-type="string">
            <text:p>Produbanco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475" office:value-type="string" calcext:value-type="string">
            <text:p>DF-22</text:p>
          </table:table-cell>
          <table:table-cell table:style-name="ce480" office:value-type="date" office:date-value="2021-10-03" calcext:value-type="date">
            <text:p>03-oct-21</text:p>
          </table:table-cell>
          <table:table-cell table:style-name="ce485" office:value-type="string" calcext:value-type="string">
            <text:p>Fact # 181442518 PAC005-CORPORACION NACIONAL DE TELECOMUNICACIONES CNT EP PENSIÓN BÁSICA MES DE SEP-2021 PILOTO#891537 ENLACE LINKO-CNT MOVIL</text:p>
          </table:table-cell>
          <table:table-cell table:style-name="ce486" table:number-columns-repeated="3"/>
          <table:table-cell table:style-name="ce273" office:value-type="float" office:value="292" calcext:value-type="float">
            <text:p>292.00 </text:p>
          </table:table-cell>
          <table:table-cell/>
          <table:table-cell table:style-name="ce275" office:value-type="float" office:value="15474.64" calcext:value-type="float">
            <text:p>15,474.64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278" table:formula="of:=[.M222]*0.12" office:value-type="float" office:value="35.04" calcext:value-type="float">
            <text:p>35.0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2]-[.O222])+([.N222]-[.P222])" office:value-type="float" office:value="327.04" calcext:value-type="float">
            <text:p>327.04</text:p>
          </table:table-cell>
          <table:table-cell office:value-type="string" calcext:value-type="string">
            <text:p>Produbanco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269" office:value-type="string" calcext:value-type="string">
            <text:p>DF-49</text:p>
          </table:table-cell>
          <table:table-cell table:style-name="ce271" office:value-type="date" office:date-value="2021-10-15" calcext:value-type="date">
            <text:p>15-oct-21</text:p>
          </table:table-cell>
          <table:table-cell table:style-name="ce268" office:value-type="string" calcext:value-type="string">
            <text:p>Fact # 7715 PAC005-CORPORACION NACIONAL DE TELECOMUNICACIONES CNT EP INTERCONEXIÓN FIJO MES DE SEP 202, MEDICIÓN 162.276,32 TASA USD 0.011905, COMPENSA FACT#373991</text:p>
          </table:table-cell>
          <table:table-cell table:number-columns-repeated="3"/>
          <table:table-cell table:style-name="ce273" office:value-type="float" office:value="1931.9" calcext:value-type="float">
            <text:p>1,931.90 </text:p>
          </table:table-cell>
          <table:table-cell/>
          <table:table-cell table:style-name="ce275" office:value-type="float" office:value="17406.54" calcext:value-type="float">
            <text:p>17,406.54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0</text:p>
          </table:table-cell>
          <table:table-cell table:style-name="ce271" office:value-type="date" office:date-value="2021-10-15" calcext:value-type="date">
            <text:p>15-oct-21</text:p>
          </table:table-cell>
          <table:table-cell table:style-name="ce268" office:value-type="string" calcext:value-type="string">
            <text:p>Fact # 7716 PAC005-CORPORACION NACIONAL DE TELECOMUNICACIONES CNT EP INTERCONEXIÓN MÓVIL MES DE SEP 2021, MEDICIÓN 32.688,98 TASA USD 0,013470, COMPENSA FACTURA#373990</text:p>
          </table:table-cell>
          <table:table-cell table:number-columns-repeated="3"/>
          <table:table-cell table:style-name="ce273" office:value-type="float" office:value="440.32" calcext:value-type="float">
            <text:p>440.32 </text:p>
          </table:table-cell>
          <table:table-cell/>
          <table:table-cell table:style-name="ce275" office:value-type="float" office:value="17846.86" calcext:value-type="float">
            <text:p>17,846.8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2</text:p>
          </table:table-cell>
          <table:table-cell table:style-name="ce271" office:value-type="date" office:date-value="2021-11-03" calcext:value-type="date">
            <text:p>03-nov-21</text:p>
          </table:table-cell>
          <table:table-cell table:style-name="ce268" office:value-type="string" calcext:value-type="string">
            <text:p>Fact # 183291592 PAC005-CORPORACION NACIONAL DE TELECOMUNICACIONES CNT EP PENSIÓN BÁSICA SERVICIO#23820600 MES DE OCT-2021 POR TRONCAL SIP/QUITO/ENLACE 10 CANALES LLAMADA DE VOZ</text:p>
          </table:table-cell>
          <table:table-cell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17966.86" calcext:value-type="float">
            <text:p>17,966.86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278" table:formula="of:=[.M225]*0.12" office:value-type="float" office:value="14.4" calcext:value-type="float">
            <text:p>14.4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5]-[.O225])+([.N225]-[.P225])" office:value-type="float" office:value="134.4" calcext:value-type="float">
            <text:p>134.40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3</text:p>
          </table:table-cell>
          <table:table-cell table:style-name="ce271" office:value-type="date" office:date-value="2021-11-03" calcext:value-type="date">
            <text:p>03-nov-21</text:p>
          </table:table-cell>
          <table:table-cell table:style-name="ce268" office:value-type="string" calcext:value-type="string">
            <text:p>Fact # 183291593 PAC005-CORPORACION NACIONAL DE TELECOMUNICACIONES CNT EP PENSION BASICA SERVICIO#43805540 MES DE OCT-2021 POR TRONCAL</text:p>
          </table:table-cell>
          <table:table-cell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18086.86" calcext:value-type="float">
            <text:p>18,086.86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278" table:formula="of:=[.M226]*0.12" office:value-type="float" office:value="14.4" calcext:value-type="float">
            <text:p>14.4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6]-[.O226])+([.N226]-[.P226])" office:value-type="float" office:value="134.4" calcext:value-type="float">
            <text:p>134.40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4</text:p>
          </table:table-cell>
          <table:table-cell table:style-name="ce271" office:value-type="date" office:date-value="2021-11-03" calcext:value-type="date">
            <text:p>03-nov-21</text:p>
          </table:table-cell>
          <table:table-cell table:style-name="ce268" office:value-type="string" calcext:value-type="string">
            <text:p>Fact # 183291594 PAC005-CORPORACION NACIONAL DE TELECOMUNICACIONES CNT EP PENSIÓN BÁSICA MES DE OCT-2021 PILOTO#891537 ENLACE LINKO-CNT MOVIL</text:p>
          </table:table-cell>
          <table:table-cell table:number-columns-repeated="3"/>
          <table:table-cell table:style-name="ce273" office:value-type="float" office:value="292" calcext:value-type="float">
            <text:p>292.00 </text:p>
          </table:table-cell>
          <table:table-cell/>
          <table:table-cell table:style-name="ce275" office:value-type="float" office:value="18378.86" calcext:value-type="float">
            <text:p>18,378.86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278" table:formula="of:=[.M227]*0.12" office:value-type="float" office:value="35.04" calcext:value-type="float">
            <text:p>35.0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7]-[.O227])+([.N227]-[.P227])" office:value-type="float" office:value="327.04" calcext:value-type="float">
            <text:p>327.04</text:p>
          </table:table-cell>
          <table:table-cell office:value-type="string" calcext:value-type="string">
            <text:p>Banco del Pacifico</text:p>
          </table:table-cell>
          <table:table-cell office:value-type="float" office:value="653.15" calcext:value-type="float">
            <text:p>653.15</text:p>
          </table:table-cell>
          <table:table-cell office:value-type="float" office:value="39981506" calcext:value-type="float">
            <text:p>39981506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36</text:p>
          </table:table-cell>
          <table:table-cell table:style-name="ce271" office:value-type="date" office:date-value="2021-11-16" calcext:value-type="date">
            <text:p>16-nov-21</text:p>
          </table:table-cell>
          <table:table-cell table:style-name="ce268" office:value-type="string" calcext:value-type="string">
            <text:p>Fact # 7844 PAC005-CORPORACION NACIONAL DE TELECOMUNICACIONES CNT EP INTERCONEXIÓN MÓVIL MES DE OCT 2021, MEDICIÓN 26.039,79 TASA USD 0,013470, COMPENSA FACTURA#376683</text:p>
          </table:table-cell>
          <table:table-cell table:number-columns-repeated="3"/>
          <table:table-cell table:style-name="ce273" office:value-type="float" office:value="350.76" calcext:value-type="float">
            <text:p>350.76 </text:p>
          </table:table-cell>
          <table:table-cell/>
          <table:table-cell table:style-name="ce275" office:value-type="float" office:value="18729.62" calcext:value-type="float">
            <text:p>18,729.6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7</text:p>
          </table:table-cell>
          <table:table-cell table:style-name="ce271" office:value-type="date" office:date-value="2021-12-03" calcext:value-type="date">
            <text:p>03-dic-21</text:p>
          </table:table-cell>
          <table:table-cell table:style-name="ce268" office:value-type="string" calcext:value-type="string">
            <text:p>Fact # 185362776 PAC005-CORPORACION NACIONAL DE TELECOMUNICACIONES CNT EP PENSIÓN BÁSICA SERVICIO#23820600 MES DE NOV-2021 POR TRONCAL SIP/QUITO/ENLACE 10 CANALES LLAMADA DE VOZ</text:p>
          </table:table-cell>
          <table:table-cell table:number-columns-repeated="3"/>
          <table:table-cell table:style-name="ce273" office:value-type="float" office:value="138" calcext:value-type="float">
            <text:p>138.00 </text:p>
          </table:table-cell>
          <table:table-cell/>
          <table:table-cell table:style-name="ce275" office:value-type="float" office:value="18867.62" calcext:value-type="float">
            <text:p>18,867.62 </text:p>
          </table:table-cell>
          <table:table-cell office:value-type="string" calcext:value-type="string">
            <text:p>Factura con ICE</text:p>
          </table:table-cell>
          <table:table-cell office:value-type="float" office:value="138" calcext:value-type="float">
            <text:p>138</text:p>
          </table:table-cell>
          <table:table-cell table:style-name="ce278" table:formula="of:=[.M229]*0.12" office:value-type="float" office:value="16.56" calcext:value-type="float">
            <text:p>16.56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29]-[.O229])+([.N229]-[.P229])" office:value-type="float" office:value="154.56" calcext:value-type="float">
            <text:p>154.56</text:p>
          </table:table-cell>
          <table:table-cell office:value-type="string" calcext:value-type="string">
            <text:p>Banco del Pacifico</text:p>
          </table:table-cell>
          <table:table-cell office:value-type="float" office:value="154.56" calcext:value-type="float">
            <text:p>154.56</text:p>
          </table:table-cell>
          <table:table-cell office:value-type="float" office:value="41404675" calcext:value-type="float">
            <text:p>41404675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38</text:p>
          </table:table-cell>
          <table:table-cell table:style-name="ce271" office:value-type="date" office:date-value="2021-12-03" calcext:value-type="date">
            <text:p>03-dic-21</text:p>
          </table:table-cell>
          <table:table-cell table:style-name="ce268" office:value-type="string" calcext:value-type="string">
            <text:p>Fact # 185362777 PAC005-CORPORACION NACIONAL DE TELECOMUNICACIONES CNT EP PENSION BASICA SERVICIO#43805540 MES DE NOV-2021 POR TRONCAL</text:p>
          </table:table-cell>
          <table:table-cell table:number-columns-repeated="3"/>
          <table:table-cell table:style-name="ce273" office:value-type="float" office:value="120" calcext:value-type="float">
            <text:p>120.00 </text:p>
          </table:table-cell>
          <table:table-cell/>
          <table:table-cell table:style-name="ce275" office:value-type="float" office:value="18987.62" calcext:value-type="float">
            <text:p>18,987.62 </text:p>
          </table:table-cell>
          <table:table-cell office:value-type="string" calcext:value-type="string">
            <text:p>Factura con ICE</text:p>
          </table:table-cell>
          <table:table-cell office:value-type="float" office:value="120" calcext:value-type="float">
            <text:p>120</text:p>
          </table:table-cell>
          <table:table-cell table:style-name="ce278" table:formula="of:=[.M230]*0.12" office:value-type="float" office:value="14.4" calcext:value-type="float">
            <text:p>14.40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30]-[.O230])+([.N230]-[.P230])" office:value-type="float" office:value="134.4" calcext:value-type="float">
            <text:p>134.40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39</text:p>
          </table:table-cell>
          <table:table-cell table:style-name="ce271" office:value-type="date" office:date-value="2021-12-03" calcext:value-type="date">
            <text:p>03-dic-21</text:p>
          </table:table-cell>
          <table:table-cell table:style-name="ce268" office:value-type="string" calcext:value-type="string">
            <text:p>Fact # 185362778 PAC005-CORPORACION NACIONAL DE TELECOMUNICACIONES CNT EP PENSIÓN BÁSICA MES DE NOV-2021 PILOTO#891537 ENLACE LINKO-CNT MOVIL</text:p>
          </table:table-cell>
          <table:table-cell table:number-columns-repeated="3"/>
          <table:table-cell table:style-name="ce273" office:value-type="float" office:value="292" calcext:value-type="float">
            <text:p>292.00 </text:p>
          </table:table-cell>
          <table:table-cell/>
          <table:table-cell table:style-name="ce275" office:value-type="float" office:value="19279.62" calcext:value-type="float">
            <text:p>19,279.62 </text:p>
          </table:table-cell>
          <table:table-cell office:value-type="string" calcext:value-type="string">
            <text:p>Factura con ICE</text:p>
          </table:table-cell>
          <table:table-cell office:value-type="float" office:value="292" calcext:value-type="float">
            <text:p>292</text:p>
          </table:table-cell>
          <table:table-cell table:style-name="ce278" table:formula="of:=[.M231]*0.12" office:value-type="float" office:value="35.04" calcext:value-type="float">
            <text:p>35.04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31]-[.O231])+([.N231]-[.P231])" office:value-type="float" office:value="327.04" calcext:value-type="float">
            <text:p>327.04</text:p>
          </table:table-cell>
          <table:table-cell office:value-type="string" calcext:value-type="string">
            <text:p>Banco del Pacifico</text:p>
          </table:table-cell>
          <table:table-cell office:value-type="float" office:value="497.09" calcext:value-type="float">
            <text:p>497.09</text:p>
          </table:table-cell>
          <table:table-cell office:value-type="float" office:value="40953631" calcext:value-type="float">
            <text:p>40953631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24</text:p>
          </table:table-cell>
          <table:table-cell table:style-name="ce271" office:value-type="date" office:date-value="2021-12-14" calcext:value-type="date">
            <text:p>14-dic-21</text:p>
          </table:table-cell>
          <table:table-cell table:style-name="ce268" office:value-type="string" calcext:value-type="string">
            <text:p>Fact # 7974 PAC005-CORPORACION NACIONAL DE TELECOMUNICACIONES CNT EP INTERCONEXIÓN MÓVIL MES DE NOV 2021, Z, MEDICIÓN 23.364,26 TASA USD <text:s/>0,013470</text:p>
          </table:table-cell>
          <table:table-cell table:number-columns-repeated="3"/>
          <table:table-cell table:style-name="ce273" office:value-type="float" office:value="314.72" calcext:value-type="float">
            <text:p>314.72 </text:p>
          </table:table-cell>
          <table:table-cell/>
          <table:table-cell table:style-name="ce275" office:value-type="float" office:value="19594.34" calcext:value-type="float">
            <text:p>19,594.34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13169.53" calcext:value-type="float">
            <text:p>13,169.53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6424.81" calcext:value-type="float">
            <text:p>6,424.81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19594.34" calcext:value-type="float">
            <text:p>19,594.34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05 <text:s text:c="2"/>CONECEL <text:s/>"PORTA"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29489.97" calcext:value-type="float">
            <text:p>29,489.97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36</text:p>
          </table:table-cell>
          <table:table-cell table:style-name="ce480" office:value-type="date" office:date-value="2021-09-16" calcext:value-type="date">
            <text:p>16-sep-21</text:p>
          </table:table-cell>
          <table:table-cell table:style-name="ce485" office:value-type="string" calcext:value-type="string">
            <text:p>Fact # 4154 CON002-CONECEL S.A INTERCONEXIÓN FIJO MES DE AGOSTO 2021</text:p>
          </table:table-cell>
          <table:table-cell table:style-name="ce486" table:number-columns-repeated="3"/>
          <table:table-cell table:style-name="ce489" office:value-type="float" office:value="106.17" calcext:value-type="float">
            <text:p>106.17 </text:p>
          </table:table-cell>
          <table:table-cell table:style-name="ce486"/>
          <table:table-cell table:style-name="ce275" office:value-type="float" office:value="29596.14" calcext:value-type="float">
            <text:p>29,596.14 </text:p>
          </table:table-cell>
          <table:table-cell office:value-type="string" calcext:value-type="string">
            <text:p>Factura de claro</text:p>
          </table:table-cell>
          <table:table-cell table:style-name="ce278" office:value-type="float" office:value="106.17" calcext:value-type="float">
            <text:p>106.17</text:p>
          </table:table-cell>
          <table:table-cell table:style-name="ce278" table:formula="of:=[.M239]*0.12" office:value-type="float" office:value="12.7404" calcext:value-type="float">
            <text:p>12.74</text:p>
          </table:table-cell>
          <table:table-cell table:style-name="ce278" table:formula="of:=[.M239]*0.0275" office:value-type="float" office:value="2.919675" calcext:value-type="float">
            <text:p>2.92</text:p>
          </table:table-cell>
          <table:table-cell table:style-name="ce278" office:value-type="float" office:value="0" calcext:value-type="float">
            <text:p>0.00</text:p>
          </table:table-cell>
          <table:table-cell table:style-name="ce278" table:formula="of:=([.M239]-[.O239])+([.N239]-[.P239])" office:value-type="float" office:value="115.990725" calcext:value-type="float">
            <text:p>115.99</text:p>
          </table:table-cell>
          <table:table-cell office:value-type="string" calcext:value-type="string">
            <text:p>Produbanco</text:p>
          </table:table-cell>
          <table:table-cell office:value-type="float" office:value="115.99" calcext:value-type="float">
            <text:p>115.99</text:p>
          </table:table-cell>
          <table:table-cell office:value-type="string" calcext:value-type="string">
            <text:p>Conecel Fac. 4154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40</text:p>
          </table:table-cell>
          <table:table-cell table:style-name="ce271" office:value-type="date" office:date-value="2021-09-21" calcext:value-type="date">
            <text:p>21-sep-21</text:p>
          </table:table-cell>
          <table:table-cell table:style-name="ce268" office:value-type="string" calcext:value-type="string">
            <text:p>Fact # 4163 CON002-CONECEL S.A INTERCONEXIÓN MÓVIL MES DE AGOSTO 2021, COMPENSA A FACTURA#371305</text:p>
          </table:table-cell>
          <table:table-cell table:number-columns-repeated="3"/>
          <table:table-cell table:style-name="ce273" office:value-type="float" office:value="2718.01" calcext:value-type="float">
            <text:p>2,718.01 </text:p>
          </table:table-cell>
          <table:table-cell/>
          <table:table-cell table:style-name="ce275" office:value-type="float" office:value="32314.15" calcext:value-type="float">
            <text:p>32,314.15 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16</text:p>
          </table:table-cell>
          <table:table-cell table:style-name="ce480" office:value-type="date" office:date-value="2021-10-19" calcext:value-type="date">
            <text:p>19-oct-21</text:p>
          </table:table-cell>
          <table:table-cell table:style-name="ce485" office:value-type="string" calcext:value-type="string">
            <text:p>Fact # 4206 CON002-CONECEL S.A INTERCONEXIÓN FIJO MES DE SEP/2021</text:p>
          </table:table-cell>
          <table:table-cell table:style-name="ce486" table:number-columns-repeated="3"/>
          <table:table-cell table:style-name="ce489" office:value-type="float" office:value="110.91" calcext:value-type="float">
            <text:p>110.91 </text:p>
          </table:table-cell>
          <table:table-cell table:style-name="ce486"/>
          <table:table-cell table:style-name="ce275" office:value-type="float" office:value="32425.06" calcext:value-type="float">
            <text:p>32,425.06 </text:p>
          </table:table-cell>
          <table:table-cell office:value-type="string" calcext:value-type="string">
            <text:p>Factura #4206 claro</text:p>
          </table:table-cell>
          <table:table-cell office:value-type="float" office:value="110.91" calcext:value-type="float">
            <text:p>110.91</text:p>
          </table:table-cell>
          <table:table-cell table:style-name="ce278" table:formula="of:=[.M241]*0.12" office:value-type="float" office:value="13.3092" calcext:value-type="float">
            <text:p>13.31</text:p>
          </table:table-cell>
          <table:table-cell table:style-name="ce278" table:formula="of:=[.M241]*0.0275" office:value-type="float" office:value="3.050025" calcext:value-type="float">
            <text:p>3.05</text:p>
          </table:table-cell>
          <table:table-cell table:style-name="ce278" office:value-type="float" office:value="0" calcext:value-type="float">
            <text:p>0.00</text:p>
          </table:table-cell>
          <table:table-cell table:style-name="ce278" table:formula="of:=([.M241]-[.O241])+([.N241]-[.P241])" office:value-type="float" office:value="121.169175" calcext:value-type="float">
            <text:p>121.17</text:p>
          </table:table-cell>
          <table:table-cell office:value-type="string" calcext:value-type="string">
            <text:p>Produbanco</text:p>
          </table:table-cell>
          <table:table-cell office:value-type="float" office:value="121.17" calcext:value-type="float">
            <text:p>121.17</text:p>
          </table:table-cell>
          <table:table-cell office:value-type="float" office:value="16970252" calcext:value-type="float">
            <text:p>16970252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51</text:p>
          </table:table-cell>
          <table:table-cell table:style-name="ce271" office:value-type="date" office:date-value="2021-10-21" calcext:value-type="date">
            <text:p>21-oct-21</text:p>
          </table:table-cell>
          <table:table-cell table:style-name="ce268" office:value-type="string" calcext:value-type="string">
            <text:p>Fact # 4223 CON002-CONECEL S.A INTERCONEXIÓN MÓVIL MES DE SEP 2021, COMPENSA FACTURA#373995</text:p>
          </table:table-cell>
          <table:table-cell table:number-columns-repeated="3"/>
          <table:table-cell table:style-name="ce273" office:value-type="float" office:value="3190.38" calcext:value-type="float">
            <text:p>3,190.38 </text:p>
          </table:table-cell>
          <table:table-cell/>
          <table:table-cell table:style-name="ce275" office:value-type="float" office:value="35615.44" calcext:value-type="float">
            <text:p>35,615.44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475" office:value-type="string" calcext:value-type="string">
            <text:p>DF-18</text:p>
          </table:table-cell>
          <table:table-cell table:style-name="ce480" office:value-type="date" office:date-value="2021-11-17" calcext:value-type="date">
            <text:p>17-nov-21</text:p>
          </table:table-cell>
          <table:table-cell table:style-name="ce485" office:value-type="string" calcext:value-type="string">
            <text:p>Fact # 4251 CON002-CONECEL S.A INTERCONEXIÓN FIJO MES OCT 2021</text:p>
          </table:table-cell>
          <table:table-cell table:style-name="ce486" table:number-columns-repeated="3"/>
          <table:table-cell table:style-name="ce489" office:value-type="float" office:value="121.41" calcext:value-type="float">
            <text:p>121.41 </text:p>
          </table:table-cell>
          <table:table-cell/>
          <table:table-cell table:style-name="ce275" office:value-type="float" office:value="35736.85" calcext:value-type="float">
            <text:p>35,736.85 </text:p>
          </table:table-cell>
          <table:table-cell office:value-type="string" calcext:value-type="string">
            <text:p>Factura #4251</text:p>
          </table:table-cell>
          <table:table-cell office:value-type="float" office:value="121.41" calcext:value-type="float">
            <text:p>121.41</text:p>
          </table:table-cell>
          <table:table-cell table:style-name="ce278" table:formula="of:=[.M243]*0.12" office:value-type="float" office:value="14.5692" calcext:value-type="float">
            <text:p>14.57</text:p>
          </table:table-cell>
          <table:table-cell table:style-name="ce278" table:formula="of:=[.M243]*0.0275" office:value-type="float" office:value="3.338775" calcext:value-type="float">
            <text:p>3.34</text:p>
          </table:table-cell>
          <table:table-cell table:style-name="ce278" office:value-type="float" office:value="0" calcext:value-type="float">
            <text:p>0.00</text:p>
          </table:table-cell>
          <table:table-cell table:style-name="ce278" table:formula="of:=([.M243]-[.O243])+([.N243]-[.P243])" office:value-type="float" office:value="132.640425" calcext:value-type="float">
            <text:p>132.64</text:p>
          </table:table-cell>
          <table:table-cell office:value-type="string" calcext:value-type="string">
            <text:p>Produbanco</text:p>
          </table:table-cell>
          <table:table-cell office:value-type="float" office:value="132.64" calcext:value-type="float">
            <text:p>132.64</text:p>
          </table:table-cell>
          <table:table-cell office:value-type="float" office:value="170660027" calcext:value-type="float">
            <text:p>170660027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35</text:p>
          </table:table-cell>
          <table:table-cell table:style-name="ce271" office:value-type="date" office:date-value="2021-11-22" calcext:value-type="date">
            <text:p>22-nov-21</text:p>
          </table:table-cell>
          <table:table-cell table:style-name="ce268" office:value-type="string" calcext:value-type="string">
            <text:p>Fact # 4271 CON002-CONECEL S.A INTERCONEXION MÓVIL MES DE OCT 2021, COMPENSA FACTURA#376682</text:p>
          </table:table-cell>
          <table:table-cell table:number-columns-repeated="3"/>
          <table:table-cell table:style-name="ce273" office:value-type="float" office:value="2749.33" calcext:value-type="float">
            <text:p>2,749.33 </text:p>
          </table:table-cell>
          <table:table-cell/>
          <table:table-cell table:style-name="ce275" office:value-type="float" office:value="38486.18" calcext:value-type="float">
            <text:p>38,486.1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29489.97" calcext:value-type="float">
            <text:p>29,489.97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8996.21" calcext:value-type="float">
            <text:p>8,996.21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38486.18" calcext:value-type="float">
            <text:p>38,486.18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07 <text:s text:c="2"/>CNT, EP - EX-PACIFICTEL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15083.57" calcext:value-type="float">
            <text:p>15,083.57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4</text:p>
          </table:table-cell>
          <table:table-cell table:style-name="ce271" office:value-type="date" office:date-value="2021-09-15" calcext:value-type="date">
            <text:p>15-sep-21</text:p>
          </table:table-cell>
          <table:table-cell table:style-name="ce268" office:value-type="string" calcext:value-type="string">
            <text:p>Fact # 7591 PAC005-CORPORACION NACIONAL DE TELECOMUNICACIONES CNT EP INTERCONEXIÓN FIJO MES DE AGOSTO 2021, <text:s/>MEDICIÓN 161.537,93 TASA USD 0.011905, COMPENSA A FACTURA#371307</text:p>
          </table:table-cell>
          <table:table-cell table:number-columns-repeated="3"/>
          <table:table-cell table:style-name="ce273" office:value-type="float" office:value="1923.11" calcext:value-type="float">
            <text:p>1,923.11 </text:p>
          </table:table-cell>
          <table:table-cell/>
          <table:table-cell table:style-name="ce275" office:value-type="float" office:value="17006.68" calcext:value-type="float">
            <text:p>17,006.6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37</text:p>
          </table:table-cell>
          <table:table-cell table:style-name="ce271" office:value-type="date" office:date-value="2021-11-16" calcext:value-type="date">
            <text:p>16-nov-21</text:p>
          </table:table-cell>
          <table:table-cell table:style-name="ce268" office:value-type="string" calcext:value-type="string">
            <text:p>Fact # 7843 PAC005-CORPORACION NACIONAL DE TELECOMUNICACIONES CNT EP INTERCONEXIÓN FIJO MES DE OCT 2021, MEDICIÓN 163.998,72 TASA USD 0.011905, COMPENSA FACTURA#376679</text:p>
          </table:table-cell>
          <table:table-cell table:number-columns-repeated="3"/>
          <table:table-cell table:style-name="ce273" office:value-type="float" office:value="1952.4" calcext:value-type="float">
            <text:p>1,952.40 </text:p>
          </table:table-cell>
          <table:table-cell/>
          <table:table-cell table:style-name="ce275" office:value-type="float" office:value="18959.08" calcext:value-type="float">
            <text:p>18,959.0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5</text:p>
          </table:table-cell>
          <table:table-cell table:style-name="ce271" office:value-type="date" office:date-value="2021-12-13" calcext:value-type="date">
            <text:p>13-dic-21</text:p>
          </table:table-cell>
          <table:table-cell table:style-name="ce268" office:value-type="string" calcext:value-type="string">
            <text:p>Fact # 7971 PAC005-CORPORACION NACIONAL DE TELECOMUNICACIONES CNT EP INTERCONEXIÓN FIJO MES DE NOV-21 / MEDICIÓN 160.928,82 TASA USD 0.011905</text:p>
          </table:table-cell>
          <table:table-cell table:number-columns-repeated="3"/>
          <table:table-cell table:style-name="ce273" office:value-type="float" office:value="1915.86" calcext:value-type="float">
            <text:p>1,915.86 </text:p>
          </table:table-cell>
          <table:table-cell/>
          <table:table-cell table:style-name="ce275" office:value-type="float" office:value="20874.94" calcext:value-type="float">
            <text:p>20,874.94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15083.57" calcext:value-type="float">
            <text:p>15,083.57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5791.37" calcext:value-type="float">
            <text:p>5,791.37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20874.94" calcext:value-type="float">
            <text:p>20,874.94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08 <text:s text:c="2"/>SETEL " TV CABLE "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2202.14" calcext:value-type="float">
            <text:p>2,202.14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2</text:p>
          </table:table-cell>
          <table:table-cell table:style-name="ce271" office:value-type="date" office:date-value="2021-09-16" calcext:value-type="date">
            <text:p>16-sep-21</text:p>
          </table:table-cell>
          <table:table-cell table:style-name="ce268" office:value-type="string" calcext:value-type="string">
            <text:p>Fact # 7586 SET001-SERVICIOS DE TELECOMUNICACIONES SETEL S.A INTERCONEXIÓN MES DE AGOSTO 2021, MINUTOS:12.491,10 / PRECIO UNITARIO: 0,008905, COMPENSA FACTURA#371303</text:p>
          </table:table-cell>
          <table:table-cell table:number-columns-repeated="3"/>
          <table:table-cell table:style-name="ce273" office:value-type="float" office:value="111.23" calcext:value-type="float">
            <text:p>111.23 </text:p>
          </table:table-cell>
          <table:table-cell/>
          <table:table-cell table:style-name="ce275" office:value-type="float" office:value="2313.37" calcext:value-type="float">
            <text:p>2,313.3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43</text:p>
          </table:table-cell>
          <table:table-cell table:style-name="ce271" office:value-type="date" office:date-value="2021-09-16" calcext:value-type="date">
            <text:p>16-sep-21</text:p>
          </table:table-cell>
          <table:table-cell table:style-name="ce268" office:value-type="string" calcext:value-type="string">
            <text:p>Fact # 7587 SET001-SETEL S.A COUBICACION AGOSTO 2021</text:p>
          </table:table-cell>
          <table:table-cell table:number-columns-repeated="3"/>
          <table:table-cell table:style-name="ce273" office:value-type="float" office:value="135.3" calcext:value-type="float">
            <text:p>135.30 </text:p>
          </table:table-cell>
          <table:table-cell/>
          <table:table-cell table:style-name="ce275" office:value-type="float" office:value="2448.67" calcext:value-type="float">
            <text:p>2,448.67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4</text:p>
          </table:table-cell>
          <table:table-cell table:style-name="ce271" office:value-type="date" office:date-value="2021-10-19" calcext:value-type="date">
            <text:p>19-oct-21</text:p>
          </table:table-cell>
          <table:table-cell table:style-name="ce268" office:value-type="string" calcext:value-type="string">
            <text:p>Fact # 7771 SET001-SETEL S.A INTERCONEXIÓN MES DE SEP 2021, MINUTOS: 12.329,13 / PRECIO UNITARIO: 0,008905, COMPENSA FACTURA#373994</text:p>
          </table:table-cell>
          <table:table-cell table:number-columns-repeated="3"/>
          <table:table-cell table:style-name="ce273" office:value-type="float" office:value="109.79" calcext:value-type="float">
            <text:p>109.79 </text:p>
          </table:table-cell>
          <table:table-cell/>
          <table:table-cell table:style-name="ce275" office:value-type="float" office:value="2558.46" calcext:value-type="float">
            <text:p>2,558.4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55</text:p>
          </table:table-cell>
          <table:table-cell table:style-name="ce271" office:value-type="date" office:date-value="2021-10-19" calcext:value-type="date">
            <text:p>19-oct-21</text:p>
          </table:table-cell>
          <table:table-cell table:style-name="ce268" office:value-type="string" calcext:value-type="string">
            <text:p>Fact # 7772 SET001-SETEL S.A COUBICACION SEPTIEMBRE 2021</text:p>
          </table:table-cell>
          <table:table-cell table:number-columns-repeated="3"/>
          <table:table-cell table:style-name="ce273" office:value-type="float" office:value="135.3" calcext:value-type="float">
            <text:p>135.30 </text:p>
          </table:table-cell>
          <table:table-cell/>
          <table:table-cell table:style-name="ce275" office:value-type="float" office:value="2693.76" calcext:value-type="float">
            <text:p>2,693.7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7</text:p>
          </table:table-cell>
          <table:table-cell table:style-name="ce271" office:value-type="date" office:date-value="2021-11-18" calcext:value-type="date">
            <text:p>18-nov-21</text:p>
          </table:table-cell>
          <table:table-cell table:style-name="ce268" office:value-type="string" calcext:value-type="string">
            <text:p>Fact # 7883 SET001-SERVICIOS DE TELECOMUNICACIONES SETEL S.A INTERCONEXIÓN MES DE OCT 2021, MINUTOS: 12.804,38 / PRECIO UNITARIO: 0,008905, COMPENSA FACTURA#376684</text:p>
          </table:table-cell>
          <table:table-cell table:number-columns-repeated="3"/>
          <table:table-cell table:style-name="ce273" office:value-type="float" office:value="114.02" calcext:value-type="float">
            <text:p>114.02 </text:p>
          </table:table-cell>
          <table:table-cell/>
          <table:table-cell table:style-name="ce275" office:value-type="float" office:value="2807.78" calcext:value-type="float">
            <text:p>2,807.7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28</text:p>
          </table:table-cell>
          <table:table-cell table:style-name="ce271" office:value-type="date" office:date-value="2021-11-18" calcext:value-type="date">
            <text:p>18-nov-21</text:p>
          </table:table-cell>
          <table:table-cell table:style-name="ce268" office:value-type="string" calcext:value-type="string">
            <text:p>Fact # 7884 SET001-SERVICIOS DE TELECOMUNICACIONES SETEL S.A COUBICACION OCTUBRE 2021</text:p>
          </table:table-cell>
          <table:table-cell table:number-columns-repeated="3"/>
          <table:table-cell table:style-name="ce273" office:value-type="float" office:value="135.3" calcext:value-type="float">
            <text:p>135.30 </text:p>
          </table:table-cell>
          <table:table-cell/>
          <table:table-cell table:style-name="ce275" office:value-type="float" office:value="2943.08" calcext:value-type="float">
            <text:p>2,943.08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1</text:p>
          </table:table-cell>
          <table:table-cell table:style-name="ce271" office:value-type="date" office:date-value="2021-12-10" calcext:value-type="date">
            <text:p>10-dic-21</text:p>
          </table:table-cell>
          <table:table-cell table:style-name="ce268" office:value-type="string" calcext:value-type="string">
            <text:p>Fact # 7999 SET001-SERVICIOS DE TELECOMUNICACIONES SETEL S.A INTERCONEXION MES DE NOV 2021/MINUTOS: 11.776,37 / PRECIO UNITARIO: 0,008905</text:p>
          </table:table-cell>
          <table:table-cell table:number-columns-repeated="3"/>
          <table:table-cell table:style-name="ce273" office:value-type="float" office:value="104.87" calcext:value-type="float">
            <text:p>104.87 </text:p>
          </table:table-cell>
          <table:table-cell/>
          <table:table-cell table:style-name="ce275" office:value-type="float" office:value="3047.95" calcext:value-type="float">
            <text:p>3,047.9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12</text:p>
          </table:table-cell>
          <table:table-cell table:style-name="ce271" office:value-type="date" office:date-value="2021-12-10" calcext:value-type="date">
            <text:p>10-dic-21</text:p>
          </table:table-cell>
          <table:table-cell table:style-name="ce268" office:value-type="string" calcext:value-type="string">
            <text:p>Fact # 8000 SET001-SERVICIOS DE TELECOMUNICACIONES SETEL S.A COUBICACION NOVIEMBRE 2021</text:p>
          </table:table-cell>
          <table:table-cell table:number-columns-repeated="3"/>
          <table:table-cell table:style-name="ce273" office:value-type="float" office:value="135.3" calcext:value-type="float">
            <text:p>135.30 </text:p>
          </table:table-cell>
          <table:table-cell/>
          <table:table-cell table:style-name="ce275" office:value-type="float" office:value="3183.25" calcext:value-type="float">
            <text:p>3,183.25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2202.14" calcext:value-type="float">
            <text:p>2,202.14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981.11" calcext:value-type="float">
            <text:p>981.11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3183.25" calcext:value-type="float">
            <text:p>3,183.25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15 <text:s text:c="2"/>ETAPA EP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2463.47" calcext:value-type="float">
            <text:p>2,463.47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12</text:p>
          </table:table-cell>
          <table:table-cell table:style-name="ce480" office:value-type="date" office:date-value="2021-09-08" calcext:value-type="date">
            <text:p>08-sep-21</text:p>
          </table:table-cell>
          <table:table-cell table:style-name="ce485" office:value-type="string" calcext:value-type="string">
            <text:p>Fact # 34539662 ETA001-ETAPA EP FACILIDADES Y CO-UBICACIÓN AGOSTO 2021</text:p>
          </table:table-cell>
          <table:table-cell table:style-name="ce486" table:number-columns-repeated="3"/>
          <table:table-cell table:style-name="ce489" office:value-type="float" office:value="283.5" calcext:value-type="float">
            <text:p>283.50 </text:p>
          </table:table-cell>
          <table:table-cell/>
          <table:table-cell table:style-name="ce275" office:value-type="float" office:value="2746.97" calcext:value-type="float">
            <text:p>2,746.97 </text:p>
          </table:table-cell>
          <table:table-cell office:value-type="string" calcext:value-type="string">
            <text:p>Factura de etapa por Interconex</text:p>
          </table:table-cell>
          <table:table-cell office:value-type="float" office:value="283.5" calcext:value-type="float">
            <text:p>283.5</text:p>
          </table:table-cell>
          <table:table-cell table:style-name="ce278" table:formula="of:=[.M274]*0.12" office:value-type="float" office:value="34.02" calcext:value-type="float">
            <text:p>34.02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74]-[.O274])+([.N274]-[.P274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office:value-type="float" office:value="317.52" calcext:value-type="float">
            <text:p>317.52</text:p>
          </table:table-cell>
          <table:table-cell office:value-type="float" office:value="866501648" calcext:value-type="float">
            <text:p>866501648</text:p>
          </table:table-cell>
          <table:table-cell/>
        </table:table-row>
        <table:table-row table:style-name="ro9">
          <table:table-cell table:number-columns-repeated="2"/>
          <table:table-cell table:style-name="ce475" office:value-type="string" calcext:value-type="string">
            <text:p>DF-46</text:p>
          </table:table-cell>
          <table:table-cell table:style-name="ce480" office:value-type="date" office:date-value="2021-09-23" calcext:value-type="date">
            <text:p>23-sep-21</text:p>
          </table:table-cell>
          <table:table-cell table:style-name="ce485" office:value-type="string" calcext:value-type="string">
            <text:p>Fact # 34625042 ETA001-ETAPA EP INTERCONEXIÓN MES DE AGOSTO 2021, <text:s/>MIN 2.445,96M/TASA 0,008905, COMPENSA A FACTURA#371312</text:p>
          </table:table-cell>
          <table:table-cell table:style-name="ce486" table:number-columns-repeated="3"/>
          <table:table-cell table:style-name="ce489" office:value-type="float" office:value="21.78" calcext:value-type="float">
            <text:p>21.78 </text:p>
          </table:table-cell>
          <table:table-cell/>
          <table:table-cell table:style-name="ce275" office:value-type="float" office:value="2768.75" calcext:value-type="float">
            <text:p>2,768.75 </text:p>
          </table:table-cell>
          <table:table-cell office:value-type="string" calcext:value-type="string">
            <text:p>Factura de etapa por Interconex</text:p>
          </table:table-cell>
          <table:table-cell office:value-type="float" office:value="21.78" calcext:value-type="float">
            <text:p>21.78</text:p>
          </table:table-cell>
          <table:table-cell table:style-name="ce278" table:formula="of:=[.M275]*0.12" office:value-type="float" office:value="2.6136" calcext:value-type="float">
            <text:p>2.61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75]-[.O275])+([.N275]-[.P275])" office:value-type="float" office:value="24.3936" calcext:value-type="float">
            <text:p>24.39</text:p>
          </table:table-cell>
          <table:table-cell table:number-columns-repeated="4"/>
        </table:table-row>
        <table:table-row table:style-name="ro8">
          <table:table-cell table:number-columns-repeated="2"/>
          <table:table-cell table:style-name="ce269" office:value-type="string" calcext:value-type="string">
            <text:p>DF-6</text:p>
          </table:table-cell>
          <table:table-cell table:style-name="ce271" office:value-type="date" office:date-value="2021-10-07" calcext:value-type="date">
            <text:p>07-oct-21</text:p>
          </table:table-cell>
          <table:table-cell table:style-name="ce268" office:value-type="string" calcext:value-type="string">
            <text:p>Fact # 34891142 ETA001-ETAPA EP FACILIDADES Y CO-UBICACIÓN/SEPT-2021</text:p>
          </table:table-cell>
          <table:table-cell table:number-columns-repeated="3"/>
          <table:table-cell table:style-name="ce273" office:value-type="float" office:value="283.5" calcext:value-type="float">
            <text:p>283.50 </text:p>
          </table:table-cell>
          <table:table-cell/>
          <table:table-cell table:style-name="ce275" office:value-type="float" office:value="3052.25" calcext:value-type="float">
            <text:p>3,052.25 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475" office:value-type="string" calcext:value-type="string">
            <text:p>DF-52</text:p>
          </table:table-cell>
          <table:table-cell table:style-name="ce480" office:value-type="date" office:date-value="2021-10-13" calcext:value-type="date">
            <text:p>13-oct-21</text:p>
          </table:table-cell>
          <table:table-cell table:style-name="ce485" office:value-type="string" calcext:value-type="string">
            <text:p>Fact # 34976881 ETA001-ETAPA EP INTERCONEXIÓN MES DE SEP 2021, COMPENSA FACTURA#373992</text:p>
          </table:table-cell>
          <table:table-cell table:style-name="ce486" table:number-columns-repeated="3"/>
          <table:table-cell table:style-name="ce489" office:value-type="float" office:value="22.25" calcext:value-type="float">
            <text:p>22.25 </text:p>
          </table:table-cell>
          <table:table-cell table:style-name="ce486"/>
          <table:table-cell table:style-name="ce275" office:value-type="float" office:value="3074.5" calcext:value-type="float">
            <text:p>3,074.50 </text:p>
          </table:table-cell>
          <table:table-cell office:value-type="string" calcext:value-type="string">
            <text:p>Factura # 34976881 de etapa</text:p>
          </table:table-cell>
          <table:table-cell office:value-type="float" office:value="22.25" calcext:value-type="float">
            <text:p>22.25</text:p>
          </table:table-cell>
          <table:table-cell table:style-name="ce278" table:formula="of:=[.M277]*0.12" office:value-type="float" office:value="2.67" calcext:value-type="float">
            <text:p>2.67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77]-[.O277])+([.N277]-[.P277])" office:value-type="float" office:value="24.92" calcext:value-type="float">
            <text:p>24.92</text:p>
          </table:table-cell>
          <table:table-cell table:number-columns-repeated="4"/>
        </table:table-row>
        <table:table-row table:style-name="ro8">
          <table:table-cell table:number-columns-repeated="2"/>
          <table:table-cell table:style-name="ce269" office:value-type="string" calcext:value-type="string">
            <text:p>DF-34</text:p>
          </table:table-cell>
          <table:table-cell table:style-name="ce271" office:value-type="date" office:date-value="2021-11-09" calcext:value-type="date">
            <text:p>09-nov-21</text:p>
          </table:table-cell>
          <table:table-cell table:style-name="ce268" office:value-type="string" calcext:value-type="string">
            <text:p>Fact # 35243357 ETA001-ETAPA EP FACILIDADES Y CO-UBICACIÓN/OCTUBRE 2021</text:p>
          </table:table-cell>
          <table:table-cell table:number-columns-repeated="3"/>
          <table:table-cell table:style-name="ce273" office:value-type="float" office:value="283.5" calcext:value-type="float">
            <text:p>283.50 </text:p>
          </table:table-cell>
          <table:table-cell/>
          <table:table-cell table:style-name="ce275" office:value-type="float" office:value="3358" calcext:value-type="float">
            <text:p>3,358.00 </text:p>
          </table:table-cell>
          <table:table-cell office:value-type="string" calcext:value-type="string">
            <text:p>Factura #35243357 de etapa por interconexion</text:p>
          </table:table-cell>
          <table:table-cell office:value-type="float" office:value="283.5" calcext:value-type="float">
            <text:p>283.5</text:p>
          </table:table-cell>
          <table:table-cell table:style-name="ce278" table:formula="of:=[.M278]*0.12" office:value-type="float" office:value="34.02" calcext:value-type="float">
            <text:p>34.02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78]-[.O278])+([.N278]-[.P278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office:value-type="float" office:value="317.52" calcext:value-type="float">
            <text:p>317.52</text:p>
          </table:table-cell>
          <table:table-cell office:value-type="float" office:value="17060027" calcext:value-type="float">
            <text:p>17060027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33</text:p>
          </table:table-cell>
          <table:table-cell table:style-name="ce271" office:value-type="date" office:date-value="2021-11-10" calcext:value-type="date">
            <text:p>10-nov-21</text:p>
          </table:table-cell>
          <table:table-cell table:style-name="ce268" office:value-type="string" calcext:value-type="string">
            <text:p>Fact # 35243406 ETA001-ETAPA EP INTERCONEXIÓN MES DE OCT 2021, MIN 3.038,80M/TASA 0,008905, COMPENSA FACTURA#376678</text:p>
          </table:table-cell>
          <table:table-cell table:number-columns-repeated="3"/>
          <table:table-cell table:style-name="ce273" office:value-type="float" office:value="27.06" calcext:value-type="float">
            <text:p>27.06 </text:p>
          </table:table-cell>
          <table:table-cell/>
          <table:table-cell table:style-name="ce275" office:value-type="float" office:value="3385.06" calcext:value-type="float">
            <text:p>3,385.06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DF-9</text:p>
          </table:table-cell>
          <table:table-cell table:style-name="ce271" office:value-type="date" office:date-value="2021-12-02" calcext:value-type="date">
            <text:p>02-dic-21</text:p>
          </table:table-cell>
          <table:table-cell table:style-name="ce268" office:value-type="string" calcext:value-type="string">
            <text:p>Fact # 35469844 ETA001-ETAPA EP FACILIDADES Y CO-UBICACIÓN/NOV-2021</text:p>
          </table:table-cell>
          <table:table-cell table:number-columns-repeated="3"/>
          <table:table-cell table:style-name="ce273" office:value-type="float" office:value="283.5" calcext:value-type="float">
            <text:p>283.50 </text:p>
          </table:table-cell>
          <table:table-cell/>
          <table:table-cell table:style-name="ce275" office:value-type="float" office:value="3668.56" calcext:value-type="float">
            <text:p>3,668.56 </text:p>
          </table:table-cell>
          <table:table-cell office:value-type="string" calcext:value-type="string">
            <text:p>Factura #35469844 de etapa</text:p>
          </table:table-cell>
          <table:table-cell office:value-type="float" office:value="283.5" calcext:value-type="float">
            <text:p>283.5</text:p>
          </table:table-cell>
          <table:table-cell table:style-name="ce278" table:formula="of:=[.M280]*0.12" office:value-type="float" office:value="34.02" calcext:value-type="float">
            <text:p>34.02</text:p>
          </table:table-cell>
          <table:table-cell table:number-columns-repeated="2" table:style-name="ce278" office:value-type="float" office:value="0" calcext:value-type="float">
            <text:p>0.00</text:p>
          </table:table-cell>
          <table:table-cell table:style-name="ce278" table:formula="of:=([.M280]-[.O280])+([.N280]-[.P280])" office:value-type="float" office:value="317.52" calcext:value-type="float">
            <text:p>317.52</text:p>
          </table:table-cell>
          <table:table-cell office:value-type="string" calcext:value-type="string">
            <text:p>Produbanco</text:p>
          </table:table-cell>
          <table:table-cell office:value-type="float" office:value="317.52" calcext:value-type="float">
            <text:p>317.52</text:p>
          </table:table-cell>
          <table:table-cell office:value-type="float" office:value="17139929" calcext:value-type="float">
            <text:p>17139929</text:p>
          </table:table-cell>
          <table:table-cell/>
        </table:table-row>
        <table:table-row table:style-name="ro8">
          <table:table-cell table:number-columns-repeated="2"/>
          <table:table-cell table:style-name="ce269" office:value-type="string" calcext:value-type="string">
            <text:p>DF-10</text:p>
          </table:table-cell>
          <table:table-cell table:style-name="ce271" office:value-type="date" office:date-value="2021-12-08" calcext:value-type="date">
            <text:p>08-dic-21</text:p>
          </table:table-cell>
          <table:table-cell table:style-name="ce268" office:value-type="string" calcext:value-type="string">
            <text:p>Fact # 35594972 ETA001-ETAPA EP INTERCONEXION 2.432,37M/TASA 0,008905/NOV-2021</text:p>
          </table:table-cell>
          <table:table-cell table:number-columns-repeated="3"/>
          <table:table-cell table:style-name="ce273" office:value-type="float" office:value="21.66" calcext:value-type="float">
            <text:p>21.66 </text:p>
          </table:table-cell>
          <table:table-cell/>
          <table:table-cell table:style-name="ce275" office:value-type="float" office:value="3690.22" calcext:value-type="float">
            <text:p>3,690.22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2463.47" calcext:value-type="float">
            <text:p>2,463.47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1226.75" calcext:value-type="float">
            <text:p>1,226.75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3690.22" calcext:value-type="float">
            <text:p>3,690.22 </text:p>
          </table:table-cell>
          <table:table-cell table:number-columns-repeated="10"/>
        </table:table-row>
        <table:table-row table:style-name="ro8">
          <table:table-cell table:number-columns-repeated="21"/>
        </table:table-row>
        <table:table-row table:style-name="ro8">
          <table:table-cell table:style-name="ce266" office:value-type="string" calcext:value-type="string">
            <text:p>Cuenta</text:p>
          </table:table-cell>
          <table:table-cell table:style-name="ce268" office:value-type="string" calcext:value-type="string">
            <text:p>51030221 <text:s text:c="2"/>DENWA TECHNOLOGY CORP</text:p>
          </table:table-cell>
          <table:table-cell table:number-columns-repeated="19"/>
        </table:table-row>
        <table:table-row table:style-name="ro8">
          <table:table-cell table:number-columns-repeated="21"/>
        </table:table-row>
        <table:table-row table:style-name="ro8">
          <table:table-cell table:style-name="ce267" office:value-type="string" calcext:value-type="string">
            <text:p>Auxiliar</text:p>
          </table:table-cell>
          <table:table-cell table:number-columns-repeated="8"/>
          <table:table-cell table:style-name="ce270" office:value-type="string" calcext:value-type="string">
            <text:p>Saldo Inicial</text:p>
          </table:table-cell>
          <table:table-cell table:style-name="ce275" office:value-type="float" office:value="0" calcext:value-type="float">
            <text:p>0.00 </text:p>
          </table:table-cell>
          <table:table-cell table:number-columns-repeated="10"/>
        </table:table-row>
        <table:table-row table:style-name="ro8">
          <table:table-cell table:number-columns-repeated="10"/>
          <table:table-cell table:style-name="ce276"/>
          <table:table-cell table:number-columns-repeated="10"/>
        </table:table-row>
        <table:table-row table:style-name="ro8">
          <table:table-cell table:number-columns-repeated="2"/>
          <table:table-cell table:style-name="ce269" office:value-type="string" calcext:value-type="string">
            <text:p>NO-9</text:p>
          </table:table-cell>
          <table:table-cell table:style-name="ce271" office:value-type="date" office:date-value="2021-11-17" calcext:value-type="date">
            <text:p>17-nov-21</text:p>
          </table:table-cell>
          <table:table-cell table:style-name="ce268" office:value-type="string" calcext:value-type="string">
            <text:p>Registro-Contabilización Denwa Technology Corp. Compra de 5 paquetes de soporte/5 horas/Servicios Desarrollos sobre Denwa Clase 4 - WholeSale y Desarrollador endpoint rest (llamadas filtradas fecha/proveedor/entrada/salida)</text:p>
          </table:table-cell>
          <table:table-cell table:number-columns-repeated="3"/>
          <table:table-cell table:style-name="ce273" office:value-type="float" office:value="2205.9" calcext:value-type="float">
            <text:p>2,205.90 </text:p>
          </table:table-cell>
          <table:table-cell/>
          <table:table-cell table:style-name="ce275" office:value-type="float" office:value="2205.9" calcext:value-type="float">
            <text:p>2,205.90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270" office:value-type="string" calcext:value-type="string">
            <text:p>Saldo Inicial</text:p>
          </table:table-cell>
          <table:table-cell table:style-name="ce272" office:value-type="float" office:value="0" calcext:value-type="float">
            <text:p>0.00 </text:p>
          </table:table-cell>
          <table:table-cell table:style-name="ce270" office:value-type="string" calcext:value-type="string">
            <text:p>Débito</text:p>
          </table:table-cell>
          <table:table-cell table:style-name="ce272" office:value-type="float" office:value="2205.9" calcext:value-type="float">
            <text:p>2,205.90 </text:p>
          </table:table-cell>
          <table:table-cell table:style-name="ce270" office:value-type="string" calcext:value-type="string">
            <text:p>Crédito</text:p>
          </table:table-cell>
          <table:table-cell table:style-name="ce272" office:value-type="float" office:value="0" calcext:value-type="float">
            <text:p>0.00 </text:p>
          </table:table-cell>
          <table:table-cell/>
          <table:table-cell table:style-name="ce270" office:value-type="string" calcext:value-type="string">
            <text:p>Saldo Final</text:p>
          </table:table-cell>
          <table:table-cell table:style-name="ce277" office:value-type="float" office:value="2205.9" calcext:value-type="float">
            <text:p>2,205.90 </text:p>
          </table:table-cell>
          <table:table-cell table:number-columns-repeated="10"/>
        </table:table-row>
        <table:table-row table:style-name="ro1" table:number-rows-repeated="104828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1" svg:font-family="Calibri"/>
    <style:font-face style:name="Courier New" svg:font-family="'Courier New'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number:text>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">
      <number:text>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date-style style:name="N161">
      <number:day number:style="long"/>
      <number:text>-</number:text>
      <number:month number:textual="true"/>
      <number:text>-</number:text>
      <number:year number:style="long"/>
    </number:date-style>
    <number:number-style style:name="N163P0" style:volatile="true">
      <number:text>-</number:text>
      <number:number number:decimal-places="2" loext:min-decimal-places="2" number:min-integer-digits="1" number:grouping="true"/>
    </number:number-style>
    <number:number-style style:name="N163">
      <number:number number:decimal-places="2" loext:min-decimal-places="2" number:min-integer-digits="1" number:grouping="true"/>
      <number:text> </number:text>
      <style:map style:condition="value()&gt;=0" style:apply-style-name="N163P0"/>
    </number:number-style>
    <number:number-style style:name="N164">
      <number:number number:decimal-places="1" loext:min-decimal-places="1" number:min-integer-digits="1" number:grouping="true"/>
    </number:number-style>
    <number:percentage-style style:name="N165">
      <number:number number:decimal-places="0" loext:min-decimal-places="0" number:min-integer-digits="1"/>
      <number:text>%</number:text>
    </number:percentage-style>
    <number:number-style style:name="N166P0" style:volatile="true">
      <number:number number:decimal-places="0" loext:min-decimal-places="0" number:min-integer-digits="1"/>
      <number:text> </number:text>
    </number:number-style>
    <number:number-style style:name="N166">
      <number:text>(</number:text>
      <number:number number:decimal-places="0" loext:min-decimal-places="0" number:min-integer-digits="1"/>
      <number:text>)</number:text>
      <style:map style:condition="value()&gt;=0" style:apply-style-name="N166P0"/>
    </number:number-style>
    <number:number-style style:name="N167">
      <number:number number:decimal-places="6" loext:min-decimal-places="6" number:min-integer-digits="1"/>
    </number:number-style>
    <number:number-style style:name="N168">
      <number:number number:decimal-places="5" loext:min-decimal-places="5" number:min-integer-digits="1"/>
    </number:number-style>
    <number:number-style style:name="N169">
      <number:number number:decimal-places="7" loext:min-decimal-places="7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">
      <number:number number:decimal-places="3" loext:min-decimal-places="3" number:min-integer-digits="1"/>
    </number:number-style>
    <number:number-style style:name="N172">
      <number:number number:decimal-places="1" loext:min-decimal-places="1" number:min-integer-digits="1"/>
    </number:number-style>
    <number:percentage-style style:name="N173">
      <number:number number:decimal-places="1" loext:min-decimal-places="1" number:min-integer-digits="1"/>
      <number:text>%</number:text>
    </number:percentage-style>
    <number:percentage-style style:name="N174">
      <number:number number:decimal-places="2" loext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2:29:17.2749642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28T12:29:54.125890867</dc:date>
    <meta:editing-cycles>15</meta:editing-cycles>
    <meta:editing-duration>PT1H36M52S</meta:editing-duration>
    <meta:document-statistic meta:table-count="6" meta:cell-count="5302" meta:object-count="0"/>
  </office:meta>
</office:document-meta>
</file>